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10.01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572.74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01.34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27.01pt"/>
    </style:style>
    <style:style style:name="co15" style:family="table-column">
      <style:table-column-properties fo:break-before="auto" style:column-width="86.71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92.1pt"/>
    </style:style>
    <style:style style:name="co18" style:family="table-column">
      <style:table-column-properties fo:break-before="auto" style:column-width="109.84pt"/>
    </style:style>
    <style:style style:name="co19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faa61a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dfcce4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dfcce4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21409a"/>
      <style:text-properties fo:color="#ffffff"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1">
      <style:table-cell-properties fo:background-color="#a3238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/>
    <style:style style:name="ce12" style:family="table-cell" style:parent-style-name="Default" style:data-style-name="N104"/>
    <style:style style:name="ce13" style:family="table-cell" style:parent-style-name="Default" style:data-style-name="N84">
      <style:table-cell-properties fo:background-color="#21409a"/>
      <style:text-properties fo:color="#ffffff" fo:font-weight="bold" style:font-weight-asian="bold" style:font-weight-complex="bold"/>
    </style:style>
    <style:style style:name="ce14" style:family="table-cell" style:parent-style-name="Default" style:data-style-name="N84"/>
    <style:style style:name="ce15" style:family="table-cell" style:parent-style-name="Default" style:data-style-name="N0"/>
    <style:style style:name="ce16" style:family="table-cell" style:parent-style-name="Default">
      <style:table-cell-properties fo:background-color="#0066b3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ef413d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fffb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39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37">
      <style:text-properties fo:font-size="8pt" style:font-size-asian="8pt" style:font-size-complex="8pt"/>
    </style:style>
    <style:style style:name="ce41" style:family="table-cell" style:parent-style-name="Default" style:data-style-name="N103">
      <style:table-cell-properties fo:background-color="#fffbcc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3"/>
    <style:style style:name="ce43" style:family="table-cell" style:parent-style-name="Default" style:data-style-name="N103">
      <style:text-properties fo:font-size="8pt" style:font-size-asian="8pt" style:font-size-complex="8pt"/>
    </style:style>
    <style:style style:name="ce44" style:family="table-cell" style:parent-style-name="Default" style:data-style-name="N103">
      <style:table-cell-properties fo:background-color="#dfcce4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03">
      <style:table-cell-properties fo:background-color="#adc5e7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3">
      <style:table-cell-properties fo:background-color="#fcd4d1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_trans" table:style-name="ta1">
        <table:table-column table:style-name="co1" table:number-columns-repeated="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fk: post month</text:p>
          </table:table-cell>
          <table:table-cell table:style-name="ce1" office:value-type="string" calcext:value-type="string">
            <text:p>fk: service_month</text:p>
          </table:table-cell>
          <table:table-cell table:style-name="ce4" office:value-type="string" calcext:value-type="string">
            <text:p>charge id</text:p>
          </table:table-cell>
          <table:table-cell table:style-name="ce4" office:value-type="string" calcext:value-type="string">
            <text:p>trans id</text:p>
          </table:table-cell>
          <table:table-cell table:style-name="ce4" office:value-type="string" calcext:value-type="string">
            <text:p>transaction type</text:p>
          </table:table-cell>
          <table:table-cell table:style-name="ce4" office:value-type="string" calcext:value-type="string">
            <text:p>service date</text:p>
          </table:table-cell>
          <table:table-cell table:style-name="ce4" office:value-type="string" calcext:value-type="string">
            <text:p>post date</text:p>
          </table:table-cell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# of days</text:p>
          </table:table-cell>
          <table:table-cell table:style-name="ce4" office:value-type="string" calcext:value-type="string">
            <text:p>original charge</text:p>
          </table:table-cell>
          <table:table-cell table:style-name="ce6" table:number-columns-repeated="1014"/>
        </table:table-row>
        <table:table-row table:style-name="ro1">
          <table:table-cell table:style-name="ce2" table:formula="of:=DATE(YEAR([.G2]);MONTH([.G2]);1)" office:value-type="date" office:date-value="2015-01-01" calcext:value-type="date">
            <text:p>01/01/15</text:p>
          </table:table-cell>
          <table:table-cell table:style-name="ce2" table:formula="of:=DATE(YEAR([.F2]);MONTH([.F2]);1)" office:value-type="date" office:date-value="2015-01-01" calcext:value-type="date">
            <text:p>01/01/15</text:p>
          </table:table-cell>
          <table:table-cell table:number-columns-repeated="2" office:value-type="string" calcext:value-type="string">
            <text:p>c001</text:p>
          </table:table-cell>
          <table:table-cell office:value-type="string" calcext:value-type="string">
            <text:p>c</text:p>
          </table:table-cell>
          <table:table-cell table:style-name="ce5" office:value-type="date" office:date-value="2015-01-01" calcext:value-type="date">
            <text:p>01/01/15</text:p>
          </table:table-cell>
          <table:table-cell table:style-name="ce5" office:value-type="date" office:date-value="2015-01-07" calcext:value-type="date">
            <text:p>01/07/15</text:p>
          </table:table-cell>
          <table:table-cell office:value-type="float" office:value="100" calcext:value-type="float">
            <text:p>100</text:p>
          </table:table-cell>
          <table:table-cell table:formula="of:=IF([.E2]=&quot;c&quot;;[.G2]-[.F2];[.G2]-INDEX([.A$1:.H$1048576];MATCH([.C$1:.C$1048576];[.D$1:.D$1048576]);7))" office:value-type="float" office:value="6" calcext:value-type="float">
            <text:p>6</text:p>
          </table:table-cell>
          <table:table-cell table:formula="of:=INDEX([.A$1:.I$1048576];MATCH([.C$1:.C$1048576];[.D$1:.D$1048576]);8)" office:value-type="float" office:value="100" calcext:value-type="float">
            <text:p>100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3]);MONTH([.G3]);1)" office:value-type="date" office:date-value="2015-01-01" calcext:value-type="date">
            <text:p>01/01/15</text:p>
          </table:table-cell>
          <table:table-cell table:style-name="ce2" table:formula="of:=DATE(YEAR([.F3]);MONTH([.F3]);1)" office:value-type="date" office:date-value="2015-01-01" calcext:value-type="date">
            <text:p>01/01/15</text:p>
          </table:table-cell>
          <table:table-cell office:value-type="string" calcext:value-type="string">
            <text:p>c001</text:p>
          </table:table-cell>
          <table:table-cell office:value-type="string" calcext:value-type="string">
            <text:p>c001001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1-01" calcext:value-type="date">
            <text:p>01/01/15</text:p>
          </table:table-cell>
          <table:table-cell table:style-name="ce5" office:value-type="date" office:date-value="2015-01-30" calcext:value-type="date">
            <text:p>01/30/15</text:p>
          </table:table-cell>
          <table:table-cell office:value-type="float" office:value="35" calcext:value-type="float">
            <text:p>35</text:p>
          </table:table-cell>
          <table:table-cell table:formula="of:=IF([.E3]=&quot;c&quot;;[.G3]-[.F3];[.G3]-INDEX([.A$1:.H$1048576];MATCH([.C$1:.C$1048576];[.D$1:.D$1048576]);7))" office:value-type="float" office:value="23" calcext:value-type="float">
            <text:p>23</text:p>
          </table:table-cell>
          <table:table-cell table:formula="of:=INDEX([.A$1:.I$1048576];MATCH([.C$1:.C$1048576];[.D$1:.D$1048576]);8)" office:value-type="float" office:value="100" calcext:value-type="float">
            <text:p>100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4]);MONTH([.G4]);1)" office:value-type="date" office:date-value="2015-01-01" calcext:value-type="date">
            <text:p>01/01/15</text:p>
          </table:table-cell>
          <table:table-cell table:style-name="ce2" table:formula="of:=DATE(YEAR([.F4]);MONTH([.F4]);1)" office:value-type="date" office:date-value="2015-01-01" calcext:value-type="date">
            <text:p>01/01/15</text:p>
          </table:table-cell>
          <table:table-cell office:value-type="string" calcext:value-type="string">
            <text:p>c001</text:p>
          </table:table-cell>
          <table:table-cell office:value-type="string" calcext:value-type="string">
            <text:p>c001002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1" calcext:value-type="date">
            <text:p>01/01/15</text:p>
          </table:table-cell>
          <table:table-cell table:style-name="ce5" office:value-type="date" office:date-value="2015-01-30" calcext:value-type="date">
            <text:p>01/30/15</text:p>
          </table:table-cell>
          <table:table-cell office:value-type="float" office:value="35" calcext:value-type="float">
            <text:p>35</text:p>
          </table:table-cell>
          <table:table-cell table:formula="of:=IF([.E4]=&quot;c&quot;;[.G4]-[.F4];[.G4]-INDEX([.A$1:.H$1048576];MATCH([.C$1:.C$1048576];[.D$1:.D$1048576]);7))" office:value-type="float" office:value="23" calcext:value-type="float">
            <text:p>23</text:p>
          </table:table-cell>
          <table:table-cell table:formula="of:=INDEX([.A$1:.I$1048576];MATCH([.C$1:.C$1048576];[.D$1:.D$1048576]);8)" office:value-type="float" office:value="100" calcext:value-type="float">
            <text:p>100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5]);MONTH([.G5]);1)" office:value-type="date" office:date-value="2015-04-01" calcext:value-type="date">
            <text:p>04/01/15</text:p>
          </table:table-cell>
          <table:table-cell table:style-name="ce2" table:formula="of:=DATE(YEAR([.F5]);MONTH([.F5]);1)" office:value-type="date" office:date-value="2015-01-01" calcext:value-type="date">
            <text:p>01/01/15</text:p>
          </table:table-cell>
          <table:table-cell office:value-type="string" calcext:value-type="string">
            <text:p>c001</text:p>
          </table:table-cell>
          <table:table-cell office:value-type="string" calcext:value-type="string">
            <text:p>c001003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1" calcext:value-type="date">
            <text:p>01/01/15</text:p>
          </table:table-cell>
          <table:table-cell table:style-name="ce5" office:value-type="date" office:date-value="2015-04-10" calcext:value-type="date">
            <text:p>04/10/15</text:p>
          </table:table-cell>
          <table:table-cell office:value-type="float" office:value="30" calcext:value-type="float">
            <text:p>30</text:p>
          </table:table-cell>
          <table:table-cell table:formula="of:=IF([.E5]=&quot;c&quot;;[.G5]-[.F5];[.G5]-INDEX([.A$1:.H$1048576];MATCH([.C$1:.C$1048576];[.D$1:.D$1048576]);7))" office:value-type="float" office:value="93" calcext:value-type="float">
            <text:p>93</text:p>
          </table:table-cell>
          <table:table-cell table:formula="of:=INDEX([.A$1:.I$1048576];MATCH([.C$1:.C$1048576];[.D$1:.D$1048576]);8)" office:value-type="float" office:value="100" calcext:value-type="float">
            <text:p>100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6]);MONTH([.G6]);1)" office:value-type="date" office:date-value="2015-01-01" calcext:value-type="date">
            <text:p>01/01/15</text:p>
          </table:table-cell>
          <table:table-cell table:style-name="ce2" table:formula="of:=DATE(YEAR([.F6]);MONTH([.F6]);1)" office:value-type="date" office:date-value="2015-01-01" calcext:value-type="date">
            <text:p>01/01/15</text:p>
          </table:table-cell>
          <table:table-cell table:number-columns-repeated="2" office:value-type="string" calcext:value-type="string">
            <text:p>c002</text:p>
          </table:table-cell>
          <table:table-cell office:value-type="string" calcext:value-type="string">
            <text:p>c</text:p>
          </table:table-cell>
          <table:table-cell table:style-name="ce5" office:value-type="date" office:date-value="2015-01-02" calcext:value-type="date">
            <text:p>01/02/15</text:p>
          </table:table-cell>
          <table:table-cell table:style-name="ce5" office:value-type="date" office:date-value="2015-01-07" calcext:value-type="date">
            <text:p>01/07/15</text:p>
          </table:table-cell>
          <table:table-cell office:value-type="float" office:value="150" calcext:value-type="float">
            <text:p>150</text:p>
          </table:table-cell>
          <table:table-cell table:formula="of:=IF([.E6]=&quot;c&quot;;[.G6]-[.F6];[.G6]-INDEX([.A$1:.H$1048576];MATCH([.C$1:.C$1048576];[.D$1:.D$1048576]);7))" office:value-type="float" office:value="5" calcext:value-type="float">
            <text:p>5</text:p>
          </table:table-cell>
          <table:table-cell table:formula="of:=INDEX([.A$1:.I$1048576];MATCH([.C$1:.C$1048576];[.D$1:.D$1048576]);8)" office:value-type="float" office:value="95" calcext:value-type="float">
            <text:p>9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7]);MONTH([.G7]);1)" office:value-type="date" office:date-value="2015-01-01" calcext:value-type="date">
            <text:p>01/01/15</text:p>
          </table:table-cell>
          <table:table-cell table:style-name="ce2" table:formula="of:=DATE(YEAR([.F7]);MONTH([.F7]);1)" office:value-type="date" office:date-value="2015-01-01" calcext:value-type="date">
            <text:p>01/01/15</text:p>
          </table:table-cell>
          <table:table-cell office:value-type="string" calcext:value-type="string">
            <text:p>c003</text:p>
          </table:table-cell>
          <table:table-cell office:value-type="string" calcext:value-type="string">
            <text:p>c002</text:p>
          </table:table-cell>
          <table:table-cell office:value-type="string" calcext:value-type="string">
            <text:p>c</text:p>
          </table:table-cell>
          <table:table-cell table:style-name="ce5" office:value-type="date" office:date-value="2015-01-03" calcext:value-type="date">
            <text:p>01/03/15</text:p>
          </table:table-cell>
          <table:table-cell table:style-name="ce5" office:value-type="date" office:date-value="2015-01-08" calcext:value-type="date">
            <text:p>01/08/15</text:p>
          </table:table-cell>
          <table:table-cell office:value-type="float" office:value="95" calcext:value-type="float">
            <text:p>95</text:p>
          </table:table-cell>
          <table:table-cell table:formula="of:=IF([.E7]=&quot;c&quot;;[.G7]-[.F7];[.G7]-INDEX([.A$1:.H$1048576];MATCH([.C$1:.C$1048576];[.D$1:.D$1048576]);7))" office:value-type="float" office:value="5" calcext:value-type="float">
            <text:p>5</text:p>
          </table:table-cell>
          <table:table-cell table:formula="of:=INDEX([.A$1:.I$1048576];MATCH([.C$1:.C$1048576];[.D$1:.D$1048576]);8)" office:value-type="float" office:value="95" calcext:value-type="float">
            <text:p>9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8]);MONTH([.G8]);1)" office:value-type="date" office:date-value="2015-01-01" calcext:value-type="date">
            <text:p>01/01/15</text:p>
          </table:table-cell>
          <table:table-cell table:style-name="ce2" table:formula="of:=DATE(YEAR([.F8]);MONTH([.F8]);1)" office:value-type="date" office:date-value="2015-01-01" calcext:value-type="date">
            <text:p>01/01/15</text:p>
          </table:table-cell>
          <table:table-cell office:value-type="string" calcext:value-type="string">
            <text:p>c003</text:p>
          </table:table-cell>
          <table:table-cell office:value-type="string" calcext:value-type="string">
            <text:p>c003001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3" calcext:value-type="date">
            <text:p>01/03/15</text:p>
          </table:table-cell>
          <table:table-cell table:style-name="ce5" office:value-type="date" office:date-value="2015-01-25" calcext:value-type="date">
            <text:p>01/25/15</text:p>
          </table:table-cell>
          <table:table-cell office:value-type="float" office:value="0" calcext:value-type="float">
            <text:p>0</text:p>
          </table:table-cell>
          <table:table-cell table:formula="of:=IF([.E8]=&quot;c&quot;;[.G8]-[.F8];[.G8]-INDEX([.A$1:.H$1048576];MATCH([.C$1:.C$1048576];[.D$1:.D$1048576]);7))" office:value-type="float" office:value="17" calcext:value-type="float">
            <text:p>17</text:p>
          </table:table-cell>
          <table:table-cell table:formula="of:=INDEX([.A$1:.I$1048576];MATCH([.C$1:.C$1048576];[.D$1:.D$1048576]);8)" office:value-type="float" office:value="95" calcext:value-type="float">
            <text:p>9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9]);MONTH([.G9]);1)" office:value-type="date" office:date-value="2015-01-01" calcext:value-type="date">
            <text:p>01/01/15</text:p>
          </table:table-cell>
          <table:table-cell table:style-name="ce2" table:formula="of:=DATE(YEAR([.F9]);MONTH([.F9]);1)" office:value-type="date" office:date-value="2015-01-01" calcext:value-type="date">
            <text:p>01/01/15</text:p>
          </table:table-cell>
          <table:table-cell office:value-type="string" calcext:value-type="string">
            <text:p>c003</text:p>
          </table:table-cell>
          <table:table-cell office:value-type="string" calcext:value-type="string">
            <text:p>c003002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1-03" calcext:value-type="date">
            <text:p>01/03/15</text:p>
          </table:table-cell>
          <table:table-cell table:style-name="ce5" office:value-type="date" office:date-value="2015-01-25" calcext:value-type="date">
            <text:p>01/25/15</text:p>
          </table:table-cell>
          <table:table-cell office:value-type="float" office:value="25" calcext:value-type="float">
            <text:p>25</text:p>
          </table:table-cell>
          <table:table-cell table:formula="of:=IF([.E9]=&quot;c&quot;;[.G9]-[.F9];[.G9]-INDEX([.A$1:.H$1048576];MATCH([.C$1:.C$1048576];[.D$1:.D$1048576]);7))" office:value-type="float" office:value="17" calcext:value-type="float">
            <text:p>17</text:p>
          </table:table-cell>
          <table:table-cell table:formula="of:=INDEX([.A$1:.I$1048576];MATCH([.C$1:.C$1048576];[.D$1:.D$1048576]);8)" office:value-type="float" office:value="95" calcext:value-type="float">
            <text:p>9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0]);MONTH([.G10]);1)" office:value-type="date" office:date-value="2015-05-01" calcext:value-type="date">
            <text:p>05/01/15</text:p>
          </table:table-cell>
          <table:table-cell table:style-name="ce2" table:formula="of:=DATE(YEAR([.F10]);MONTH([.F10]);1)" office:value-type="date" office:date-value="2015-01-01" calcext:value-type="date">
            <text:p>01/01/15</text:p>
          </table:table-cell>
          <table:table-cell office:value-type="string" calcext:value-type="string">
            <text:p>c003</text:p>
          </table:table-cell>
          <table:table-cell office:value-type="string" calcext:value-type="string">
            <text:p>c003003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3" calcext:value-type="date">
            <text:p>01/03/15</text:p>
          </table:table-cell>
          <table:table-cell table:style-name="ce5" office:value-type="date" office:date-value="2015-05-01" calcext:value-type="date">
            <text:p>05/01/15</text:p>
          </table:table-cell>
          <table:table-cell office:value-type="float" office:value="50" calcext:value-type="float">
            <text:p>50</text:p>
          </table:table-cell>
          <table:table-cell table:formula="of:=IF([.E10]=&quot;c&quot;;[.G10]-[.F10];[.G10]-INDEX([.A$1:.H$1048576];MATCH([.C$1:.C$1048576];[.D$1:.D$1048576]);7))" office:value-type="float" office:value="113" calcext:value-type="float">
            <text:p>113</text:p>
          </table:table-cell>
          <table:table-cell table:formula="of:=INDEX([.A$1:.I$1048576];MATCH([.C$1:.C$1048576];[.D$1:.D$1048576]);8)" office:value-type="float" office:value="95" calcext:value-type="float">
            <text:p>9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1]);MONTH([.G11]);1)" office:value-type="date" office:date-value="2015-01-01" calcext:value-type="date">
            <text:p>01/01/15</text:p>
          </table:table-cell>
          <table:table-cell table:style-name="ce2" table:formula="of:=DATE(YEAR([.F11]);MONTH([.F11]);1)" office:value-type="date" office:date-value="2015-01-01" calcext:value-type="date">
            <text:p>01/01/15</text:p>
          </table:table-cell>
          <table:table-cell table:number-columns-repeated="2" office:value-type="string" calcext:value-type="string">
            <text:p>c004</text:p>
          </table:table-cell>
          <table:table-cell office:value-type="string" calcext:value-type="string">
            <text:p>c</text:p>
          </table:table-cell>
          <table:table-cell table:style-name="ce5" office:value-type="date" office:date-value="2015-01-04" calcext:value-type="date">
            <text:p>01/04/15</text:p>
          </table:table-cell>
          <table:table-cell table:style-name="ce5" office:value-type="date" office:date-value="2015-01-17" calcext:value-type="date">
            <text:p>01/17/15</text:p>
          </table:table-cell>
          <table:table-cell office:value-type="float" office:value="125" calcext:value-type="float">
            <text:p>125</text:p>
          </table:table-cell>
          <table:table-cell table:formula="of:=IF([.E11]=&quot;c&quot;;[.G11]-[.F11];[.G11]-INDEX([.A$1:.H$1048576];MATCH([.C$1:.C$1048576];[.D$1:.D$1048576]);7))" office:value-type="float" office:value="13" calcext:value-type="float">
            <text:p>13</text:p>
          </table:table-cell>
          <table:table-cell table:formula="of:=INDEX([.A$1:.I$1048576];MATCH([.C$1:.C$1048576];[.D$1:.D$1048576]);8)" office:value-type="float" office:value="125" calcext:value-type="float">
            <text:p>12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2]);MONTH([.G12]);1)" office:value-type="date" office:date-value="2015-02-01" calcext:value-type="date">
            <text:p>02/01/15</text:p>
          </table:table-cell>
          <table:table-cell table:style-name="ce2" table:formula="of:=DATE(YEAR([.F12]);MONTH([.F12]);1)" office:value-type="date" office:date-value="2015-01-01" calcext:value-type="date">
            <text:p>01/01/15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004001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4" calcext:value-type="date">
            <text:p>01/04/15</text:p>
          </table:table-cell>
          <table:table-cell table:style-name="ce5" office:value-type="date" office:date-value="2015-02-01" calcext:value-type="date">
            <text:p>02/01/15</text:p>
          </table:table-cell>
          <table:table-cell office:value-type="float" office:value="40" calcext:value-type="float">
            <text:p>40</text:p>
          </table:table-cell>
          <table:table-cell table:formula="of:=IF([.E12]=&quot;c&quot;;[.G12]-[.F12];[.G12]-INDEX([.A$1:.H$1048576];MATCH([.C$1:.C$1048576];[.D$1:.D$1048576]);7))" office:value-type="float" office:value="15" calcext:value-type="float">
            <text:p>15</text:p>
          </table:table-cell>
          <table:table-cell table:formula="of:=INDEX([.A$1:.I$1048576];MATCH([.C$1:.C$1048576];[.D$1:.D$1048576]);8)" office:value-type="float" office:value="125" calcext:value-type="float">
            <text:p>12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3]);MONTH([.G13]);1)" office:value-type="date" office:date-value="2015-02-01" calcext:value-type="date">
            <text:p>02/01/15</text:p>
          </table:table-cell>
          <table:table-cell table:style-name="ce2" table:formula="of:=DATE(YEAR([.F13]);MONTH([.F13]);1)" office:value-type="date" office:date-value="2015-01-01" calcext:value-type="date">
            <text:p>01/01/15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004002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1-04" calcext:value-type="date">
            <text:p>01/04/15</text:p>
          </table:table-cell>
          <table:table-cell table:style-name="ce5" office:value-type="date" office:date-value="2015-02-01" calcext:value-type="date">
            <text:p>02/01/15</text:p>
          </table:table-cell>
          <table:table-cell office:value-type="float" office:value="25" calcext:value-type="float">
            <text:p>25</text:p>
          </table:table-cell>
          <table:table-cell table:formula="of:=IF([.E13]=&quot;c&quot;;[.G13]-[.F13];[.G13]-INDEX([.A$1:.H$1048576];MATCH([.C$1:.C$1048576];[.D$1:.D$1048576]);7))" office:value-type="float" office:value="15" calcext:value-type="float">
            <text:p>15</text:p>
          </table:table-cell>
          <table:table-cell table:formula="of:=INDEX([.A$1:.I$1048576];MATCH([.C$1:.C$1048576];[.D$1:.D$1048576]);8)" office:value-type="float" office:value="125" calcext:value-type="float">
            <text:p>12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4]);MONTH([.G14]);1)" office:value-type="date" office:date-value="2015-03-01" calcext:value-type="date">
            <text:p>03/01/15</text:p>
          </table:table-cell>
          <table:table-cell table:style-name="ce2" table:formula="of:=DATE(YEAR([.F14]);MONTH([.F14]);1)" office:value-type="date" office:date-value="2015-01-01" calcext:value-type="date">
            <text:p>01/01/15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004003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4" calcext:value-type="date">
            <text:p>01/04/15</text:p>
          </table:table-cell>
          <table:table-cell table:style-name="ce5" office:value-type="date" office:date-value="2015-03-01" calcext:value-type="date">
            <text:p>03/01/15</text:p>
          </table:table-cell>
          <table:table-cell office:value-type="float" office:value="30" calcext:value-type="float">
            <text:p>30</text:p>
          </table:table-cell>
          <table:table-cell table:formula="of:=IF([.E14]=&quot;c&quot;;[.G14]-[.F14];[.G14]-INDEX([.A$1:.H$1048576];MATCH([.C$1:.C$1048576];[.D$1:.D$1048576]);7))" office:value-type="float" office:value="43" calcext:value-type="float">
            <text:p>43</text:p>
          </table:table-cell>
          <table:table-cell table:formula="of:=INDEX([.A$1:.I$1048576];MATCH([.C$1:.C$1048576];[.D$1:.D$1048576]);8)" office:value-type="float" office:value="125" calcext:value-type="float">
            <text:p>12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5]);MONTH([.G15]);1)" office:value-type="date" office:date-value="2015-03-01" calcext:value-type="date">
            <text:p>03/01/15</text:p>
          </table:table-cell>
          <table:table-cell table:style-name="ce2" table:formula="of:=DATE(YEAR([.F15]);MONTH([.F15]);1)" office:value-type="date" office:date-value="2015-01-01" calcext:value-type="date">
            <text:p>01/01/15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004004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1-04" calcext:value-type="date">
            <text:p>01/04/15</text:p>
          </table:table-cell>
          <table:table-cell table:style-name="ce5" office:value-type="date" office:date-value="2015-03-01" calcext:value-type="date">
            <text:p>03/01/15</text:p>
          </table:table-cell>
          <table:table-cell office:value-type="float" office:value="10" calcext:value-type="float">
            <text:p>10</text:p>
          </table:table-cell>
          <table:table-cell table:formula="of:=IF([.E15]=&quot;c&quot;;[.G15]-[.F15];[.G15]-INDEX([.A$1:.H$1048576];MATCH([.C$1:.C$1048576];[.D$1:.D$1048576]);7))" office:value-type="float" office:value="43" calcext:value-type="float">
            <text:p>43</text:p>
          </table:table-cell>
          <table:table-cell table:formula="of:=INDEX([.A$1:.I$1048576];MATCH([.C$1:.C$1048576];[.D$1:.D$1048576]);8)" office:value-type="float" office:value="125" calcext:value-type="float">
            <text:p>12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6]);MONTH([.G16]);1)" office:value-type="date" office:date-value="2015-04-01" calcext:value-type="date">
            <text:p>04/01/15</text:p>
          </table:table-cell>
          <table:table-cell table:style-name="ce2" table:formula="of:=DATE(YEAR([.F16]);MONTH([.F16]);1)" office:value-type="date" office:date-value="2015-01-01" calcext:value-type="date">
            <text:p>01/01/15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004005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1-04" calcext:value-type="date">
            <text:p>01/04/15</text:p>
          </table:table-cell>
          <table:table-cell table:style-name="ce5" office:value-type="date" office:date-value="2015-04-01" calcext:value-type="date">
            <text:p>04/01/15</text:p>
          </table:table-cell>
          <table:table-cell office:value-type="float" office:value="20" calcext:value-type="float">
            <text:p>20</text:p>
          </table:table-cell>
          <table:table-cell table:formula="of:=IF([.E16]=&quot;c&quot;;[.G16]-[.F16];[.G16]-INDEX([.A$1:.H$1048576];MATCH([.C$1:.C$1048576];[.D$1:.D$1048576]);7))" office:value-type="float" office:value="74" calcext:value-type="float">
            <text:p>74</text:p>
          </table:table-cell>
          <table:table-cell table:formula="of:=INDEX([.A$1:.I$1048576];MATCH([.C$1:.C$1048576];[.D$1:.D$1048576]);8)" office:value-type="float" office:value="125" calcext:value-type="float">
            <text:p>125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7]);MONTH([.G17]);1)" office:value-type="date" office:date-value="2015-03-01" calcext:value-type="date">
            <text:p>03/01/15</text:p>
          </table:table-cell>
          <table:table-cell table:style-name="ce2" table:formula="of:=DATE(YEAR([.F17]);MONTH([.F17]);1)" office:value-type="date" office:date-value="2015-02-01" calcext:value-type="date">
            <text:p>02/01/15</text:p>
          </table:table-cell>
          <table:table-cell table:number-columns-repeated="2" office:value-type="string" calcext:value-type="string">
            <text:p>c005</text:p>
          </table:table-cell>
          <table:table-cell office:value-type="string" calcext:value-type="string">
            <text:p>c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3-03" calcext:value-type="date">
            <text:p>03/03/15</text:p>
          </table:table-cell>
          <table:table-cell office:value-type="float" office:value="300" calcext:value-type="float">
            <text:p>300</text:p>
          </table:table-cell>
          <table:table-cell table:formula="of:=IF([.E17]=&quot;c&quot;;[.G17]-[.F17];[.G17]-INDEX([.A$1:.H$1048576];MATCH([.C$1:.C$1048576];[.D$1:.D$1048576]);7))" office:value-type="float" office:value="29" calcext:value-type="float">
            <text:p>29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8]);MONTH([.G18]);1)" office:value-type="date" office:date-value="2015-03-01" calcext:value-type="date">
            <text:p>03/01/15</text:p>
          </table:table-cell>
          <table:table-cell table:style-name="ce2" table:formula="of:=DATE(YEAR([.F18]);MONTH([.F18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1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3-15" calcext:value-type="date">
            <text:p>03/15/15</text:p>
          </table:table-cell>
          <table:table-cell office:value-type="float" office:value="0" calcext:value-type="float">
            <text:p>0</text:p>
          </table:table-cell>
          <table:table-cell table:formula="of:=IF([.E18]=&quot;c&quot;;[.G18]-[.F18];[.G18]-INDEX([.A$1:.H$1048576];MATCH([.C$1:.C$1048576];[.D$1:.D$1048576]);7))" office:value-type="float" office:value="12" calcext:value-type="float">
            <text:p>12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18]/[.J18]" office:value-type="float" office:value="0" calcext:value-type="float">
            <text:p>0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19]);MONTH([.G19]);1)" office:value-type="date" office:date-value="2015-03-01" calcext:value-type="date">
            <text:p>03/01/15</text:p>
          </table:table-cell>
          <table:table-cell table:style-name="ce2" table:formula="of:=DATE(YEAR([.F19]);MONTH([.F19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2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3-15" calcext:value-type="date">
            <text:p>03/15/15</text:p>
          </table:table-cell>
          <table:table-cell office:value-type="float" office:value="85" calcext:value-type="float">
            <text:p>85</text:p>
          </table:table-cell>
          <table:table-cell table:formula="of:=IF([.E19]=&quot;c&quot;;[.G19]-[.F19];[.G19]-INDEX([.A$1:.H$1048576];MATCH([.C$1:.C$1048576];[.D$1:.D$1048576]);7))" office:value-type="float" office:value="12" calcext:value-type="float">
            <text:p>12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19]/[.J19]" office:value-type="float" office:value="0.283333333333333" calcext:value-type="float">
            <text:p>0.283333333333333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20]);MONTH([.G20]);1)" office:value-type="date" office:date-value="2015-04-01" calcext:value-type="date">
            <text:p>04/01/15</text:p>
          </table:table-cell>
          <table:table-cell table:style-name="ce2" table:formula="of:=DATE(YEAR([.F20]);MONTH([.F20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3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4-10" calcext:value-type="date">
            <text:p>04/10/15</text:p>
          </table:table-cell>
          <table:table-cell office:value-type="float" office:value="125" calcext:value-type="float">
            <text:p>125</text:p>
          </table:table-cell>
          <table:table-cell table:formula="of:=IF([.E20]=&quot;c&quot;;[.G20]-[.F20];[.G20]-INDEX([.A$1:.H$1048576];MATCH([.C$1:.C$1048576];[.D$1:.D$1048576]);7))" office:value-type="float" office:value="38" calcext:value-type="float">
            <text:p>38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20]/[.J20]" office:value-type="float" office:value="0.416666666666667" calcext:value-type="float">
            <text:p>0.416666666666667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21]);MONTH([.G21]);1)" office:value-type="date" office:date-value="2015-04-01" calcext:value-type="date">
            <text:p>04/01/15</text:p>
          </table:table-cell>
          <table:table-cell table:style-name="ce2" table:formula="of:=DATE(YEAR([.F21]);MONTH([.F21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4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4-10" calcext:value-type="date">
            <text:p>04/10/15</text:p>
          </table:table-cell>
          <table:table-cell office:value-type="float" office:value="-85" calcext:value-type="float">
            <text:p>-85</text:p>
          </table:table-cell>
          <table:table-cell table:formula="of:=IF([.E21]=&quot;c&quot;;[.G21]-[.F21];[.G21]-INDEX([.A$1:.H$1048576];MATCH([.C$1:.C$1048576];[.D$1:.D$1048576]);7))" office:value-type="float" office:value="38" calcext:value-type="float">
            <text:p>38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21]/[.J21]" office:value-type="float" office:value="-0.283333333333333" calcext:value-type="float">
            <text:p>-0.283333333333333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22]);MONTH([.G22]);1)" office:value-type="date" office:date-value="2015-04-01" calcext:value-type="date">
            <text:p>04/01/15</text:p>
          </table:table-cell>
          <table:table-cell table:style-name="ce2" table:formula="of:=DATE(YEAR([.F22]);MONTH([.F22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5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4-10" calcext:value-type="date">
            <text:p>04/10/15</text:p>
          </table:table-cell>
          <table:table-cell office:value-type="float" office:value="100" calcext:value-type="float">
            <text:p>100</text:p>
          </table:table-cell>
          <table:table-cell table:formula="of:=IF([.E22]=&quot;c&quot;;[.G22]-[.F22];[.G22]-INDEX([.A$1:.H$1048576];MATCH([.C$1:.C$1048576];[.D$1:.D$1048576]);7))" office:value-type="float" office:value="38" calcext:value-type="float">
            <text:p>38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22]/[.J22]" office:value-type="float" office:value="0.333333333333333" calcext:value-type="float">
            <text:p>0.333333333333333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23]);MONTH([.G23]);1)" office:value-type="date" office:date-value="2015-05-01" calcext:value-type="date">
            <text:p>05/01/15</text:p>
          </table:table-cell>
          <table:table-cell table:style-name="ce2" table:formula="of:=DATE(YEAR([.F23]);MONTH([.F23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6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5-10" calcext:value-type="date">
            <text:p>05/10/15</text:p>
          </table:table-cell>
          <table:table-cell office:value-type="float" office:value="15" calcext:value-type="float">
            <text:p>15</text:p>
          </table:table-cell>
          <table:table-cell table:formula="of:=IF([.E23]=&quot;c&quot;;[.G23]-[.F23];[.G23]-INDEX([.A$1:.H$1048576];MATCH([.C$1:.C$1048576];[.D$1:.D$1048576]);7))" office:value-type="float" office:value="68" calcext:value-type="float">
            <text:p>68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23]/[.J23]" office:value-type="float" office:value="0.05" calcext:value-type="float">
            <text:p>0.05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24]);MONTH([.G24]);1)" office:value-type="date" office:date-value="2015-06-01" calcext:value-type="date">
            <text:p>06/01/15</text:p>
          </table:table-cell>
          <table:table-cell table:style-name="ce2" table:formula="of:=DATE(YEAR([.F24]);MONTH([.F24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office:value-type="string" calcext:value-type="string">
            <text:p>c005007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2-02" calcext:value-type="date">
            <text:p>02/02/15</text:p>
          </table:table-cell>
          <table:table-cell table:style-name="ce5" office:value-type="date" office:date-value="2015-06-10" calcext:value-type="date">
            <text:p>06/10/15</text:p>
          </table:table-cell>
          <table:table-cell office:value-type="float" office:value="15" calcext:value-type="float">
            <text:p>15</text:p>
          </table:table-cell>
          <table:table-cell table:formula="of:=IF([.E24]=&quot;c&quot;;[.G24]-[.F24];[.G24]-INDEX([.A$1:.H$1048576];MATCH([.C$1:.C$1048576];[.D$1:.D$1048576]);7))" office:value-type="float" office:value="99" calcext:value-type="float">
            <text:p>99</text:p>
          </table:table-cell>
          <table:table-cell table:formula="of:=INDEX([.A$1:.I$1048576];MATCH([.C$1:.C$1048576];[.D$1:.D$1048576]);8)" office:value-type="float" office:value="300" calcext:value-type="float">
            <text:p>300</text:p>
          </table:table-cell>
          <table:table-cell table:formula="of:=[.H24]/[.J24]" office:value-type="float" office:value="0.05" calcext:value-type="float">
            <text:p>0.05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2" table:formula="of:=DATE(YEAR([.G25]);MONTH([.G25]);1)" office:value-type="date" office:date-value="2015-04-01" calcext:value-type="date">
            <text:p>04/01/15</text:p>
          </table:table-cell>
          <table:table-cell table:style-name="ce2" table:formula="of:=DATE(YEAR([.F25]);MONTH([.F25]);1)" office:value-type="date" office:date-value="2015-03-01" calcext:value-type="date">
            <text:p>03/01/15</text:p>
          </table:table-cell>
          <table:table-cell table:number-columns-repeated="2" office:value-type="string" calcext:value-type="string">
            <text:p>c006</text:p>
          </table:table-cell>
          <table:table-cell office:value-type="string" calcext:value-type="string">
            <text:p>c</text:p>
          </table:table-cell>
          <table:table-cell table:style-name="ce5" office:value-type="date" office:date-value="2015-03-03" calcext:value-type="date">
            <text:p>03/03/15</text:p>
          </table:table-cell>
          <table:table-cell table:style-name="ce5" office:value-type="date" office:date-value="2015-04-20" calcext:value-type="date">
            <text:p>04/20/15</text:p>
          </table:table-cell>
          <table:table-cell office:value-type="float" office:value="19750" calcext:value-type="float">
            <text:p>19750</text:p>
          </table:table-cell>
          <table:table-cell table:formula="of:=IF([.E25]=&quot;c&quot;;[.G25]-[.F25];[.G25]-INDEX([.A$1:.H$1048576];MATCH([.C$1:.C$1048576];[.D$1:.D$1048576]);7))" office:value-type="float" office:value="48" calcext:value-type="float">
            <text:p>48</text:p>
          </table:table-cell>
          <table:table-cell table:formula="of:=INDEX([.A$1:.I$1048576];MATCH([.C$1:.C$1048576];[.D$1:.D$1048576]);8)" office:value-type="float" office:value="19750" calcext:value-type="float">
            <text:p>19750</text:p>
          </table:table-cell>
          <table:table-cell table:formula="of:=[.H25]/[.J25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formula="of:=DATE(YEAR([.G26]);MONTH([.G26]);1)" office:value-type="date" office:date-value="2015-04-01" calcext:value-type="date">
            <text:p>04/01/15</text:p>
          </table:table-cell>
          <table:table-cell table:style-name="ce2" table:formula="of:=DATE(YEAR([.F26]);MONTH([.F26]);1)" office:value-type="date" office:date-value="2015-03-01" calcext:value-type="date">
            <text:p>03/01/15</text:p>
          </table:table-cell>
          <table:table-cell office:value-type="string" calcext:value-type="string">
            <text:p>c006</text:p>
          </table:table-cell>
          <table:table-cell office:value-type="string" calcext:value-type="string">
            <text:p>c006001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3-03" calcext:value-type="date">
            <text:p>03/03/15</text:p>
          </table:table-cell>
          <table:table-cell table:style-name="ce5" office:value-type="date" office:date-value="2015-04-25" calcext:value-type="date">
            <text:p>04/25/15</text:p>
          </table:table-cell>
          <table:table-cell table:formula="of:=[.H25]*0.4*0.8" office:value-type="float" office:value="6320" calcext:value-type="float">
            <text:p>6320</text:p>
          </table:table-cell>
          <table:table-cell table:formula="of:=IF([.E26]=&quot;c&quot;;[.G26]-[.F26];[.G26]-INDEX([.A$1:.H$1048576];MATCH([.C$1:.C$1048576];[.D$1:.D$1048576]);7))" office:value-type="float" office:value="5" calcext:value-type="float">
            <text:p>5</text:p>
          </table:table-cell>
          <table:table-cell table:formula="of:=INDEX([.A$1:.I$1048576];MATCH([.C$1:.C$1048576];[.D$1:.D$1048576]);8)" office:value-type="float" office:value="19750" calcext:value-type="float">
            <text:p>19750</text:p>
          </table:table-cell>
          <table:table-cell table:formula="of:=[.H26]/[.J26]" office:value-type="float" office:value="0.32" calcext:value-type="float">
            <text:p>0.32</text:p>
          </table:table-cell>
          <table:table-cell table:number-columns-repeated="1013"/>
        </table:table-row>
        <table:table-row table:style-name="ro1">
          <table:table-cell table:style-name="ce2" table:formula="of:=DATE(YEAR([.G27]);MONTH([.G27]);1)" office:value-type="date" office:date-value="2015-06-01" calcext:value-type="date">
            <text:p>06/01/15</text:p>
          </table:table-cell>
          <table:table-cell table:style-name="ce2" table:formula="of:=DATE(YEAR([.F27]);MONTH([.F27]);1)" office:value-type="date" office:date-value="2015-03-01" calcext:value-type="date">
            <text:p>03/01/15</text:p>
          </table:table-cell>
          <table:table-cell office:value-type="string" calcext:value-type="string">
            <text:p>c006</text:p>
          </table:table-cell>
          <table:table-cell office:value-type="string" calcext:value-type="string">
            <text:p>c006005</text:p>
          </table:table-cell>
          <table:table-cell office:value-type="string" calcext:value-type="string">
            <text:p>p</text:p>
          </table:table-cell>
          <table:table-cell table:style-name="ce5" office:value-type="date" office:date-value="2015-03-03" calcext:value-type="date">
            <text:p>03/03/15</text:p>
          </table:table-cell>
          <table:table-cell table:style-name="ce5" office:value-type="date" office:date-value="2015-06-05" calcext:value-type="date">
            <text:p>06/05/15</text:p>
          </table:table-cell>
          <table:table-cell table:formula="of:=[.H25]*0.4*0.2" office:value-type="float" office:value="1580" calcext:value-type="float">
            <text:p>1580</text:p>
          </table:table-cell>
          <table:table-cell table:formula="of:=IF([.E27]=&quot;c&quot;;[.G27]-[.F27];[.G27]-INDEX([.A$1:.H$1048576];MATCH([.C$1:.C$1048576];[.D$1:.D$1048576]);7))" office:value-type="float" office:value="46" calcext:value-type="float">
            <text:p>46</text:p>
          </table:table-cell>
          <table:table-cell table:formula="of:=INDEX([.A$1:.I$1048576];MATCH([.C$1:.C$1048576];[.D$1:.D$1048576]);8)" office:value-type="float" office:value="19750" calcext:value-type="float">
            <text:p>19750</text:p>
          </table:table-cell>
          <table:table-cell table:formula="of:=[.H27]/[.J27]"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table:style-name="ce2" table:formula="of:=DATE(YEAR([.G28]);MONTH([.G28]);1)" office:value-type="date" office:date-value="2015-04-01" calcext:value-type="date">
            <text:p>04/01/15</text:p>
          </table:table-cell>
          <table:table-cell table:style-name="ce2" table:formula="of:=DATE(YEAR([.F28]);MONTH([.F28]);1)" office:value-type="date" office:date-value="2015-03-01" calcext:value-type="date">
            <text:p>03/01/15</text:p>
          </table:table-cell>
          <table:table-cell office:value-type="string" calcext:value-type="string">
            <text:p>c006</text:p>
          </table:table-cell>
          <table:table-cell office:value-type="string" calcext:value-type="string">
            <text:p>c006002</text:p>
          </table:table-cell>
          <table:table-cell office:value-type="string" calcext:value-type="string">
            <text:p>a</text:p>
          </table:table-cell>
          <table:table-cell table:style-name="ce5" office:value-type="date" office:date-value="2015-03-03" calcext:value-type="date">
            <text:p>03/03/15</text:p>
          </table:table-cell>
          <table:table-cell table:style-name="ce5" office:value-type="date" office:date-value="2015-04-25" calcext:value-type="date">
            <text:p>04/25/15</text:p>
          </table:table-cell>
          <table:table-cell table:formula="of:=[.H25]*0.6" office:value-type="float" office:value="11850" calcext:value-type="float">
            <text:p>11850</text:p>
          </table:table-cell>
          <table:table-cell table:formula="of:=IF([.E28]=&quot;c&quot;;[.G28]-[.F28];[.G28]-INDEX([.A$1:.H$1048576];MATCH([.C$1:.C$1048576];[.D$1:.D$1048576]);7))" office:value-type="float" office:value="5" calcext:value-type="float">
            <text:p>5</text:p>
          </table:table-cell>
          <table:table-cell table:formula="of:=INDEX([.A$1:.I$1048576];MATCH([.C$1:.C$1048576];[.D$1:.D$1048576]);8)" office:value-type="float" office:value="19750" calcext:value-type="float">
            <text:p>19750</text:p>
          </table:table-cell>
          <table:table-cell table:formula="of:=[.H28]/[.J28]" office:value-type="float" office:value="0.6" calcext:value-type="float">
            <text:p>0.6</text:p>
          </table:table-cell>
          <table:table-cell table:number-columns-repeated="1013"/>
        </table:table-row>
        <table:table-row table:style-name="ro1">
          <table:table-cell table:style-name="ce2" table:formula="of:=DATE(YEAR([.G29]);MONTH([.G29]);1)" office:value-type="date" office:date-value="1899-12-01" calcext:value-type="date">
            <text:p>12/01/99</text:p>
          </table:table-cell>
          <table:table-cell table:style-name="ce2" table:formula="of:=DATE(YEAR([.F29]);MONTH([.F29]);1)" office:value-type="date" office:date-value="1899-12-01" calcext:value-type="date">
            <text:p>12/01/99</text:p>
          </table:table-cell>
          <table:table-cell table:number-columns-repeated="6"/>
          <table:table-cell table:formula="of:=IF([.E29]=&quot;c&quot;;[.G29]-[.F29];[.G29]-INDEX([.A$1:.H$1048576];MATCH([.C$1:.C$1048576];[.D$1:.D$1048576]);7))" office:value-type="string" office:string-value="" calcext:value-type="error">
            <text:p>#N/A</text:p>
          </table:table-cell>
          <table:table-cell table:formula="of:=INDEX([.A$1:.I$1048576];MATCH([.C$1:.C$1048576];[.D$1:.D$1048576]);8)" office:value-type="string" office:string-value="" calcext:value-type="error">
            <text:p>#N/A</text:p>
          </table:table-cell>
          <table:table-cell table:formula="of:=[.H29]/[.J29]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2" table:formula="of:=DATE(YEAR([.G30]);MONTH([.G30]);1)" office:value-type="date" office:date-value="1899-12-01" calcext:value-type="date">
            <text:p>12/01/99</text:p>
          </table:table-cell>
          <table:table-cell table:style-name="ce2" table:formula="of:=DATE(YEAR([.F30]);MONTH([.F30]);1)" office:value-type="date" office:date-value="1899-12-01" calcext:value-type="date">
            <text:p>12/01/99</text:p>
          </table:table-cell>
          <table:table-cell table:number-columns-repeated="6"/>
          <table:table-cell table:formula="of:=IF([.E30]=&quot;c&quot;;[.G30]-[.F30];[.G30]-INDEX([.A$1:.H$1048576];MATCH([.C$1:.C$1048576];[.D$1:.D$1048576]);7))" office:value-type="string" office:string-value="" calcext:value-type="error">
            <text:p>#N/A</text:p>
          </table:table-cell>
          <table:table-cell table:formula="of:=INDEX([.A$1:.I$1048576];MATCH([.C$1:.C$1048576];[.D$1:.D$1048576]);8)" office:value-type="string" office:string-value="" calcext:value-type="error">
            <text:p>#N/A</text:p>
          </table:table-cell>
          <table:table-cell table:formula="of:=[.H30]/[.J30]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2" table:formula="of:=DATE(YEAR([.G31]);MONTH([.G31]);1)" office:value-type="date" office:date-value="1899-12-01" calcext:value-type="date">
            <text:p>12/01/99</text:p>
          </table:table-cell>
          <table:table-cell table:style-name="ce2" table:formula="of:=DATE(YEAR([.F31]);MONTH([.F31]);1)" office:value-type="date" office:date-value="1899-12-01" calcext:value-type="date">
            <text:p>12/01/99</text:p>
          </table:table-cell>
          <table:table-cell table:number-columns-repeated="6"/>
          <table:table-cell table:formula="of:=IF([.E31]=&quot;c&quot;;[.G31]-[.F31];[.G31]-INDEX([.A$1:.H$1048576];MATCH([.C$1:.C$1048576];[.D$1:.D$1048576]);7))" office:value-type="string" office:string-value="" calcext:value-type="error">
            <text:p>#N/A</text:p>
          </table:table-cell>
          <table:table-cell table:formula="of:=INDEX([.A$1:.I$1048576];MATCH([.C$1:.C$1048576];[.D$1:.D$1048576]);8)" office:value-type="string" office:string-value="" calcext:value-type="error">
            <text:p>#N/A</text:p>
          </table:table-cell>
          <table:table-cell table:formula="of:=[.H31]/[.J31]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2" table:formula="of:=DATE(YEAR([.G32]);MONTH([.G32]);1)" office:value-type="date" office:date-value="1899-12-01" calcext:value-type="date">
            <text:p>12/01/99</text:p>
          </table:table-cell>
          <table:table-cell table:style-name="ce2" table:formula="of:=DATE(YEAR([.F32]);MONTH([.F32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3]);MONTH([.G33]);1)" office:value-type="date" office:date-value="1899-12-01" calcext:value-type="date">
            <text:p>12/01/99</text:p>
          </table:table-cell>
          <table:table-cell table:style-name="ce2" table:formula="of:=DATE(YEAR([.F33]);MONTH([.F33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4]);MONTH([.G34]);1)" office:value-type="date" office:date-value="1899-12-01" calcext:value-type="date">
            <text:p>12/01/99</text:p>
          </table:table-cell>
          <table:table-cell table:style-name="ce2" table:formula="of:=DATE(YEAR([.F34]);MONTH([.F34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5]);MONTH([.G35]);1)" office:value-type="date" office:date-value="1899-12-01" calcext:value-type="date">
            <text:p>12/01/99</text:p>
          </table:table-cell>
          <table:table-cell table:style-name="ce2" table:formula="of:=DATE(YEAR([.F35]);MONTH([.F35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6]);MONTH([.G36]);1)" office:value-type="date" office:date-value="1899-12-01" calcext:value-type="date">
            <text:p>12/01/99</text:p>
          </table:table-cell>
          <table:table-cell table:style-name="ce2" table:formula="of:=DATE(YEAR([.F36]);MONTH([.F36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7]);MONTH([.G37]);1)" office:value-type="date" office:date-value="1899-12-01" calcext:value-type="date">
            <text:p>12/01/99</text:p>
          </table:table-cell>
          <table:table-cell table:style-name="ce2" table:formula="of:=DATE(YEAR([.F37]);MONTH([.F37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8]);MONTH([.G38]);1)" office:value-type="date" office:date-value="1899-12-01" calcext:value-type="date">
            <text:p>12/01/99</text:p>
          </table:table-cell>
          <table:table-cell table:style-name="ce2" table:formula="of:=DATE(YEAR([.F38]);MONTH([.F38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39]);MONTH([.G39]);1)" office:value-type="date" office:date-value="1899-12-01" calcext:value-type="date">
            <text:p>12/01/99</text:p>
          </table:table-cell>
          <table:table-cell table:style-name="ce2" table:formula="of:=DATE(YEAR([.F39]);MONTH([.F39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0]);MONTH([.G40]);1)" office:value-type="date" office:date-value="1899-12-01" calcext:value-type="date">
            <text:p>12/01/99</text:p>
          </table:table-cell>
          <table:table-cell table:style-name="ce2" table:formula="of:=DATE(YEAR([.F40]);MONTH([.F40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1]);MONTH([.G41]);1)" office:value-type="date" office:date-value="1899-12-01" calcext:value-type="date">
            <text:p>12/01/99</text:p>
          </table:table-cell>
          <table:table-cell table:style-name="ce2" table:formula="of:=DATE(YEAR([.F41]);MONTH([.F41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2]);MONTH([.G42]);1)" office:value-type="date" office:date-value="1899-12-01" calcext:value-type="date">
            <text:p>12/01/99</text:p>
          </table:table-cell>
          <table:table-cell table:style-name="ce2" table:formula="of:=DATE(YEAR([.F42]);MONTH([.F42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3]);MONTH([.G43]);1)" office:value-type="date" office:date-value="1899-12-01" calcext:value-type="date">
            <text:p>12/01/99</text:p>
          </table:table-cell>
          <table:table-cell table:style-name="ce2" table:formula="of:=DATE(YEAR([.F43]);MONTH([.F43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4]);MONTH([.G44]);1)" office:value-type="date" office:date-value="1899-12-01" calcext:value-type="date">
            <text:p>12/01/99</text:p>
          </table:table-cell>
          <table:table-cell table:style-name="ce2" table:formula="of:=DATE(YEAR([.F44]);MONTH([.F44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5]);MONTH([.G45]);1)" office:value-type="date" office:date-value="1899-12-01" calcext:value-type="date">
            <text:p>12/01/99</text:p>
          </table:table-cell>
          <table:table-cell table:style-name="ce2" table:formula="of:=DATE(YEAR([.F45]);MONTH([.F45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>
          <table:table-cell table:style-name="ce2" table:formula="of:=DATE(YEAR([.G46]);MONTH([.G46]);1)" office:value-type="date" office:date-value="1899-12-01" calcext:value-type="date">
            <text:p>12/01/99</text:p>
          </table:table-cell>
          <table:table-cell table:style-name="ce2" table:formula="of:=DATE(YEAR([.F46]);MONTH([.F46]);1)" office:value-type="date" office:date-value="1899-12-01" calcext:value-type="date">
            <text:p>12/01/99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daily" table:style-name="ta2">
        <table:table-column table:style-name="co3" table:default-cell-style-name="Default"/>
        <table:table-column table:style-name="co4" table:number-columns-repeated="2" table:default-cell-style-name="ce8"/>
        <table:table-column table:style-name="co4" table:default-cell-style-name="ce10"/>
        <table:table-column table:style-name="co2" table:default-cell-style-name="ce10"/>
        <table:table-column table:style-name="co4" table:default-cell-style-name="ce8"/>
        <table:table-column table:style-name="co4" table:default-cell-style-name="ce10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7" office:value-type="string" calcext:value-type="string">
            <text:p># of days</text:p>
          </table:table-cell>
          <table:table-cell table:style-name="ce1" office:value-type="string" calcext:value-type="string">
            <text:p>c amount</text:p>
          </table:table-cell>
          <table:table-cell table:style-name="ce1" office:value-type="string" calcext:value-type="string">
            <text:p>p amount</text:p>
          </table:table-cell>
          <table:table-cell table:style-name="ce9" office:value-type="string" calcext:value-type="string">
            <text:p>p weight</text:p>
          </table:table-cell>
          <table:table-cell table:style-name="ce9" office:value-type="string" calcext:value-type="string">
            <text:p>p rate</text:p>
          </table:table-cell>
          <table:table-cell table:style-name="ce1" office:value-type="string" calcext:value-type="string">
            <text:p>a amount</text:p>
          </table:table-cell>
          <table:table-cell table:style-name="ce9" office:value-type="string" calcext:value-type="string">
            <text:p>a weight</text:p>
          </table:table-cell>
          <table:table-cell table:style-name="ce9" office:value-type="string" calcext:value-type="string">
            <text:p>a ra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 charge</text:p>
          </table:table-cell>
          <table:table-cell office:value-type="string" calcext:value-type="string">
            <text:p>p amount</text:p>
          </table:table-cell>
          <table:table-cell office:value-type="string" calcext:value-type="string">
            <text:p>a amount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charges: tell us variance between service date to charge post d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]*[.E2]*100;0)" office:value-type="currency" office:currency="USD" office:value="0" calcext:value-type="currency">
            <text:p>$0.00</text:p>
          </table:table-cell>
          <table:table-cell table:style-name="ce12" table:formula="of:=IFERROR([.G2]*[.H2]*100;0)" office:value-type="currency" office:currency="USD" office:value="0" calcext:value-type="currency">
            <text:p>$0.00</text:p>
          </table:table-cell>
          <table:table-cell table:style-name="ce12" table:formula="of:=SUM([.K2:.L2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payments/adjustments: tell us variance between charge post date and transaction post date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]*[.E3]*100;0)" office:value-type="currency" office:currency="USD" office:value="0" calcext:value-type="currency">
            <text:p>$0.00</text:p>
          </table:table-cell>
          <table:table-cell table:style-name="ce12" table:formula="of:=IFERROR([.G3]*[.H3]*100;0)" office:value-type="currency" office:currency="USD" office:value="0" calcext:value-type="currency">
            <text:p>$0.00</text:p>
          </table:table-cell>
          <table:table-cell table:style-name="ce12" table:formula="of:=SUM([.K3:.L3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% of payment resolution = 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]*[.E4]*100;0)" office:value-type="currency" office:currency="USD" office:value="0" calcext:value-type="currency">
            <text:p>$0.00</text:p>
          </table:table-cell>
          <table:table-cell table:style-name="ce12" table:formula="of:=IFERROR([.G4]*[.H4]*100;0)" office:value-type="currency" office:currency="USD" office:value="0" calcext:value-type="currency">
            <text:p>$0.00</text:p>
          </table:table-cell>
          <table:table-cell table:style-name="ce12" table:formula="of:=SUM([.K4:.L4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um of payments / sum of corresponding charge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]*[.E5]*100;0)" office:value-type="currency" office:currency="USD" office:value="0" calcext:value-type="currency">
            <text:p>$0.00</text:p>
          </table:table-cell>
          <table:table-cell table:style-name="ce12" table:formula="of:=IFERROR([.G5]*[.H5]*100;0)" office:value-type="currency" office:currency="USD" office:value="0" calcext:value-type="currency">
            <text:p>$0.00</text:p>
          </table:table-cell>
          <table:table-cell table:style-name="ce12" table:formula="of:=SUM([.K5:.L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]*[.E6]*100;0)" office:value-type="currency" office:currency="USD" office:value="0" calcext:value-type="currency">
            <text:p>$0.00</text:p>
          </table:table-cell>
          <table:table-cell table:style-name="ce12" table:formula="of:=IFERROR([.G6]*[.H6]*100;0)" office:value-type="currency" office:currency="USD" office:value="0" calcext:value-type="currency">
            <text:p>$0.00</text:p>
          </table:table-cell>
          <table:table-cell table:style-name="ce12" table:formula="of:=SUM([.K6:.L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SUMIFS([$d_trans.$H$1:$d_trans.$H$1048576];[$d_trans.$I$1:$d_trans.$I$1048576];[.$A$1:.$A$1048576];[$d_trans.$E$1:$d_trans.$E$1048576];&quot;c&quot;)" office:value-type="float" office:value="245" calcext:value-type="float">
            <text:p>245</text:p>
          </table:table-cell>
          <table:table-cell table:formula="of:=SUMIFS([$d_trans.$H$1:$d_trans.$H$1048576];[$d_trans.$I$1:$d_trans.$I$1048576];[.$A$1:.$A$1048576];[$d_trans.$E$1:$d_trans.$E$1048576];&quot;p&quot;)" office:value-type="float" office:value="6320" calcext:value-type="float">
            <text:p>632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32" calcext:value-type="percentage">
            <text:p>32.00%</text:p>
          </table:table-cell>
          <table:table-cell table:formula="of:=[.D7]/SUM([.D$1:.D$1048576])" office:value-type="percentage" office:value="0.113758263689659" calcext:value-type="percentage">
            <text:p>11.38%</text:p>
          </table:table-cell>
          <table:table-cell table:formula="of:=SUMIFS([$d_trans.$H$1:$d_trans.$H$1048576];[$d_trans.$I$1:$d_trans.$I$1048576];[.$A$1:.$A$1048576];[$d_trans.$E$1:$d_trans.$E$1048576];&quot;a&quot;)" office:value-type="float" office:value="11850" calcext:value-type="float">
            <text:p>1185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6" calcext:value-type="percentage">
            <text:p>60.00%</text:p>
          </table:table-cell>
          <table:table-cell table:style-name="ce11" table:formula="of:=[.G7]/SUM([.G$1:.G$1048576])" office:value-type="percentage" office:value="0.333057408579637" calcext:value-type="percentage">
            <text:p>33.31%</text:p>
          </table:table-cell>
          <table:table-cell table:number-columns-repeated="2"/>
          <table:table-cell table:style-name="ce12" table:formula="of:=IFERROR([.D7]*[.E7]*100;0)" office:value-type="currency" office:currency="USD" office:value="3.6402644380691" calcext:value-type="currency">
            <text:p>$3.64</text:p>
          </table:table-cell>
          <table:table-cell table:style-name="ce12" table:formula="of:=IFERROR([.G7]*[.H7]*100;0)" office:value-type="currency" office:currency="USD" office:value="19.9834445147782" calcext:value-type="currency">
            <text:p>$19.98</text:p>
          </table:table-cell>
          <table:table-cell table:style-name="ce12" table:formula="of:=SUM([.K7:.L7])" office:value-type="currency" office:currency="USD" office:value="23.6237089528473" calcext:value-type="currency">
            <text:p>$23.62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SUMIFS([$d_trans.$H$1:$d_trans.$H$1048576];[$d_trans.$I$1:$d_trans.$I$1048576];[.$A$1:.$A$1048576];[$d_trans.$E$1:$d_trans.$E$1048576];&quot;c&quot;)" office:value-type="float" office:value="100" calcext:value-type="float">
            <text:p>10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]*[.E8]*100;0)" office:value-type="currency" office:currency="USD" office:value="0" calcext:value-type="currency">
            <text:p>$0.00</text:p>
          </table:table-cell>
          <table:table-cell table:style-name="ce12" table:formula="of:=IFERROR([.G8]*[.H8]*100;0)" office:value-type="currency" office:currency="USD" office:value="0" calcext:value-type="currency">
            <text:p>$0.00</text:p>
          </table:table-cell>
          <table:table-cell table:style-name="ce12" table:formula="of:=SUM([.K8:.L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]*[.E9]*100;0)" office:value-type="currency" office:currency="USD" office:value="0" calcext:value-type="currency">
            <text:p>$0.00</text:p>
          </table:table-cell>
          <table:table-cell table:style-name="ce12" table:formula="of:=IFERROR([.G9]*[.H9]*100;0)" office:value-type="currency" office:currency="USD" office:value="0" calcext:value-type="currency">
            <text:p>$0.00</text:p>
          </table:table-cell>
          <table:table-cell table:style-name="ce12" table:formula="of:=SUM([.K9:.L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]*[.E10]*100;0)" office:value-type="currency" office:currency="USD" office:value="0" calcext:value-type="currency">
            <text:p>$0.00</text:p>
          </table:table-cell>
          <table:table-cell table:style-name="ce12" table:formula="of:=IFERROR([.G10]*[.H10]*100;0)" office:value-type="currency" office:currency="USD" office:value="0" calcext:value-type="currency">
            <text:p>$0.00</text:p>
          </table:table-cell>
          <table:table-cell table:style-name="ce12" table:formula="of:=SUM([.K10:.L1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]*[.E11]*100;0)" office:value-type="currency" office:currency="USD" office:value="0" calcext:value-type="currency">
            <text:p>$0.00</text:p>
          </table:table-cell>
          <table:table-cell table:style-name="ce12" table:formula="of:=IFERROR([.G11]*[.H11]*100;0)" office:value-type="currency" office:currency="USD" office:value="0" calcext:value-type="currency">
            <text:p>$0.00</text:p>
          </table:table-cell>
          <table:table-cell table:style-name="ce12" table:formula="of:=SUM([.K11:.L1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2]*[.E12]*100;0)" office:value-type="currency" office:currency="USD" office:value="0" calcext:value-type="currency">
            <text:p>$0.00</text:p>
          </table:table-cell>
          <table:table-cell table:style-name="ce12" table:formula="of:=IFERROR([.G12]*[.H12]*100;0)" office:value-type="currency" office:currency="USD" office:value="0" calcext:value-type="currency">
            <text:p>$0.00</text:p>
          </table:table-cell>
          <table:table-cell table:style-name="ce12" table:formula="of:=SUM([.K12:.L1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3]*[.E13]*100;0)" office:value-type="currency" office:currency="USD" office:value="0" calcext:value-type="currency">
            <text:p>$0.00</text:p>
          </table:table-cell>
          <table:table-cell table:style-name="ce12" table:formula="of:=IFERROR([.G13]*[.H13]*100;0)" office:value-type="currency" office:currency="USD" office:value="0" calcext:value-type="currency">
            <text:p>$0.00</text:p>
          </table:table-cell>
          <table:table-cell table:style-name="ce12" table:formula="of:=SUM([.K13:.L1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85" calcext:value-type="float">
            <text:p>85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283333333333333" calcext:value-type="percentage">
            <text:p>28.33%</text:p>
          </table:table-cell>
          <table:table-cell table:style-name="ce11" table:formula="of:=[.G14]/SUM([.G$1:.G$1048576])" office:value-type="percentage" office:value="0.157277109607051" calcext:value-type="percentage">
            <text:p>15.73%</text:p>
          </table:table-cell>
          <table:table-cell table:number-columns-repeated="2"/>
          <table:table-cell table:style-name="ce12" table:formula="of:=IFERROR([.D14]*[.E14]*100;0)" office:value-type="currency" office:currency="USD" office:value="0" calcext:value-type="currency">
            <text:p>$0.00</text:p>
          </table:table-cell>
          <table:table-cell table:style-name="ce12" table:formula="of:=IFERROR([.G14]*[.H14]*100;0)" office:value-type="currency" office:currency="USD" office:value="4.45618477219977" calcext:value-type="currency">
            <text:p>$4.46</text:p>
          </table:table-cell>
          <table:table-cell table:style-name="ce12" table:formula="of:=SUM([.K14:.L14])" office:value-type="currency" office:currency="USD" office:value="4.45618477219977" calcext:value-type="currency">
            <text:p>$4.46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SUMIFS([$d_trans.$H$1:$d_trans.$H$1048576];[$d_trans.$I$1:$d_trans.$I$1048576];[.$A$1:.$A$1048576];[$d_trans.$E$1:$d_trans.$E$1048576];&quot;c&quot;)" office:value-type="float" office:value="125" calcext:value-type="float">
            <text:p>125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5]*[.E15]*100;0)" office:value-type="currency" office:currency="USD" office:value="0" calcext:value-type="currency">
            <text:p>$0.00</text:p>
          </table:table-cell>
          <table:table-cell table:style-name="ce12" table:formula="of:=IFERROR([.G15]*[.H15]*100;0)" office:value-type="currency" office:currency="USD" office:value="0" calcext:value-type="currency">
            <text:p>$0.00</text:p>
          </table:table-cell>
          <table:table-cell table:style-name="ce12" table:formula="of:=SUM([.K15:.L1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6]*[.E16]*100;0)" office:value-type="currency" office:currency="USD" office:value="0" calcext:value-type="currency">
            <text:p>$0.00</text:p>
          </table:table-cell>
          <table:table-cell table:style-name="ce12" table:formula="of:=IFERROR([.G16]*[.H16]*100;0)" office:value-type="currency" office:currency="USD" office:value="0" calcext:value-type="currency">
            <text:p>$0.00</text:p>
          </table:table-cell>
          <table:table-cell table:style-name="ce12" table:formula="of:=SUM([.K16:.L1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40" calcext:value-type="float">
            <text:p>4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32" calcext:value-type="percentage">
            <text:p>32.00%</text:p>
          </table:table-cell>
          <table:table-cell table:formula="of:=[.D17]/SUM([.D$1:.D$1048576])" office:value-type="percentage" office:value="0.113758263689659" calcext:value-type="percentage">
            <text:p>11.38%</text:p>
          </table:table-cell>
          <table:table-cell table:formula="of:=SUMIFS([$d_trans.$H$1:$d_trans.$H$1048576];[$d_trans.$I$1:$d_trans.$I$1048576];[.$A$1:.$A$1048576];[$d_trans.$E$1:$d_trans.$E$1048576];&quot;a&quot;)" office:value-type="float" office:value="25" calcext:value-type="float">
            <text:p>25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2" calcext:value-type="percentage">
            <text:p>20.00%</text:p>
          </table:table-cell>
          <table:table-cell table:style-name="ce11" table:formula="of:=[.G17]/SUM([.G$1:.G$1048576])" office:value-type="percentage" office:value="0.111019136193212" calcext:value-type="percentage">
            <text:p>11.10%</text:p>
          </table:table-cell>
          <table:table-cell table:number-columns-repeated="2"/>
          <table:table-cell table:style-name="ce12" table:formula="of:=IFERROR([.D17]*[.E17]*100;0)" office:value-type="currency" office:currency="USD" office:value="3.6402644380691" calcext:value-type="currency">
            <text:p>$3.64</text:p>
          </table:table-cell>
          <table:table-cell table:style-name="ce12" table:formula="of:=IFERROR([.G17]*[.H17]*100;0)" office:value-type="currency" office:currency="USD" office:value="2.22038272386424" calcext:value-type="currency">
            <text:p>$2.22</text:p>
          </table:table-cell>
          <table:table-cell table:style-name="ce12" table:formula="of:=SUM([.K17:.L17])" office:value-type="currency" office:currency="USD" office:value="5.86064716193335" calcext:value-type="currency">
            <text:p>$5.86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8]*[.E18]*100;0)" office:value-type="currency" office:currency="USD" office:value="0" calcext:value-type="currency">
            <text:p>$0.00</text:p>
          </table:table-cell>
          <table:table-cell table:style-name="ce12" table:formula="of:=IFERROR([.G18]*[.H18]*100;0)" office:value-type="currency" office:currency="USD" office:value="0" calcext:value-type="currency">
            <text:p>$0.00</text:p>
          </table:table-cell>
          <table:table-cell table:style-name="ce12" table:formula="of:=SUM([.K18:.L1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25" calcext:value-type="float">
            <text:p>25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263157894736842" calcext:value-type="percentage">
            <text:p>26.32%</text:p>
          </table:table-cell>
          <table:table-cell table:style-name="ce11" table:formula="of:=[.G19]/SUM([.G$1:.G$1048576])" office:value-type="percentage" office:value="0.146077810780542" calcext:value-type="percentage">
            <text:p>14.61%</text:p>
          </table:table-cell>
          <table:table-cell table:number-columns-repeated="2"/>
          <table:table-cell table:style-name="ce12" table:formula="of:=IFERROR([.D19]*[.E19]*100;0)" office:value-type="currency" office:currency="USD" office:value="0" calcext:value-type="currency">
            <text:p>$0.00</text:p>
          </table:table-cell>
          <table:table-cell table:style-name="ce12" table:formula="of:=IFERROR([.G19]*[.H19]*100;0)" office:value-type="currency" office:currency="USD" office:value="3.84415291527743" calcext:value-type="currency">
            <text:p>$3.84</text:p>
          </table:table-cell>
          <table:table-cell table:style-name="ce12" table:formula="of:=SUM([.K19:.L19])" office:value-type="currency" office:currency="USD" office:value="3.84415291527743" calcext:value-type="currency">
            <text:p>$3.84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0]*[.E20]*100;0)" office:value-type="currency" office:currency="USD" office:value="0" calcext:value-type="currency">
            <text:p>$0.00</text:p>
          </table:table-cell>
          <table:table-cell table:style-name="ce12" table:formula="of:=IFERROR([.G20]*[.H20]*100;0)" office:value-type="currency" office:currency="USD" office:value="0" calcext:value-type="currency">
            <text:p>$0.00</text:p>
          </table:table-cell>
          <table:table-cell table:style-name="ce12" table:formula="of:=SUM([.K20:.L2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1]*[.E21]*100;0)" office:value-type="currency" office:currency="USD" office:value="0" calcext:value-type="currency">
            <text:p>$0.00</text:p>
          </table:table-cell>
          <table:table-cell table:style-name="ce12" table:formula="of:=IFERROR([.G21]*[.H21]*100;0)" office:value-type="currency" office:currency="USD" office:value="0" calcext:value-type="currency">
            <text:p>$0.00</text:p>
          </table:table-cell>
          <table:table-cell table:style-name="ce12" table:formula="of:=SUM([.K21:.L2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2]*[.E22]*100;0)" office:value-type="currency" office:currency="USD" office:value="0" calcext:value-type="currency">
            <text:p>$0.00</text:p>
          </table:table-cell>
          <table:table-cell table:style-name="ce12" table:formula="of:=IFERROR([.G22]*[.H22]*100;0)" office:value-type="currency" office:currency="USD" office:value="0" calcext:value-type="currency">
            <text:p>$0.00</text:p>
          </table:table-cell>
          <table:table-cell table:style-name="ce12" table:formula="of:=SUM([.K22:.L2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3]*[.E23]*100;0)" office:value-type="currency" office:currency="USD" office:value="0" calcext:value-type="currency">
            <text:p>$0.00</text:p>
          </table:table-cell>
          <table:table-cell table:style-name="ce12" table:formula="of:=IFERROR([.G23]*[.H23]*100;0)" office:value-type="currency" office:currency="USD" office:value="0" calcext:value-type="currency">
            <text:p>$0.00</text:p>
          </table:table-cell>
          <table:table-cell table:style-name="ce12" table:formula="of:=SUM([.K23:.L2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4]*[.E24]*100;0)" office:value-type="currency" office:currency="USD" office:value="0" calcext:value-type="currency">
            <text:p>$0.00</text:p>
          </table:table-cell>
          <table:table-cell table:style-name="ce12" table:formula="of:=IFERROR([.G24]*[.H24]*100;0)" office:value-type="currency" office:currency="USD" office:value="0" calcext:value-type="currency">
            <text:p>$0.00</text:p>
          </table:table-cell>
          <table:table-cell table:style-name="ce12" table:formula="of:=SUM([.K24:.L2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35" calcext:value-type="float">
            <text:p>35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35" calcext:value-type="percentage">
            <text:p>35.00%</text:p>
          </table:table-cell>
          <table:table-cell table:formula="of:=[.D25]/SUM([.D$1:.D$1048576])" office:value-type="percentage" office:value="0.124423100910565" calcext:value-type="percentage">
            <text:p>12.44%</text:p>
          </table:table-cell>
          <table:table-cell table:formula="of:=SUMIFS([$d_trans.$H$1:$d_trans.$H$1048576];[$d_trans.$I$1:$d_trans.$I$1048576];[.$A$1:.$A$1048576];[$d_trans.$E$1:$d_trans.$E$1048576];&quot;a&quot;)" office:value-type="float" office:value="35" calcext:value-type="float">
            <text:p>35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35" calcext:value-type="percentage">
            <text:p>35.00%</text:p>
          </table:table-cell>
          <table:table-cell table:style-name="ce11" table:formula="of:=[.G25]/SUM([.G$1:.G$1048576])" office:value-type="percentage" office:value="0.194283488338121" calcext:value-type="percentage">
            <text:p>19.43%</text:p>
          </table:table-cell>
          <table:table-cell table:number-columns-repeated="2"/>
          <table:table-cell table:style-name="ce12" table:formula="of:=IFERROR([.D25]*[.E25]*100;0)" office:value-type="currency" office:currency="USD" office:value="4.35480853186978" calcext:value-type="currency">
            <text:p>$4.35</text:p>
          </table:table-cell>
          <table:table-cell table:style-name="ce12" table:formula="of:=IFERROR([.G25]*[.H25]*100;0)" office:value-type="currency" office:currency="USD" office:value="6.79992209183425" calcext:value-type="currency">
            <text:p>$6.80</text:p>
          </table:table-cell>
          <table:table-cell table:style-name="ce12" table:formula="of:=SUM([.K25:.L25])" office:value-type="currency" office:currency="USD" office:value="11.154730623704" calcext:value-type="currency">
            <text:p>$11.15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6]*[.E26]*100;0)" office:value-type="currency" office:currency="USD" office:value="0" calcext:value-type="currency">
            <text:p>$0.00</text:p>
          </table:table-cell>
          <table:table-cell table:style-name="ce12" table:formula="of:=IFERROR([.G26]*[.H26]*100;0)" office:value-type="currency" office:currency="USD" office:value="0" calcext:value-type="currency">
            <text:p>$0.00</text:p>
          </table:table-cell>
          <table:table-cell table:style-name="ce12" table:formula="of:=SUM([.K26:.L2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7]*[.E27]*100;0)" office:value-type="currency" office:currency="USD" office:value="0" calcext:value-type="currency">
            <text:p>$0.00</text:p>
          </table:table-cell>
          <table:table-cell table:style-name="ce12" table:formula="of:=IFERROR([.G27]*[.H27]*100;0)" office:value-type="currency" office:currency="USD" office:value="0" calcext:value-type="currency">
            <text:p>$0.00</text:p>
          </table:table-cell>
          <table:table-cell table:style-name="ce12" table:formula="of:=SUM([.K27:.L2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8]*[.E28]*100;0)" office:value-type="currency" office:currency="USD" office:value="0" calcext:value-type="currency">
            <text:p>$0.00</text:p>
          </table:table-cell>
          <table:table-cell table:style-name="ce12" table:formula="of:=IFERROR([.G28]*[.H28]*100;0)" office:value-type="currency" office:currency="USD" office:value="0" calcext:value-type="currency">
            <text:p>$0.00</text:p>
          </table:table-cell>
          <table:table-cell table:style-name="ce12" table:formula="of:=SUM([.K28:.L2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2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2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29]*[.E29]*100;0)" office:value-type="currency" office:currency="USD" office:value="0" calcext:value-type="currency">
            <text:p>$0.00</text:p>
          </table:table-cell>
          <table:table-cell table:style-name="ce12" table:formula="of:=IFERROR([.G29]*[.H29]*100;0)" office:value-type="currency" office:currency="USD" office:value="0" calcext:value-type="currency">
            <text:p>$0.00</text:p>
          </table:table-cell>
          <table:table-cell table:style-name="ce12" table:formula="of:=SUM([.K29:.L2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0]*[.E30]*100;0)" office:value-type="currency" office:currency="USD" office:value="0" calcext:value-type="currency">
            <text:p>$0.00</text:p>
          </table:table-cell>
          <table:table-cell table:style-name="ce12" table:formula="of:=IFERROR([.G30]*[.H30]*100;0)" office:value-type="currency" office:currency="USD" office:value="0" calcext:value-type="currency">
            <text:p>$0.00</text:p>
          </table:table-cell>
          <table:table-cell table:style-name="ce12" table:formula="of:=SUM([.K30:.L3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SUMIFS([$d_trans.$H$1:$d_trans.$H$1048576];[$d_trans.$I$1:$d_trans.$I$1048576];[.$A$1:.$A$1048576];[$d_trans.$E$1:$d_trans.$E$1048576];&quot;c&quot;)" office:value-type="float" office:value="300" calcext:value-type="float">
            <text:p>30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1]*[.E31]*100;0)" office:value-type="currency" office:currency="USD" office:value="0" calcext:value-type="currency">
            <text:p>$0.00</text:p>
          </table:table-cell>
          <table:table-cell table:style-name="ce12" table:formula="of:=IFERROR([.G31]*[.H31]*100;0)" office:value-type="currency" office:currency="USD" office:value="0" calcext:value-type="currency">
            <text:p>$0.00</text:p>
          </table:table-cell>
          <table:table-cell table:style-name="ce12" table:formula="of:=SUM([.K31:.L3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2]*[.E32]*100;0)" office:value-type="currency" office:currency="USD" office:value="0" calcext:value-type="currency">
            <text:p>$0.00</text:p>
          </table:table-cell>
          <table:table-cell table:style-name="ce12" table:formula="of:=IFERROR([.G32]*[.H32]*100;0)" office:value-type="currency" office:currency="USD" office:value="0" calcext:value-type="currency">
            <text:p>$0.00</text:p>
          </table:table-cell>
          <table:table-cell table:style-name="ce12" table:formula="of:=SUM([.K32:.L3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3]*[.E33]*100;0)" office:value-type="currency" office:currency="USD" office:value="0" calcext:value-type="currency">
            <text:p>$0.00</text:p>
          </table:table-cell>
          <table:table-cell table:style-name="ce12" table:formula="of:=IFERROR([.G33]*[.H33]*100;0)" office:value-type="currency" office:currency="USD" office:value="0" calcext:value-type="currency">
            <text:p>$0.00</text:p>
          </table:table-cell>
          <table:table-cell table:style-name="ce12" table:formula="of:=SUM([.K33:.L3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4]*[.E34]*100;0)" office:value-type="currency" office:currency="USD" office:value="0" calcext:value-type="currency">
            <text:p>$0.00</text:p>
          </table:table-cell>
          <table:table-cell table:style-name="ce12" table:formula="of:=IFERROR([.G34]*[.H34]*100;0)" office:value-type="currency" office:currency="USD" office:value="0" calcext:value-type="currency">
            <text:p>$0.00</text:p>
          </table:table-cell>
          <table:table-cell table:style-name="ce12" table:formula="of:=SUM([.K34:.L3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5]*[.E35]*100;0)" office:value-type="currency" office:currency="USD" office:value="0" calcext:value-type="currency">
            <text:p>$0.00</text:p>
          </table:table-cell>
          <table:table-cell table:style-name="ce12" table:formula="of:=IFERROR([.G35]*[.H35]*100;0)" office:value-type="currency" office:currency="USD" office:value="0" calcext:value-type="currency">
            <text:p>$0.00</text:p>
          </table:table-cell>
          <table:table-cell table:style-name="ce12" table:formula="of:=SUM([.K35:.L3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6]*[.E36]*100;0)" office:value-type="currency" office:currency="USD" office:value="0" calcext:value-type="currency">
            <text:p>$0.00</text:p>
          </table:table-cell>
          <table:table-cell table:style-name="ce12" table:formula="of:=IFERROR([.G36]*[.H36]*100;0)" office:value-type="currency" office:currency="USD" office:value="0" calcext:value-type="currency">
            <text:p>$0.00</text:p>
          </table:table-cell>
          <table:table-cell table:style-name="ce12" table:formula="of:=SUM([.K36:.L3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7]*[.E37]*100;0)" office:value-type="currency" office:currency="USD" office:value="0" calcext:value-type="currency">
            <text:p>$0.00</text:p>
          </table:table-cell>
          <table:table-cell table:style-name="ce12" table:formula="of:=IFERROR([.G37]*[.H37]*100;0)" office:value-type="currency" office:currency="USD" office:value="0" calcext:value-type="currency">
            <text:p>$0.00</text:p>
          </table:table-cell>
          <table:table-cell table:style-name="ce12" table:formula="of:=SUM([.K37:.L3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8]*[.E38]*100;0)" office:value-type="currency" office:currency="USD" office:value="0" calcext:value-type="currency">
            <text:p>$0.00</text:p>
          </table:table-cell>
          <table:table-cell table:style-name="ce12" table:formula="of:=IFERROR([.G38]*[.H38]*100;0)" office:value-type="currency" office:currency="USD" office:value="0" calcext:value-type="currency">
            <text:p>$0.00</text:p>
          </table:table-cell>
          <table:table-cell table:style-name="ce12" table:formula="of:=SUM([.K38:.L3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3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3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39]*[.E39]*100;0)" office:value-type="currency" office:currency="USD" office:value="0" calcext:value-type="currency">
            <text:p>$0.00</text:p>
          </table:table-cell>
          <table:table-cell table:style-name="ce12" table:formula="of:=IFERROR([.G39]*[.H39]*100;0)" office:value-type="currency" office:currency="USD" office:value="0" calcext:value-type="currency">
            <text:p>$0.00</text:p>
          </table:table-cell>
          <table:table-cell table:style-name="ce12" table:formula="of:=SUM([.K39:.L3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125" calcext:value-type="float">
            <text:p>125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416666666666667" calcext:value-type="percentage">
            <text:p>41.67%</text:p>
          </table:table-cell>
          <table:table-cell table:formula="of:=[.D40]/SUM([.D$1:.D$1048576])" office:value-type="percentage" office:value="0.148122739179244" calcext:value-type="percentage">
            <text:p>14.81%</text:p>
          </table:table-cell>
          <table:table-cell table:formula="of:=SUMIFS([$d_trans.$H$1:$d_trans.$H$1048576];[$d_trans.$I$1:$d_trans.$I$1048576];[.$A$1:.$A$1048576];[$d_trans.$E$1:$d_trans.$E$1048576];&quot;a&quot;)" office:value-type="float" office:value="15" calcext:value-type="float">
            <text:p>15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025" calcext:value-type="percentage">
            <text:p>2.50%</text:p>
          </table:table-cell>
          <table:table-cell table:style-name="ce11" table:formula="of:=[.G40]/SUM([.G$1:.G$1048576])" office:value-type="percentage" office:value="0.0138773920241515" calcext:value-type="percentage">
            <text:p>1.39%</text:p>
          </table:table-cell>
          <table:table-cell table:number-columns-repeated="2"/>
          <table:table-cell table:style-name="ce12" table:formula="of:=IFERROR([.D40]*[.E40]*100;0)" office:value-type="currency" office:currency="USD" office:value="6.17178079913517" calcext:value-type="currency">
            <text:p>$6.17</text:p>
          </table:table-cell>
          <table:table-cell table:style-name="ce12" table:formula="of:=IFERROR([.G40]*[.H40]*100;0)" office:value-type="currency" office:currency="USD" office:value="0.0346934800603788" calcext:value-type="currency">
            <text:p>$0.03</text:p>
          </table:table-cell>
          <table:table-cell table:style-name="ce12" table:formula="of:=SUM([.K40:.L40])" office:value-type="currency" office:currency="USD" office:value="6.20647427919555" calcext:value-type="currency">
            <text:p>$6.21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1]*[.E41]*100;0)" office:value-type="currency" office:currency="USD" office:value="0" calcext:value-type="currency">
            <text:p>$0.00</text:p>
          </table:table-cell>
          <table:table-cell table:style-name="ce12" table:formula="of:=IFERROR([.G41]*[.H41]*100;0)" office:value-type="currency" office:currency="USD" office:value="0" calcext:value-type="currency">
            <text:p>$0.00</text:p>
          </table:table-cell>
          <table:table-cell table:style-name="ce12" table:formula="of:=SUM([.K41:.L4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2]*[.E42]*100;0)" office:value-type="currency" office:currency="USD" office:value="0" calcext:value-type="currency">
            <text:p>$0.00</text:p>
          </table:table-cell>
          <table:table-cell table:style-name="ce12" table:formula="of:=IFERROR([.G42]*[.H42]*100;0)" office:value-type="currency" office:currency="USD" office:value="0" calcext:value-type="currency">
            <text:p>$0.00</text:p>
          </table:table-cell>
          <table:table-cell table:style-name="ce12" table:formula="of:=SUM([.K42:.L4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3]*[.E43]*100;0)" office:value-type="currency" office:currency="USD" office:value="0" calcext:value-type="currency">
            <text:p>$0.00</text:p>
          </table:table-cell>
          <table:table-cell table:style-name="ce12" table:formula="of:=IFERROR([.G43]*[.H43]*100;0)" office:value-type="currency" office:currency="USD" office:value="0" calcext:value-type="currency">
            <text:p>$0.00</text:p>
          </table:table-cell>
          <table:table-cell table:style-name="ce12" table:formula="of:=SUM([.K43:.L4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4]*[.E44]*100;0)" office:value-type="currency" office:currency="USD" office:value="0" calcext:value-type="currency">
            <text:p>$0.00</text:p>
          </table:table-cell>
          <table:table-cell table:style-name="ce12" table:formula="of:=IFERROR([.G44]*[.H44]*100;0)" office:value-type="currency" office:currency="USD" office:value="0" calcext:value-type="currency">
            <text:p>$0.00</text:p>
          </table:table-cell>
          <table:table-cell table:style-name="ce12" table:formula="of:=SUM([.K44:.L4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30" calcext:value-type="float">
            <text:p>3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24" calcext:value-type="percentage">
            <text:p>24.00%</text:p>
          </table:table-cell>
          <table:table-cell table:formula="of:=[.D45]/SUM([.D$1:.D$1048576])" office:value-type="percentage" office:value="0.0853186977672446" calcext:value-type="percentage">
            <text:p>8.53%</text:p>
          </table:table-cell>
          <table:table-cell table:formula="of:=SUMIFS([$d_trans.$H$1:$d_trans.$H$1048576];[$d_trans.$I$1:$d_trans.$I$1048576];[.$A$1:.$A$1048576];[$d_trans.$E$1:$d_trans.$E$1048576];&quot;a&quot;)" office:value-type="float" office:value="10" calcext:value-type="float">
            <text:p>1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.08" calcext:value-type="percentage">
            <text:p>8.00%</text:p>
          </table:table-cell>
          <table:table-cell table:style-name="ce11" table:formula="of:=[.G45]/SUM([.G$1:.G$1048576])" office:value-type="percentage" office:value="0.0444076544772849" calcext:value-type="percentage">
            <text:p>4.44%</text:p>
          </table:table-cell>
          <table:table-cell table:number-columns-repeated="2"/>
          <table:table-cell table:style-name="ce12" table:formula="of:=IFERROR([.D45]*[.E45]*100;0)" office:value-type="currency" office:currency="USD" office:value="2.04764874641387" calcext:value-type="currency">
            <text:p>$2.05</text:p>
          </table:table-cell>
          <table:table-cell table:style-name="ce12" table:formula="of:=IFERROR([.G45]*[.H45]*100;0)" office:value-type="currency" office:currency="USD" office:value="0.355261235818279" calcext:value-type="currency">
            <text:p>$0.36</text:p>
          </table:table-cell>
          <table:table-cell table:style-name="ce12" table:formula="of:=SUM([.K45:.L45])" office:value-type="currency" office:currency="USD" office:value="2.40290998223215" calcext:value-type="currency">
            <text:p>$2.40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6]*[.E46]*100;0)" office:value-type="currency" office:currency="USD" office:value="0" calcext:value-type="currency">
            <text:p>$0.00</text:p>
          </table:table-cell>
          <table:table-cell table:style-name="ce12" table:formula="of:=IFERROR([.G46]*[.H46]*100;0)" office:value-type="currency" office:currency="USD" office:value="0" calcext:value-type="currency">
            <text:p>$0.00</text:p>
          </table:table-cell>
          <table:table-cell table:style-name="ce12" table:formula="of:=SUM([.K46:.L4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7]*[.E47]*100;0)" office:value-type="currency" office:currency="USD" office:value="0" calcext:value-type="currency">
            <text:p>$0.00</text:p>
          </table:table-cell>
          <table:table-cell table:style-name="ce12" table:formula="of:=IFERROR([.G47]*[.H47]*100;0)" office:value-type="currency" office:currency="USD" office:value="0" calcext:value-type="currency">
            <text:p>$0.00</text:p>
          </table:table-cell>
          <table:table-cell table:style-name="ce12" table:formula="of:=SUM([.K47:.L4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1580" calcext:value-type="float">
            <text:p>158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08" calcext:value-type="percentage">
            <text:p>8.00%</text:p>
          </table:table-cell>
          <table:table-cell table:formula="of:=[.D48]/SUM([.D$1:.D$1048576])" office:value-type="percentage" office:value="0.0284395659224149" calcext:value-type="percentage">
            <text:p>2.84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8]*[.E48]*100;0)" office:value-type="currency" office:currency="USD" office:value="0.227516527379319" calcext:value-type="currency">
            <text:p>$0.23</text:p>
          </table:table-cell>
          <table:table-cell table:style-name="ce12" table:formula="of:=IFERROR([.G48]*[.H48]*100;0)" office:value-type="currency" office:currency="USD" office:value="0" calcext:value-type="currency">
            <text:p>$0.00</text:p>
          </table:table-cell>
          <table:table-cell table:style-name="ce12" table:formula="of:=SUM([.K48:.L48])" office:value-type="currency" office:currency="USD" office:value="0.227516527379319" calcext:value-type="currency">
            <text:p>$0.23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4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4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49]*[.E49]*100;0)" office:value-type="currency" office:currency="USD" office:value="0" calcext:value-type="currency">
            <text:p>$0.00</text:p>
          </table:table-cell>
          <table:table-cell table:style-name="ce12" table:formula="of:=IFERROR([.G49]*[.H49]*100;0)" office:value-type="currency" office:currency="USD" office:value="0" calcext:value-type="currency">
            <text:p>$0.00</text:p>
          </table:table-cell>
          <table:table-cell table:style-name="ce12" table:formula="of:=SUM([.K49:.L4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SUMIFS([$d_trans.$H$1:$d_trans.$H$1048576];[$d_trans.$I$1:$d_trans.$I$1048576];[.$A$1:.$A$1048576];[$d_trans.$E$1:$d_trans.$E$1048576];&quot;c&quot;)" office:value-type="float" office:value="19750" calcext:value-type="float">
            <text:p>1975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0]*[.E50]*100;0)" office:value-type="currency" office:currency="USD" office:value="0" calcext:value-type="currency">
            <text:p>$0.00</text:p>
          </table:table-cell>
          <table:table-cell table:style-name="ce12" table:formula="of:=IFERROR([.G50]*[.H50]*100;0)" office:value-type="currency" office:currency="USD" office:value="0" calcext:value-type="currency">
            <text:p>$0.00</text:p>
          </table:table-cell>
          <table:table-cell table:style-name="ce12" table:formula="of:=SUM([.K50:.L5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1]*[.E51]*100;0)" office:value-type="currency" office:currency="USD" office:value="0" calcext:value-type="currency">
            <text:p>$0.00</text:p>
          </table:table-cell>
          <table:table-cell table:style-name="ce12" table:formula="of:=IFERROR([.G51]*[.H51]*100;0)" office:value-type="currency" office:currency="USD" office:value="0" calcext:value-type="currency">
            <text:p>$0.00</text:p>
          </table:table-cell>
          <table:table-cell table:style-name="ce12" table:formula="of:=SUM([.K51:.L5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2]*[.E52]*100;0)" office:value-type="currency" office:currency="USD" office:value="0" calcext:value-type="currency">
            <text:p>$0.00</text:p>
          </table:table-cell>
          <table:table-cell table:style-name="ce12" table:formula="of:=IFERROR([.G52]*[.H52]*100;0)" office:value-type="currency" office:currency="USD" office:value="0" calcext:value-type="currency">
            <text:p>$0.00</text:p>
          </table:table-cell>
          <table:table-cell table:style-name="ce12" table:formula="of:=SUM([.K52:.L5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3]*[.E53]*100;0)" office:value-type="currency" office:currency="USD" office:value="0" calcext:value-type="currency">
            <text:p>$0.00</text:p>
          </table:table-cell>
          <table:table-cell table:style-name="ce12" table:formula="of:=IFERROR([.G53]*[.H53]*100;0)" office:value-type="currency" office:currency="USD" office:value="0" calcext:value-type="currency">
            <text:p>$0.00</text:p>
          </table:table-cell>
          <table:table-cell table:style-name="ce12" table:formula="of:=SUM([.K53:.L5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4]*[.E54]*100;0)" office:value-type="currency" office:currency="USD" office:value="0" calcext:value-type="currency">
            <text:p>$0.00</text:p>
          </table:table-cell>
          <table:table-cell table:style-name="ce12" table:formula="of:=IFERROR([.G54]*[.H54]*100;0)" office:value-type="currency" office:currency="USD" office:value="0" calcext:value-type="currency">
            <text:p>$0.00</text:p>
          </table:table-cell>
          <table:table-cell table:style-name="ce12" table:formula="of:=SUM([.K54:.L5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5]*[.E55]*100;0)" office:value-type="currency" office:currency="USD" office:value="0" calcext:value-type="currency">
            <text:p>$0.00</text:p>
          </table:table-cell>
          <table:table-cell table:style-name="ce12" table:formula="of:=IFERROR([.G55]*[.H55]*100;0)" office:value-type="currency" office:currency="USD" office:value="0" calcext:value-type="currency">
            <text:p>$0.00</text:p>
          </table:table-cell>
          <table:table-cell table:style-name="ce12" table:formula="of:=SUM([.K55:.L5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6]*[.E56]*100;0)" office:value-type="currency" office:currency="USD" office:value="0" calcext:value-type="currency">
            <text:p>$0.00</text:p>
          </table:table-cell>
          <table:table-cell table:style-name="ce12" table:formula="of:=IFERROR([.G56]*[.H56]*100;0)" office:value-type="currency" office:currency="USD" office:value="0" calcext:value-type="currency">
            <text:p>$0.00</text:p>
          </table:table-cell>
          <table:table-cell table:style-name="ce12" table:formula="of:=SUM([.K56:.L5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7]*[.E57]*100;0)" office:value-type="currency" office:currency="USD" office:value="0" calcext:value-type="currency">
            <text:p>$0.00</text:p>
          </table:table-cell>
          <table:table-cell table:style-name="ce12" table:formula="of:=IFERROR([.G57]*[.H57]*100;0)" office:value-type="currency" office:currency="USD" office:value="0" calcext:value-type="currency">
            <text:p>$0.00</text:p>
          </table:table-cell>
          <table:table-cell table:style-name="ce12" table:formula="of:=SUM([.K57:.L5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8]*[.E58]*100;0)" office:value-type="currency" office:currency="USD" office:value="0" calcext:value-type="currency">
            <text:p>$0.00</text:p>
          </table:table-cell>
          <table:table-cell table:style-name="ce12" table:formula="of:=IFERROR([.G58]*[.H58]*100;0)" office:value-type="currency" office:currency="USD" office:value="0" calcext:value-type="currency">
            <text:p>$0.00</text:p>
          </table:table-cell>
          <table:table-cell table:style-name="ce12" table:formula="of:=SUM([.K58:.L5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5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5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59]*[.E59]*100;0)" office:value-type="currency" office:currency="USD" office:value="0" calcext:value-type="currency">
            <text:p>$0.00</text:p>
          </table:table-cell>
          <table:table-cell table:style-name="ce12" table:formula="of:=IFERROR([.G59]*[.H59]*100;0)" office:value-type="currency" office:currency="USD" office:value="0" calcext:value-type="currency">
            <text:p>$0.00</text:p>
          </table:table-cell>
          <table:table-cell table:style-name="ce12" table:formula="of:=SUM([.K59:.L5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0]*[.E60]*100;0)" office:value-type="currency" office:currency="USD" office:value="0" calcext:value-type="currency">
            <text:p>$0.00</text:p>
          </table:table-cell>
          <table:table-cell table:style-name="ce12" table:formula="of:=IFERROR([.G60]*[.H60]*100;0)" office:value-type="currency" office:currency="USD" office:value="0" calcext:value-type="currency">
            <text:p>$0.00</text:p>
          </table:table-cell>
          <table:table-cell table:style-name="ce12" table:formula="of:=SUM([.K60:.L6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1]*[.E61]*100;0)" office:value-type="currency" office:currency="USD" office:value="0" calcext:value-type="currency">
            <text:p>$0.00</text:p>
          </table:table-cell>
          <table:table-cell table:style-name="ce12" table:formula="of:=IFERROR([.G61]*[.H61]*100;0)" office:value-type="currency" office:currency="USD" office:value="0" calcext:value-type="currency">
            <text:p>$0.00</text:p>
          </table:table-cell>
          <table:table-cell table:style-name="ce12" table:formula="of:=SUM([.K61:.L6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2]*[.E62]*100;0)" office:value-type="currency" office:currency="USD" office:value="0" calcext:value-type="currency">
            <text:p>$0.00</text:p>
          </table:table-cell>
          <table:table-cell table:style-name="ce12" table:formula="of:=IFERROR([.G62]*[.H62]*100;0)" office:value-type="currency" office:currency="USD" office:value="0" calcext:value-type="currency">
            <text:p>$0.00</text:p>
          </table:table-cell>
          <table:table-cell table:style-name="ce12" table:formula="of:=SUM([.K62:.L6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3]*[.E63]*100;0)" office:value-type="currency" office:currency="USD" office:value="0" calcext:value-type="currency">
            <text:p>$0.00</text:p>
          </table:table-cell>
          <table:table-cell table:style-name="ce12" table:formula="of:=IFERROR([.G63]*[.H63]*100;0)" office:value-type="currency" office:currency="USD" office:value="0" calcext:value-type="currency">
            <text:p>$0.00</text:p>
          </table:table-cell>
          <table:table-cell table:style-name="ce12" table:formula="of:=SUM([.K63:.L6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4]*[.E64]*100;0)" office:value-type="currency" office:currency="USD" office:value="0" calcext:value-type="currency">
            <text:p>$0.00</text:p>
          </table:table-cell>
          <table:table-cell table:style-name="ce12" table:formula="of:=IFERROR([.G64]*[.H64]*100;0)" office:value-type="currency" office:currency="USD" office:value="0" calcext:value-type="currency">
            <text:p>$0.00</text:p>
          </table:table-cell>
          <table:table-cell table:style-name="ce12" table:formula="of:=SUM([.K64:.L6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5]*[.E65]*100;0)" office:value-type="currency" office:currency="USD" office:value="0" calcext:value-type="currency">
            <text:p>$0.00</text:p>
          </table:table-cell>
          <table:table-cell table:style-name="ce12" table:formula="of:=IFERROR([.G65]*[.H65]*100;0)" office:value-type="currency" office:currency="USD" office:value="0" calcext:value-type="currency">
            <text:p>$0.00</text:p>
          </table:table-cell>
          <table:table-cell table:style-name="ce12" table:formula="of:=SUM([.K65:.L6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6]*[.E66]*100;0)" office:value-type="currency" office:currency="USD" office:value="0" calcext:value-type="currency">
            <text:p>$0.00</text:p>
          </table:table-cell>
          <table:table-cell table:style-name="ce12" table:formula="of:=IFERROR([.G66]*[.H66]*100;0)" office:value-type="currency" office:currency="USD" office:value="0" calcext:value-type="currency">
            <text:p>$0.00</text:p>
          </table:table-cell>
          <table:table-cell table:style-name="ce12" table:formula="of:=SUM([.K66:.L6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7]*[.E67]*100;0)" office:value-type="currency" office:currency="USD" office:value="0" calcext:value-type="currency">
            <text:p>$0.00</text:p>
          </table:table-cell>
          <table:table-cell table:style-name="ce12" table:formula="of:=IFERROR([.G67]*[.H67]*100;0)" office:value-type="currency" office:currency="USD" office:value="0" calcext:value-type="currency">
            <text:p>$0.00</text:p>
          </table:table-cell>
          <table:table-cell table:style-name="ce12" table:formula="of:=SUM([.K67:.L6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8]*[.E68]*100;0)" office:value-type="currency" office:currency="USD" office:value="0" calcext:value-type="currency">
            <text:p>$0.00</text:p>
          </table:table-cell>
          <table:table-cell table:style-name="ce12" table:formula="of:=IFERROR([.G68]*[.H68]*100;0)" office:value-type="currency" office:currency="USD" office:value="0" calcext:value-type="currency">
            <text:p>$0.00</text:p>
          </table:table-cell>
          <table:table-cell table:style-name="ce12" table:formula="of:=SUM([.K68:.L6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6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6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69]*[.E69]*100;0)" office:value-type="currency" office:currency="USD" office:value="0" calcext:value-type="currency">
            <text:p>$0.00</text:p>
          </table:table-cell>
          <table:table-cell table:style-name="ce12" table:formula="of:=IFERROR([.G69]*[.H69]*100;0)" office:value-type="currency" office:currency="USD" office:value="0" calcext:value-type="currency">
            <text:p>$0.00</text:p>
          </table:table-cell>
          <table:table-cell table:style-name="ce12" table:formula="of:=SUM([.K69:.L6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15" calcext:value-type="float">
            <text:p>15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05" calcext:value-type="percentage">
            <text:p>5.00%</text:p>
          </table:table-cell>
          <table:table-cell table:formula="of:=[.D70]/SUM([.D$1:.D$1048576])" office:value-type="percentage" office:value="0.0177747287015093" calcext:value-type="percentage">
            <text:p>1.78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0]*[.E70]*100;0)" office:value-type="currency" office:currency="USD" office:value="0.0888736435075465" calcext:value-type="currency">
            <text:p>$0.09</text:p>
          </table:table-cell>
          <table:table-cell table:style-name="ce12" table:formula="of:=IFERROR([.G70]*[.H70]*100;0)" office:value-type="currency" office:currency="USD" office:value="0" calcext:value-type="currency">
            <text:p>$0.00</text:p>
          </table:table-cell>
          <table:table-cell table:style-name="ce12" table:formula="of:=SUM([.K70:.L70])" office:value-type="currency" office:currency="USD" office:value="0.0888736435075465" calcext:value-type="currency">
            <text:p>$0.09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1]*[.E71]*100;0)" office:value-type="currency" office:currency="USD" office:value="0" calcext:value-type="currency">
            <text:p>$0.00</text:p>
          </table:table-cell>
          <table:table-cell table:style-name="ce12" table:formula="of:=IFERROR([.G71]*[.H71]*100;0)" office:value-type="currency" office:currency="USD" office:value="0" calcext:value-type="currency">
            <text:p>$0.00</text:p>
          </table:table-cell>
          <table:table-cell table:style-name="ce12" table:formula="of:=SUM([.K71:.L7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2]*[.E72]*100;0)" office:value-type="currency" office:currency="USD" office:value="0" calcext:value-type="currency">
            <text:p>$0.00</text:p>
          </table:table-cell>
          <table:table-cell table:style-name="ce12" table:formula="of:=IFERROR([.G72]*[.H72]*100;0)" office:value-type="currency" office:currency="USD" office:value="0" calcext:value-type="currency">
            <text:p>$0.00</text:p>
          </table:table-cell>
          <table:table-cell table:style-name="ce12" table:formula="of:=SUM([.K72:.L7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3]*[.E73]*100;0)" office:value-type="currency" office:currency="USD" office:value="0" calcext:value-type="currency">
            <text:p>$0.00</text:p>
          </table:table-cell>
          <table:table-cell table:style-name="ce12" table:formula="of:=IFERROR([.G73]*[.H73]*100;0)" office:value-type="currency" office:currency="USD" office:value="0" calcext:value-type="currency">
            <text:p>$0.00</text:p>
          </table:table-cell>
          <table:table-cell table:style-name="ce12" table:formula="of:=SUM([.K73:.L7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4]*[.E74]*100;0)" office:value-type="currency" office:currency="USD" office:value="0" calcext:value-type="currency">
            <text:p>$0.00</text:p>
          </table:table-cell>
          <table:table-cell table:style-name="ce12" table:formula="of:=IFERROR([.G74]*[.H74]*100;0)" office:value-type="currency" office:currency="USD" office:value="0" calcext:value-type="currency">
            <text:p>$0.00</text:p>
          </table:table-cell>
          <table:table-cell table:style-name="ce12" table:formula="of:=SUM([.K74:.L7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5]*[.E75]*100;0)" office:value-type="currency" office:currency="USD" office:value="0" calcext:value-type="currency">
            <text:p>$0.00</text:p>
          </table:table-cell>
          <table:table-cell table:style-name="ce12" table:formula="of:=IFERROR([.G75]*[.H75]*100;0)" office:value-type="currency" office:currency="USD" office:value="0" calcext:value-type="currency">
            <text:p>$0.00</text:p>
          </table:table-cell>
          <table:table-cell table:style-name="ce12" table:formula="of:=SUM([.K75:.L7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20" calcext:value-type="float">
            <text:p>2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16" calcext:value-type="percentage">
            <text:p>16.00%</text:p>
          </table:table-cell>
          <table:table-cell table:formula="of:=[.D76]/SUM([.D$1:.D$1048576])" office:value-type="percentage" office:value="0.0568791318448297" calcext:value-type="percentage">
            <text:p>5.69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6]*[.E76]*100;0)" office:value-type="currency" office:currency="USD" office:value="0.910066109517276" calcext:value-type="currency">
            <text:p>$0.91</text:p>
          </table:table-cell>
          <table:table-cell table:style-name="ce12" table:formula="of:=IFERROR([.G76]*[.H76]*100;0)" office:value-type="currency" office:currency="USD" office:value="0" calcext:value-type="currency">
            <text:p>$0.00</text:p>
          </table:table-cell>
          <table:table-cell table:style-name="ce12" table:formula="of:=SUM([.K76:.L76])" office:value-type="currency" office:currency="USD" office:value="0.910066109517276" calcext:value-type="currency">
            <text:p>$0.91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7]*[.E77]*100;0)" office:value-type="currency" office:currency="USD" office:value="0" calcext:value-type="currency">
            <text:p>$0.00</text:p>
          </table:table-cell>
          <table:table-cell table:style-name="ce12" table:formula="of:=IFERROR([.G77]*[.H77]*100;0)" office:value-type="currency" office:currency="USD" office:value="0" calcext:value-type="currency">
            <text:p>$0.00</text:p>
          </table:table-cell>
          <table:table-cell table:style-name="ce12" table:formula="of:=SUM([.K77:.L7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8]*[.E78]*100;0)" office:value-type="currency" office:currency="USD" office:value="0" calcext:value-type="currency">
            <text:p>$0.00</text:p>
          </table:table-cell>
          <table:table-cell table:style-name="ce12" table:formula="of:=IFERROR([.G78]*[.H78]*100;0)" office:value-type="currency" office:currency="USD" office:value="0" calcext:value-type="currency">
            <text:p>$0.00</text:p>
          </table:table-cell>
          <table:table-cell table:style-name="ce12" table:formula="of:=SUM([.K78:.L7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7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7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79]*[.E79]*100;0)" office:value-type="currency" office:currency="USD" office:value="0" calcext:value-type="currency">
            <text:p>$0.00</text:p>
          </table:table-cell>
          <table:table-cell table:style-name="ce12" table:formula="of:=IFERROR([.G79]*[.H79]*100;0)" office:value-type="currency" office:currency="USD" office:value="0" calcext:value-type="currency">
            <text:p>$0.00</text:p>
          </table:table-cell>
          <table:table-cell table:style-name="ce12" table:formula="of:=SUM([.K79:.L7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0]*[.E80]*100;0)" office:value-type="currency" office:currency="USD" office:value="0" calcext:value-type="currency">
            <text:p>$0.00</text:p>
          </table:table-cell>
          <table:table-cell table:style-name="ce12" table:formula="of:=IFERROR([.G80]*[.H80]*100;0)" office:value-type="currency" office:currency="USD" office:value="0" calcext:value-type="currency">
            <text:p>$0.00</text:p>
          </table:table-cell>
          <table:table-cell table:style-name="ce12" table:formula="of:=SUM([.K80:.L8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1]*[.E81]*100;0)" office:value-type="currency" office:currency="USD" office:value="0" calcext:value-type="currency">
            <text:p>$0.00</text:p>
          </table:table-cell>
          <table:table-cell table:style-name="ce12" table:formula="of:=IFERROR([.G81]*[.H81]*100;0)" office:value-type="currency" office:currency="USD" office:value="0" calcext:value-type="currency">
            <text:p>$0.00</text:p>
          </table:table-cell>
          <table:table-cell table:style-name="ce12" table:formula="of:=SUM([.K81:.L8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2]*[.E82]*100;0)" office:value-type="currency" office:currency="USD" office:value="0" calcext:value-type="currency">
            <text:p>$0.00</text:p>
          </table:table-cell>
          <table:table-cell table:style-name="ce12" table:formula="of:=IFERROR([.G82]*[.H82]*100;0)" office:value-type="currency" office:currency="USD" office:value="0" calcext:value-type="currency">
            <text:p>$0.00</text:p>
          </table:table-cell>
          <table:table-cell table:style-name="ce12" table:formula="of:=SUM([.K82:.L8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3]*[.E83]*100;0)" office:value-type="currency" office:currency="USD" office:value="0" calcext:value-type="currency">
            <text:p>$0.00</text:p>
          </table:table-cell>
          <table:table-cell table:style-name="ce12" table:formula="of:=IFERROR([.G83]*[.H83]*100;0)" office:value-type="currency" office:currency="USD" office:value="0" calcext:value-type="currency">
            <text:p>$0.00</text:p>
          </table:table-cell>
          <table:table-cell table:style-name="ce12" table:formula="of:=SUM([.K83:.L8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4]*[.E84]*100;0)" office:value-type="currency" office:currency="USD" office:value="0" calcext:value-type="currency">
            <text:p>$0.00</text:p>
          </table:table-cell>
          <table:table-cell table:style-name="ce12" table:formula="of:=IFERROR([.G84]*[.H84]*100;0)" office:value-type="currency" office:currency="USD" office:value="0" calcext:value-type="currency">
            <text:p>$0.00</text:p>
          </table:table-cell>
          <table:table-cell table:style-name="ce12" table:formula="of:=SUM([.K84:.L8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5]*[.E85]*100;0)" office:value-type="currency" office:currency="USD" office:value="0" calcext:value-type="currency">
            <text:p>$0.00</text:p>
          </table:table-cell>
          <table:table-cell table:style-name="ce12" table:formula="of:=IFERROR([.G85]*[.H85]*100;0)" office:value-type="currency" office:currency="USD" office:value="0" calcext:value-type="currency">
            <text:p>$0.00</text:p>
          </table:table-cell>
          <table:table-cell table:style-name="ce12" table:formula="of:=SUM([.K85:.L8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6]*[.E86]*100;0)" office:value-type="currency" office:currency="USD" office:value="0" calcext:value-type="currency">
            <text:p>$0.00</text:p>
          </table:table-cell>
          <table:table-cell table:style-name="ce12" table:formula="of:=IFERROR([.G86]*[.H86]*100;0)" office:value-type="currency" office:currency="USD" office:value="0" calcext:value-type="currency">
            <text:p>$0.00</text:p>
          </table:table-cell>
          <table:table-cell table:style-name="ce12" table:formula="of:=SUM([.K86:.L8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7]*[.E87]*100;0)" office:value-type="currency" office:currency="USD" office:value="0" calcext:value-type="currency">
            <text:p>$0.00</text:p>
          </table:table-cell>
          <table:table-cell table:style-name="ce12" table:formula="of:=IFERROR([.G87]*[.H87]*100;0)" office:value-type="currency" office:currency="USD" office:value="0" calcext:value-type="currency">
            <text:p>$0.00</text:p>
          </table:table-cell>
          <table:table-cell table:style-name="ce12" table:formula="of:=SUM([.K87:.L8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8]*[.E88]*100;0)" office:value-type="currency" office:currency="USD" office:value="0" calcext:value-type="currency">
            <text:p>$0.00</text:p>
          </table:table-cell>
          <table:table-cell table:style-name="ce12" table:formula="of:=IFERROR([.G88]*[.H88]*100;0)" office:value-type="currency" office:currency="USD" office:value="0" calcext:value-type="currency">
            <text:p>$0.00</text:p>
          </table:table-cell>
          <table:table-cell table:style-name="ce12" table:formula="of:=SUM([.K88:.L8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8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8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89]*[.E89]*100;0)" office:value-type="currency" office:currency="USD" office:value="0" calcext:value-type="currency">
            <text:p>$0.00</text:p>
          </table:table-cell>
          <table:table-cell table:style-name="ce12" table:formula="of:=IFERROR([.G89]*[.H89]*100;0)" office:value-type="currency" office:currency="USD" office:value="0" calcext:value-type="currency">
            <text:p>$0.00</text:p>
          </table:table-cell>
          <table:table-cell table:style-name="ce12" table:formula="of:=SUM([.K89:.L8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0]*[.E90]*100;0)" office:value-type="currency" office:currency="USD" office:value="0" calcext:value-type="currency">
            <text:p>$0.00</text:p>
          </table:table-cell>
          <table:table-cell table:style-name="ce12" table:formula="of:=IFERROR([.G90]*[.H90]*100;0)" office:value-type="currency" office:currency="USD" office:value="0" calcext:value-type="currency">
            <text:p>$0.00</text:p>
          </table:table-cell>
          <table:table-cell table:style-name="ce12" table:formula="of:=SUM([.K90:.L9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1]*[.E91]*100;0)" office:value-type="currency" office:currency="USD" office:value="0" calcext:value-type="currency">
            <text:p>$0.00</text:p>
          </table:table-cell>
          <table:table-cell table:style-name="ce12" table:formula="of:=IFERROR([.G91]*[.H91]*100;0)" office:value-type="currency" office:currency="USD" office:value="0" calcext:value-type="currency">
            <text:p>$0.00</text:p>
          </table:table-cell>
          <table:table-cell table:style-name="ce12" table:formula="of:=SUM([.K91:.L9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2]*[.E92]*100;0)" office:value-type="currency" office:currency="USD" office:value="0" calcext:value-type="currency">
            <text:p>$0.00</text:p>
          </table:table-cell>
          <table:table-cell table:style-name="ce12" table:formula="of:=IFERROR([.G92]*[.H92]*100;0)" office:value-type="currency" office:currency="USD" office:value="0" calcext:value-type="currency">
            <text:p>$0.00</text:p>
          </table:table-cell>
          <table:table-cell table:style-name="ce12" table:formula="of:=SUM([.K92:.L9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3]*[.E93]*100;0)" office:value-type="currency" office:currency="USD" office:value="0" calcext:value-type="currency">
            <text:p>$0.00</text:p>
          </table:table-cell>
          <table:table-cell table:style-name="ce12" table:formula="of:=IFERROR([.G93]*[.H93]*100;0)" office:value-type="currency" office:currency="USD" office:value="0" calcext:value-type="currency">
            <text:p>$0.00</text:p>
          </table:table-cell>
          <table:table-cell table:style-name="ce12" table:formula="of:=SUM([.K93:.L9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4]*[.E94]*100;0)" office:value-type="currency" office:currency="USD" office:value="0" calcext:value-type="currency">
            <text:p>$0.00</text:p>
          </table:table-cell>
          <table:table-cell table:style-name="ce12" table:formula="of:=IFERROR([.G94]*[.H94]*100;0)" office:value-type="currency" office:currency="USD" office:value="0" calcext:value-type="currency">
            <text:p>$0.00</text:p>
          </table:table-cell>
          <table:table-cell table:style-name="ce12" table:formula="of:=SUM([.K94:.L9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30" calcext:value-type="float">
            <text:p>3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3" calcext:value-type="percentage">
            <text:p>30.00%</text:p>
          </table:table-cell>
          <table:table-cell table:formula="of:=[.D95]/SUM([.D$1:.D$1048576])" office:value-type="percentage" office:value="0.106648372209056" calcext:value-type="percentage">
            <text:p>10.66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5]*[.E95]*100;0)" office:value-type="currency" office:currency="USD" office:value="3.19945116627167" calcext:value-type="currency">
            <text:p>$3.20</text:p>
          </table:table-cell>
          <table:table-cell table:style-name="ce12" table:formula="of:=IFERROR([.G95]*[.H95]*100;0)" office:value-type="currency" office:currency="USD" office:value="0" calcext:value-type="currency">
            <text:p>$0.00</text:p>
          </table:table-cell>
          <table:table-cell table:style-name="ce12" table:formula="of:=SUM([.K95:.L95])" office:value-type="currency" office:currency="USD" office:value="3.19945116627167" calcext:value-type="currency">
            <text:p>$3.20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6]*[.E96]*100;0)" office:value-type="currency" office:currency="USD" office:value="0" calcext:value-type="currency">
            <text:p>$0.00</text:p>
          </table:table-cell>
          <table:table-cell table:style-name="ce12" table:formula="of:=IFERROR([.G96]*[.H96]*100;0)" office:value-type="currency" office:currency="USD" office:value="0" calcext:value-type="currency">
            <text:p>$0.00</text:p>
          </table:table-cell>
          <table:table-cell table:style-name="ce12" table:formula="of:=SUM([.K96:.L9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7]*[.E97]*100;0)" office:value-type="currency" office:currency="USD" office:value="0" calcext:value-type="currency">
            <text:p>$0.00</text:p>
          </table:table-cell>
          <table:table-cell table:style-name="ce12" table:formula="of:=IFERROR([.G97]*[.H97]*100;0)" office:value-type="currency" office:currency="USD" office:value="0" calcext:value-type="currency">
            <text:p>$0.00</text:p>
          </table:table-cell>
          <table:table-cell table:style-name="ce12" table:formula="of:=SUM([.K97:.L9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8]*[.E98]*100;0)" office:value-type="currency" office:currency="USD" office:value="0" calcext:value-type="currency">
            <text:p>$0.00</text:p>
          </table:table-cell>
          <table:table-cell table:style-name="ce12" table:formula="of:=IFERROR([.G98]*[.H98]*100;0)" office:value-type="currency" office:currency="USD" office:value="0" calcext:value-type="currency">
            <text:p>$0.00</text:p>
          </table:table-cell>
          <table:table-cell table:style-name="ce12" table:formula="of:=SUM([.K98:.L9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9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9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99]*[.E99]*100;0)" office:value-type="currency" office:currency="USD" office:value="0" calcext:value-type="currency">
            <text:p>$0.00</text:p>
          </table:table-cell>
          <table:table-cell table:style-name="ce12" table:formula="of:=IFERROR([.G99]*[.H99]*100;0)" office:value-type="currency" office:currency="USD" office:value="0" calcext:value-type="currency">
            <text:p>$0.00</text:p>
          </table:table-cell>
          <table:table-cell table:style-name="ce12" table:formula="of:=SUM([.K99:.L9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0]*[.E100]*100;0)" office:value-type="currency" office:currency="USD" office:value="0" calcext:value-type="currency">
            <text:p>$0.00</text:p>
          </table:table-cell>
          <table:table-cell table:style-name="ce12" table:formula="of:=IFERROR([.G100]*[.H100]*100;0)" office:value-type="currency" office:currency="USD" office:value="0" calcext:value-type="currency">
            <text:p>$0.00</text:p>
          </table:table-cell>
          <table:table-cell table:style-name="ce12" table:formula="of:=SUM([.K100:.L10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15" calcext:value-type="float">
            <text:p>15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05" calcext:value-type="percentage">
            <text:p>5.00%</text:p>
          </table:table-cell>
          <table:table-cell table:formula="of:=[.D101]/SUM([.D$1:.D$1048576])" office:value-type="percentage" office:value="0.0177747287015093" calcext:value-type="percentage">
            <text:p>1.78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1]*[.E101]*100;0)" office:value-type="currency" office:currency="USD" office:value="0.0888736435075465" calcext:value-type="currency">
            <text:p>$0.09</text:p>
          </table:table-cell>
          <table:table-cell table:style-name="ce12" table:formula="of:=IFERROR([.G101]*[.H101]*100;0)" office:value-type="currency" office:currency="USD" office:value="0" calcext:value-type="currency">
            <text:p>$0.00</text:p>
          </table:table-cell>
          <table:table-cell table:style-name="ce12" table:formula="of:=SUM([.K101:.L101])" office:value-type="currency" office:currency="USD" office:value="0.0888736435075465" calcext:value-type="currency">
            <text:p>$0.09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2]*[.E102]*100;0)" office:value-type="currency" office:currency="USD" office:value="0" calcext:value-type="currency">
            <text:p>$0.00</text:p>
          </table:table-cell>
          <table:table-cell table:style-name="ce12" table:formula="of:=IFERROR([.G102]*[.H102]*100;0)" office:value-type="currency" office:currency="USD" office:value="0" calcext:value-type="currency">
            <text:p>$0.00</text:p>
          </table:table-cell>
          <table:table-cell table:style-name="ce12" table:formula="of:=SUM([.K102:.L10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3]*[.E103]*100;0)" office:value-type="currency" office:currency="USD" office:value="0" calcext:value-type="currency">
            <text:p>$0.00</text:p>
          </table:table-cell>
          <table:table-cell table:style-name="ce12" table:formula="of:=IFERROR([.G103]*[.H103]*100;0)" office:value-type="currency" office:currency="USD" office:value="0" calcext:value-type="currency">
            <text:p>$0.00</text:p>
          </table:table-cell>
          <table:table-cell table:style-name="ce12" table:formula="of:=SUM([.K103:.L10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4]*[.E104]*100;0)" office:value-type="currency" office:currency="USD" office:value="0" calcext:value-type="currency">
            <text:p>$0.00</text:p>
          </table:table-cell>
          <table:table-cell table:style-name="ce12" table:formula="of:=IFERROR([.G104]*[.H104]*100;0)" office:value-type="currency" office:currency="USD" office:value="0" calcext:value-type="currency">
            <text:p>$0.00</text:p>
          </table:table-cell>
          <table:table-cell table:style-name="ce12" table:formula="of:=SUM([.K104:.L10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5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5]*[.E105]*100;0)" office:value-type="currency" office:currency="USD" office:value="0" calcext:value-type="currency">
            <text:p>$0.00</text:p>
          </table:table-cell>
          <table:table-cell table:style-name="ce12" table:formula="of:=IFERROR([.G105]*[.H105]*100;0)" office:value-type="currency" office:currency="USD" office:value="0" calcext:value-type="currency">
            <text:p>$0.00</text:p>
          </table:table-cell>
          <table:table-cell table:style-name="ce12" table:formula="of:=SUM([.K105:.L105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6]*[.E106]*100;0)" office:value-type="currency" office:currency="USD" office:value="0" calcext:value-type="currency">
            <text:p>$0.00</text:p>
          </table:table-cell>
          <table:table-cell table:style-name="ce12" table:formula="of:=IFERROR([.G106]*[.H106]*100;0)" office:value-type="currency" office:currency="USD" office:value="0" calcext:value-type="currency">
            <text:p>$0.00</text:p>
          </table:table-cell>
          <table:table-cell table:style-name="ce12" table:formula="of:=SUM([.K106:.L10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7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7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7]*[.E107]*100;0)" office:value-type="currency" office:currency="USD" office:value="0" calcext:value-type="currency">
            <text:p>$0.00</text:p>
          </table:table-cell>
          <table:table-cell table:style-name="ce12" table:formula="of:=IFERROR([.G107]*[.H107]*100;0)" office:value-type="currency" office:currency="USD" office:value="0" calcext:value-type="currency">
            <text:p>$0.00</text:p>
          </table:table-cell>
          <table:table-cell table:style-name="ce12" table:formula="of:=SUM([.K107:.L107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8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8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8]*[.E108]*100;0)" office:value-type="currency" office:currency="USD" office:value="0" calcext:value-type="currency">
            <text:p>$0.00</text:p>
          </table:table-cell>
          <table:table-cell table:style-name="ce12" table:formula="of:=IFERROR([.G108]*[.H108]*100;0)" office:value-type="currency" office:currency="USD" office:value="0" calcext:value-type="currency">
            <text:p>$0.00</text:p>
          </table:table-cell>
          <table:table-cell table:style-name="ce12" table:formula="of:=SUM([.K108:.L108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09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09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09]*[.E109]*100;0)" office:value-type="currency" office:currency="USD" office:value="0" calcext:value-type="currency">
            <text:p>$0.00</text:p>
          </table:table-cell>
          <table:table-cell table:style-name="ce12" table:formula="of:=IFERROR([.G109]*[.H109]*100;0)" office:value-type="currency" office:currency="USD" office:value="0" calcext:value-type="currency">
            <text:p>$0.00</text:p>
          </table:table-cell>
          <table:table-cell table:style-name="ce12" table:formula="of:=SUM([.K109:.L109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0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0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0]*[.E110]*100;0)" office:value-type="currency" office:currency="USD" office:value="0" calcext:value-type="currency">
            <text:p>$0.00</text:p>
          </table:table-cell>
          <table:table-cell table:style-name="ce12" table:formula="of:=IFERROR([.G110]*[.H110]*100;0)" office:value-type="currency" office:currency="USD" office:value="0" calcext:value-type="currency">
            <text:p>$0.00</text:p>
          </table:table-cell>
          <table:table-cell table:style-name="ce12" table:formula="of:=SUM([.K110:.L110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1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1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1]*[.E111]*100;0)" office:value-type="currency" office:currency="USD" office:value="0" calcext:value-type="currency">
            <text:p>$0.00</text:p>
          </table:table-cell>
          <table:table-cell table:style-name="ce12" table:formula="of:=IFERROR([.G111]*[.H111]*100;0)" office:value-type="currency" office:currency="USD" office:value="0" calcext:value-type="currency">
            <text:p>$0.00</text:p>
          </table:table-cell>
          <table:table-cell table:style-name="ce12" table:formula="of:=SUM([.K111:.L111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2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2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2]*[.E112]*100;0)" office:value-type="currency" office:currency="USD" office:value="0" calcext:value-type="currency">
            <text:p>$0.00</text:p>
          </table:table-cell>
          <table:table-cell table:style-name="ce12" table:formula="of:=IFERROR([.G112]*[.H112]*100;0)" office:value-type="currency" office:currency="USD" office:value="0" calcext:value-type="currency">
            <text:p>$0.00</text:p>
          </table:table-cell>
          <table:table-cell table:style-name="ce12" table:formula="of:=SUM([.K112:.L112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3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3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3]*[.E113]*100;0)" office:value-type="currency" office:currency="USD" office:value="0" calcext:value-type="currency">
            <text:p>$0.00</text:p>
          </table:table-cell>
          <table:table-cell table:style-name="ce12" table:formula="of:=IFERROR([.G113]*[.H113]*100;0)" office:value-type="currency" office:currency="USD" office:value="0" calcext:value-type="currency">
            <text:p>$0.00</text:p>
          </table:table-cell>
          <table:table-cell table:style-name="ce12" table:formula="of:=SUM([.K113:.L11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4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4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4]*[.E114]*100;0)" office:value-type="currency" office:currency="USD" office:value="0" calcext:value-type="currency">
            <text:p>$0.00</text:p>
          </table:table-cell>
          <table:table-cell table:style-name="ce12" table:formula="of:=IFERROR([.G114]*[.H114]*100;0)" office:value-type="currency" office:currency="USD" office:value="0" calcext:value-type="currency">
            <text:p>$0.00</text:p>
          </table:table-cell>
          <table:table-cell table:style-name="ce12" table:formula="of:=SUM([.K114:.L114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50" calcext:value-type="float">
            <text:p>5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.526315789473684" calcext:value-type="percentage">
            <text:p>52.63%</text:p>
          </table:table-cell>
          <table:table-cell table:formula="of:=[.D115]/SUM([.D$1:.D$1048576])" office:value-type="percentage" office:value="0.187102407384308" calcext:value-type="percentage">
            <text:p>18.71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5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5]*[.E115]*100;0)" office:value-type="currency" office:currency="USD" office:value="9.84749512548991" calcext:value-type="currency">
            <text:p>$9.85</text:p>
          </table:table-cell>
          <table:table-cell table:style-name="ce12" table:formula="of:=IFERROR([.G115]*[.H115]*100;0)" office:value-type="currency" office:currency="USD" office:value="0" calcext:value-type="currency">
            <text:p>$0.00</text:p>
          </table:table-cell>
          <table:table-cell table:style-name="ce12" table:formula="of:=SUM([.K115:.L115])" office:value-type="currency" office:currency="USD" office:value="9.84749512548991" calcext:value-type="currency">
            <text:p>$9.85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SUMIFS([$d_trans.$H$1:$d_trans.$H$1048576];[$d_trans.$I$1:$d_trans.$I$1048576];[.$A$1:.$A$1048576];[$d_trans.$E$1:$d_trans.$E$1048576];&quot;c&quot;)" office:value-type="float" office:value="0" calcext:value-type="float">
            <text:p>0</text:p>
          </table:table-cell>
          <table:table-cell table:formula="of:=SUMIFS([$d_trans.$H$1:$d_trans.$H$1048576];[$d_trans.$I$1:$d_trans.$I$1048576];[.$A$1:.$A$1048576];[$d_trans.$E$1:$d_trans.$E$1048576];&quot;p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p&quot;)/SUMIFS([$d_trans.$J$1:$d_trans.$J$1048576];[$d_trans.$I$1:$d_trans.$I$1048576];[.$A$1:.$A$1048576];[$d_trans.$E$1:$d_trans.$E$1048576];&quot;p&quot;);0)" office:value-type="percentage" office:value="0" calcext:value-type="percentage">
            <text:p>0.00%</text:p>
          </table:table-cell>
          <table:table-cell table:formula="of:=[.D116]/SUM([.D$1:.D$1048576])" office:value-type="percentage" office:value="0" calcext:value-type="percentage">
            <text:p>0.00%</text:p>
          </table:table-cell>
          <table:table-cell table:formula="of:=SUMIFS([$d_trans.$H$1:$d_trans.$H$1048576];[$d_trans.$I$1:$d_trans.$I$1048576];[.$A$1:.$A$1048576];[$d_trans.$E$1:$d_trans.$E$1048576];&quot;a&quot;)" office:value-type="float" office:value="0" calcext:value-type="float">
            <text:p>0</text:p>
          </table:table-cell>
          <table:table-cell table:formula="of:=IFERROR(SUMIFS([$d_trans.$H$1:$d_trans.$H$1048576];[$d_trans.$I$1:$d_trans.$I$1048576];[.$A$1:.$A$1048576];[$d_trans.$E$1:$d_trans.$E$1048576];&quot;a&quot;)/SUMIFS([$d_trans.$J$1:$d_trans.$J$1048576];[$d_trans.$I$1:$d_trans.$I$1048576];[.$A$1:.$A$1048576];[$d_trans.$E$1:$d_trans.$E$1048576];&quot;a&quot;);0)" office:value-type="percentage" office:value="0" calcext:value-type="percentage">
            <text:p>0.00%</text:p>
          </table:table-cell>
          <table:table-cell table:style-name="ce11" table:formula="of:=[.G116]/SUM([.G$1:.G$1048576])" office:value-type="percentage" office:value="0" calcext:value-type="percentage">
            <text:p>0.00%</text:p>
          </table:table-cell>
          <table:table-cell table:number-columns-repeated="2"/>
          <table:table-cell table:style-name="ce12" table:formula="of:=IFERROR([.D116]*[.E116]*100;0)" office:value-type="currency" office:currency="USD" office:value="0" calcext:value-type="currency">
            <text:p>$0.00</text:p>
          </table:table-cell>
          <table:table-cell table:style-name="ce12" table:formula="of:=IFERROR([.G116]*[.H116]*100;0)" office:value-type="currency" office:currency="USD" office:value="0" calcext:value-type="currency">
            <text:p>$0.00</text:p>
          </table:table-cell>
          <table:table-cell table:style-name="ce12" table:formula="of:=SUM([.K116:.L116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 table:number-rows-repeated="10484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_monthly" table:style-name="ta2">
        <table:table-column table:style-name="co8" table:number-columns-repeated="2" table:default-cell-style-name="ce14"/>
        <table:table-column table:style-name="co2" table:number-columns-repeated="13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post month</text:p>
          </table:table-cell>
          <table:table-cell table:style-name="ce13" office:value-type="string" calcext:value-type="string">
            <text:p>service month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month lag</text:p>
          </table:table-cell>
          <table:table-cell/>
          <table:table-cell office:value-type="string" calcext:value-type="string">
            <text:p>month lag</text:p>
          </table:table-cell>
          <table:table-cell office:value-type="string" calcext:value-type="string">
            <text:p>payment relief</text:p>
          </table:table-cell>
          <table:table-cell office:value-type="string" calcext:value-type="string">
            <text:p>adjustment relief</text:p>
          </table:table-cell>
          <table:table-cell table:number-columns-repeated="6"/>
        </table:table-row>
        <table:table-row table:style-name="ro1">
          <table:table-cell table:number-columns-repeated="2" office:value-type="date" office:date-value="2015-01-01" calcext:value-type="date">
            <text:p>2015-01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470" calcext:value-type="float">
            <text:p>47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35" calcext:value-type="float">
            <text:p>35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60" calcext:value-type="float">
            <text:p>60</text:p>
          </table:table-cell>
          <table:table-cell table:style-name="ce15" table:formula="of:=(YEAR([.A2])-YEAR([.B2]))*12+(MONTH([.A2])-MONTH([.B2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S([.$E$1:.$E$1048576];[.$F$1:.$F$1048576];[.$H$1:.$H$1048576])/SUMIFS([.$C$1:.$C$1048576];[.$F$1:.$F$1048576];[.$H$1:.$H$1048576])" office:value-type="float" office:value="0.127659574468085" calcext:value-type="float">
            <text:p>0.127659574468085</text:p>
          </table:table-cell>
          <table:table-cell table:number-columns-repeated="7"/>
        </table:table-row>
        <table:table-row table:style-name="ro1">
          <table:table-cell table:formula="of:=DATE(YEAR([.A2]);MONTH([.A2])+1;1)" office:value-type="date" office:date-value="2015-02-01" calcext:value-type="date">
            <text:p>2015-02-01</text:p>
          </table:table-cell>
          <table:table-cell office:value-type="date" office:date-value="2015-01-01" calcext:value-type="date">
            <text:p>2015-01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40" calcext:value-type="float">
            <text:p>4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25" calcext:value-type="float">
            <text:p>25</text:p>
          </table:table-cell>
          <table:table-cell table:style-name="ce15" table:formula="of:=(YEAR([.A3])-YEAR([.B3]))*12+(MONTH([.A3])-MONTH([.B3]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S([.$E$1:.$E$1048576];[.$F$1:.$F$1048576];[.$H$1:.$H$1048576])/SUMIFS([.$C$1:.$C$1048576];[.$F$1:.$F$1048576];[.$H$1:.$H$1048576])" office:value-type="float" office:value="0.596508728179551" calcext:value-type="float">
            <text:p>0.596508728179551</text:p>
          </table:table-cell>
          <table:table-cell table:number-columns-repeated="7"/>
        </table:table-row>
        <table:table-row table:style-name="ro1">
          <table:table-cell table:formula="of:=DATE(YEAR([.A3]);MONTH([.A3])+1;1)" office:value-type="date" office:date-value="2015-03-01" calcext:value-type="date">
            <text:p>2015-03-01</text:p>
          </table:table-cell>
          <table:table-cell office:value-type="date" office:date-value="2015-01-01" calcext:value-type="date">
            <text:p>2015-01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30" calcext:value-type="float">
            <text:p>3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10" calcext:value-type="float">
            <text:p>10</text:p>
          </table:table-cell>
          <table:table-cell table:style-name="ce15" table:formula="of:=(YEAR([.A4])-YEAR([.B4]))*12+(MONTH([.A4])-MONTH([.B4]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IFS([.$E$1:.$E$1048576];[.$F$1:.$F$1048576];[.$H$1:.$H$1048576])/SUMIFS([.$C$1:.$C$1048576];[.$F$1:.$F$1048576];[.$H$1:.$H$104857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formula="of:=DATE(YEAR([.A4]);MONTH([.A4])+1;1)" office:value-type="date" office:date-value="2015-04-01" calcext:value-type="date">
            <text:p>2015-04-01</text:p>
          </table:table-cell>
          <table:table-cell office:value-type="date" office:date-value="2015-01-01" calcext:value-type="date">
            <text:p>2015-01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50" calcext:value-type="float">
            <text:p>5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5])-YEAR([.B5]))*12+(MONTH([.A5])-MONTH([.B5]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IFS([.$E$1:.$E$1048576];[.$F$1:.$F$1048576];[.$H$1:.$H$1048576])/SUMIFS([.$C$1:.$C$1048576];[.$F$1:.$F$1048576];[.$H$1:.$H$104857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formula="of:=DATE(YEAR([.A5]);MONTH([.A5])+1;1)" office:value-type="date" office:date-value="2015-05-01" calcext:value-type="date">
            <text:p>2015-05-01</text:p>
          </table:table-cell>
          <table:table-cell office:value-type="date" office:date-value="2015-01-01" calcext:value-type="date">
            <text:p>2015-01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50" calcext:value-type="float">
            <text:p>5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6])-YEAR([.B6]))*12+(MONTH([.A6])-MONTH([.B6])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IFS([.$E$1:.$E$1048576];[.$F$1:.$F$1048576];[.$H$1:.$H$1048576])/SUMIFS([.$C$1:.$C$1048576];[.$F$1:.$F$1048576];[.$H$1:.$H$104857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formula="of:=DATE(YEAR([.A6]);MONTH([.A6])+1;1)" office:value-type="date" office:date-value="2015-06-01" calcext:value-type="date">
            <text:p>2015-06-01</text:p>
          </table:table-cell>
          <table:table-cell office:value-type="date" office:date-value="2015-01-01" calcext:value-type="date">
            <text:p>2015-01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7])-YEAR([.B7]))*12+(MONTH([.A7])-MONTH([.B7])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IFS([.$E$1:.$E$1048576];[.$F$1:.$F$1048576];[.$H$1:.$H$1048576])/SUMIFS([.$C$1:.$C$1048576];[.$F$1:.$F$1048576];[.$H$1:.$H$104857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table:formula="of:=DATE(YEAR([.B2]);MONTH([.B2])+1;1)" office:value-type="date" office:date-value="2015-02-01" calcext:value-type="date">
            <text:p>2015-02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8])-YEAR([.B8]))*12+(MONTH([.A8])-MONTH([.B8]))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table:formula="of:=DATE(YEAR([.A8]);MONTH([.A8])+1;1)" office:value-type="date" office:date-value="2015-02-01" calcext:value-type="date">
            <text:p>2015-02-01</text:p>
          </table:table-cell>
          <table:table-cell table:formula="of:=DATE(YEAR([.B3]);MONTH([.B3])+1;1)" office:value-type="date" office:date-value="2015-02-01" calcext:value-type="date">
            <text:p>2015-02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9])-YEAR([.B9]))*12+(MONTH([.A9])-MONTH([.B9]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DATE(YEAR([.A9]);MONTH([.A9])+1;1)" office:value-type="date" office:date-value="2015-03-01" calcext:value-type="date">
            <text:p>2015-03-01</text:p>
          </table:table-cell>
          <table:table-cell table:formula="of:=DATE(YEAR([.B4]);MONTH([.B4])+1;1)" office:value-type="date" office:date-value="2015-02-01" calcext:value-type="date">
            <text:p>2015-02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300" calcext:value-type="float">
            <text:p>30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85" calcext:value-type="float">
            <text:p>85</text:p>
          </table:table-cell>
          <table:table-cell table:style-name="ce15" table:formula="of:=(YEAR([.A10])-YEAR([.B10]))*12+(MONTH([.A10])-MONTH([.B10]))" office:value-type="float" office:value="1" calcext:value-type="float">
            <text:p>1</text:p>
          </table:table-cell>
          <table:table-cell/>
          <table:table-cell table:style-name="ce16"/>
          <table:table-cell table:style-name="ce16" office:value-type="string" calcext:value-type="string">
            <text:p>total charg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payment total</text:p>
          </table:table-cell>
        </table:table-row>
        <table:table-row table:style-name="ro1">
          <table:table-cell table:formula="of:=DATE(YEAR([.A10]);MONTH([.A10])+1;1)" office:value-type="date" office:date-value="2015-04-01" calcext:value-type="date">
            <text:p>2015-04-01</text:p>
          </table:table-cell>
          <table:table-cell table:formula="of:=DATE(YEAR([.B5]);MONTH([.B5])+1;1)" office:value-type="date" office:date-value="2015-02-01" calcext:value-type="date">
            <text:p>2015-02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125" calcext:value-type="float">
            <text:p>125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15" calcext:value-type="float">
            <text:p>15</text:p>
          </table:table-cell>
          <table:table-cell table:style-name="ce15" table:formula="of:=(YEAR([.A11])-YEAR([.B11]))*12+(MONTH([.A11])-MONTH([.B11]))" office:value-type="float" office:value="2" calcext:value-type="float">
            <text:p>2</text:p>
          </table:table-cell>
          <table:table-cell/>
          <table:table-cell table:style-name="ce5" office:value-type="date" office:date-value="2015-01-01" calcext:value-type="date">
            <text:p>01/01/15</text:p>
          </table:table-cell>
          <table:table-cell table:formula="of:=SUMIFS([.C$1:.C$1048576];[.B$1:.B$1048576];[.H$1:.H$1048576])" office:value-type="float" office:value="470" calcext:value-type="float">
            <text:p>470</text:p>
          </table:table-cell>
          <table:table-cell table:formula="of:=SUMIFS([.$D$1:.$D$1048576];[.$B$1:.$B$1048576];[.$H$1:.$H$1048576];[.$F$1:.$F$1048576];[.J$10])" office:value-type="float" office:value="35" calcext:value-type="float">
            <text:p>35</text:p>
          </table:table-cell>
          <table:table-cell table:formula="of:=SUMIFS([.$D$1:.$D$1048576];[.$B$1:.$B$1048576];[.$H$1:.$H$1048576];[.$F$1:.$F$1048576];[.K$10])" office:value-type="float" office:value="40" calcext:value-type="float">
            <text:p>40</text:p>
          </table:table-cell>
          <table:table-cell table:formula="of:=SUMIFS([.$D$1:.$D$1048576];[.$B$1:.$B$1048576];[.$H$1:.$H$1048576];[.$F$1:.$F$1048576];[.L$10])" office:value-type="float" office:value="30" calcext:value-type="float">
            <text:p>30</text:p>
          </table:table-cell>
          <table:table-cell table:formula="of:=SUMIFS([.$D$1:.$D$1048576];[.$B$1:.$B$1048576];[.$H$1:.$H$1048576];[.$F$1:.$F$1048576];[.M$10])" office:value-type="float" office:value="50" calcext:value-type="float">
            <text:p>50</text:p>
          </table:table-cell>
          <table:table-cell table:formula="of:=SUMIFS([.$D$1:.$D$1048576];[.$B$1:.$B$1048576];[.$H$1:.$H$1048576];[.$F$1:.$F$1048576];[.N$10])" office:value-type="float" office:value="50" calcext:value-type="float">
            <text:p>50</text:p>
          </table:table-cell>
          <table:table-cell table:formula="of:=SUMIFS([.$D$1:.$D$1048576];[.$B$1:.$B$1048576];[.$H$1:.$H$1048576];[.$F$1:.$F$1048576];[.O$10])" office:value-type="float" office:value="0" calcext:value-type="float">
            <text:p>0</text:p>
          </table:table-cell>
          <table:table-cell table:formula="of:=SUM([.J11:.O11])" office:value-type="float" office:value="205" calcext:value-type="float">
            <text:p>205</text:p>
          </table:table-cell>
        </table:table-row>
        <table:table-row table:style-name="ro1">
          <table:table-cell table:formula="of:=DATE(YEAR([.A11]);MONTH([.A11])+1;1)" office:value-type="date" office:date-value="2015-05-01" calcext:value-type="date">
            <text:p>2015-05-01</text:p>
          </table:table-cell>
          <table:table-cell table:formula="of:=DATE(YEAR([.B6]);MONTH([.B6])+1;1)" office:value-type="date" office:date-value="2015-02-01" calcext:value-type="date">
            <text:p>2015-02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15" calcext:value-type="float">
            <text:p>15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2])-YEAR([.B12]))*12+(MONTH([.A12])-MONTH([.B12]))" office:value-type="float" office:value="3" calcext:value-type="float">
            <text:p>3</text:p>
          </table:table-cell>
          <table:table-cell/>
          <table:table-cell table:style-name="ce5" table:formula="of:=DATE(YEAR([.H11]);MONTH([.H11])+1;1)" office:value-type="date" office:date-value="2015-02-01" calcext:value-type="date">
            <text:p>02/01/15</text:p>
          </table:table-cell>
          <table:table-cell table:formula="of:=SUMIFS([.C$1:.C$1048576];[.B$1:.B$1048576];[.H$1:.H$1048576])" office:value-type="float" office:value="300" calcext:value-type="float">
            <text:p>300</text:p>
          </table:table-cell>
          <table:table-cell table:formula="of:=SUMIFS([.$D$1:.$D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" office:value-type="float" office:value="0" calcext:value-type="float">
            <text:p>0</text:p>
          </table:table-cell>
          <table:table-cell table:formula="of:=SUMIFS([.$D$1:.$D$1048576];[.$B$1:.$B$1048576];[.$H$1:.$H$1048576];[.$F$1:.$F$1048576];[.L$10])" office:value-type="float" office:value="125" calcext:value-type="float">
            <text:p>125</text:p>
          </table:table-cell>
          <table:table-cell table:formula="of:=SUMIFS([.$D$1:.$D$1048576];[.$B$1:.$B$1048576];[.$H$1:.$H$1048576];[.$F$1:.$F$1048576];[.M$10])" office:value-type="float" office:value="15" calcext:value-type="float">
            <text:p>15</text:p>
          </table:table-cell>
          <table:table-cell table:formula="of:=SUMIFS([.$D$1:.$D$1048576];[.$B$1:.$B$1048576];[.$H$1:.$H$1048576];[.$F$1:.$F$1048576];[.N$10])" office:value-type="float" office:value="15" calcext:value-type="float">
            <text:p>15</text:p>
          </table:table-cell>
          <table:table-cell table:formula="of:=SUMIFS([.$D$1:.$D$1048576];[.$B$1:.$B$1048576];[.$H$1:.$H$1048576];[.$F$1:.$F$1048576];[.O$10])" office:value-type="float" office:value="0" calcext:value-type="float">
            <text:p>0</text:p>
          </table:table-cell>
          <table:table-cell table:formula="of:=SUM([.J12:.O12])" office:value-type="float" office:value="155" calcext:value-type="float">
            <text:p>155</text:p>
          </table:table-cell>
        </table:table-row>
        <table:table-row table:style-name="ro1">
          <table:table-cell table:formula="of:=DATE(YEAR([.A12]);MONTH([.A12])+1;1)" office:value-type="date" office:date-value="2015-06-01" calcext:value-type="date">
            <text:p>2015-06-01</text:p>
          </table:table-cell>
          <table:table-cell table:formula="of:=DATE(YEAR([.B7]);MONTH([.B7])+1;1)" office:value-type="date" office:date-value="2015-02-01" calcext:value-type="date">
            <text:p>2015-02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15" calcext:value-type="float">
            <text:p>15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3])-YEAR([.B13]))*12+(MONTH([.A13])-MONTH([.B13]))" office:value-type="float" office:value="4" calcext:value-type="float">
            <text:p>4</text:p>
          </table:table-cell>
          <table:table-cell/>
          <table:table-cell table:style-name="ce5" table:formula="of:=DATE(YEAR([.H12]);MONTH([.H12])+1;1)" office:value-type="date" office:date-value="2015-03-01" calcext:value-type="date">
            <text:p>03/01/15</text:p>
          </table:table-cell>
          <table:table-cell table:formula="of:=SUMIFS([.C$1:.C$1048576];[.B$1:.B$1048576];[.H$1:.H$1048576])" office:value-type="float" office:value="19750" calcext:value-type="float">
            <text:p>19750</text:p>
          </table:table-cell>
          <table:table-cell table:formula="of:=SUMIFS([.$D$1:.$D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" office:value-type="float" office:value="6320" calcext:value-type="float">
            <text:p>6320</text:p>
          </table:table-cell>
          <table:table-cell table:formula="of:=SUMIFS([.$D$1:.$D$1048576];[.$B$1:.$B$1048576];[.$H$1:.$H$1048576];[.$F$1:.$F$1048576];[.L$10])" office:value-type="float" office:value="0" calcext:value-type="float">
            <text:p>0</text:p>
          </table:table-cell>
          <table:table-cell table:formula="of:=SUMIFS([.$D$1:.$D$1048576];[.$B$1:.$B$1048576];[.$H$1:.$H$1048576];[.$F$1:.$F$1048576];[.M$10])" office:value-type="float" office:value="1580" calcext:value-type="float">
            <text:p>1580</text:p>
          </table:table-cell>
          <table:table-cell table:formula="of:=SUMIFS([.$D$1:.$D$1048576];[.$B$1:.$B$1048576];[.$H$1:.$H$1048576];[.$F$1:.$F$1048576];[.N$10])" office:value-type="float" office:value="0" calcext:value-type="float">
            <text:p>0</text:p>
          </table:table-cell>
          <table:table-cell table:formula="of:=SUMIFS([.$D$1:.$D$1048576];[.$B$1:.$B$1048576];[.$H$1:.$H$1048576];[.$F$1:.$F$1048576];[.O$10])" office:value-type="float" office:value="0" calcext:value-type="float">
            <text:p>0</text:p>
          </table:table-cell>
          <table:table-cell table:formula="of:=SUM([.J13:.O13])" office:value-type="float" office:value="7900" calcext:value-type="float">
            <text:p>7900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table:formula="of:=DATE(YEAR([.B8]);MONTH([.B8])+1;1)" office:value-type="date" office:date-value="2015-03-01" calcext:value-type="date">
            <text:p>2015-03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4])-YEAR([.B14]))*12+(MONTH([.A14])-MONTH([.B14]))" office:value-type="float" office:value="-2" calcext:value-type="float">
            <text:p>-2</text:p>
          </table:table-cell>
          <table:table-cell/>
          <table:table-cell table:style-name="ce5" table:formula="of:=DATE(YEAR([.H13]);MONTH([.H13])+1;1)" office:value-type="date" office:date-value="2015-04-01" calcext:value-type="date">
            <text:p>04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" office:value-type="float" office:value="0" calcext:value-type="float">
            <text:p>0</text:p>
          </table:table-cell>
          <table:table-cell table:formula="of:=SUMIFS([.$D$1:.$D$1048576];[.$B$1:.$B$1048576];[.$H$1:.$H$1048576];[.$F$1:.$F$1048576];[.L$10])" office:value-type="float" office:value="0" calcext:value-type="float">
            <text:p>0</text:p>
          </table:table-cell>
          <table:table-cell table:formula="of:=SUMIFS([.$D$1:.$D$1048576];[.$B$1:.$B$1048576];[.$H$1:.$H$1048576];[.$F$1:.$F$1048576];[.M$10])" office:value-type="float" office:value="0" calcext:value-type="float">
            <text:p>0</text:p>
          </table:table-cell>
          <table:table-cell table:formula="of:=SUMIFS([.$D$1:.$D$1048576];[.$B$1:.$B$1048576];[.$H$1:.$H$1048576];[.$F$1:.$F$1048576];[.N$10])" office:value-type="float" office:value="0" calcext:value-type="float">
            <text:p>0</text:p>
          </table:table-cell>
          <table:table-cell table:formula="of:=SUMIFS([.$D$1:.$D$1048576];[.$B$1:.$B$1048576];[.$H$1:.$H$1048576];[.$F$1:.$F$1048576];[.O$10])" office:value-type="float" office:value="0" calcext:value-type="float">
            <text:p>0</text:p>
          </table:table-cell>
          <table:table-cell table:formula="of:=SUM([.J14:.O14])" office:value-type="float" office:value="0" calcext:value-type="float">
            <text:p>0</text:p>
          </table:table-cell>
        </table:table-row>
        <table:table-row table:style-name="ro1">
          <table:table-cell table:formula="of:=DATE(YEAR([.A14]);MONTH([.A14])+1;1)" office:value-type="date" office:date-value="2015-02-01" calcext:value-type="date">
            <text:p>2015-02-01</text:p>
          </table:table-cell>
          <table:table-cell table:formula="of:=DATE(YEAR([.B9]);MONTH([.B9])+1;1)" office:value-type="date" office:date-value="2015-03-01" calcext:value-type="date">
            <text:p>2015-03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5])-YEAR([.B15]))*12+(MONTH([.A15])-MONTH([.B15]))" office:value-type="float" office:value="-1" calcext:value-type="float">
            <text:p>-1</text:p>
          </table:table-cell>
          <table:table-cell/>
          <table:table-cell table:style-name="ce5" table:formula="of:=DATE(YEAR([.H14]);MONTH([.H14])+1;1)" office:value-type="date" office:date-value="2015-05-01" calcext:value-type="date">
            <text:p>05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" office:value-type="float" office:value="0" calcext:value-type="float">
            <text:p>0</text:p>
          </table:table-cell>
          <table:table-cell table:formula="of:=SUMIFS([.$D$1:.$D$1048576];[.$B$1:.$B$1048576];[.$H$1:.$H$1048576];[.$F$1:.$F$1048576];[.L$10])" office:value-type="float" office:value="0" calcext:value-type="float">
            <text:p>0</text:p>
          </table:table-cell>
          <table:table-cell table:formula="of:=SUMIFS([.$D$1:.$D$1048576];[.$B$1:.$B$1048576];[.$H$1:.$H$1048576];[.$F$1:.$F$1048576];[.M$10])" office:value-type="float" office:value="0" calcext:value-type="float">
            <text:p>0</text:p>
          </table:table-cell>
          <table:table-cell table:formula="of:=SUMIFS([.$D$1:.$D$1048576];[.$B$1:.$B$1048576];[.$H$1:.$H$1048576];[.$F$1:.$F$1048576];[.N$10])" office:value-type="float" office:value="0" calcext:value-type="float">
            <text:p>0</text:p>
          </table:table-cell>
          <table:table-cell table:formula="of:=SUMIFS([.$D$1:.$D$1048576];[.$B$1:.$B$1048576];[.$H$1:.$H$1048576];[.$F$1:.$F$1048576];[.O$10])" office:value-type="float" office:value="0" calcext:value-type="float">
            <text:p>0</text:p>
          </table:table-cell>
          <table:table-cell table:formula="of:=SUM([.J15:.O15])" office:value-type="float" office:value="0" calcext:value-type="float">
            <text:p>0</text:p>
          </table:table-cell>
        </table:table-row>
        <table:table-row table:style-name="ro1">
          <table:table-cell table:formula="of:=DATE(YEAR([.A15]);MONTH([.A15])+1;1)" office:value-type="date" office:date-value="2015-03-01" calcext:value-type="date">
            <text:p>2015-03-01</text:p>
          </table:table-cell>
          <table:table-cell table:formula="of:=DATE(YEAR([.B10]);MONTH([.B10])+1;1)" office:value-type="date" office:date-value="2015-03-01" calcext:value-type="date">
            <text:p>2015-03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6])-YEAR([.B16]))*12+(MONTH([.A16])-MONTH([.B16]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DATE(YEAR([.A16]);MONTH([.A16])+1;1)" office:value-type="date" office:date-value="2015-04-01" calcext:value-type="date">
            <text:p>2015-04-01</text:p>
          </table:table-cell>
          <table:table-cell table:formula="of:=DATE(YEAR([.B11]);MONTH([.B11])+1;1)" office:value-type="date" office:date-value="2015-03-01" calcext:value-type="date">
            <text:p>2015-03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19750" calcext:value-type="float">
            <text:p>1975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6320" calcext:value-type="float">
            <text:p>632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11850" calcext:value-type="float">
            <text:p>11850</text:p>
          </table:table-cell>
          <table:table-cell table:style-name="ce15" table:formula="of:=(YEAR([.A17])-YEAR([.B17]))*12+(MONTH([.A17])-MONTH([.B17]))" office:value-type="float" office:value="1" calcext:value-type="float">
            <text:p>1</text:p>
          </table:table-cell>
          <table:table-cell/>
          <table:table-cell table:style-name="ce16"/>
          <table:table-cell table:style-name="ce16" office:value-type="string" calcext:value-type="string">
            <text:p>total charg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payment resolution</text:p>
          </table:table-cell>
        </table:table-row>
        <table:table-row table:style-name="ro1">
          <table:table-cell table:formula="of:=DATE(YEAR([.A17]);MONTH([.A17])+1;1)" office:value-type="date" office:date-value="2015-05-01" calcext:value-type="date">
            <text:p>2015-05-01</text:p>
          </table:table-cell>
          <table:table-cell table:formula="of:=DATE(YEAR([.B12]);MONTH([.B12])+1;1)" office:value-type="date" office:date-value="2015-03-01" calcext:value-type="date">
            <text:p>2015-03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8])-YEAR([.B18]))*12+(MONTH([.A18])-MONTH([.B18]))" office:value-type="float" office:value="2" calcext:value-type="float">
            <text:p>2</text:p>
          </table:table-cell>
          <table:table-cell/>
          <table:table-cell table:style-name="ce5" office:value-type="date" office:date-value="2015-01-01" calcext:value-type="date">
            <text:p>01/01/15</text:p>
          </table:table-cell>
          <table:table-cell table:formula="of:=SUMIFS([.C$1:.C$1048576];[.B$1:.B$1048576];[.H$1:.H$1048576])" office:value-type="float" office:value="470" calcext:value-type="float">
            <text:p>470</text:p>
          </table:table-cell>
          <table:table-cell table:formula="of:=SUMIFS([.$D$1:.$D$1048576];[.$B$1:.$B$1048576];[.$H$1:.$H$1048576];[.$F$1:.$F$1048576];[.J$10])/([.$I$1:.$I$1048576])" office:value-type="float" office:value="0.074468085106383" calcext:value-type="float">
            <text:p>0.074468085106383</text:p>
          </table:table-cell>
          <table:table-cell table:formula="of:=SUMIFS([.$D$1:.$D$1048576];[.$B$1:.$B$1048576];[.$H$1:.$H$1048576];[.$F$1:.$F$1048576];[.K$10])/([.$I$1:.$I$1048576])" office:value-type="float" office:value="0.0851063829787234" calcext:value-type="float">
            <text:p>0.085106382978723</text:p>
          </table:table-cell>
          <table:table-cell table:formula="of:=SUMIFS([.$D$1:.$D$1048576];[.$B$1:.$B$1048576];[.$H$1:.$H$1048576];[.$F$1:.$F$1048576];[.L$10])/([.$I$1:.$I$1048576])" office:value-type="float" office:value="0.0638297872340425" calcext:value-type="float">
            <text:p>0.063829787234043</text:p>
          </table:table-cell>
          <table:table-cell table:formula="of:=SUMIFS([.$D$1:.$D$1048576];[.$B$1:.$B$1048576];[.$H$1:.$H$1048576];[.$F$1:.$F$1048576];[.M$10])/([.$I$1:.$I$1048576])" office:value-type="float" office:value="0.106382978723404" calcext:value-type="float">
            <text:p>0.106382978723404</text:p>
          </table:table-cell>
          <table:table-cell table:formula="of:=SUMIFS([.$D$1:.$D$1048576];[.$B$1:.$B$1048576];[.$H$1:.$H$1048576];[.$F$1:.$F$1048576];[.N$10])/([.$I$1:.$I$1048576])" office:value-type="float" office:value="0.106382978723404" calcext:value-type="float">
            <text:p>0.106382978723404</text:p>
          </table:table-cell>
          <table:table-cell table:formula="of:=SUMIFS([.$D$1:.$D$1048576];[.$B$1:.$B$1048576];[.$H$1:.$H$1048576];[.$F$1:.$F$1048576];[.O$10])/([.$I$1:.$I$1048576])" office:value-type="float" office:value="0" calcext:value-type="float">
            <text:p>0</text:p>
          </table:table-cell>
          <table:table-cell table:formula="of:=SUM([.J18:.O18])" office:value-type="float" office:value="0.436170212765957" calcext:value-type="float">
            <text:p>0.436170212765957</text:p>
          </table:table-cell>
        </table:table-row>
        <table:table-row table:style-name="ro1">
          <table:table-cell table:formula="of:=DATE(YEAR([.A18]);MONTH([.A18])+1;1)" office:value-type="date" office:date-value="2015-06-01" calcext:value-type="date">
            <text:p>2015-06-01</text:p>
          </table:table-cell>
          <table:table-cell table:formula="of:=DATE(YEAR([.B13]);MONTH([.B13])+1;1)" office:value-type="date" office:date-value="2015-03-01" calcext:value-type="date">
            <text:p>2015-03-01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C$1])" office:value-type="float" office:value="0" calcext:value-type="float">
            <text:p>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D$1])" office:value-type="float" office:value="1580" calcext:value-type="float">
            <text:p>1580</text:p>
          </table:table-cell>
          <table:table-cell table:formula="of:=SUMIFS([$d_trans.$H$1:$d_trans.$H$1048576];[$d_trans.$A$1:$d_trans.$A$1048576];[.$A$1:.$A$1048576];[$d_trans.$B$1:$d_trans.$B$1048576];[.$B$1:.$B$1048576];[$d_trans.$E$1:$d_trans.$E$1048576];[.E$1])" office:value-type="float" office:value="0" calcext:value-type="float">
            <text:p>0</text:p>
          </table:table-cell>
          <table:table-cell table:style-name="ce15" table:formula="of:=(YEAR([.A19])-YEAR([.B19]))*12+(MONTH([.A19])-MONTH([.B19]))" office:value-type="float" office:value="3" calcext:value-type="float">
            <text:p>3</text:p>
          </table:table-cell>
          <table:table-cell/>
          <table:table-cell table:style-name="ce5" table:formula="of:=DATE(YEAR([.H18]);MONTH([.H18])+1;1)" office:value-type="date" office:date-value="2015-02-01" calcext:value-type="date">
            <text:p>02/01/15</text:p>
          </table:table-cell>
          <table:table-cell table:formula="of:=SUMIFS([.C$1:.C$1048576];[.B$1:.B$1048576];[.H$1:.H$1048576])" office:value-type="float" office:value="300" calcext:value-type="float">
            <text:p>300</text:p>
          </table:table-cell>
          <table:table-cell table:formula="of:=SUMIFS([.$D$1:.$D$1048576];[.$B$1:.$B$1048576];[.$H$1:.$H$1048576];[.$F$1:.$F$1048576];[.J$10])/([.$I$1:.$I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K$10])/([.$I$1:.$I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L$10])/([.$I$1:.$I$1048576])" office:value-type="float" office:value="0.416666666666667" calcext:value-type="float">
            <text:p>0.416666666666667</text:p>
          </table:table-cell>
          <table:table-cell table:formula="of:=SUMIFS([.$D$1:.$D$1048576];[.$B$1:.$B$1048576];[.$H$1:.$H$1048576];[.$F$1:.$F$1048576];[.M$10])/([.$I$1:.$I$1048576])" office:value-type="float" office:value="0.05" calcext:value-type="float">
            <text:p>0.05</text:p>
          </table:table-cell>
          <table:table-cell table:formula="of:=SUMIFS([.$D$1:.$D$1048576];[.$B$1:.$B$1048576];[.$H$1:.$H$1048576];[.$F$1:.$F$1048576];[.N$10])/([.$I$1:.$I$1048576])" office:value-type="float" office:value="0.05" calcext:value-type="float">
            <text:p>0.05</text:p>
          </table:table-cell>
          <table:table-cell table:formula="of:=SUMIFS([.$D$1:.$D$1048576];[.$B$1:.$B$1048576];[.$H$1:.$H$1048576];[.$F$1:.$F$1048576];[.O$10])/([.$I$1:.$I$1048576])" office:value-type="float" office:value="0" calcext:value-type="float">
            <text:p>0</text:p>
          </table:table-cell>
          <table:table-cell table:formula="of:=SUM([.J19:.O19])" office:value-type="float" office:value="0.516666666666667" calcext:value-type="float">
            <text:p>0.516666666666667</text:p>
          </table:table-cell>
        </table:table-row>
        <table:table-row table:style-name="ro1">
          <table:table-cell table:number-columns-repeated="7"/>
          <table:table-cell table:style-name="ce5" table:formula="of:=DATE(YEAR([.H19]);MONTH([.H19])+1;1)" office:value-type="date" office:date-value="2015-03-01" calcext:value-type="date">
            <text:p>03/01/15</text:p>
          </table:table-cell>
          <table:table-cell table:formula="of:=SUMIFS([.C$1:.C$1048576];[.B$1:.B$1048576];[.H$1:.H$1048576])" office:value-type="float" office:value="19750" calcext:value-type="float">
            <text:p>19750</text:p>
          </table:table-cell>
          <table:table-cell table:formula="of:=SUMIFS([.$D$1:.$D$1048576];[.$B$1:.$B$1048576];[.$H$1:.$H$1048576];[.$F$1:.$F$1048576];[.J$10])/([.$I$1:.$I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K$10])/([.$I$1:.$I$1048576])" office:value-type="float" office:value="0.32" calcext:value-type="float">
            <text:p>0.32</text:p>
          </table:table-cell>
          <table:table-cell table:formula="of:=SUMIFS([.$D$1:.$D$1048576];[.$B$1:.$B$1048576];[.$H$1:.$H$1048576];[.$F$1:.$F$1048576];[.L$10])/([.$I$1:.$I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M$10])/([.$I$1:.$I$1048576])" office:value-type="float" office:value="0.08" calcext:value-type="float">
            <text:p>0.08</text:p>
          </table:table-cell>
          <table:table-cell table:formula="of:=SUMIFS([.$D$1:.$D$1048576];[.$B$1:.$B$1048576];[.$H$1:.$H$1048576];[.$F$1:.$F$1048576];[.N$10])/([.$I$1:.$I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O$10])/([.$I$1:.$I$1048576])" office:value-type="float" office:value="0" calcext:value-type="float">
            <text:p>0</text:p>
          </table:table-cell>
          <table:table-cell table:formula="of:=SUM([.J20:.O20])" office:value-type="float" office:value="0.4" calcext:value-type="float">
            <text:p>0.4</text:p>
          </table:table-cell>
        </table:table-row>
        <table:table-row table:style-name="ro1">
          <table:table-cell table:number-columns-repeated="7"/>
          <table:table-cell table:style-name="ce5" table:formula="of:=DATE(YEAR([.H20]);MONTH([.H20])+1;1)" office:value-type="date" office:date-value="2015-04-01" calcext:value-type="date">
            <text:p>04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J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K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L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M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N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O$10])/([.$I$1:.$I$1048576])" office:value-type="string" office:string-value="" calcext:value-type="error">
            <text:p>#DIV/0!</text:p>
          </table:table-cell>
          <table:table-cell table:formula="of:=SUM([.J21:.O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5" table:formula="of:=DATE(YEAR([.H21]);MONTH([.H21])+1;1)" office:value-type="date" office:date-value="2015-05-01" calcext:value-type="date">
            <text:p>05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J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K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L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M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N$10])/([.$I$1:.$I$1048576])" office:value-type="string" office:string-value="" calcext:value-type="error">
            <text:p>#DIV/0!</text:p>
          </table:table-cell>
          <table:table-cell table:formula="of:=SUMIFS([.$D$1:.$D$1048576];[.$B$1:.$B$1048576];[.$H$1:.$H$1048576];[.$F$1:.$F$1048576];[.O$10])/([.$I$1:.$I$1048576])" office:value-type="string" office:string-value="" calcext:value-type="error">
            <text:p>#DIV/0!</text:p>
          </table:table-cell>
          <table:table-cell table:formula="of:=SUM([.J22:.O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17"/>
          <table:table-cell table:style-name="ce17" office:value-type="string" calcext:value-type="string">
            <text:p>total charges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adjustment total</text:p>
          </table:table-cell>
        </table:table-row>
        <table:table-row table:style-name="ro1">
          <table:table-cell table:number-columns-repeated="7"/>
          <table:table-cell table:style-name="ce5" office:value-type="date" office:date-value="2015-01-01" calcext:value-type="date">
            <text:p>01/01/15</text:p>
          </table:table-cell>
          <table:table-cell table:formula="of:=SUMIFS([.C$1:.C$1048576];[.B$1:.B$1048576];[.H$1:.H$1048576])" office:value-type="float" office:value="470" calcext:value-type="float">
            <text:p>470</text:p>
          </table:table-cell>
          <table:table-cell table:formula="of:=SUMIFS(OFFSET([.$D$1:.$D$1048576];0;1);[.$B$1:.$B$1048576];[.$H$1:.$H$1048576];[.$F$1:.$F$1048576];[.J$10])" office:value-type="float" office:value="60" calcext:value-type="float">
            <text:p>60</text:p>
          </table:table-cell>
          <table:table-cell table:formula="of:=SUMIFS(OFFSET([.$D$1:.$D$1048576];0;1);[.$B$1:.$B$1048576];[.$H$1:.$H$1048576];[.$F$1:.$F$1048576];[.K$10])" office:value-type="float" office:value="25" calcext:value-type="float">
            <text:p>25</text:p>
          </table:table-cell>
          <table:table-cell table:formula="of:=SUMIFS(OFFSET([.$D$1:.$D$1048576];0;1);[.$B$1:.$B$1048576];[.$H$1:.$H$1048576];[.$F$1:.$F$1048576];[.L$10])" office:value-type="float" office:value="10" calcext:value-type="float">
            <text:p>10</text:p>
          </table:table-cell>
          <table:table-cell table:formula="of:=SUMIFS(OFFSET([.$D$1:.$D$1048576];0;1);[.$B$1:.$B$1048576];[.$H$1:.$H$1048576];[.$F$1:.$F$1048576];[.M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" office:value-type="float" office:value="0" calcext:value-type="float">
            <text:p>0</text:p>
          </table:table-cell>
          <table:table-cell table:formula="of:=SUM([.J25:.O25])" office:value-type="float" office:value="95" calcext:value-type="float">
            <text:p>95</text:p>
          </table:table-cell>
        </table:table-row>
        <table:table-row table:style-name="ro1">
          <table:table-cell table:number-columns-repeated="7"/>
          <table:table-cell table:style-name="ce5" table:formula="of:=DATE(YEAR([.H25]);MONTH([.H25])+1;1)" office:value-type="date" office:date-value="2015-02-01" calcext:value-type="date">
            <text:p>02/01/15</text:p>
          </table:table-cell>
          <table:table-cell table:formula="of:=SUMIFS([.C$1:.C$1048576];[.B$1:.B$1048576];[.H$1:.H$1048576])" office:value-type="float" office:value="300" calcext:value-type="float">
            <text:p>300</text:p>
          </table:table-cell>
          <table:table-cell table:formula="of:=SUMIFS(OFFSET([.$D$1:.$D$1048576];0;1);[.$B$1:.$B$1048576];[.$H$1:.$H$1048576];[.$F$1:.$F$1048576];[.J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K$10])" office:value-type="float" office:value="85" calcext:value-type="float">
            <text:p>85</text:p>
          </table:table-cell>
          <table:table-cell table:formula="of:=SUMIFS(OFFSET([.$D$1:.$D$1048576];0;1);[.$B$1:.$B$1048576];[.$H$1:.$H$1048576];[.$F$1:.$F$1048576];[.L$10])" office:value-type="float" office:value="15" calcext:value-type="float">
            <text:p>15</text:p>
          </table:table-cell>
          <table:table-cell table:formula="of:=SUMIFS(OFFSET([.$D$1:.$D$1048576];0;1);[.$B$1:.$B$1048576];[.$H$1:.$H$1048576];[.$F$1:.$F$1048576];[.M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" office:value-type="float" office:value="0" calcext:value-type="float">
            <text:p>0</text:p>
          </table:table-cell>
          <table:table-cell table:formula="of:=SUM([.J26:.O26])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table:style-name="ce5" table:formula="of:=DATE(YEAR([.H26]);MONTH([.H26])+1;1)" office:value-type="date" office:date-value="2015-03-01" calcext:value-type="date">
            <text:p>03/01/15</text:p>
          </table:table-cell>
          <table:table-cell table:formula="of:=SUMIFS([.C$1:.C$1048576];[.B$1:.B$1048576];[.H$1:.H$1048576])" office:value-type="float" office:value="19750" calcext:value-type="float">
            <text:p>19750</text:p>
          </table:table-cell>
          <table:table-cell table:formula="of:=SUMIFS(OFFSET([.$D$1:.$D$1048576];0;1);[.$B$1:.$B$1048576];[.$H$1:.$H$1048576];[.$F$1:.$F$1048576];[.J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K$10])" office:value-type="float" office:value="11850" calcext:value-type="float">
            <text:p>11850</text:p>
          </table:table-cell>
          <table:table-cell table:formula="of:=SUMIFS(OFFSET([.$D$1:.$D$1048576];0;1);[.$B$1:.$B$1048576];[.$H$1:.$H$1048576];[.$F$1:.$F$1048576];[.L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M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" office:value-type="float" office:value="0" calcext:value-type="float">
            <text:p>0</text:p>
          </table:table-cell>
          <table:table-cell table:formula="of:=SUM([.J27:.O27])" office:value-type="float" office:value="11850" calcext:value-type="float">
            <text:p>11850</text:p>
          </table:table-cell>
        </table:table-row>
        <table:table-row table:style-name="ro1">
          <table:table-cell table:number-columns-repeated="7"/>
          <table:table-cell table:style-name="ce5" table:formula="of:=DATE(YEAR([.H27]);MONTH([.H27])+1;1)" office:value-type="date" office:date-value="2015-04-01" calcext:value-type="date">
            <text:p>04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J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K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L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M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" office:value-type="float" office:value="0" calcext:value-type="float">
            <text:p>0</text:p>
          </table:table-cell>
          <table:table-cell table:formula="of:=SUM([.J28:.O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5" table:formula="of:=DATE(YEAR([.H28]);MONTH([.H28])+1;1)" office:value-type="date" office:date-value="2015-05-01" calcext:value-type="date">
            <text:p>05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J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K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L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M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" office:value-type="float" office:value="0" calcext:value-type="float">
            <text:p>0</text:p>
          </table:table-cell>
          <table:table-cell table:formula="of:=SUM([.J29:.O29]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17"/>
          <table:table-cell table:style-name="ce17" office:value-type="string" calcext:value-type="string">
            <text:p>total charges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adjustment resolution</text:p>
          </table:table-cell>
        </table:table-row>
        <table:table-row table:style-name="ro1">
          <table:table-cell table:number-columns-repeated="7"/>
          <table:table-cell table:style-name="ce5" office:value-type="date" office:date-value="2015-01-01" calcext:value-type="date">
            <text:p>01/01/15</text:p>
          </table:table-cell>
          <table:table-cell table:formula="of:=SUMIFS([.C$1:.C$1048576];[.B$1:.B$1048576];[.H$1:.H$1048576])" office:value-type="float" office:value="470" calcext:value-type="float">
            <text:p>470</text:p>
          </table:table-cell>
          <table:table-cell table:formula="of:=SUMIFS(OFFSET([.$D$1:.$D$1048576];0;1);[.$B$1:.$B$1048576];[.$H$1:.$H$1048576];[.$F$1:.$F$1048576];[.J$10])/([.$I$1:.$I$1048576])" office:value-type="float" office:value="0.127659574468085" calcext:value-type="float">
            <text:p>0.127659574468085</text:p>
          </table:table-cell>
          <table:table-cell table:formula="of:=SUMIFS(OFFSET([.$D$1:.$D$1048576];0;1);[.$B$1:.$B$1048576];[.$H$1:.$H$1048576];[.$F$1:.$F$1048576];[.K$10])/([.$I$1:.$I$1048576])" office:value-type="float" office:value="0.0531914893617021" calcext:value-type="float">
            <text:p>0.053191489361702</text:p>
          </table:table-cell>
          <table:table-cell table:formula="of:=SUMIFS(OFFSET([.$D$1:.$D$1048576];0;1);[.$B$1:.$B$1048576];[.$H$1:.$H$1048576];[.$F$1:.$F$1048576];[.L$10])/([.$I$1:.$I$1048576])" office:value-type="float" office:value="0.0212765957446808" calcext:value-type="float">
            <text:p>0.021276595744681</text:p>
          </table:table-cell>
          <table:table-cell table:formula="of:=SUMIFS(OFFSET([.$D$1:.$D$1048576];0;1);[.$B$1:.$B$1048576];[.$H$1:.$H$1048576];[.$F$1:.$F$1048576];[.M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/([.$I$1:.$I$1048576])" office:value-type="float" office:value="0" calcext:value-type="float">
            <text:p>0</text:p>
          </table:table-cell>
          <table:table-cell table:formula="of:=SUM([.J32:.O32])" office:value-type="float" office:value="0.202127659574468" calcext:value-type="float">
            <text:p>0.202127659574468</text:p>
          </table:table-cell>
        </table:table-row>
        <table:table-row table:style-name="ro1">
          <table:table-cell table:number-columns-repeated="7"/>
          <table:table-cell table:style-name="ce5" table:formula="of:=DATE(YEAR([.H32]);MONTH([.H32])+1;1)" office:value-type="date" office:date-value="2015-02-01" calcext:value-type="date">
            <text:p>02/01/15</text:p>
          </table:table-cell>
          <table:table-cell table:formula="of:=SUMIFS([.C$1:.C$1048576];[.B$1:.B$1048576];[.H$1:.H$1048576])" office:value-type="float" office:value="300" calcext:value-type="float">
            <text:p>300</text:p>
          </table:table-cell>
          <table:table-cell table:formula="of:=SUMIFS(OFFSET([.$D$1:.$D$1048576];0;1);[.$B$1:.$B$1048576];[.$H$1:.$H$1048576];[.$F$1:.$F$1048576];[.J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K$10])/([.$I$1:.$I$1048576])" office:value-type="float" office:value="0.283333333333333" calcext:value-type="float">
            <text:p>0.283333333333333</text:p>
          </table:table-cell>
          <table:table-cell table:formula="of:=SUMIFS(OFFSET([.$D$1:.$D$1048576];0;1);[.$B$1:.$B$1048576];[.$H$1:.$H$1048576];[.$F$1:.$F$1048576];[.L$10])/([.$I$1:.$I$1048576])" office:value-type="float" office:value="0.05" calcext:value-type="float">
            <text:p>0.05</text:p>
          </table:table-cell>
          <table:table-cell table:formula="of:=SUMIFS(OFFSET([.$D$1:.$D$1048576];0;1);[.$B$1:.$B$1048576];[.$H$1:.$H$1048576];[.$F$1:.$F$1048576];[.M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/([.$I$1:.$I$1048576])" office:value-type="float" office:value="0" calcext:value-type="float">
            <text:p>0</text:p>
          </table:table-cell>
          <table:table-cell table:formula="of:=SUM([.J33:.O33])" office:value-type="float" office:value="0.333333333333333" calcext:value-type="float">
            <text:p>0.333333333333333</text:p>
          </table:table-cell>
        </table:table-row>
        <table:table-row table:style-name="ro1">
          <table:table-cell table:number-columns-repeated="7"/>
          <table:table-cell table:style-name="ce5" table:formula="of:=DATE(YEAR([.H33]);MONTH([.H33])+1;1)" office:value-type="date" office:date-value="2015-03-01" calcext:value-type="date">
            <text:p>03/01/15</text:p>
          </table:table-cell>
          <table:table-cell table:formula="of:=SUMIFS([.C$1:.C$1048576];[.B$1:.B$1048576];[.H$1:.H$1048576])" office:value-type="float" office:value="19750" calcext:value-type="float">
            <text:p>19750</text:p>
          </table:table-cell>
          <table:table-cell table:formula="of:=SUMIFS(OFFSET([.$D$1:.$D$1048576];0;1);[.$B$1:.$B$1048576];[.$H$1:.$H$1048576];[.$F$1:.$F$1048576];[.J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K$10])/([.$I$1:.$I$1048576])" office:value-type="float" office:value="0.6" calcext:value-type="float">
            <text:p>0.6</text:p>
          </table:table-cell>
          <table:table-cell table:formula="of:=SUMIFS(OFFSET([.$D$1:.$D$1048576];0;1);[.$B$1:.$B$1048576];[.$H$1:.$H$1048576];[.$F$1:.$F$1048576];[.L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M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N$10])/([.$I$1:.$I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O$10])/([.$I$1:.$I$1048576])" office:value-type="float" office:value="0" calcext:value-type="float">
            <text:p>0</text:p>
          </table:table-cell>
          <table:table-cell table:formula="of:=SUM([.J34:.O34])" office:value-type="float" office:value="0.6" calcext:value-type="float">
            <text:p>0.6</text:p>
          </table:table-cell>
        </table:table-row>
        <table:table-row table:style-name="ro1">
          <table:table-cell table:number-columns-repeated="7"/>
          <table:table-cell table:style-name="ce5" table:formula="of:=DATE(YEAR([.H34]);MONTH([.H34])+1;1)" office:value-type="date" office:date-value="2015-04-01" calcext:value-type="date">
            <text:p>04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J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K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L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M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N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O$10])/([.$I$1:.$I$1048576])" office:value-type="string" office:string-value="" calcext:value-type="error">
            <text:p>#DIV/0!</text:p>
          </table:table-cell>
          <table:table-cell table:formula="of:=SUM([.J35:.O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5" table:formula="of:=DATE(YEAR([.H35]);MONTH([.H35])+1;1)" office:value-type="date" office:date-value="2015-05-01" calcext:value-type="date">
            <text:p>05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OFFSET([.$D$1:.$D$1048576];0;1);[.$B$1:.$B$1048576];[.$H$1:.$H$1048576];[.$F$1:.$F$1048576];[.J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K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L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M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N$10])/([.$I$1:.$I$1048576])" office:value-type="string" office:string-value="" calcext:value-type="error">
            <text:p>#DIV/0!</text:p>
          </table:table-cell>
          <table:table-cell table:formula="of:=SUMIFS(OFFSET([.$D$1:.$D$1048576];0;1);[.$B$1:.$B$1048576];[.$H$1:.$H$1048576];[.$F$1:.$F$1048576];[.O$10])/([.$I$1:.$I$1048576])" office:value-type="string" office:string-value="" calcext:value-type="error">
            <text:p>#DIV/0!</text:p>
          </table:table-cell>
          <table:table-cell table:formula="of:=SUM([.J36:.O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7"/>
          <table:table-cell table:style-name="ce7" office:value-type="string" calcext:value-type="string">
            <text:p>total charg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esolution total</text:p>
          </table:table-cell>
        </table:table-row>
        <table:table-row table:style-name="ro1">
          <table:table-cell table:number-columns-repeated="7"/>
          <table:table-cell table:style-name="ce5" office:value-type="date" office:date-value="2015-01-01" calcext:value-type="date">
            <text:p>01/01/15</text:p>
          </table:table-cell>
          <table:table-cell table:formula="of:=SUMIFS([.C$1:.C$1048576];[.B$1:.B$1048576];[.H$1:.H$1048576])" office:value-type="float" office:value="470" calcext:value-type="float">
            <text:p>470</text:p>
          </table:table-cell>
          <table:table-cell table:formula="of:=SUMIFS([.$D$1:.$D$1048576];[.$B$1:.$B$1048576];[.$H$1:.$H$1048576];[.$F$1:.$F$1048576];[.J$10])+SUMIFS([.$E$1:.$E$1048576];[.$B$1:.$B$1048576];[.$H$1:.$H$1048576];[.$F$1:.$F$1048576];[.J$10])" office:value-type="float" office:value="95" calcext:value-type="float">
            <text:p>95</text:p>
          </table:table-cell>
          <table:table-cell table:formula="of:=SUMIFS([.$D$1:.$D$1048576];[.$B$1:.$B$1048576];[.$H$1:.$H$1048576];[.$F$1:.$F$1048576];[.K$10])+SUMIFS([.$E$1:.$E$1048576];[.$B$1:.$B$1048576];[.$H$1:.$H$1048576];[.$F$1:.$F$1048576];[.K$10])" office:value-type="float" office:value="65" calcext:value-type="float">
            <text:p>65</text:p>
          </table:table-cell>
          <table:table-cell table:formula="of:=SUMIFS([.$D$1:.$D$1048576];[.$B$1:.$B$1048576];[.$H$1:.$H$1048576];[.$F$1:.$F$1048576];[.L$10])+SUMIFS([.$E$1:.$E$1048576];[.$B$1:.$B$1048576];[.$H$1:.$H$1048576];[.$F$1:.$F$1048576];[.L$10])" office:value-type="float" office:value="40" calcext:value-type="float">
            <text:p>40</text:p>
          </table:table-cell>
          <table:table-cell table:formula="of:=SUMIFS([.$D$1:.$D$1048576];[.$B$1:.$B$1048576];[.$H$1:.$H$1048576];[.$F$1:.$F$1048576];[.M$10])+SUMIFS([.$E$1:.$E$1048576];[.$B$1:.$B$1048576];[.$H$1:.$H$1048576];[.$F$1:.$F$1048576];[.M$10])" office:value-type="float" office:value="50" calcext:value-type="float">
            <text:p>50</text:p>
          </table:table-cell>
          <table:table-cell table:formula="of:=SUMIFS([.$D$1:.$D$1048576];[.$B$1:.$B$1048576];[.$H$1:.$H$1048576];[.$F$1:.$F$1048576];[.N$10])+SUMIFS([.$E$1:.$E$1048576];[.$B$1:.$B$1048576];[.$H$1:.$H$1048576];[.$F$1:.$F$1048576];[.N$10])" office:value-type="float" office:value="50" calcext:value-type="float">
            <text:p>50</text:p>
          </table:table-cell>
          <table:table-cell table:formula="of:=SUMIFS([.$D$1:.$D$1048576];[.$B$1:.$B$1048576];[.$H$1:.$H$1048576];[.$F$1:.$F$1048576];[.O$10])+SUMIFS([.$E$1:.$E$1048576];[.$B$1:.$B$1048576];[.$H$1:.$H$1048576];[.$F$1:.$F$1048576];[.O$10])" office:value-type="float" office:value="0" calcext:value-type="float">
            <text:p>0</text:p>
          </table:table-cell>
          <table:table-cell table:formula="of:=SUM([.J38:.O38])" office:value-type="float" office:value="300" calcext:value-type="float">
            <text:p>300</text:p>
          </table:table-cell>
        </table:table-row>
        <table:table-row table:style-name="ro1">
          <table:table-cell table:number-columns-repeated="7"/>
          <table:table-cell table:style-name="ce5" table:formula="of:=DATE(YEAR([.H38]);MONTH([.H38])+1;1)" office:value-type="date" office:date-value="2015-02-01" calcext:value-type="date">
            <text:p>02/01/15</text:p>
          </table:table-cell>
          <table:table-cell table:formula="of:=SUMIFS([.C$1:.C$1048576];[.B$1:.B$1048576];[.H$1:.H$1048576])" office:value-type="float" office:value="300" calcext:value-type="float">
            <text:p>300</text:p>
          </table:table-cell>
          <table:table-cell table:formula="of:=SUMIFS([.$D$1:.$D$1048576];[.$B$1:.$B$1048576];[.$H$1:.$H$1048576];[.$F$1:.$F$1048576];[.J$10])+SUMIFS([.$E$1:.$E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+SUMIFS([.$E$1:.$E$1048576];[.$B$1:.$B$1048576];[.$H$1:.$H$1048576];[.$F$1:.$F$1048576];[.K$10])" office:value-type="float" office:value="85" calcext:value-type="float">
            <text:p>85</text:p>
          </table:table-cell>
          <table:table-cell table:formula="of:=SUMIFS([.$D$1:.$D$1048576];[.$B$1:.$B$1048576];[.$H$1:.$H$1048576];[.$F$1:.$F$1048576];[.L$10])+SUMIFS([.$E$1:.$E$1048576];[.$B$1:.$B$1048576];[.$H$1:.$H$1048576];[.$F$1:.$F$1048576];[.L$10])" office:value-type="float" office:value="140" calcext:value-type="float">
            <text:p>140</text:p>
          </table:table-cell>
          <table:table-cell table:formula="of:=SUMIFS([.$D$1:.$D$1048576];[.$B$1:.$B$1048576];[.$H$1:.$H$1048576];[.$F$1:.$F$1048576];[.M$10])+SUMIFS([.$E$1:.$E$1048576];[.$B$1:.$B$1048576];[.$H$1:.$H$1048576];[.$F$1:.$F$1048576];[.M$10])" office:value-type="float" office:value="15" calcext:value-type="float">
            <text:p>15</text:p>
          </table:table-cell>
          <table:table-cell table:formula="of:=SUMIFS([.$D$1:.$D$1048576];[.$B$1:.$B$1048576];[.$H$1:.$H$1048576];[.$F$1:.$F$1048576];[.N$10])+SUMIFS([.$E$1:.$E$1048576];[.$B$1:.$B$1048576];[.$H$1:.$H$1048576];[.$F$1:.$F$1048576];[.N$10])" office:value-type="float" office:value="15" calcext:value-type="float">
            <text:p>15</text:p>
          </table:table-cell>
          <table:table-cell table:formula="of:=SUMIFS([.$D$1:.$D$1048576];[.$B$1:.$B$1048576];[.$H$1:.$H$1048576];[.$F$1:.$F$1048576];[.O$10])+SUMIFS([.$E$1:.$E$1048576];[.$B$1:.$B$1048576];[.$H$1:.$H$1048576];[.$F$1:.$F$1048576];[.O$10])" office:value-type="float" office:value="0" calcext:value-type="float">
            <text:p>0</text:p>
          </table:table-cell>
          <table:table-cell table:formula="of:=SUM([.J39:.O39])" office:value-type="float" office:value="255" calcext:value-type="float">
            <text:p>255</text:p>
          </table:table-cell>
        </table:table-row>
        <table:table-row table:style-name="ro1">
          <table:table-cell table:number-columns-repeated="7"/>
          <table:table-cell table:style-name="ce5" table:formula="of:=DATE(YEAR([.H39]);MONTH([.H39])+1;1)" office:value-type="date" office:date-value="2015-03-01" calcext:value-type="date">
            <text:p>03/01/15</text:p>
          </table:table-cell>
          <table:table-cell table:formula="of:=SUMIFS([.C$1:.C$1048576];[.B$1:.B$1048576];[.H$1:.H$1048576])" office:value-type="float" office:value="19750" calcext:value-type="float">
            <text:p>19750</text:p>
          </table:table-cell>
          <table:table-cell table:formula="of:=SUMIFS([.$D$1:.$D$1048576];[.$B$1:.$B$1048576];[.$H$1:.$H$1048576];[.$F$1:.$F$1048576];[.J$10])+SUMIFS([.$E$1:.$E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+SUMIFS([.$E$1:.$E$1048576];[.$B$1:.$B$1048576];[.$H$1:.$H$1048576];[.$F$1:.$F$1048576];[.K$10])" office:value-type="float" office:value="18170" calcext:value-type="float">
            <text:p>18170</text:p>
          </table:table-cell>
          <table:table-cell table:formula="of:=SUMIFS([.$D$1:.$D$1048576];[.$B$1:.$B$1048576];[.$H$1:.$H$1048576];[.$F$1:.$F$1048576];[.L$10])+SUMIFS([.$E$1:.$E$1048576];[.$B$1:.$B$1048576];[.$H$1:.$H$1048576];[.$F$1:.$F$1048576];[.L$10])" office:value-type="float" office:value="0" calcext:value-type="float">
            <text:p>0</text:p>
          </table:table-cell>
          <table:table-cell table:formula="of:=SUMIFS([.$D$1:.$D$1048576];[.$B$1:.$B$1048576];[.$H$1:.$H$1048576];[.$F$1:.$F$1048576];[.M$10])+SUMIFS([.$E$1:.$E$1048576];[.$B$1:.$B$1048576];[.$H$1:.$H$1048576];[.$F$1:.$F$1048576];[.M$10])" office:value-type="float" office:value="1580" calcext:value-type="float">
            <text:p>1580</text:p>
          </table:table-cell>
          <table:table-cell table:formula="of:=SUMIFS([.$D$1:.$D$1048576];[.$B$1:.$B$1048576];[.$H$1:.$H$1048576];[.$F$1:.$F$1048576];[.N$10])+SUMIFS([.$E$1:.$E$1048576];[.$B$1:.$B$1048576];[.$H$1:.$H$1048576];[.$F$1:.$F$1048576];[.N$10])" office:value-type="float" office:value="0" calcext:value-type="float">
            <text:p>0</text:p>
          </table:table-cell>
          <table:table-cell table:formula="of:=SUMIFS([.$D$1:.$D$1048576];[.$B$1:.$B$1048576];[.$H$1:.$H$1048576];[.$F$1:.$F$1048576];[.O$10])+SUMIFS([.$E$1:.$E$1048576];[.$B$1:.$B$1048576];[.$H$1:.$H$1048576];[.$F$1:.$F$1048576];[.O$10])" office:value-type="float" office:value="0" calcext:value-type="float">
            <text:p>0</text:p>
          </table:table-cell>
          <table:table-cell table:formula="of:=SUM([.J40:.O40])" office:value-type="float" office:value="19750" calcext:value-type="float">
            <text:p>19750</text:p>
          </table:table-cell>
        </table:table-row>
        <table:table-row table:style-name="ro1">
          <table:table-cell table:number-columns-repeated="7"/>
          <table:table-cell table:style-name="ce5" table:formula="of:=DATE(YEAR([.H40]);MONTH([.H40])+1;1)" office:value-type="date" office:date-value="2015-04-01" calcext:value-type="date">
            <text:p>04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J$10])+SUMIFS([.$E$1:.$E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+SUMIFS([.$E$1:.$E$1048576];[.$B$1:.$B$1048576];[.$H$1:.$H$1048576];[.$F$1:.$F$1048576];[.K$10])" office:value-type="float" office:value="0" calcext:value-type="float">
            <text:p>0</text:p>
          </table:table-cell>
          <table:table-cell table:formula="of:=SUMIFS([.$D$1:.$D$1048576];[.$B$1:.$B$1048576];[.$H$1:.$H$1048576];[.$F$1:.$F$1048576];[.L$10])+SUMIFS([.$E$1:.$E$1048576];[.$B$1:.$B$1048576];[.$H$1:.$H$1048576];[.$F$1:.$F$1048576];[.L$10])" office:value-type="float" office:value="0" calcext:value-type="float">
            <text:p>0</text:p>
          </table:table-cell>
          <table:table-cell table:formula="of:=SUMIFS([.$D$1:.$D$1048576];[.$B$1:.$B$1048576];[.$H$1:.$H$1048576];[.$F$1:.$F$1048576];[.M$10])+SUMIFS([.$E$1:.$E$1048576];[.$B$1:.$B$1048576];[.$H$1:.$H$1048576];[.$F$1:.$F$1048576];[.M$10])" office:value-type="float" office:value="0" calcext:value-type="float">
            <text:p>0</text:p>
          </table:table-cell>
          <table:table-cell table:formula="of:=SUMIFS([.$D$1:.$D$1048576];[.$B$1:.$B$1048576];[.$H$1:.$H$1048576];[.$F$1:.$F$1048576];[.N$10])+SUMIFS([.$E$1:.$E$1048576];[.$B$1:.$B$1048576];[.$H$1:.$H$1048576];[.$F$1:.$F$1048576];[.N$10])" office:value-type="float" office:value="0" calcext:value-type="float">
            <text:p>0</text:p>
          </table:table-cell>
          <table:table-cell table:formula="of:=SUMIFS([.$D$1:.$D$1048576];[.$B$1:.$B$1048576];[.$H$1:.$H$1048576];[.$F$1:.$F$1048576];[.O$10])+SUMIFS([.$E$1:.$E$1048576];[.$B$1:.$B$1048576];[.$H$1:.$H$1048576];[.$F$1:.$F$1048576];[.O$10])" office:value-type="float" office:value="0" calcext:value-type="float">
            <text:p>0</text:p>
          </table:table-cell>
          <table:table-cell table:formula="of:=SUM([.J41:.O4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5" table:formula="of:=DATE(YEAR([.H41]);MONTH([.H41])+1;1)" office:value-type="date" office:date-value="2015-05-01" calcext:value-type="date">
            <text:p>05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SUMIFS([.$D$1:.$D$1048576];[.$B$1:.$B$1048576];[.$H$1:.$H$1048576];[.$F$1:.$F$1048576];[.J$10])+SUMIFS([.$E$1:.$E$1048576];[.$B$1:.$B$1048576];[.$H$1:.$H$1048576];[.$F$1:.$F$1048576];[.J$10])" office:value-type="float" office:value="0" calcext:value-type="float">
            <text:p>0</text:p>
          </table:table-cell>
          <table:table-cell table:formula="of:=SUMIFS([.$D$1:.$D$1048576];[.$B$1:.$B$1048576];[.$H$1:.$H$1048576];[.$F$1:.$F$1048576];[.K$10])+SUMIFS([.$E$1:.$E$1048576];[.$B$1:.$B$1048576];[.$H$1:.$H$1048576];[.$F$1:.$F$1048576];[.K$10])" office:value-type="float" office:value="0" calcext:value-type="float">
            <text:p>0</text:p>
          </table:table-cell>
          <table:table-cell table:formula="of:=SUMIFS([.$D$1:.$D$1048576];[.$B$1:.$B$1048576];[.$H$1:.$H$1048576];[.$F$1:.$F$1048576];[.L$10])+SUMIFS([.$E$1:.$E$1048576];[.$B$1:.$B$1048576];[.$H$1:.$H$1048576];[.$F$1:.$F$1048576];[.L$10])" office:value-type="float" office:value="0" calcext:value-type="float">
            <text:p>0</text:p>
          </table:table-cell>
          <table:table-cell table:formula="of:=SUMIFS([.$D$1:.$D$1048576];[.$B$1:.$B$1048576];[.$H$1:.$H$1048576];[.$F$1:.$F$1048576];[.M$10])+SUMIFS([.$E$1:.$E$1048576];[.$B$1:.$B$1048576];[.$H$1:.$H$1048576];[.$F$1:.$F$1048576];[.M$10])" office:value-type="float" office:value="0" calcext:value-type="float">
            <text:p>0</text:p>
          </table:table-cell>
          <table:table-cell table:formula="of:=SUMIFS([.$D$1:.$D$1048576];[.$B$1:.$B$1048576];[.$H$1:.$H$1048576];[.$F$1:.$F$1048576];[.N$10])+SUMIFS([.$E$1:.$E$1048576];[.$B$1:.$B$1048576];[.$H$1:.$H$1048576];[.$F$1:.$F$1048576];[.N$10])" office:value-type="float" office:value="0" calcext:value-type="float">
            <text:p>0</text:p>
          </table:table-cell>
          <table:table-cell table:formula="of:=SUMIFS([.$D$1:.$D$1048576];[.$B$1:.$B$1048576];[.$H$1:.$H$1048576];[.$F$1:.$F$1048576];[.O$10])+SUMIFS([.$E$1:.$E$1048576];[.$B$1:.$B$1048576];[.$H$1:.$H$1048576];[.$F$1:.$F$1048576];[.O$10])" office:value-type="float" office:value="0" calcext:value-type="float">
            <text:p>0</text:p>
          </table:table-cell>
          <table:table-cell table:formula="of:=SUM([.J42:.O42]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7"/>
          <table:table-cell table:style-name="ce7" office:value-type="string" calcext:value-type="string">
            <text:p>total charg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esolution rate</text:p>
          </table:table-cell>
        </table:table-row>
        <table:table-row table:style-name="ro1">
          <table:table-cell table:number-columns-repeated="7"/>
          <table:table-cell table:style-name="ce5" office:value-type="date" office:date-value="2015-01-01" calcext:value-type="date">
            <text:p>01/01/15</text:p>
          </table:table-cell>
          <table:table-cell table:formula="of:=SUMIFS([.C$1:.C$1048576];[.B$1:.B$1048576];[.H$1:.H$1048576])" office:value-type="float" office:value="470" calcext:value-type="float">
            <text:p>470</text:p>
          </table:table-cell>
          <table:table-cell table:formula="of:=(SUMIFS(OFFSET([.$D$1:.$D$1048576];0;1);[.$B$1:.$B$1048576];[.$H$1:.$H$1048576];[.$F$1:.$F$1048576];[.J$10])+SUMIFS([.$D$1:.$D$1048576];[.$B$1:.$B$1048576];[.$H$1:.$H$1048576];[.$F$1:.$F$1048576];[.J$10]))/([.$I$1:.$I$1048576])" office:value-type="float" office:value="0.202127659574468" calcext:value-type="float">
            <text:p>0.202127659574468</text:p>
          </table:table-cell>
          <table:table-cell table:formula="of:=(SUMIFS(OFFSET([.$D$1:.$D$1048576];0;1);[.$B$1:.$B$1048576];[.$H$1:.$H$1048576];[.$F$1:.$F$1048576];[.K$10])+SUMIFS([.$D$1:.$D$1048576];[.$B$1:.$B$1048576];[.$H$1:.$H$1048576];[.$F$1:.$F$1048576];[.K$10]))/([.$I$1:.$I$1048576])" office:value-type="float" office:value="0.138297872340426" calcext:value-type="float">
            <text:p>0.138297872340426</text:p>
          </table:table-cell>
          <table:table-cell table:formula="of:=(SUMIFS(OFFSET([.$D$1:.$D$1048576];0;1);[.$B$1:.$B$1048576];[.$H$1:.$H$1048576];[.$F$1:.$F$1048576];[.L$10])+SUMIFS([.$D$1:.$D$1048576];[.$B$1:.$B$1048576];[.$H$1:.$H$1048576];[.$F$1:.$F$1048576];[.L$10]))/([.$I$1:.$I$1048576])" office:value-type="float" office:value="0.0851063829787234" calcext:value-type="float">
            <text:p>0.085106382978723</text:p>
          </table:table-cell>
          <table:table-cell table:formula="of:=(SUMIFS(OFFSET([.$D$1:.$D$1048576];0;1);[.$B$1:.$B$1048576];[.$H$1:.$H$1048576];[.$F$1:.$F$1048576];[.M$10])+SUMIFS([.$D$1:.$D$1048576];[.$B$1:.$B$1048576];[.$H$1:.$H$1048576];[.$F$1:.$F$1048576];[.M$10]))/([.$I$1:.$I$1048576])" office:value-type="float" office:value="0.106382978723404" calcext:value-type="float">
            <text:p>0.106382978723404</text:p>
          </table:table-cell>
          <table:table-cell table:formula="of:=(SUMIFS(OFFSET([.$D$1:.$D$1048576];0;1);[.$B$1:.$B$1048576];[.$H$1:.$H$1048576];[.$F$1:.$F$1048576];[.N$10])+SUMIFS([.$D$1:.$D$1048576];[.$B$1:.$B$1048576];[.$H$1:.$H$1048576];[.$F$1:.$F$1048576];[.N$10]))/([.$I$1:.$I$1048576])" office:value-type="float" office:value="0.106382978723404" calcext:value-type="float">
            <text:p>0.106382978723404</text:p>
          </table:table-cell>
          <table:table-cell table:formula="of:=(SUMIFS(OFFSET([.$D$1:.$D$1048576];0;1);[.$B$1:.$B$1048576];[.$H$1:.$H$1048576];[.$F$1:.$F$1048576];[.O$10])+SUMIFS([.$D$1:.$D$1048576];[.$B$1:.$B$1048576];[.$H$1:.$H$1048576];[.$F$1:.$F$1048576];[.O$10]))/([.$I$1:.$I$1048576])" office:value-type="float" office:value="0" calcext:value-type="float">
            <text:p>0</text:p>
          </table:table-cell>
          <table:table-cell table:formula="of:=SUM([.J45:.O45])" office:value-type="float" office:value="0.638297872340425" calcext:value-type="float">
            <text:p>0.638297872340425</text:p>
          </table:table-cell>
        </table:table-row>
        <table:table-row table:style-name="ro1">
          <table:table-cell table:number-columns-repeated="7"/>
          <table:table-cell table:style-name="ce5" table:formula="of:=DATE(YEAR([.H45]);MONTH([.H45])+1;1)" office:value-type="date" office:date-value="2015-02-01" calcext:value-type="date">
            <text:p>02/01/15</text:p>
          </table:table-cell>
          <table:table-cell table:formula="of:=SUMIFS([.C$1:.C$1048576];[.B$1:.B$1048576];[.H$1:.H$1048576])" office:value-type="float" office:value="300" calcext:value-type="float">
            <text:p>300</text:p>
          </table:table-cell>
          <table:table-cell table:formula="of:=(SUMIFS(OFFSET([.$D$1:.$D$1048576];0;1);[.$B$1:.$B$1048576];[.$H$1:.$H$1048576];[.$F$1:.$F$1048576];[.J$10])+SUMIFS([.$D$1:.$D$1048576];[.$B$1:.$B$1048576];[.$H$1:.$H$1048576];[.$F$1:.$F$1048576];[.J$10]))/([.$I$1:.$I$1048576])" office:value-type="float" office:value="0" calcext:value-type="float">
            <text:p>0</text:p>
          </table:table-cell>
          <table:table-cell table:formula="of:=(SUMIFS(OFFSET([.$D$1:.$D$1048576];0;1);[.$B$1:.$B$1048576];[.$H$1:.$H$1048576];[.$F$1:.$F$1048576];[.K$10])+SUMIFS([.$D$1:.$D$1048576];[.$B$1:.$B$1048576];[.$H$1:.$H$1048576];[.$F$1:.$F$1048576];[.K$10]))/([.$I$1:.$I$1048576])" office:value-type="float" office:value="0.283333333333333" calcext:value-type="float">
            <text:p>0.283333333333333</text:p>
          </table:table-cell>
          <table:table-cell table:formula="of:=(SUMIFS(OFFSET([.$D$1:.$D$1048576];0;1);[.$B$1:.$B$1048576];[.$H$1:.$H$1048576];[.$F$1:.$F$1048576];[.L$10])+SUMIFS([.$D$1:.$D$1048576];[.$B$1:.$B$1048576];[.$H$1:.$H$1048576];[.$F$1:.$F$1048576];[.L$10]))/([.$I$1:.$I$1048576])" office:value-type="float" office:value="0.466666666666667" calcext:value-type="float">
            <text:p>0.466666666666667</text:p>
          </table:table-cell>
          <table:table-cell table:formula="of:=(SUMIFS(OFFSET([.$D$1:.$D$1048576];0;1);[.$B$1:.$B$1048576];[.$H$1:.$H$1048576];[.$F$1:.$F$1048576];[.M$10])+SUMIFS([.$D$1:.$D$1048576];[.$B$1:.$B$1048576];[.$H$1:.$H$1048576];[.$F$1:.$F$1048576];[.M$10]))/([.$I$1:.$I$1048576])" office:value-type="float" office:value="0.05" calcext:value-type="float">
            <text:p>0.05</text:p>
          </table:table-cell>
          <table:table-cell table:formula="of:=(SUMIFS(OFFSET([.$D$1:.$D$1048576];0;1);[.$B$1:.$B$1048576];[.$H$1:.$H$1048576];[.$F$1:.$F$1048576];[.N$10])+SUMIFS([.$D$1:.$D$1048576];[.$B$1:.$B$1048576];[.$H$1:.$H$1048576];[.$F$1:.$F$1048576];[.N$10]))/([.$I$1:.$I$1048576])" office:value-type="float" office:value="0.05" calcext:value-type="float">
            <text:p>0.05</text:p>
          </table:table-cell>
          <table:table-cell table:formula="of:=(SUMIFS(OFFSET([.$D$1:.$D$1048576];0;1);[.$B$1:.$B$1048576];[.$H$1:.$H$1048576];[.$F$1:.$F$1048576];[.O$10])+SUMIFS([.$D$1:.$D$1048576];[.$B$1:.$B$1048576];[.$H$1:.$H$1048576];[.$F$1:.$F$1048576];[.O$10]))/([.$I$1:.$I$1048576])" office:value-type="float" office:value="0" calcext:value-type="float">
            <text:p>0</text:p>
          </table:table-cell>
          <table:table-cell table:formula="of:=SUM([.J46:.O46])" office:value-type="float" office:value="0.85" calcext:value-type="float">
            <text:p>0.85</text:p>
          </table:table-cell>
        </table:table-row>
        <table:table-row table:style-name="ro1">
          <table:table-cell table:number-columns-repeated="7"/>
          <table:table-cell table:style-name="ce5" table:formula="of:=DATE(YEAR([.H46]);MONTH([.H46])+1;1)" office:value-type="date" office:date-value="2015-03-01" calcext:value-type="date">
            <text:p>03/01/15</text:p>
          </table:table-cell>
          <table:table-cell table:formula="of:=SUMIFS([.C$1:.C$1048576];[.B$1:.B$1048576];[.H$1:.H$1048576])" office:value-type="float" office:value="19750" calcext:value-type="float">
            <text:p>19750</text:p>
          </table:table-cell>
          <table:table-cell table:formula="of:=(SUMIFS(OFFSET([.$D$1:.$D$1048576];0;1);[.$B$1:.$B$1048576];[.$H$1:.$H$1048576];[.$F$1:.$F$1048576];[.J$10])+SUMIFS([.$D$1:.$D$1048576];[.$B$1:.$B$1048576];[.$H$1:.$H$1048576];[.$F$1:.$F$1048576];[.J$10]))/([.$I$1:.$I$1048576])" office:value-type="float" office:value="0" calcext:value-type="float">
            <text:p>0</text:p>
          </table:table-cell>
          <table:table-cell table:formula="of:=(SUMIFS(OFFSET([.$D$1:.$D$1048576];0;1);[.$B$1:.$B$1048576];[.$H$1:.$H$1048576];[.$F$1:.$F$1048576];[.K$10])+SUMIFS([.$D$1:.$D$1048576];[.$B$1:.$B$1048576];[.$H$1:.$H$1048576];[.$F$1:.$F$1048576];[.K$10]))/([.$I$1:.$I$1048576])" office:value-type="float" office:value="0.92" calcext:value-type="float">
            <text:p>0.92</text:p>
          </table:table-cell>
          <table:table-cell table:formula="of:=(SUMIFS(OFFSET([.$D$1:.$D$1048576];0;1);[.$B$1:.$B$1048576];[.$H$1:.$H$1048576];[.$F$1:.$F$1048576];[.L$10])+SUMIFS([.$D$1:.$D$1048576];[.$B$1:.$B$1048576];[.$H$1:.$H$1048576];[.$F$1:.$F$1048576];[.L$10]))/([.$I$1:.$I$1048576])" office:value-type="float" office:value="0" calcext:value-type="float">
            <text:p>0</text:p>
          </table:table-cell>
          <table:table-cell table:formula="of:=(SUMIFS(OFFSET([.$D$1:.$D$1048576];0;1);[.$B$1:.$B$1048576];[.$H$1:.$H$1048576];[.$F$1:.$F$1048576];[.M$10])+SUMIFS([.$D$1:.$D$1048576];[.$B$1:.$B$1048576];[.$H$1:.$H$1048576];[.$F$1:.$F$1048576];[.M$10]))/([.$I$1:.$I$1048576])" office:value-type="float" office:value="0.08" calcext:value-type="float">
            <text:p>0.08</text:p>
          </table:table-cell>
          <table:table-cell table:formula="of:=(SUMIFS(OFFSET([.$D$1:.$D$1048576];0;1);[.$B$1:.$B$1048576];[.$H$1:.$H$1048576];[.$F$1:.$F$1048576];[.N$10])+SUMIFS([.$D$1:.$D$1048576];[.$B$1:.$B$1048576];[.$H$1:.$H$1048576];[.$F$1:.$F$1048576];[.N$10]))/([.$I$1:.$I$1048576])" office:value-type="float" office:value="0" calcext:value-type="float">
            <text:p>0</text:p>
          </table:table-cell>
          <table:table-cell table:formula="of:=(SUMIFS(OFFSET([.$D$1:.$D$1048576];0;1);[.$B$1:.$B$1048576];[.$H$1:.$H$1048576];[.$F$1:.$F$1048576];[.O$10])+SUMIFS([.$D$1:.$D$1048576];[.$B$1:.$B$1048576];[.$H$1:.$H$1048576];[.$F$1:.$F$1048576];[.O$10]))/([.$I$1:.$I$1048576])" office:value-type="float" office:value="0" calcext:value-type="float">
            <text:p>0</text:p>
          </table:table-cell>
          <table:table-cell table:formula="of:=SUM([.J47:.O47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5" table:formula="of:=DATE(YEAR([.H47]);MONTH([.H47])+1;1)" office:value-type="date" office:date-value="2015-04-01" calcext:value-type="date">
            <text:p>04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(SUMIFS(OFFSET([.$D$1:.$D$1048576];0;1);[.$B$1:.$B$1048576];[.$H$1:.$H$1048576];[.$F$1:.$F$1048576];[.J$10])+SUMIFS([.$D$1:.$D$1048576];[.$B$1:.$B$1048576];[.$H$1:.$H$1048576];[.$F$1:.$F$1048576];[.J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K$10])+SUMIFS([.$D$1:.$D$1048576];[.$B$1:.$B$1048576];[.$H$1:.$H$1048576];[.$F$1:.$F$1048576];[.K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L$10])+SUMIFS([.$D$1:.$D$1048576];[.$B$1:.$B$1048576];[.$H$1:.$H$1048576];[.$F$1:.$F$1048576];[.L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M$10])+SUMIFS([.$D$1:.$D$1048576];[.$B$1:.$B$1048576];[.$H$1:.$H$1048576];[.$F$1:.$F$1048576];[.M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N$10])+SUMIFS([.$D$1:.$D$1048576];[.$B$1:.$B$1048576];[.$H$1:.$H$1048576];[.$F$1:.$F$1048576];[.N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O$10])+SUMIFS([.$D$1:.$D$1048576];[.$B$1:.$B$1048576];[.$H$1:.$H$1048576];[.$F$1:.$F$1048576];[.O$10]))/([.$I$1:.$I$1048576])" office:value-type="string" office:string-value="" calcext:value-type="error">
            <text:p>#DIV/0!</text:p>
          </table:table-cell>
          <table:table-cell table:formula="of:=SUM([.J48:.O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5" table:formula="of:=DATE(YEAR([.H48]);MONTH([.H48])+1;1)" office:value-type="date" office:date-value="2015-05-01" calcext:value-type="date">
            <text:p>05/01/15</text:p>
          </table:table-cell>
          <table:table-cell table:formula="of:=SUMIFS([.C$1:.C$1048576];[.B$1:.B$1048576];[.H$1:.H$1048576])" office:value-type="float" office:value="0" calcext:value-type="float">
            <text:p>0</text:p>
          </table:table-cell>
          <table:table-cell table:formula="of:=(SUMIFS(OFFSET([.$D$1:.$D$1048576];0;1);[.$B$1:.$B$1048576];[.$H$1:.$H$1048576];[.$F$1:.$F$1048576];[.J$10])+SUMIFS([.$D$1:.$D$1048576];[.$B$1:.$B$1048576];[.$H$1:.$H$1048576];[.$F$1:.$F$1048576];[.J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K$10])+SUMIFS([.$D$1:.$D$1048576];[.$B$1:.$B$1048576];[.$H$1:.$H$1048576];[.$F$1:.$F$1048576];[.K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L$10])+SUMIFS([.$D$1:.$D$1048576];[.$B$1:.$B$1048576];[.$H$1:.$H$1048576];[.$F$1:.$F$1048576];[.L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M$10])+SUMIFS([.$D$1:.$D$1048576];[.$B$1:.$B$1048576];[.$H$1:.$H$1048576];[.$F$1:.$F$1048576];[.M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N$10])+SUMIFS([.$D$1:.$D$1048576];[.$B$1:.$B$1048576];[.$H$1:.$H$1048576];[.$F$1:.$F$1048576];[.N$10]))/([.$I$1:.$I$1048576])" office:value-type="string" office:string-value="" calcext:value-type="error">
            <text:p>#DIV/0!</text:p>
          </table:table-cell>
          <table:table-cell table:formula="of:=(SUMIFS(OFFSET([.$D$1:.$D$1048576];0;1);[.$B$1:.$B$1048576];[.$H$1:.$H$1048576];[.$F$1:.$F$1048576];[.O$10])+SUMIFS([.$D$1:.$D$1048576];[.$B$1:.$B$1048576];[.$H$1:.$H$1048576];[.$F$1:.$F$1048576];[.O$10]))/([.$I$1:.$I$1048576])" office:value-type="string" office:string-value="" calcext:value-type="error">
            <text:p>#DIV/0!</text:p>
          </table:table-cell>
          <table:table-cell table:formula="of:=SUM([.J49:.O49])" office:value-type="string" office:string-value="" calcext:value-type="error">
            <text:p>#DIV/0!</text:p>
          </table:table-cell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_ar" table:style-name="ta2">
        <table:table-column table:style-name="co1" table:number-columns-repeated="2" table:default-cell-style-name="ce3"/>
        <table:table-column table:style-name="co10" table:default-cell-style-name="Default"/>
        <table:table-column table:style-name="co2" table:default-cell-style-name="ce14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fk: post month</text:p>
          </table:table-cell>
          <table:table-cell table:style-name="ce1" office:value-type="string" calcext:value-type="string">
            <text:p>fk: service_month</text:p>
          </table:table-cell>
          <table:table-cell table:style-name="ce4" office:value-type="string" calcext:value-type="string">
            <text:p>pk: charge id</text:p>
          </table:table-cell>
          <table:table-cell table:style-name="ce13" office:value-type="string" calcext:value-type="string">
            <text:p>service dat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gcr</text:p>
          </table:table-cell>
          <table:table-cell table:style-name="ce4" office:value-type="string" calcext:value-type="string">
            <text:p>resolved</text:p>
          </table:table-cell>
          <table:table-cell/>
          <table:table-cell office:value-type="string" calcext:value-type="string">
            <text:p>total resolution</text:p>
          </table:table-cell>
          <table:table-cell office:value-type="string" calcext:value-type="string">
            <text:p>ave resolution</text:p>
          </table:table-cell>
          <table:table-cell office:value-type="string" calcext:value-type="string">
            <text:p>weighted resolution</text:p>
          </table:table-cell>
        </table:table-row>
        <table:table-row table:style-name="ro1">
          <table:table-cell table:style-name="ce2"/>
          <table:table-cell table:style-name="ce2" table:formula="of:=DATE(YEAR([.D2]);MONTH([.D2]);1)" office:value-type="date" office:date-value="2015-01-01" calcext:value-type="date">
            <text:p>01/01/15</text:p>
          </table:table-cell>
          <table:table-cell office:value-type="string" calcext:value-type="string">
            <text:p>c001</text:p>
          </table:table-cell>
          <table:table-cell table:formula="of:=VLOOKUP([.$C$1:.$C$1048576];[$d_trans.$C$1:$d_trans.$H$1048576];4;0)" office:value-type="date" office:date-value="2015-01-01" calcext:value-type="date">
            <text:p>2015-01-01</text:p>
          </table:table-cell>
          <table:table-cell table:formula="of:=SUMIFS([$d_trans.$H$1:$d_trans.$H$1048576];[$d_trans.$C$1:$d_trans.$C$1048576];[.$C$1:.$C$1048576];[$d_trans.$E$1:$d_trans.$E$1048576];[.E$1])" office:value-type="float" office:value="100" calcext:value-type="float">
            <text:p>100</text:p>
          </table:table-cell>
          <table:table-cell table:formula="of:=SUMIFS([$d_trans.$H$1:$d_trans.$H$1048576];[$d_trans.$C$1:$d_trans.$C$1048576];[.$C$1:.$C$1048576];[$d_trans.$E$1:$d_trans.$E$1048576];[.F$1])" office:value-type="float" office:value="65" calcext:value-type="float">
            <text:p>65</text:p>
          </table:table-cell>
          <table:table-cell table:formula="of:=SUMIFS([$d_trans.$H$1:$d_trans.$H$1048576];[$d_trans.$C$1:$d_trans.$C$1048576];[.$C$1:.$C$1048576];[$d_trans.$E$1:$d_trans.$E$1048576];[.G$1])" office:value-type="float" office:value="35" calcext:value-type="float">
            <text:p>35</text:p>
          </table:table-cell>
          <table:table-cell table:formula="of:=[.E2]-SUM([.F2:.G2])" office:value-type="float" office:value="0" calcext:value-type="float">
            <text:p>0</text:p>
          </table:table-cell>
          <table:table-cell table:style-name="ce11" table:formula="of:=IFERROR([.F2]/[.E2];&quot;&quot;)" office:value-type="percentage" office:value="0.65" calcext:value-type="percentage">
            <text:p>65.00%</text:p>
          </table:table-cell>
          <table:table-cell table:style-name="ce11" table:formula="of:=IFERROR(1-[.H2]/[.E2];&quot;&quot;)" office:value-type="percentage" office:value="1" calcext:value-type="percentage">
            <text:p>100.00%</text:p>
          </table:table-cell>
          <table:table-cell/>
          <table:table-cell table:style-name="ce11" table:formula="of:=1-SUM([.H$1:.H$1048576])/SUM([.E$1:.E$1048576])" office:value-type="percentage" office:value="0.989522417153996" calcext:value-type="percentage">
            <text:p>98.95%</text:p>
          </table:table-cell>
          <table:table-cell table:style-name="ce11" table:formula="of:=AVERAGE([.J2:.J6])" office:value-type="percentage" office:value="0.727894736842105" calcext:value-type="percentage">
            <text:p>72.79%</text:p>
          </table:table-cell>
          <table:table-cell table:style-name="ce11" table:formula="of:=SUM([.J$1:.J$1048576])/COUNT([.J$1:.J$1048576])" office:value-type="percentage" office:value="0.773245614035088" calcext:value-type="percentage">
            <text:p>77.32%</text:p>
          </table:table-cell>
        </table:table-row>
        <table:table-row table:style-name="ro1">
          <table:table-cell table:style-name="ce2"/>
          <table:table-cell table:style-name="ce2" table:formula="of:=DATE(YEAR([.D3]);MONTH([.D3]);1)" office:value-type="date" office:date-value="2015-01-01" calcext:value-type="date">
            <text:p>01/01/15</text:p>
          </table:table-cell>
          <table:table-cell office:value-type="string" calcext:value-type="string">
            <text:p>c002</text:p>
          </table:table-cell>
          <table:table-cell table:formula="of:=VLOOKUP([.$C$1:.$C$1048576];[$d_trans.$C$1:$d_trans.$H$1048576];4;0)" office:value-type="date" office:date-value="2015-01-02" calcext:value-type="date">
            <text:p>2015-01-02</text:p>
          </table:table-cell>
          <table:table-cell table:formula="of:=SUMIFS([$d_trans.$H$1:$d_trans.$H$1048576];[$d_trans.$C$1:$d_trans.$C$1048576];[.$C$1:.$C$1048576];[$d_trans.$E$1:$d_trans.$E$1048576];[.E$1])" office:value-type="float" office:value="150" calcext:value-type="float">
            <text:p>15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3]-SUM([.F3:.G3])" office:value-type="float" office:value="150" calcext:value-type="float">
            <text:p>150</text:p>
          </table:table-cell>
          <table:table-cell table:style-name="ce11" table:formula="of:=IFERROR([.F3]/[.E3];&quot;&quot;)" office:value-type="percentage" office:value="0" calcext:value-type="percentage">
            <text:p>0.00%</text:p>
          </table:table-cell>
          <table:table-cell table:style-name="ce11" table:formula="of:=IFERROR(1-[.H3]/[.E3];&quot;&quot;)" office:value-type="percentage" office:value="0" calcext:value-type="percentage">
            <text:p>0.00%</text:p>
          </table:table-cell>
          <table:table-cell table:number-columns-repeated="3"/>
          <table:table-cell table:formula="of:=SUMPRODUCT([.H$1:.H$1048576];[.J$1:.J$1048576])/SUMPRODUCT([.E$1:.E$1048576];[.J$1:.J$1048576])" office:value-type="float" office:value="0.00266138752446247" calcext:value-type="float">
            <text:p>0.002661387524462</text:p>
          </table:table-cell>
        </table:table-row>
        <table:table-row table:style-name="ro1">
          <table:table-cell table:style-name="ce2"/>
          <table:table-cell table:style-name="ce2" table:formula="of:=DATE(YEAR([.D4]);MONTH([.D4]);1)" office:value-type="date" office:date-value="2015-01-01" calcext:value-type="date">
            <text:p>01/01/15</text:p>
          </table:table-cell>
          <table:table-cell office:value-type="string" calcext:value-type="string">
            <text:p>c003</text:p>
          </table:table-cell>
          <table:table-cell table:formula="of:=VLOOKUP([.$C$1:.$C$1048576];[$d_trans.$C$1:$d_trans.$H$1048576];4;0)" office:value-type="date" office:date-value="2015-01-03" calcext:value-type="date">
            <text:p>2015-01-03</text:p>
          </table:table-cell>
          <table:table-cell table:formula="of:=SUMIFS([$d_trans.$H$1:$d_trans.$H$1048576];[$d_trans.$C$1:$d_trans.$C$1048576];[.$C$1:.$C$1048576];[$d_trans.$E$1:$d_trans.$E$1048576];[.E$1])" office:value-type="float" office:value="95" calcext:value-type="float">
            <text:p>95</text:p>
          </table:table-cell>
          <table:table-cell table:formula="of:=SUMIFS([$d_trans.$H$1:$d_trans.$H$1048576];[$d_trans.$C$1:$d_trans.$C$1048576];[.$C$1:.$C$1048576];[$d_trans.$E$1:$d_trans.$E$1048576];[.F$1])" office:value-type="float" office:value="50" calcext:value-type="float">
            <text:p>50</text:p>
          </table:table-cell>
          <table:table-cell table:formula="of:=SUMIFS([$d_trans.$H$1:$d_trans.$H$1048576];[$d_trans.$C$1:$d_trans.$C$1048576];[.$C$1:.$C$1048576];[$d_trans.$E$1:$d_trans.$E$1048576];[.G$1])" office:value-type="float" office:value="25" calcext:value-type="float">
            <text:p>25</text:p>
          </table:table-cell>
          <table:table-cell table:formula="of:=[.E4]-SUM([.F4:.G4])" office:value-type="float" office:value="20" calcext:value-type="float">
            <text:p>20</text:p>
          </table:table-cell>
          <table:table-cell table:style-name="ce11" table:formula="of:=IFERROR([.F4]/[.E4];&quot;&quot;)" office:value-type="percentage" office:value="0.526315789473684" calcext:value-type="percentage">
            <text:p>52.63%</text:p>
          </table:table-cell>
          <table:table-cell table:style-name="ce11" table:formula="of:=IFERROR(1-[.H4]/[.E4];&quot;&quot;)" office:value-type="percentage" office:value="0.789473684210526" calcext:value-type="percentage">
            <text:p>78.95%</text:p>
          </table:table-cell>
          <table:table-cell table:number-columns-repeated="3"/>
          <table:table-cell table:formula="of:=COUNT([.J$1:.J$1048576])" office:value-type="float" office:value="6" calcext:value-type="float">
            <text:p>6</text:p>
          </table:table-cell>
        </table:table-row>
        <table:table-row table:style-name="ro1">
          <table:table-cell table:style-name="ce2"/>
          <table:table-cell table:style-name="ce2" table:formula="of:=DATE(YEAR([.D5]);MONTH([.D5]);1)" office:value-type="date" office:date-value="2015-01-01" calcext:value-type="date">
            <text:p>01/01/15</text:p>
          </table:table-cell>
          <table:table-cell office:value-type="string" calcext:value-type="string">
            <text:p>c004</text:p>
          </table:table-cell>
          <table:table-cell table:formula="of:=VLOOKUP([.$C$1:.$C$1048576];[$d_trans.$C$1:$d_trans.$H$1048576];4;0)" office:value-type="date" office:date-value="2015-01-04" calcext:value-type="date">
            <text:p>2015-01-04</text:p>
          </table:table-cell>
          <table:table-cell table:formula="of:=SUMIFS([$d_trans.$H$1:$d_trans.$H$1048576];[$d_trans.$C$1:$d_trans.$C$1048576];[.$C$1:.$C$1048576];[$d_trans.$E$1:$d_trans.$E$1048576];[.E$1])" office:value-type="float" office:value="125" calcext:value-type="float">
            <text:p>125</text:p>
          </table:table-cell>
          <table:table-cell table:formula="of:=SUMIFS([$d_trans.$H$1:$d_trans.$H$1048576];[$d_trans.$C$1:$d_trans.$C$1048576];[.$C$1:.$C$1048576];[$d_trans.$E$1:$d_trans.$E$1048576];[.F$1])" office:value-type="float" office:value="90" calcext:value-type="float">
            <text:p>90</text:p>
          </table:table-cell>
          <table:table-cell table:formula="of:=SUMIFS([$d_trans.$H$1:$d_trans.$H$1048576];[$d_trans.$C$1:$d_trans.$C$1048576];[.$C$1:.$C$1048576];[$d_trans.$E$1:$d_trans.$E$1048576];[.G$1])" office:value-type="float" office:value="35" calcext:value-type="float">
            <text:p>35</text:p>
          </table:table-cell>
          <table:table-cell table:formula="of:=[.E5]-SUM([.F5:.G5])" office:value-type="float" office:value="0" calcext:value-type="float">
            <text:p>0</text:p>
          </table:table-cell>
          <table:table-cell table:style-name="ce11" table:formula="of:=IFERROR([.F5]/[.E5];&quot;&quot;)" office:value-type="percentage" office:value="0.72" calcext:value-type="percentage">
            <text:p>72.00%</text:p>
          </table:table-cell>
          <table:table-cell table:style-name="ce11" table:formula="of:=IFERROR(1-[.H5]/[.E5];&quot;&quot;)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igh charge/payment/adjustment charge can inflate total resolution against ave resolution if the resolution is higher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table:formula="of:=DATE(YEAR([.D6]);MONTH([.D6]);1)" office:value-type="date" office:date-value="2015-02-01" calcext:value-type="date">
            <text:p>02/01/15</text:p>
          </table:table-cell>
          <table:table-cell office:value-type="string" calcext:value-type="string">
            <text:p>c005</text:p>
          </table:table-cell>
          <table:table-cell table:formula="of:=VLOOKUP([.$C$1:.$C$1048576];[$d_trans.$C$1:$d_trans.$H$1048576];4;0)" office:value-type="date" office:date-value="2015-02-02" calcext:value-type="date">
            <text:p>2015-02-02</text:p>
          </table:table-cell>
          <table:table-cell table:formula="of:=SUMIFS([$d_trans.$H$1:$d_trans.$H$1048576];[$d_trans.$C$1:$d_trans.$C$1048576];[.$C$1:.$C$1048576];[$d_trans.$E$1:$d_trans.$E$1048576];[.E$1])" office:value-type="float" office:value="300" calcext:value-type="float">
            <text:p>300</text:p>
          </table:table-cell>
          <table:table-cell table:formula="of:=SUMIFS([$d_trans.$H$1:$d_trans.$H$1048576];[$d_trans.$C$1:$d_trans.$C$1048576];[.$C$1:.$C$1048576];[$d_trans.$E$1:$d_trans.$E$1048576];[.F$1])" office:value-type="float" office:value="155" calcext:value-type="float">
            <text:p>155</text:p>
          </table:table-cell>
          <table:table-cell table:formula="of:=SUMIFS([$d_trans.$H$1:$d_trans.$H$1048576];[$d_trans.$C$1:$d_trans.$C$1048576];[.$C$1:.$C$1048576];[$d_trans.$E$1:$d_trans.$E$1048576];[.G$1])" office:value-type="float" office:value="100" calcext:value-type="float">
            <text:p>100</text:p>
          </table:table-cell>
          <table:table-cell table:formula="of:=[.E6]-SUM([.F6:.G6])" office:value-type="float" office:value="45" calcext:value-type="float">
            <text:p>45</text:p>
          </table:table-cell>
          <table:table-cell table:style-name="ce11" table:formula="of:=IFERROR([.F6]/[.E6];&quot;&quot;)" office:value-type="percentage" office:value="0.516666666666667" calcext:value-type="percentage">
            <text:p>51.67%</text:p>
          </table:table-cell>
          <table:table-cell table:style-name="ce11" table:formula="of:=IFERROR(1-[.H6]/[.E6];&quot;&quot;)" office:value-type="percentage" office:value="0.85" calcext:value-type="percentage">
            <text:p>85.00%</text:p>
          </table:table-cell>
          <table:table-cell/>
          <table:table-cell office:value-type="string" calcext:value-type="string">
            <text:p>High charge and low payment/adjustment can inflate ave resolution over total resolution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table:formula="of:=DATE(YEAR([.D7]);MONTH([.D7]);1)" office:value-type="date" office:date-value="2015-03-01" calcext:value-type="date">
            <text:p>03/01/15</text:p>
          </table:table-cell>
          <table:table-cell office:value-type="string" calcext:value-type="string">
            <text:p>c006</text:p>
          </table:table-cell>
          <table:table-cell table:formula="of:=VLOOKUP([.$C$1:.$C$1048576];[$d_trans.$C$1:$d_trans.$H$1048576];4;0)" office:value-type="date" office:date-value="2015-03-03" calcext:value-type="date">
            <text:p>2015-03-03</text:p>
          </table:table-cell>
          <table:table-cell table:formula="of:=SUMIFS([$d_trans.$H$1:$d_trans.$H$1048576];[$d_trans.$C$1:$d_trans.$C$1048576];[.$C$1:.$C$1048576];[$d_trans.$E$1:$d_trans.$E$1048576];[.E$1])" office:value-type="float" office:value="19750" calcext:value-type="float">
            <text:p>19750</text:p>
          </table:table-cell>
          <table:table-cell table:formula="of:=SUMIFS([$d_trans.$H$1:$d_trans.$H$1048576];[$d_trans.$C$1:$d_trans.$C$1048576];[.$C$1:.$C$1048576];[$d_trans.$E$1:$d_trans.$E$1048576];[.F$1])" office:value-type="float" office:value="7900" calcext:value-type="float">
            <text:p>7900</text:p>
          </table:table-cell>
          <table:table-cell table:formula="of:=SUMIFS([$d_trans.$H$1:$d_trans.$H$1048576];[$d_trans.$C$1:$d_trans.$C$1048576];[.$C$1:.$C$1048576];[$d_trans.$E$1:$d_trans.$E$1048576];[.G$1])" office:value-type="float" office:value="11850" calcext:value-type="float">
            <text:p>11850</text:p>
          </table:table-cell>
          <table:table-cell table:formula="of:=[.E7]-SUM([.F7:.G7])" office:value-type="float" office:value="0" calcext:value-type="float">
            <text:p>0</text:p>
          </table:table-cell>
          <table:table-cell table:style-name="ce11" table:formula="of:=IFERROR([.F7]/[.E7];&quot;&quot;)" office:value-type="percentage" office:value="0.4" calcext:value-type="percentage">
            <text:p>40.00%</text:p>
          </table:table-cell>
          <table:table-cell table:style-name="ce11" table:formula="of:=IFERROR(1-[.H7]/[.E7];&quot;&quot;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8]);MONTH([.D8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8]-SUM([.F8:.G8])" office:value-type="float" office:value="0" calcext:value-type="float">
            <text:p>0</text:p>
          </table:table-cell>
          <table:table-cell table:style-name="ce11" table:formula="of:=IFERROR([.F8]/[.E8];&quot;&quot;)">
            <text:p/>
          </table:table-cell>
          <table:table-cell table:style-name="ce11" table:formula="of:=IFERROR(1-[.H8]/[.E8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9]);MONTH([.D9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9]-SUM([.F9:.G9])" office:value-type="float" office:value="0" calcext:value-type="float">
            <text:p>0</text:p>
          </table:table-cell>
          <table:table-cell table:style-name="ce11" table:formula="of:=IFERROR([.F9]/[.E9];&quot;&quot;)">
            <text:p/>
          </table:table-cell>
          <table:table-cell table:style-name="ce11" table:formula="of:=IFERROR(1-[.H9]/[.E9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0]);MONTH([.D10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0]-SUM([.F10:.G10])" office:value-type="float" office:value="0" calcext:value-type="float">
            <text:p>0</text:p>
          </table:table-cell>
          <table:table-cell table:style-name="ce11" table:formula="of:=IFERROR([.F10]/[.E10];&quot;&quot;)">
            <text:p/>
          </table:table-cell>
          <table:table-cell table:style-name="ce11" table:formula="of:=IFERROR(1-[.H10]/[.E10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1]);MONTH([.D11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1]-SUM([.F11:.G11])" office:value-type="float" office:value="0" calcext:value-type="float">
            <text:p>0</text:p>
          </table:table-cell>
          <table:table-cell table:style-name="ce11" table:formula="of:=IFERROR([.F11]/[.E11];&quot;&quot;)">
            <text:p/>
          </table:table-cell>
          <table:table-cell table:style-name="ce11" table:formula="of:=IFERROR(1-[.H11]/[.E11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2]);MONTH([.D12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2]-SUM([.F12:.G12])" office:value-type="float" office:value="0" calcext:value-type="float">
            <text:p>0</text:p>
          </table:table-cell>
          <table:table-cell table:style-name="ce11" table:formula="of:=IFERROR([.F12]/[.E12];&quot;&quot;)">
            <text:p/>
          </table:table-cell>
          <table:table-cell table:style-name="ce11" table:formula="of:=IFERROR(1-[.H12]/[.E12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3]);MONTH([.D13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3]-SUM([.F13:.G13])" office:value-type="float" office:value="0" calcext:value-type="float">
            <text:p>0</text:p>
          </table:table-cell>
          <table:table-cell table:style-name="ce11" table:formula="of:=IFERROR([.F13]/[.E13];&quot;&quot;)">
            <text:p/>
          </table:table-cell>
          <table:table-cell table:style-name="ce11" table:formula="of:=IFERROR(1-[.H13]/[.E13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4]);MONTH([.D14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4]-SUM([.F14:.G14])" office:value-type="float" office:value="0" calcext:value-type="float">
            <text:p>0</text:p>
          </table:table-cell>
          <table:table-cell table:style-name="ce11" table:formula="of:=IFERROR([.F14]/[.E14];&quot;&quot;)">
            <text:p/>
          </table:table-cell>
          <table:table-cell table:style-name="ce11" table:formula="of:=IFERROR(1-[.H14]/[.E14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5]);MONTH([.D15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5]-SUM([.F15:.G15])" office:value-type="float" office:value="0" calcext:value-type="float">
            <text:p>0</text:p>
          </table:table-cell>
          <table:table-cell table:style-name="ce11" table:formula="of:=IFERROR([.F15]/[.E15];&quot;&quot;)">
            <text:p/>
          </table:table-cell>
          <table:table-cell table:style-name="ce11" table:formula="of:=IFERROR(1-[.H15]/[.E15];&quot;&quot;)">
            <text:p/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DATE(YEAR([.D16]);MONTH([.D16]);1)" office:value-type="string" office:string-value="" calcext:value-type="error">
            <text:p>#N/A</text:p>
          </table:table-cell>
          <table:table-cell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6]-SUM([.F16:.G16])" office:value-type="float" office:value="0" calcext:value-type="float">
            <text:p>0</text:p>
          </table:table-cell>
          <table:table-cell table:style-name="ce11" table:formula="of:=IFERROR([.F16]/[.E16];&quot;&quot;)">
            <text:p/>
          </table:table-cell>
          <table:table-cell table:style-name="ce11" table:formula="of:=IFERROR(1-[.H16]/[.E1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VLOOKUP([.$C$1:.$C$1048576];[$d_trans.$C$1:$d_trans.$H$1048576];4;0)" office:value-type="string" office:string-value="" calcext:value-type="error">
            <text:p>#N/A</text:p>
          </table:table-cell>
          <table:table-cell table:formula="of:=SUMIFS([$d_trans.$H$1:$d_trans.$H$1048576];[$d_trans.$C$1:$d_trans.$C$1048576];[.$C$1:.$C$1048576];[$d_trans.$E$1:$d_trans.$E$1048576];[.E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F$1])" office:value-type="float" office:value="0" calcext:value-type="float">
            <text:p>0</text:p>
          </table:table-cell>
          <table:table-cell table:formula="of:=SUMIFS([$d_trans.$H$1:$d_trans.$H$1048576];[$d_trans.$C$1:$d_trans.$C$1048576];[.$C$1:.$C$1048576];[$d_trans.$E$1:$d_trans.$E$1048576];[.G$1])" office:value-type="float" office:value="0" calcext:value-type="float">
            <text:p>0</text:p>
          </table:table-cell>
          <table:table-cell table:formula="of:=[.E17]-SUM([.F17:.G17])" office:value-type="float" office:value="0" calcext:value-type="float">
            <text:p>0</text:p>
          </table:table-cell>
          <table:table-cell table:style-name="ce11" table:formula="of:=IFERROR([.F17]/[.E17];&quot;&quot;)">
            <text:p/>
          </table:table-cell>
          <table:table-cell table:style-name="ce11" table:formula="of:=IFERROR(1-[.H17]/[.E17];&quot;&quot;)">
            <text:p/>
          </table:table-cell>
          <table:table-cell table:number-columns-repeated="4"/>
        </table:table-row>
        <table:table-row table:style-name="ro1" table:number-rows-repeated="104855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_forecast" table:style-name="ta2">
        <table:table-column table:style-name="co11" table:default-cell-style-name="Default"/>
        <table:table-column table:style-name="co12" table:default-cell-style-name="ce39"/>
        <table:table-column table:style-name="co13" table:default-cell-style-name="ce39"/>
        <table:table-column table:style-name="co12" table:number-columns-repeated="14" table:default-cell-style-name="ce39"/>
        <table:table-column table:style-name="co2" table:number-columns-repeated="1007" table:default-cell-style-name="Default"/>
        <table:table-row table:style-name="ro1">
          <table:table-cell table:formula="of:=[$admin.$B$1]" office:value-type="string" office:string-value="seed" calcext:value-type="string">
            <text:p>seed</text:p>
          </table:table-cell>
          <table:table-cell/>
          <table:table-cell table:formula="of:=OFFSET([$admin.$B$2];COLUMN()-COLUMN([.$C1]);0)" office:value-type="float" office:value="-0.0915133302831591" calcext:value-type="float">
            <text:p>-0.091513330283159</text:p>
          </table:table-cell>
          <table:table-cell table:formula="of:=OFFSET([$admin.$B$2];COLUMN()-COLUMN([.$C1]);0)" office:value-type="float" office:value="-0.445107229370027" calcext:value-type="float">
            <text:p>-0.445107229370027</text:p>
          </table:table-cell>
          <table:table-cell table:formula="of:=OFFSET([$admin.$B$2];COLUMN()-COLUMN([.$C1]);0)" office:value-type="float" office:value="0.605632005401184" calcext:value-type="float">
            <text:p>0.605632005401184</text:p>
          </table:table-cell>
          <table:table-cell table:formula="of:=OFFSET([$admin.$B$2];COLUMN()-COLUMN([.$C1]);0)" office:value-type="float" office:value="0.477736446621117" calcext:value-type="float">
            <text:p>0.477736446621117</text:p>
          </table:table-cell>
          <table:table-cell table:formula="of:=OFFSET([$admin.$B$2];COLUMN()-COLUMN([.$C1]);0)" office:value-type="float" office:value="0.43643165412189" calcext:value-type="float">
            <text:p>0.43643165412189</text:p>
          </table:table-cell>
          <table:table-cell table:formula="of:=OFFSET([$admin.$B$2];COLUMN()-COLUMN([.$C1]);0)" office:value-type="float" office:value="-0.0589527052648333" calcext:value-type="float">
            <text:p>-0.058952705264833</text:p>
          </table:table-cell>
          <table:table-cell table:formula="of:=OFFSET([$admin.$B$2];COLUMN()-COLUMN([.$C1]);0)" office:value-type="float" office:value="-0.0285383572263779" calcext:value-type="float">
            <text:p>-0.028538357226378</text:p>
          </table:table-cell>
          <table:table-cell table:formula="of:=OFFSET([$admin.$B$2];COLUMN()-COLUMN([.$C1]);0)" office:value-type="float" office:value="0.286344578109535" calcext:value-type="float">
            <text:p>0.286344578109535</text:p>
          </table:table-cell>
          <table:table-cell table:formula="of:=OFFSET([$admin.$B$2];COLUMN()-COLUMN([.$C1]);0)" office:value-type="float" office:value="-0.232374090109564" calcext:value-type="float">
            <text:p>-0.232374090109564</text:p>
          </table:table-cell>
          <table:table-cell table:formula="of:=OFFSET([$admin.$B$2];COLUMN()-COLUMN([.$C1]);0)" office:value-type="float" office:value="0.490616423417342" calcext:value-type="float">
            <text:p>0.490616423417342</text:p>
          </table:table-cell>
          <table:table-cell table:formula="of:=OFFSET([$admin.$B$2];COLUMN()-COLUMN([.$C1]);0)" office:value-type="float" office:value="0.620098690858311" calcext:value-type="float">
            <text:p>0.620098690858311</text:p>
          </table:table-cell>
          <table:table-cell table:formula="of:=OFFSET([$admin.$B$2];COLUMN()-COLUMN([.$C1]);0)" office:value-type="float" office:value="0.693889332632483" calcext:value-type="float">
            <text:p>0.693889332632483</text:p>
          </table:table-cell>
          <table:table-cell table:formula="of:=OFFSET([$admin.$B$2];COLUMN()-COLUMN([.$C1]);0)" office:value-type="float" office:value="-0.858638102050475" calcext:value-type="float">
            <text:p>-0.858638102050475</text:p>
          </table:table-cell>
          <table:table-cell table:formula="of:=OFFSET([$admin.$B$2];COLUMN()-COLUMN([.$C1]);0)" office:value-type="float" office:value="0.285409469660657" calcext:value-type="float">
            <text:p>0.285409469660657</text:p>
          </table:table-cell>
          <table:table-cell table:formula="of:=OFFSET([$admin.$B$2];COLUMN()-COLUMN([.$C1]);0)" office:value-type="float" office:value="0.0189554169709977" calcext:value-type="float">
            <text:p>0.018955416970998</text:p>
          </table:table-cell>
          <table:table-cell table:number-columns-repeated="1007"/>
        </table:table-row>
        <table:table-row-group table:display="false">
          <table:table-row table:style-name="ro1" table:visibility="collapse">
            <table:table-cell table:formula="of:=[.A26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formula="of:=[$admin.$F2]" office:value-type="float" office:value="0" calcext:value-type="float">
              <text:p>0</text:p>
            </table:table-cell>
            <table:table-cell table:number-columns-repeated="1007"/>
          </table:table-row>
          <table:table-row table:style-name="ro1" table:visibility="collapse">
            <table:table-cell table:formula="of:=[.A27]" office:value-type="float" office:value="1" calcext:value-type="float">
              <text:p>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formula="of:=[$admin.$F3]" office:value-type="float" office:value="0.1" calcext:value-type="float">
              <text:p>0.1</text:p>
            </table:table-cell>
            <table:table-cell table:number-columns-repeated="1007"/>
          </table:table-row>
          <table:table-row table:style-name="ro1" table:visibility="collapse">
            <table:table-cell table:formula="of:=[.A28]" office:value-type="float" office:value="2" calcext:value-type="float">
              <text:p>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formula="of:=[$admin.$F4]" office:value-type="float" office:value="0.2" calcext:value-type="float">
              <text:p>0.2</text:p>
            </table:table-cell>
            <table:table-cell table:number-columns-repeated="1007"/>
          </table:table-row>
          <table:table-row table:style-name="ro1" table:visibility="collapse">
            <table:table-cell table:formula="of:=[.A29]" office:value-type="float" office:value="3" calcext:value-type="float">
              <text:p>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formula="of:=[$admin.$F5]" office:value-type="float" office:value="0.3" calcext:value-type="float">
              <text:p>0.3</text:p>
            </table:table-cell>
            <table:table-cell table:number-columns-repeated="1007"/>
          </table:table-row>
          <table:table-row table:style-name="ro1" table:visibility="collapse">
            <table:table-cell table:formula="of:=[.A30]" office:value-type="float" office:value="4" calcext:value-type="float">
              <text:p>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formula="of:=[$admin.$F6]" office:value-type="float" office:value="0.4" calcext:value-type="float">
              <text:p>0.4</text:p>
            </table:table-cell>
            <table:table-cell table:number-columns-repeated="1007"/>
          </table:table-row>
          <table:table-row table:style-name="ro1" table:visibility="collapse">
            <table:table-cell table:formula="of:=[.A31]" office:value-type="float" office:value="5" calcext:value-type="float">
              <text:p>5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formula="of:=[$admin.$F7]" office:value-type="float" office:value="0" calcext:value-type="float">
              <text:p>0</text:p>
            </table:table-cell>
            <table:table-cell table:number-columns-repeated="1007"/>
          </table:table-row>
          <table:table-row table:style-name="ro1" table:visibility="collapse">
            <table:table-cell table:number-columns-repeated="1024"/>
          </table:table-row>
          <table:table-row table:style-name="ro1" table:visibility="collapse">
            <table:table-cell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formula="of:=[$admin.$G2]" office:value-type="float" office:value="0" calcext:value-type="float">
              <text:p>0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1" calcext:value-type="float">
              <text:p>1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formula="of:=[$admin.$G3]" office:value-type="float" office:value="0.05" calcext:value-type="float">
              <text:p>0.05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2" calcext:value-type="float">
              <text:p>2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formula="of:=[$admin.$G4]" office:value-type="float" office:value="0.1" calcext:value-type="float">
              <text:p>0.1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3" calcext:value-type="float">
              <text:p>3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formula="of:=[$admin.$G5]" office:value-type="float" office:value="0.15" calcext:value-type="float">
              <text:p>0.15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4" calcext:value-type="float">
              <text:p>4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formula="of:=[$admin.$G6]" office:value-type="float" office:value="0.2" calcext:value-type="float">
              <text:p>0.2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5" calcext:value-type="float">
              <text:p>5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formula="of:=[$admin.$G7]" office:value-type="float" office:value="0" calcext:value-type="float">
              <text:p>0</text:p>
            </table:table-cell>
            <table:table-cell table:number-columns-repeated="1007"/>
          </table:table-row>
          <table:table-row table:style-name="ro1" table:visibility="collapse">
            <table:table-cell table:number-columns-repeated="1024"/>
          </table:table-row>
          <table:table-row table:style-name="ro1" table:visibility="collapse">
            <table:table-cell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formula="of:=[$admin.$H2]" office:value-type="float" office:value="0" calcext:value-type="float">
              <text:p>0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1" calcext:value-type="float">
              <text:p>1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formula="of:=[$admin.$H3]" office:value-type="float" office:value="0.05" calcext:value-type="float">
              <text:p>0.05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2" calcext:value-type="float">
              <text:p>2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formula="of:=[$admin.$H4]" office:value-type="float" office:value="0.1" calcext:value-type="float">
              <text:p>0.1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3" calcext:value-type="float">
              <text:p>3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formula="of:=[$admin.$H5]" office:value-type="float" office:value="0.15" calcext:value-type="float">
              <text:p>0.15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4" calcext:value-type="float">
              <text:p>4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formula="of:=[$admin.$H6]" office:value-type="float" office:value="0.2" calcext:value-type="float">
              <text:p>0.2</text:p>
            </table:table-cell>
            <table:table-cell table:number-columns-repeated="1007"/>
          </table:table-row>
          <table:table-row table:style-name="ro1" table:visibility="collapse">
            <table:table-cell office:value-type="float" office:value="5" calcext:value-type="float">
              <text:p>5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formula="of:=[$admin.$H7]" office:value-type="float" office:value="0" calcext:value-type="float">
              <text:p>0</text:p>
            </table:table-cell>
            <table:table-cell table:number-columns-repeated="1007"/>
          </table:table-row>
        </table:table-row-group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office:value-type="date" office:date-value="2015-01-01" calcext:value-type="date">
            <text:p>01/01/15</text:p>
          </table:table-cell>
          <table:table-cell table:style-name="ce40" table:formula="of:=[.B24]+1" office:value-type="date" office:date-value="2015-01-02" calcext:value-type="date">
            <text:p>01/02/15</text:p>
          </table:table-cell>
          <table:table-cell table:style-name="ce40" table:formula="of:=[.C24]+1" office:value-type="date" office:date-value="2015-01-03" calcext:value-type="date">
            <text:p>01/03/15</text:p>
          </table:table-cell>
          <table:table-cell table:style-name="ce40" table:formula="of:=[.D24]+1" office:value-type="date" office:date-value="2015-01-04" calcext:value-type="date">
            <text:p>01/04/15</text:p>
          </table:table-cell>
          <table:table-cell table:style-name="ce40" table:formula="of:=[.E24]+1" office:value-type="date" office:date-value="2015-01-05" calcext:value-type="date">
            <text:p>01/05/15</text:p>
          </table:table-cell>
          <table:table-cell table:style-name="ce40" table:formula="of:=[.F24]+1" office:value-type="date" office:date-value="2015-01-06" calcext:value-type="date">
            <text:p>01/06/15</text:p>
          </table:table-cell>
          <table:table-cell table:style-name="ce40" table:formula="of:=[.G24]+1" office:value-type="date" office:date-value="2015-01-07" calcext:value-type="date">
            <text:p>01/07/15</text:p>
          </table:table-cell>
          <table:table-cell table:style-name="ce40" table:formula="of:=[.H24]+1" office:value-type="date" office:date-value="2015-01-08" calcext:value-type="date">
            <text:p>01/08/15</text:p>
          </table:table-cell>
          <table:table-cell table:style-name="ce40" table:formula="of:=[.I24]+1" office:value-type="date" office:date-value="2015-01-09" calcext:value-type="date">
            <text:p>01/09/15</text:p>
          </table:table-cell>
          <table:table-cell table:style-name="ce40" table:formula="of:=[.J24]+1" office:value-type="date" office:date-value="2015-01-10" calcext:value-type="date">
            <text:p>01/10/15</text:p>
          </table:table-cell>
          <table:table-cell table:style-name="ce40" table:formula="of:=[.K24]+1" office:value-type="date" office:date-value="2015-01-11" calcext:value-type="date">
            <text:p>01/11/15</text:p>
          </table:table-cell>
          <table:table-cell table:style-name="ce40" table:formula="of:=[.L24]+1" office:value-type="date" office:date-value="2015-01-12" calcext:value-type="date">
            <text:p>01/12/15</text:p>
          </table:table-cell>
          <table:table-cell table:style-name="ce40" table:formula="of:=[.M24]+1" office:value-type="date" office:date-value="2015-01-13" calcext:value-type="date">
            <text:p>01/13/15</text:p>
          </table:table-cell>
          <table:table-cell table:style-name="ce40" table:formula="of:=[.N24]+1" office:value-type="date" office:date-value="2015-01-14" calcext:value-type="date">
            <text:p>01/14/15</text:p>
          </table:table-cell>
          <table:table-cell table:style-name="ce40" table:formula="of:=[.O24]+1" office:value-type="date" office:date-value="2015-01-15" calcext:value-type="date">
            <text:p>01/15/15</text:p>
          </table:table-cell>
          <table:table-cell table:style-name="ce40" table:formula="of:=[.P24]+1" office:value-type="date" office:date-value="2015-01-16" calcext:value-type="date">
            <text:p>01/16/15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ce41" office:value-type="currency" office:currency="USD" office:value="15159" calcext:value-type="currency">
            <text:p>$15,159</text:p>
          </table:table-cell>
          <table:table-cell table:style-name="ce41" table:formula="of:=[.B25]+[.$B25]*0.25*[.C1]" office:value-type="currency" office:currency="USD" office:value="14812.1873565594" calcext:value-type="currency">
            <text:p>$14,812</text:p>
          </table:table-cell>
          <table:table-cell table:style-name="ce41" table:formula="of:=[.C25]+[.$B25]*0.25*[.D1]" office:value-type="currency" office:currency="USD" office:value="13125.3422340543" calcext:value-type="currency">
            <text:p>$13,125</text:p>
          </table:table-cell>
          <table:table-cell table:style-name="ce41" table:formula="of:=[.D25]+[.$B25]*0.25*[.E1]" office:value-type="currency" office:currency="USD" office:value="15420.5361265235" calcext:value-type="currency">
            <text:p>$15,421</text:p>
          </table:table-cell>
          <table:table-cell table:style-name="ce41" table:formula="of:=[.E25]+[.$B25]*0.25*[.F1]" office:value-type="currency" office:currency="USD" office:value="17231.0378251059" calcext:value-type="currency">
            <text:p>$17,231</text:p>
          </table:table-cell>
          <table:table-cell table:style-name="ce41" table:formula="of:=[.F25]+[.$B25]*0.25*[.G1]" office:value-type="currency" office:currency="USD" office:value="18885.0046863143" calcext:value-type="currency">
            <text:p>$18,885</text:p>
          </table:table-cell>
          <table:table-cell table:style-name="ce41" table:formula="of:=[.G25]+[.$B25]*0.25*[.H1]" office:value-type="currency" office:currency="USD" office:value="18661.5886715369" calcext:value-type="currency">
            <text:p>$18,662</text:p>
          </table:table-cell>
          <table:table-cell table:style-name="ce41" table:formula="of:=[.H25]+[.$B25]*0.25*[.I1]" office:value-type="currency" office:currency="USD" office:value="18553.4354322382" calcext:value-type="currency">
            <text:p>$18,553</text:p>
          </table:table-cell>
          <table:table-cell table:style-name="ce41" table:formula="of:=[.I25]+[.$B25]*0.25*[.J1]" office:value-type="currency" office:currency="USD" office:value="19638.6097971288" calcext:value-type="currency">
            <text:p>$19,639</text:p>
          </table:table-cell>
          <table:table-cell table:style-name="ce41" table:formula="of:=[.J25]+[.$B25]*0.25*[.K1]" office:value-type="currency" office:currency="USD" office:value="18757.9700891361" calcext:value-type="currency">
            <text:p>$18,758</text:p>
          </table:table-cell>
          <table:table-cell table:style-name="ce41" table:formula="of:=[.K25]+[.$B25]*0.25*[.L1]" office:value-type="currency" office:currency="USD" office:value="20617.283679782" calcext:value-type="currency">
            <text:p>$20,617</text:p>
          </table:table-cell>
          <table:table-cell table:style-name="ce41" table:formula="of:=[.L25]+[.$B25]*0.25*[.M1]" office:value-type="currency" office:currency="USD" office:value="22967.3026934623" calcext:value-type="currency">
            <text:p>$22,967</text:p>
          </table:table-cell>
          <table:table-cell table:style-name="ce41" table:formula="of:=[.M25]+[.$B25]*0.25*[.N1]" office:value-type="currency" office:currency="USD" office:value="25596.9697918062" calcext:value-type="currency">
            <text:p>$25,597</text:p>
          </table:table-cell>
          <table:table-cell table:style-name="ce41" table:formula="of:=[.N25]+[.$B25]*0.25*[.O1]" office:value-type="currency" office:currency="USD" office:value="22342.9460445604" calcext:value-type="currency">
            <text:p>$22,343</text:p>
          </table:table-cell>
          <table:table-cell table:style-name="ce41" table:formula="of:=[.O25]+[.$B25]*0.25*[.P1]" office:value-type="currency" office:currency="USD" office:value="23424.5765822069" calcext:value-type="currency">
            <text:p>$23,425</text:p>
          </table:table-cell>
          <table:table-cell table:style-name="ce41" table:formula="of:=[.P25]+[.$B25]*0.25*[.Q1]" office:value-type="currency" office:currency="USD" office:value="23496.4128736727" calcext:value-type="currency">
            <text:p>$23,496</text:p>
          </table:table-cell>
          <table:table-cell table:style-name="ce35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" table:formula="of:=OFFSET([.B$25];0;[.$A26]*-1)" office:value-type="currency" office:currency="USD" office:value="15159" calcext:value-type="currency">
            <text:p>$15,159</text:p>
          </table:table-cell>
          <table:table-cell table:style-name="ce42" table:formula="of:=OFFSET([.C$25];0;[.$A26]*-1)" office:value-type="currency" office:currency="USD" office:value="14812.1873565594" calcext:value-type="currency">
            <text:p>$14,812</text:p>
          </table:table-cell>
          <table:table-cell table:style-name="ce42" table:formula="of:=OFFSET([.D$25];0;[.$A26]*-1)" office:value-type="currency" office:currency="USD" office:value="13125.3422340543" calcext:value-type="currency">
            <text:p>$13,125</text:p>
          </table:table-cell>
          <table:table-cell table:style-name="ce42" table:formula="of:=OFFSET([.E$25];0;[.$A26]*-1)" office:value-type="currency" office:currency="USD" office:value="15420.5361265235" calcext:value-type="currency">
            <text:p>$15,421</text:p>
          </table:table-cell>
          <table:table-cell table:style-name="ce42" table:formula="of:=OFFSET([.F$25];0;[.$A26]*-1)" office:value-type="currency" office:currency="USD" office:value="17231.0378251059" calcext:value-type="currency">
            <text:p>$17,231</text:p>
          </table:table-cell>
          <table:table-cell table:style-name="ce42" table:formula="of:=OFFSET([.G$25];0;[.$A26]*-1)" office:value-type="currency" office:currency="USD" office:value="18885.0046863143" calcext:value-type="currency">
            <text:p>$18,885</text:p>
          </table:table-cell>
          <table:table-cell table:style-name="ce42" table:formula="of:=OFFSET([.H$25];0;[.$A26]*-1)" office:value-type="currency" office:currency="USD" office:value="18661.5886715369" calcext:value-type="currency">
            <text:p>$18,662</text:p>
          </table:table-cell>
          <table:table-cell table:style-name="ce42" table:formula="of:=OFFSET([.I$25];0;[.$A26]*-1)" office:value-type="currency" office:currency="USD" office:value="18553.4354322382" calcext:value-type="currency">
            <text:p>$18,553</text:p>
          </table:table-cell>
          <table:table-cell table:style-name="ce42" table:formula="of:=OFFSET([.J$25];0;[.$A26]*-1)" office:value-type="currency" office:currency="USD" office:value="19638.6097971288" calcext:value-type="currency">
            <text:p>$19,639</text:p>
          </table:table-cell>
          <table:table-cell table:style-name="ce42" table:formula="of:=OFFSET([.K$25];0;[.$A26]*-1)" office:value-type="currency" office:currency="USD" office:value="18757.9700891361" calcext:value-type="currency">
            <text:p>$18,758</text:p>
          </table:table-cell>
          <table:table-cell table:style-name="ce42" table:formula="of:=OFFSET([.L$25];0;[.$A26]*-1)" office:value-type="currency" office:currency="USD" office:value="20617.283679782" calcext:value-type="currency">
            <text:p>$20,617</text:p>
          </table:table-cell>
          <table:table-cell table:style-name="ce42" table:formula="of:=OFFSET([.M$25];0;[.$A26]*-1)" office:value-type="currency" office:currency="USD" office:value="22967.3026934623" calcext:value-type="currency">
            <text:p>$22,967</text:p>
          </table:table-cell>
          <table:table-cell table:style-name="ce42" table:formula="of:=OFFSET([.N$25];0;[.$A26]*-1)" office:value-type="currency" office:currency="USD" office:value="25596.9697918062" calcext:value-type="currency">
            <text:p>$25,597</text:p>
          </table:table-cell>
          <table:table-cell table:style-name="ce42" table:formula="of:=OFFSET([.O$25];0;[.$A26]*-1)" office:value-type="currency" office:currency="USD" office:value="22342.9460445604" calcext:value-type="currency">
            <text:p>$22,343</text:p>
          </table:table-cell>
          <table:table-cell table:style-name="ce42" table:formula="of:=OFFSET([.P$25];0;[.$A26]*-1)" office:value-type="currency" office:currency="USD" office:value="23424.5765822069" calcext:value-type="currency">
            <text:p>$23,425</text:p>
          </table:table-cell>
          <table:table-cell table:style-name="ce42" table:formula="of:=OFFSET([.Q$25];0;[.$A26]*-1)" office:value-type="currency" office:currency="USD" office:value="23496.4128736727" calcext:value-type="currency">
            <text:p>$23,49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2" table:formula="of:=OFFSET([.C$25];0;[.$A27]*-1)" office:value-type="currency" office:currency="USD" office:value="15159" calcext:value-type="currency">
            <text:p>$15,159</text:p>
          </table:table-cell>
          <table:table-cell table:style-name="ce42" table:formula="of:=OFFSET([.D$25];0;[.$A27]*-1)" office:value-type="currency" office:currency="USD" office:value="14812.1873565594" calcext:value-type="currency">
            <text:p>$14,812</text:p>
          </table:table-cell>
          <table:table-cell table:style-name="ce42" table:formula="of:=OFFSET([.E$25];0;[.$A27]*-1)" office:value-type="currency" office:currency="USD" office:value="13125.3422340543" calcext:value-type="currency">
            <text:p>$13,125</text:p>
          </table:table-cell>
          <table:table-cell table:style-name="ce42" table:formula="of:=OFFSET([.F$25];0;[.$A27]*-1)" office:value-type="currency" office:currency="USD" office:value="15420.5361265235" calcext:value-type="currency">
            <text:p>$15,421</text:p>
          </table:table-cell>
          <table:table-cell table:style-name="ce42" table:formula="of:=OFFSET([.G$25];0;[.$A27]*-1)" office:value-type="currency" office:currency="USD" office:value="17231.0378251059" calcext:value-type="currency">
            <text:p>$17,231</text:p>
          </table:table-cell>
          <table:table-cell table:style-name="ce42" table:formula="of:=OFFSET([.H$25];0;[.$A27]*-1)" office:value-type="currency" office:currency="USD" office:value="18885.0046863143" calcext:value-type="currency">
            <text:p>$18,885</text:p>
          </table:table-cell>
          <table:table-cell table:style-name="ce42" table:formula="of:=OFFSET([.I$25];0;[.$A27]*-1)" office:value-type="currency" office:currency="USD" office:value="18661.5886715369" calcext:value-type="currency">
            <text:p>$18,662</text:p>
          </table:table-cell>
          <table:table-cell table:style-name="ce42" table:formula="of:=OFFSET([.J$25];0;[.$A27]*-1)" office:value-type="currency" office:currency="USD" office:value="18553.4354322382" calcext:value-type="currency">
            <text:p>$18,553</text:p>
          </table:table-cell>
          <table:table-cell table:style-name="ce42" table:formula="of:=OFFSET([.K$25];0;[.$A27]*-1)" office:value-type="currency" office:currency="USD" office:value="19638.6097971288" calcext:value-type="currency">
            <text:p>$19,639</text:p>
          </table:table-cell>
          <table:table-cell table:style-name="ce42" table:formula="of:=OFFSET([.L$25];0;[.$A27]*-1)" office:value-type="currency" office:currency="USD" office:value="18757.9700891361" calcext:value-type="currency">
            <text:p>$18,758</text:p>
          </table:table-cell>
          <table:table-cell table:style-name="ce42" table:formula="of:=OFFSET([.M$25];0;[.$A27]*-1)" office:value-type="currency" office:currency="USD" office:value="20617.283679782" calcext:value-type="currency">
            <text:p>$20,617</text:p>
          </table:table-cell>
          <table:table-cell table:style-name="ce42" table:formula="of:=OFFSET([.N$25];0;[.$A27]*-1)" office:value-type="currency" office:currency="USD" office:value="22967.3026934623" calcext:value-type="currency">
            <text:p>$22,967</text:p>
          </table:table-cell>
          <table:table-cell table:style-name="ce42" table:formula="of:=OFFSET([.O$25];0;[.$A27]*-1)" office:value-type="currency" office:currency="USD" office:value="25596.9697918062" calcext:value-type="currency">
            <text:p>$25,597</text:p>
          </table:table-cell>
          <table:table-cell table:style-name="ce42" table:formula="of:=OFFSET([.P$25];0;[.$A27]*-1)" office:value-type="currency" office:currency="USD" office:value="22342.9460445604" calcext:value-type="currency">
            <text:p>$22,343</text:p>
          </table:table-cell>
          <table:table-cell table:style-name="ce42" table:formula="of:=OFFSET([.Q$25];0;[.$A27]*-1)" office:value-type="currency" office:currency="USD" office:value="23424.5765822069" calcext:value-type="currency">
            <text:p>$23,42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style-name="ce42" table:formula="of:=OFFSET([.D$25];0;[.$A28]*-1)" office:value-type="currency" office:currency="USD" office:value="15159" calcext:value-type="currency">
            <text:p>$15,159</text:p>
          </table:table-cell>
          <table:table-cell table:style-name="ce42" table:formula="of:=OFFSET([.E$25];0;[.$A28]*-1)" office:value-type="currency" office:currency="USD" office:value="14812.1873565594" calcext:value-type="currency">
            <text:p>$14,812</text:p>
          </table:table-cell>
          <table:table-cell table:style-name="ce42" table:formula="of:=OFFSET([.F$25];0;[.$A28]*-1)" office:value-type="currency" office:currency="USD" office:value="13125.3422340543" calcext:value-type="currency">
            <text:p>$13,125</text:p>
          </table:table-cell>
          <table:table-cell table:style-name="ce42" table:formula="of:=OFFSET([.G$25];0;[.$A28]*-1)" office:value-type="currency" office:currency="USD" office:value="15420.5361265235" calcext:value-type="currency">
            <text:p>$15,421</text:p>
          </table:table-cell>
          <table:table-cell table:style-name="ce42" table:formula="of:=OFFSET([.H$25];0;[.$A28]*-1)" office:value-type="currency" office:currency="USD" office:value="17231.0378251059" calcext:value-type="currency">
            <text:p>$17,231</text:p>
          </table:table-cell>
          <table:table-cell table:style-name="ce42" table:formula="of:=OFFSET([.I$25];0;[.$A28]*-1)" office:value-type="currency" office:currency="USD" office:value="18885.0046863143" calcext:value-type="currency">
            <text:p>$18,885</text:p>
          </table:table-cell>
          <table:table-cell table:style-name="ce42" table:formula="of:=OFFSET([.J$25];0;[.$A28]*-1)" office:value-type="currency" office:currency="USD" office:value="18661.5886715369" calcext:value-type="currency">
            <text:p>$18,662</text:p>
          </table:table-cell>
          <table:table-cell table:style-name="ce42" table:formula="of:=OFFSET([.K$25];0;[.$A28]*-1)" office:value-type="currency" office:currency="USD" office:value="18553.4354322382" calcext:value-type="currency">
            <text:p>$18,553</text:p>
          </table:table-cell>
          <table:table-cell table:style-name="ce42" table:formula="of:=OFFSET([.L$25];0;[.$A28]*-1)" office:value-type="currency" office:currency="USD" office:value="19638.6097971288" calcext:value-type="currency">
            <text:p>$19,639</text:p>
          </table:table-cell>
          <table:table-cell table:style-name="ce42" table:formula="of:=OFFSET([.M$25];0;[.$A28]*-1)" office:value-type="currency" office:currency="USD" office:value="18757.9700891361" calcext:value-type="currency">
            <text:p>$18,758</text:p>
          </table:table-cell>
          <table:table-cell table:style-name="ce42" table:formula="of:=OFFSET([.N$25];0;[.$A28]*-1)" office:value-type="currency" office:currency="USD" office:value="20617.283679782" calcext:value-type="currency">
            <text:p>$20,617</text:p>
          </table:table-cell>
          <table:table-cell table:style-name="ce42" table:formula="of:=OFFSET([.O$25];0;[.$A28]*-1)" office:value-type="currency" office:currency="USD" office:value="22967.3026934623" calcext:value-type="currency">
            <text:p>$22,967</text:p>
          </table:table-cell>
          <table:table-cell table:style-name="ce42" table:formula="of:=OFFSET([.P$25];0;[.$A28]*-1)" office:value-type="currency" office:currency="USD" office:value="25596.9697918062" calcext:value-type="currency">
            <text:p>$25,597</text:p>
          </table:table-cell>
          <table:table-cell table:style-name="ce42" table:formula="of:=OFFSET([.Q$25];0;[.$A28]*-1)" office:value-type="currency" office:currency="USD" office:value="22342.9460445604" calcext:value-type="currency">
            <text:p>$22,34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2" table:number-columns-repeated="2"/>
          <table:table-cell table:style-name="ce42" table:formula="of:=OFFSET([.E$25];0;[.$A29]*-1)" office:value-type="currency" office:currency="USD" office:value="15159" calcext:value-type="currency">
            <text:p>$15,159</text:p>
          </table:table-cell>
          <table:table-cell table:style-name="ce42" table:formula="of:=OFFSET([.F$25];0;[.$A29]*-1)" office:value-type="currency" office:currency="USD" office:value="14812.1873565594" calcext:value-type="currency">
            <text:p>$14,812</text:p>
          </table:table-cell>
          <table:table-cell table:style-name="ce42" table:formula="of:=OFFSET([.G$25];0;[.$A29]*-1)" office:value-type="currency" office:currency="USD" office:value="13125.3422340543" calcext:value-type="currency">
            <text:p>$13,125</text:p>
          </table:table-cell>
          <table:table-cell table:style-name="ce42" table:formula="of:=OFFSET([.H$25];0;[.$A29]*-1)" office:value-type="currency" office:currency="USD" office:value="15420.5361265235" calcext:value-type="currency">
            <text:p>$15,421</text:p>
          </table:table-cell>
          <table:table-cell table:style-name="ce42" table:formula="of:=OFFSET([.I$25];0;[.$A29]*-1)" office:value-type="currency" office:currency="USD" office:value="17231.0378251059" calcext:value-type="currency">
            <text:p>$17,231</text:p>
          </table:table-cell>
          <table:table-cell table:style-name="ce42" table:formula="of:=OFFSET([.J$25];0;[.$A29]*-1)" office:value-type="currency" office:currency="USD" office:value="18885.0046863143" calcext:value-type="currency">
            <text:p>$18,885</text:p>
          </table:table-cell>
          <table:table-cell table:style-name="ce42" table:formula="of:=OFFSET([.K$25];0;[.$A29]*-1)" office:value-type="currency" office:currency="USD" office:value="18661.5886715369" calcext:value-type="currency">
            <text:p>$18,662</text:p>
          </table:table-cell>
          <table:table-cell table:style-name="ce42" table:formula="of:=OFFSET([.L$25];0;[.$A29]*-1)" office:value-type="currency" office:currency="USD" office:value="18553.4354322382" calcext:value-type="currency">
            <text:p>$18,553</text:p>
          </table:table-cell>
          <table:table-cell table:style-name="ce42" table:formula="of:=OFFSET([.M$25];0;[.$A29]*-1)" office:value-type="currency" office:currency="USD" office:value="19638.6097971288" calcext:value-type="currency">
            <text:p>$19,639</text:p>
          </table:table-cell>
          <table:table-cell table:style-name="ce42" table:formula="of:=OFFSET([.N$25];0;[.$A29]*-1)" office:value-type="currency" office:currency="USD" office:value="18757.9700891361" calcext:value-type="currency">
            <text:p>$18,758</text:p>
          </table:table-cell>
          <table:table-cell table:style-name="ce42" table:formula="of:=OFFSET([.O$25];0;[.$A29]*-1)" office:value-type="currency" office:currency="USD" office:value="20617.283679782" calcext:value-type="currency">
            <text:p>$20,617</text:p>
          </table:table-cell>
          <table:table-cell table:style-name="ce42" table:formula="of:=OFFSET([.P$25];0;[.$A29]*-1)" office:value-type="currency" office:currency="USD" office:value="22967.3026934623" calcext:value-type="currency">
            <text:p>$22,967</text:p>
          </table:table-cell>
          <table:table-cell table:style-name="ce42" table:formula="of:=OFFSET([.Q$25];0;[.$A29]*-1)" office:value-type="currency" office:currency="USD" office:value="25596.9697918062" calcext:value-type="currency">
            <text:p>$25,59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2" table:formula="of:=OFFSET([.F$25];0;[.$A30]*-1)" office:value-type="currency" office:currency="USD" office:value="15159" calcext:value-type="currency">
            <text:p>$15,159</text:p>
          </table:table-cell>
          <table:table-cell table:style-name="ce42" table:formula="of:=OFFSET([.G$25];0;[.$A30]*-1)" office:value-type="currency" office:currency="USD" office:value="14812.1873565594" calcext:value-type="currency">
            <text:p>$14,812</text:p>
          </table:table-cell>
          <table:table-cell table:style-name="ce42" table:formula="of:=OFFSET([.H$25];0;[.$A30]*-1)" office:value-type="currency" office:currency="USD" office:value="13125.3422340543" calcext:value-type="currency">
            <text:p>$13,125</text:p>
          </table:table-cell>
          <table:table-cell table:style-name="ce42" table:formula="of:=OFFSET([.I$25];0;[.$A30]*-1)" office:value-type="currency" office:currency="USD" office:value="15420.5361265235" calcext:value-type="currency">
            <text:p>$15,421</text:p>
          </table:table-cell>
          <table:table-cell table:style-name="ce42" table:formula="of:=OFFSET([.J$25];0;[.$A30]*-1)" office:value-type="currency" office:currency="USD" office:value="17231.0378251059" calcext:value-type="currency">
            <text:p>$17,231</text:p>
          </table:table-cell>
          <table:table-cell table:style-name="ce42" table:formula="of:=OFFSET([.K$25];0;[.$A30]*-1)" office:value-type="currency" office:currency="USD" office:value="18885.0046863143" calcext:value-type="currency">
            <text:p>$18,885</text:p>
          </table:table-cell>
          <table:table-cell table:style-name="ce42" table:formula="of:=OFFSET([.L$25];0;[.$A30]*-1)" office:value-type="currency" office:currency="USD" office:value="18661.5886715369" calcext:value-type="currency">
            <text:p>$18,662</text:p>
          </table:table-cell>
          <table:table-cell table:style-name="ce42" table:formula="of:=OFFSET([.M$25];0;[.$A30]*-1)" office:value-type="currency" office:currency="USD" office:value="18553.4354322382" calcext:value-type="currency">
            <text:p>$18,553</text:p>
          </table:table-cell>
          <table:table-cell table:style-name="ce42" table:formula="of:=OFFSET([.N$25];0;[.$A30]*-1)" office:value-type="currency" office:currency="USD" office:value="19638.6097971288" calcext:value-type="currency">
            <text:p>$19,639</text:p>
          </table:table-cell>
          <table:table-cell table:style-name="ce42" table:formula="of:=OFFSET([.O$25];0;[.$A30]*-1)" office:value-type="currency" office:currency="USD" office:value="18757.9700891361" calcext:value-type="currency">
            <text:p>$18,758</text:p>
          </table:table-cell>
          <table:table-cell table:style-name="ce42" table:formula="of:=OFFSET([.P$25];0;[.$A30]*-1)" office:value-type="currency" office:currency="USD" office:value="20617.283679782" calcext:value-type="currency">
            <text:p>$20,617</text:p>
          </table:table-cell>
          <table:table-cell table:style-name="ce42" table:formula="of:=OFFSET([.Q$25];0;[.$A30]*-1)" office:value-type="currency" office:currency="USD" office:value="22967.3026934623" calcext:value-type="currency">
            <text:p>$22,967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2" table:number-columns-repeated="4"/>
          <table:table-cell table:style-name="ce42" table:formula="of:=OFFSET([.G$25];0;[.$A31]*-1)" office:value-type="currency" office:currency="USD" office:value="15159" calcext:value-type="currency">
            <text:p>$15,159</text:p>
          </table:table-cell>
          <table:table-cell table:style-name="ce42" table:formula="of:=OFFSET([.H$25];0;[.$A31]*-1)" office:value-type="currency" office:currency="USD" office:value="14812.1873565594" calcext:value-type="currency">
            <text:p>$14,812</text:p>
          </table:table-cell>
          <table:table-cell table:style-name="ce42" table:formula="of:=OFFSET([.I$25];0;[.$A31]*-1)" office:value-type="currency" office:currency="USD" office:value="13125.3422340543" calcext:value-type="currency">
            <text:p>$13,125</text:p>
          </table:table-cell>
          <table:table-cell table:style-name="ce42" table:formula="of:=OFFSET([.J$25];0;[.$A31]*-1)" office:value-type="currency" office:currency="USD" office:value="15420.5361265235" calcext:value-type="currency">
            <text:p>$15,421</text:p>
          </table:table-cell>
          <table:table-cell table:style-name="ce42" table:formula="of:=OFFSET([.K$25];0;[.$A31]*-1)" office:value-type="currency" office:currency="USD" office:value="17231.0378251059" calcext:value-type="currency">
            <text:p>$17,231</text:p>
          </table:table-cell>
          <table:table-cell table:style-name="ce42" table:formula="of:=OFFSET([.L$25];0;[.$A31]*-1)" office:value-type="currency" office:currency="USD" office:value="18885.0046863143" calcext:value-type="currency">
            <text:p>$18,885</text:p>
          </table:table-cell>
          <table:table-cell table:style-name="ce42" table:formula="of:=OFFSET([.M$25];0;[.$A31]*-1)" office:value-type="currency" office:currency="USD" office:value="18661.5886715369" calcext:value-type="currency">
            <text:p>$18,662</text:p>
          </table:table-cell>
          <table:table-cell table:style-name="ce42" table:formula="of:=OFFSET([.N$25];0;[.$A31]*-1)" office:value-type="currency" office:currency="USD" office:value="18553.4354322382" calcext:value-type="currency">
            <text:p>$18,553</text:p>
          </table:table-cell>
          <table:table-cell table:style-name="ce42" table:formula="of:=OFFSET([.O$25];0;[.$A31]*-1)" office:value-type="currency" office:currency="USD" office:value="19638.6097971288" calcext:value-type="currency">
            <text:p>$19,639</text:p>
          </table:table-cell>
          <table:table-cell table:style-name="ce42" table:formula="of:=OFFSET([.P$25];0;[.$A31]*-1)" office:value-type="currency" office:currency="USD" office:value="18757.9700891361" calcext:value-type="currency">
            <text:p>$18,758</text:p>
          </table:table-cell>
          <table:table-cell table:style-name="ce42" table:formula="of:=OFFSET([.Q$25];0;[.$A31]*-1)" office:value-type="currency" office:currency="USD" office:value="20617.283679782" calcext:value-type="currency">
            <text:p>$20,617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 aggregate</text:p>
          </table:table-cell>
          <table:table-cell table:style-name="ce43" table:formula="of:=[.B42]+[.B50]" office:value-type="currency" office:currency="USD" office:value="0" calcext:value-type="currency">
            <text:p>$0</text:p>
          </table:table-cell>
          <table:table-cell table:style-name="ce43" table:formula="of:=[.C42]+[.C50]" office:value-type="currency" office:currency="USD" office:value="1515.9" calcext:value-type="currency">
            <text:p>$1,516</text:p>
          </table:table-cell>
          <table:table-cell table:style-name="ce43" table:formula="of:=[.D42]+[.D50]" office:value-type="currency" office:currency="USD" office:value="4513.01873565594" calcext:value-type="currency">
            <text:p>$4,513</text:p>
          </table:table-cell>
          <table:table-cell table:style-name="ce43" table:formula="of:=[.E42]+[.E50]" office:value-type="currency" office:currency="USD" office:value="8822.67169471731" calcext:value-type="currency">
            <text:p>$8,823</text:p>
          </table:table-cell>
          <table:table-cell table:style-name="ce43" table:formula="of:=[.F42]+[.F50]" office:value-type="currency" office:currency="USD" office:value="14674.378266431" calcext:value-type="currency">
            <text:p>$14,674</text:p>
          </table:table-cell>
          <table:table-cell table:style-name="ce43" table:formula="of:=[.G42]+[.G50]" office:value-type="currency" office:currency="USD" office:value="14669.6886206553" calcext:value-type="currency">
            <text:p>$14,670</text:p>
          </table:table-cell>
          <table:table-cell table:style-name="ce43" table:formula="of:=[.H42]+[.H50]" office:value-type="currency" office:currency="USD" office:value="15211.0057652314" calcext:value-type="currency">
            <text:p>$15,211</text:p>
          </table:table-cell>
          <table:table-cell table:style-name="ce43" table:formula="of:=[.I42]+[.I50]" office:value-type="currency" office:currency="USD" office:value="16980.6856025577" calcext:value-type="currency">
            <text:p>$16,981</text:p>
          </table:table-cell>
          <table:table-cell table:style-name="ce43" table:formula="of:=[.J42]+[.J50]" office:value-type="currency" office:currency="USD" office:value="18145.5778134678" calcext:value-type="currency">
            <text:p>$18,146</text:p>
          </table:table-cell>
          <table:table-cell table:style-name="ce43" table:formula="of:=[.K42]+[.K50]" office:value-type="currency" office:currency="USD" office:value="18827.0265421473" calcext:value-type="currency">
            <text:p>$18,827</text:p>
          </table:table-cell>
          <table:table-cell table:style-name="ce43" table:formula="of:=[.L42]+[.L50]" office:value-type="currency" office:currency="USD" office:value="18834.1850666256" calcext:value-type="currency">
            <text:p>$18,834</text:p>
          </table:table-cell>
          <table:table-cell table:style-name="ce43" table:formula="of:=[.M42]+[.M50]" office:value-type="currency" office:currency="USD" office:value="19126.2794978394" calcext:value-type="currency">
            <text:p>$19,126</text:p>
          </table:table-cell>
          <table:table-cell table:style-name="ce43" table:formula="of:=[.N42]+[.N50]" office:value-type="currency" office:currency="USD" office:value="19903.021950895" calcext:value-type="currency">
            <text:p>$19,903</text:p>
          </table:table-cell>
          <table:table-cell table:style-name="ce43" table:formula="of:=[.O42]+[.O50]" office:value-type="currency" office:currency="USD" office:value="20841.5306574621" calcext:value-type="currency">
            <text:p>$20,842</text:p>
          </table:table-cell>
          <table:table-cell table:style-name="ce43" table:formula="of:=[.P42]+[.P50]" office:value-type="currency" office:currency="USD" office:value="22490.7928427688" calcext:value-type="currency">
            <text:p>$22,491</text:p>
          </table:table-cell>
          <table:table-cell table:style-name="ce43" table:formula="of:=[.Q42]+[.Q50]" office:value-type="currency" office:currency="USD" office:value="23677.0588820595" calcext:value-type="currency">
            <text:p>$23,677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r</text:p>
          </table:table-cell>
          <table:table-cell table:style-name="ce44" table:formula="of:=SUMPRODUCT([.B26:.B31];[.B2:.B7])" office:value-type="currency" office:currency="USD" office:value="0" calcext:value-type="currency">
            <text:p>$0</text:p>
          </table:table-cell>
          <table:table-cell table:style-name="ce44" table:formula="of:=SUMPRODUCT([.C26:.C31];[.C2:.C7])" office:value-type="currency" office:currency="USD" office:value="1515.9" calcext:value-type="currency">
            <text:p>$1,516</text:p>
          </table:table-cell>
          <table:table-cell table:style-name="ce44" table:formula="of:=SUMPRODUCT([.D26:.D31];[.D2:.D7])" office:value-type="currency" office:currency="USD" office:value="4513.01873565594" calcext:value-type="currency">
            <text:p>$4,513</text:p>
          </table:table-cell>
          <table:table-cell table:style-name="ce44" table:formula="of:=SUMPRODUCT([.E26:.E31];[.E2:.E7])" office:value-type="currency" office:currency="USD" office:value="8822.67169471731" calcext:value-type="currency">
            <text:p>$8,823</text:p>
          </table:table-cell>
          <table:table-cell table:style-name="ce44" table:formula="of:=SUMPRODUCT([.F26:.F31];[.F2:.F7])" office:value-type="currency" office:currency="USD" office:value="14674.378266431" calcext:value-type="currency">
            <text:p>$14,674</text:p>
          </table:table-cell>
          <table:table-cell table:style-name="ce44" table:formula="of:=SUMPRODUCT([.G26:.G31];[.G2:.G7])" office:value-type="currency" office:currency="USD" office:value="14669.6886206553" calcext:value-type="currency">
            <text:p>$14,670</text:p>
          </table:table-cell>
          <table:table-cell table:style-name="ce44" table:formula="of:=SUMPRODUCT([.H26:.H31];[.H2:.H7])" office:value-type="currency" office:currency="USD" office:value="15211.0057652314" calcext:value-type="currency">
            <text:p>$15,211</text:p>
          </table:table-cell>
          <table:table-cell table:style-name="ce44" table:formula="of:=SUMPRODUCT([.I26:.I31];[.I2:.I7])" office:value-type="currency" office:currency="USD" office:value="16980.6856025577" calcext:value-type="currency">
            <text:p>$16,981</text:p>
          </table:table-cell>
          <table:table-cell table:style-name="ce44" table:formula="of:=SUMPRODUCT([.J26:.J31];[.J2:.J7])" office:value-type="currency" office:currency="USD" office:value="18145.5778134678" calcext:value-type="currency">
            <text:p>$18,146</text:p>
          </table:table-cell>
          <table:table-cell table:style-name="ce44" table:formula="of:=SUMPRODUCT([.K26:.K31];[.K2:.K7])" office:value-type="currency" office:currency="USD" office:value="18827.0265421473" calcext:value-type="currency">
            <text:p>$18,827</text:p>
          </table:table-cell>
          <table:table-cell table:style-name="ce44" table:formula="of:=SUMPRODUCT([.L26:.L31];[.L2:.L7])" office:value-type="currency" office:currency="USD" office:value="18834.1850666256" calcext:value-type="currency">
            <text:p>$18,834</text:p>
          </table:table-cell>
          <table:table-cell table:style-name="ce44" table:formula="of:=SUMPRODUCT([.M26:.M31];[.M2:.M7])" office:value-type="currency" office:currency="USD" office:value="19126.2794978394" calcext:value-type="currency">
            <text:p>$19,126</text:p>
          </table:table-cell>
          <table:table-cell table:style-name="ce44" table:formula="of:=SUMPRODUCT([.N26:.N31];[.N2:.N7])" office:value-type="currency" office:currency="USD" office:value="19903.021950895" calcext:value-type="currency">
            <text:p>$19,903</text:p>
          </table:table-cell>
          <table:table-cell table:style-name="ce44" table:formula="of:=SUMPRODUCT([.O26:.O31];[.O2:.O7])" office:value-type="currency" office:currency="USD" office:value="20841.5306574621" calcext:value-type="currency">
            <text:p>$20,842</text:p>
          </table:table-cell>
          <table:table-cell table:style-name="ce44" table:formula="of:=SUMPRODUCT([.P26:.P31];[.P2:.P7])" office:value-type="currency" office:currency="USD" office:value="22490.7928427688" calcext:value-type="currency">
            <text:p>$22,491</text:p>
          </table:table-cell>
          <table:table-cell table:style-name="ce44" table:formula="of:=SUMPRODUCT([.Q26:.Q31];[.Q2:.Q7])" office:value-type="currency" office:currency="USD" office:value="23677.0588820595" calcext:value-type="currency">
            <text:p>$23,677</text:p>
          </table:table-cell>
          <table:table-cell table:style-name="ce36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" table:formula="of:=[.B26]*[.B2]" office:value-type="currency" office:currency="USD" office:value="0" calcext:value-type="currency">
            <text:p>$0</text:p>
          </table:table-cell>
          <table:table-cell table:style-name="ce42" table:formula="of:=[.C26]*[.C2]" office:value-type="currency" office:currency="USD" office:value="0" calcext:value-type="currency">
            <text:p>$0</text:p>
          </table:table-cell>
          <table:table-cell table:style-name="ce42" table:formula="of:=[.D26]*[.D2]" office:value-type="currency" office:currency="USD" office:value="0" calcext:value-type="currency">
            <text:p>$0</text:p>
          </table:table-cell>
          <table:table-cell table:style-name="ce42" table:formula="of:=[.E26]*[.E2]" office:value-type="currency" office:currency="USD" office:value="0" calcext:value-type="currency">
            <text:p>$0</text:p>
          </table:table-cell>
          <table:table-cell table:style-name="ce42" table:formula="of:=[.F26]*[.F2]" office:value-type="currency" office:currency="USD" office:value="0" calcext:value-type="currency">
            <text:p>$0</text:p>
          </table:table-cell>
          <table:table-cell table:style-name="ce42" table:formula="of:=[.G26]*[.G2]" office:value-type="currency" office:currency="USD" office:value="0" calcext:value-type="currency">
            <text:p>$0</text:p>
          </table:table-cell>
          <table:table-cell table:style-name="ce42" table:formula="of:=[.H26]*[.H2]" office:value-type="currency" office:currency="USD" office:value="0" calcext:value-type="currency">
            <text:p>$0</text:p>
          </table:table-cell>
          <table:table-cell table:style-name="ce42" table:formula="of:=[.I26]*[.I2]" office:value-type="currency" office:currency="USD" office:value="0" calcext:value-type="currency">
            <text:p>$0</text:p>
          </table:table-cell>
          <table:table-cell table:style-name="ce42" table:formula="of:=[.J26]*[.J2]" office:value-type="currency" office:currency="USD" office:value="0" calcext:value-type="currency">
            <text:p>$0</text:p>
          </table:table-cell>
          <table:table-cell table:style-name="ce42" table:formula="of:=[.K26]*[.K2]" office:value-type="currency" office:currency="USD" office:value="0" calcext:value-type="currency">
            <text:p>$0</text:p>
          </table:table-cell>
          <table:table-cell table:style-name="ce42" table:formula="of:=[.L26]*[.L2]" office:value-type="currency" office:currency="USD" office:value="0" calcext:value-type="currency">
            <text:p>$0</text:p>
          </table:table-cell>
          <table:table-cell table:style-name="ce42" table:formula="of:=[.M26]*[.M2]" office:value-type="currency" office:currency="USD" office:value="0" calcext:value-type="currency">
            <text:p>$0</text:p>
          </table:table-cell>
          <table:table-cell table:style-name="ce42" table:formula="of:=[.N26]*[.N2]" office:value-type="currency" office:currency="USD" office:value="0" calcext:value-type="currency">
            <text:p>$0</text:p>
          </table:table-cell>
          <table:table-cell table:style-name="ce42" table:formula="of:=[.O26]*[.O2]" office:value-type="currency" office:currency="USD" office:value="0" calcext:value-type="currency">
            <text:p>$0</text:p>
          </table:table-cell>
          <table:table-cell table:style-name="ce42" table:formula="of:=[.P26]*[.P2]" office:value-type="currency" office:currency="USD" office:value="0" calcext:value-type="currency">
            <text:p>$0</text:p>
          </table:table-cell>
          <table:table-cell table:style-name="ce42" table:formula="of:=[.Q26]*[.Q2]" office:value-type="currency" office:currency="USD" office:value="0" calcext:value-type="currency">
            <text:p>$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table:formula="of:=[.B27]*[.B3]" office:value-type="currency" office:currency="USD" office:value="0" calcext:value-type="currency">
            <text:p>$0</text:p>
          </table:table-cell>
          <table:table-cell table:style-name="ce42" table:formula="of:=[.C27]*[.C3]" office:value-type="currency" office:currency="USD" office:value="1515.9" calcext:value-type="currency">
            <text:p>$1,516</text:p>
          </table:table-cell>
          <table:table-cell table:style-name="ce42" table:formula="of:=[.D27]*[.D3]" office:value-type="currency" office:currency="USD" office:value="1481.21873565594" calcext:value-type="currency">
            <text:p>$1,481</text:p>
          </table:table-cell>
          <table:table-cell table:style-name="ce42" table:formula="of:=[.E27]*[.E3]" office:value-type="currency" office:currency="USD" office:value="1312.53422340543" calcext:value-type="currency">
            <text:p>$1,313</text:p>
          </table:table-cell>
          <table:table-cell table:style-name="ce42" table:formula="of:=[.F27]*[.F3]" office:value-type="currency" office:currency="USD" office:value="1542.05361265235" calcext:value-type="currency">
            <text:p>$1,542</text:p>
          </table:table-cell>
          <table:table-cell table:style-name="ce42" table:formula="of:=[.G27]*[.G3]" office:value-type="currency" office:currency="USD" office:value="1723.10378251059" calcext:value-type="currency">
            <text:p>$1,723</text:p>
          </table:table-cell>
          <table:table-cell table:style-name="ce42" table:formula="of:=[.H27]*[.H3]" office:value-type="currency" office:currency="USD" office:value="1888.50046863143" calcext:value-type="currency">
            <text:p>$1,889</text:p>
          </table:table-cell>
          <table:table-cell table:style-name="ce42" table:formula="of:=[.I27]*[.I3]" office:value-type="currency" office:currency="USD" office:value="1866.15886715369" calcext:value-type="currency">
            <text:p>$1,866</text:p>
          </table:table-cell>
          <table:table-cell table:style-name="ce42" table:formula="of:=[.J27]*[.J3]" office:value-type="currency" office:currency="USD" office:value="1855.34354322382" calcext:value-type="currency">
            <text:p>$1,855</text:p>
          </table:table-cell>
          <table:table-cell table:style-name="ce42" table:formula="of:=[.K27]*[.K3]" office:value-type="currency" office:currency="USD" office:value="1963.86097971288" calcext:value-type="currency">
            <text:p>$1,964</text:p>
          </table:table-cell>
          <table:table-cell table:style-name="ce42" table:formula="of:=[.L27]*[.L3]" office:value-type="currency" office:currency="USD" office:value="1875.79700891361" calcext:value-type="currency">
            <text:p>$1,876</text:p>
          </table:table-cell>
          <table:table-cell table:style-name="ce42" table:formula="of:=[.M27]*[.M3]" office:value-type="currency" office:currency="USD" office:value="2061.7283679782" calcext:value-type="currency">
            <text:p>$2,062</text:p>
          </table:table-cell>
          <table:table-cell table:style-name="ce42" table:formula="of:=[.N27]*[.N3]" office:value-type="currency" office:currency="USD" office:value="2296.73026934623" calcext:value-type="currency">
            <text:p>$2,297</text:p>
          </table:table-cell>
          <table:table-cell table:style-name="ce42" table:formula="of:=[.O27]*[.O3]" office:value-type="currency" office:currency="USD" office:value="2559.69697918062" calcext:value-type="currency">
            <text:p>$2,560</text:p>
          </table:table-cell>
          <table:table-cell table:style-name="ce42" table:formula="of:=[.P27]*[.P3]" office:value-type="currency" office:currency="USD" office:value="2234.29460445604" calcext:value-type="currency">
            <text:p>$2,234</text:p>
          </table:table-cell>
          <table:table-cell table:style-name="ce42" table:formula="of:=[.Q27]*[.Q3]" office:value-type="currency" office:currency="USD" office:value="2342.45765822069" calcext:value-type="currency">
            <text:p>$2,34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table:formula="of:=[.B28]*[.B4]" office:value-type="currency" office:currency="USD" office:value="0" calcext:value-type="currency">
            <text:p>$0</text:p>
          </table:table-cell>
          <table:table-cell table:style-name="ce42" table:formula="of:=[.C28]*[.C4]" office:value-type="currency" office:currency="USD" office:value="0" calcext:value-type="currency">
            <text:p>$0</text:p>
          </table:table-cell>
          <table:table-cell table:style-name="ce42" table:formula="of:=[.D28]*[.D4]" office:value-type="currency" office:currency="USD" office:value="3031.8" calcext:value-type="currency">
            <text:p>$3,032</text:p>
          </table:table-cell>
          <table:table-cell table:style-name="ce42" table:formula="of:=[.E28]*[.E4]" office:value-type="currency" office:currency="USD" office:value="2962.43747131188" calcext:value-type="currency">
            <text:p>$2,962</text:p>
          </table:table-cell>
          <table:table-cell table:style-name="ce42" table:formula="of:=[.F28]*[.F4]" office:value-type="currency" office:currency="USD" office:value="2625.06844681087" calcext:value-type="currency">
            <text:p>$2,625</text:p>
          </table:table-cell>
          <table:table-cell table:style-name="ce42" table:formula="of:=[.G28]*[.G4]" office:value-type="currency" office:currency="USD" office:value="3084.10722530469" calcext:value-type="currency">
            <text:p>$3,084</text:p>
          </table:table-cell>
          <table:table-cell table:style-name="ce42" table:formula="of:=[.H28]*[.H4]" office:value-type="currency" office:currency="USD" office:value="3446.20756502117" calcext:value-type="currency">
            <text:p>$3,446</text:p>
          </table:table-cell>
          <table:table-cell table:style-name="ce42" table:formula="of:=[.I28]*[.I4]" office:value-type="currency" office:currency="USD" office:value="3777.00093726286" calcext:value-type="currency">
            <text:p>$3,777</text:p>
          </table:table-cell>
          <table:table-cell table:style-name="ce42" table:formula="of:=[.J28]*[.J4]" office:value-type="currency" office:currency="USD" office:value="3732.31773430738" calcext:value-type="currency">
            <text:p>$3,732</text:p>
          </table:table-cell>
          <table:table-cell table:style-name="ce42" table:formula="of:=[.K28]*[.K4]" office:value-type="currency" office:currency="USD" office:value="3710.68708644764" calcext:value-type="currency">
            <text:p>$3,711</text:p>
          </table:table-cell>
          <table:table-cell table:style-name="ce42" table:formula="of:=[.L28]*[.L4]" office:value-type="currency" office:currency="USD" office:value="3927.72195942577" calcext:value-type="currency">
            <text:p>$3,928</text:p>
          </table:table-cell>
          <table:table-cell table:style-name="ce42" table:formula="of:=[.M28]*[.M4]" office:value-type="currency" office:currency="USD" office:value="3751.59401782722" calcext:value-type="currency">
            <text:p>$3,752</text:p>
          </table:table-cell>
          <table:table-cell table:style-name="ce42" table:formula="of:=[.N28]*[.N4]" office:value-type="currency" office:currency="USD" office:value="4123.4567359564" calcext:value-type="currency">
            <text:p>$4,123</text:p>
          </table:table-cell>
          <table:table-cell table:style-name="ce42" table:formula="of:=[.O28]*[.O4]" office:value-type="currency" office:currency="USD" office:value="4593.46053869245" calcext:value-type="currency">
            <text:p>$4,593</text:p>
          </table:table-cell>
          <table:table-cell table:style-name="ce42" table:formula="of:=[.P28]*[.P4]" office:value-type="currency" office:currency="USD" office:value="5119.39395836124" calcext:value-type="currency">
            <text:p>$5,119</text:p>
          </table:table-cell>
          <table:table-cell table:style-name="ce42" table:formula="of:=[.Q28]*[.Q4]" office:value-type="currency" office:currency="USD" office:value="4468.58920891209" calcext:value-type="currency">
            <text:p>$4,469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 table:formula="of:=[.B29]*[.B5]" office:value-type="currency" office:currency="USD" office:value="0" calcext:value-type="currency">
            <text:p>$0</text:p>
          </table:table-cell>
          <table:table-cell table:style-name="ce42" table:formula="of:=[.C29]*[.C5]" office:value-type="currency" office:currency="USD" office:value="0" calcext:value-type="currency">
            <text:p>$0</text:p>
          </table:table-cell>
          <table:table-cell table:style-name="ce42" table:formula="of:=[.D29]*[.D5]" office:value-type="currency" office:currency="USD" office:value="0" calcext:value-type="currency">
            <text:p>$0</text:p>
          </table:table-cell>
          <table:table-cell table:style-name="ce42" table:formula="of:=[.E29]*[.E5]" office:value-type="currency" office:currency="USD" office:value="4547.7" calcext:value-type="currency">
            <text:p>$4,548</text:p>
          </table:table-cell>
          <table:table-cell table:style-name="ce42" table:formula="of:=[.F29]*[.F5]" office:value-type="currency" office:currency="USD" office:value="4443.65620696782" calcext:value-type="currency">
            <text:p>$4,444</text:p>
          </table:table-cell>
          <table:table-cell table:style-name="ce42" table:formula="of:=[.G29]*[.G5]" office:value-type="currency" office:currency="USD" office:value="3937.6026702163" calcext:value-type="currency">
            <text:p>$3,938</text:p>
          </table:table-cell>
          <table:table-cell table:style-name="ce42" table:formula="of:=[.H29]*[.H5]" office:value-type="currency" office:currency="USD" office:value="4626.16083795704" calcext:value-type="currency">
            <text:p>$4,626</text:p>
          </table:table-cell>
          <table:table-cell table:style-name="ce42" table:formula="of:=[.I29]*[.I5]" office:value-type="currency" office:currency="USD" office:value="5169.31134753176" calcext:value-type="currency">
            <text:p>$5,169</text:p>
          </table:table-cell>
          <table:table-cell table:style-name="ce42" table:formula="of:=[.J29]*[.J5]" office:value-type="currency" office:currency="USD" office:value="5665.50140589429" calcext:value-type="currency">
            <text:p>$5,666</text:p>
          </table:table-cell>
          <table:table-cell table:style-name="ce42" table:formula="of:=[.K29]*[.K5]" office:value-type="currency" office:currency="USD" office:value="5598.47660146107" calcext:value-type="currency">
            <text:p>$5,598</text:p>
          </table:table-cell>
          <table:table-cell table:style-name="ce42" table:formula="of:=[.L29]*[.L5]" office:value-type="currency" office:currency="USD" office:value="5566.03062967147" calcext:value-type="currency">
            <text:p>$5,566</text:p>
          </table:table-cell>
          <table:table-cell table:style-name="ce42" table:formula="of:=[.M29]*[.M5]" office:value-type="currency" office:currency="USD" office:value="5891.58293913865" calcext:value-type="currency">
            <text:p>$5,892</text:p>
          </table:table-cell>
          <table:table-cell table:style-name="ce42" table:formula="of:=[.N29]*[.N5]" office:value-type="currency" office:currency="USD" office:value="5627.39102674083" calcext:value-type="currency">
            <text:p>$5,627</text:p>
          </table:table-cell>
          <table:table-cell table:style-name="ce42" table:formula="of:=[.O29]*[.O5]" office:value-type="currency" office:currency="USD" office:value="6185.1851039346" calcext:value-type="currency">
            <text:p>$6,185</text:p>
          </table:table-cell>
          <table:table-cell table:style-name="ce42" table:formula="of:=[.P29]*[.P5]" office:value-type="currency" office:currency="USD" office:value="6890.19080803868" calcext:value-type="currency">
            <text:p>$6,890</text:p>
          </table:table-cell>
          <table:table-cell table:style-name="ce42" table:formula="of:=[.Q29]*[.Q5]" office:value-type="currency" office:currency="USD" office:value="7679.09093754187" calcext:value-type="currency">
            <text:p>$7,679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" table:formula="of:=[.B30]*[.B6]" office:value-type="currency" office:currency="USD" office:value="0" calcext:value-type="currency">
            <text:p>$0</text:p>
          </table:table-cell>
          <table:table-cell table:style-name="ce42" table:formula="of:=[.C30]*[.C6]" office:value-type="currency" office:currency="USD" office:value="0" calcext:value-type="currency">
            <text:p>$0</text:p>
          </table:table-cell>
          <table:table-cell table:style-name="ce42" table:formula="of:=[.D30]*[.D6]" office:value-type="currency" office:currency="USD" office:value="0" calcext:value-type="currency">
            <text:p>$0</text:p>
          </table:table-cell>
          <table:table-cell table:style-name="ce42" table:formula="of:=[.E30]*[.E6]" office:value-type="currency" office:currency="USD" office:value="0" calcext:value-type="currency">
            <text:p>$0</text:p>
          </table:table-cell>
          <table:table-cell table:style-name="ce42" table:formula="of:=[.F30]*[.F6]" office:value-type="currency" office:currency="USD" office:value="6063.6" calcext:value-type="currency">
            <text:p>$6,064</text:p>
          </table:table-cell>
          <table:table-cell table:style-name="ce42" table:formula="of:=[.G30]*[.G6]" office:value-type="currency" office:currency="USD" office:value="5924.87494262376" calcext:value-type="currency">
            <text:p>$5,925</text:p>
          </table:table-cell>
          <table:table-cell table:style-name="ce42" table:formula="of:=[.H30]*[.H6]" office:value-type="currency" office:currency="USD" office:value="5250.13689362174" calcext:value-type="currency">
            <text:p>$5,250</text:p>
          </table:table-cell>
          <table:table-cell table:style-name="ce42" table:formula="of:=[.I30]*[.I6]" office:value-type="currency" office:currency="USD" office:value="6168.21445060939" calcext:value-type="currency">
            <text:p>$6,168</text:p>
          </table:table-cell>
          <table:table-cell table:style-name="ce42" table:formula="of:=[.J30]*[.J6]" office:value-type="currency" office:currency="USD" office:value="6892.41513004234" calcext:value-type="currency">
            <text:p>$6,892</text:p>
          </table:table-cell>
          <table:table-cell table:style-name="ce42" table:formula="of:=[.K30]*[.K6]" office:value-type="currency" office:currency="USD" office:value="7554.00187452571" calcext:value-type="currency">
            <text:p>$7,554</text:p>
          </table:table-cell>
          <table:table-cell table:style-name="ce42" table:formula="of:=[.L30]*[.L6]" office:value-type="currency" office:currency="USD" office:value="7464.63546861475" calcext:value-type="currency">
            <text:p>$7,465</text:p>
          </table:table-cell>
          <table:table-cell table:style-name="ce42" table:formula="of:=[.M30]*[.M6]" office:value-type="currency" office:currency="USD" office:value="7421.37417289529" calcext:value-type="currency">
            <text:p>$7,421</text:p>
          </table:table-cell>
          <table:table-cell table:style-name="ce42" table:formula="of:=[.N30]*[.N6]" office:value-type="currency" office:currency="USD" office:value="7855.44391885153" calcext:value-type="currency">
            <text:p>$7,855</text:p>
          </table:table-cell>
          <table:table-cell table:style-name="ce42" table:formula="of:=[.O30]*[.O6]" office:value-type="currency" office:currency="USD" office:value="7503.18803565444" calcext:value-type="currency">
            <text:p>$7,503</text:p>
          </table:table-cell>
          <table:table-cell table:style-name="ce42" table:formula="of:=[.P30]*[.P6]" office:value-type="currency" office:currency="USD" office:value="8246.91347191279" calcext:value-type="currency">
            <text:p>$8,247</text:p>
          </table:table-cell>
          <table:table-cell table:style-name="ce42" table:formula="of:=[.Q30]*[.Q6]" office:value-type="currency" office:currency="USD" office:value="9186.9210773849" calcext:value-type="currency">
            <text:p>$9,187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2" table:formula="of:=[.B31]*[.B7]" office:value-type="currency" office:currency="USD" office:value="0" calcext:value-type="currency">
            <text:p>$0</text:p>
          </table:table-cell>
          <table:table-cell table:style-name="ce42" table:formula="of:=[.C31]*[.C7]" office:value-type="currency" office:currency="USD" office:value="0" calcext:value-type="currency">
            <text:p>$0</text:p>
          </table:table-cell>
          <table:table-cell table:style-name="ce42" table:formula="of:=[.D31]*[.D7]" office:value-type="currency" office:currency="USD" office:value="0" calcext:value-type="currency">
            <text:p>$0</text:p>
          </table:table-cell>
          <table:table-cell table:style-name="ce42" table:formula="of:=[.E31]*[.E7]" office:value-type="currency" office:currency="USD" office:value="0" calcext:value-type="currency">
            <text:p>$0</text:p>
          </table:table-cell>
          <table:table-cell table:style-name="ce42" table:formula="of:=[.F31]*[.F7]" office:value-type="currency" office:currency="USD" office:value="0" calcext:value-type="currency">
            <text:p>$0</text:p>
          </table:table-cell>
          <table:table-cell table:style-name="ce42" table:formula="of:=[.G31]*[.G7]" office:value-type="currency" office:currency="USD" office:value="0" calcext:value-type="currency">
            <text:p>$0</text:p>
          </table:table-cell>
          <table:table-cell table:style-name="ce42" table:formula="of:=[.H31]*[.H7]" office:value-type="currency" office:currency="USD" office:value="0" calcext:value-type="currency">
            <text:p>$0</text:p>
          </table:table-cell>
          <table:table-cell table:style-name="ce42" table:formula="of:=[.I31]*[.I7]" office:value-type="currency" office:currency="USD" office:value="0" calcext:value-type="currency">
            <text:p>$0</text:p>
          </table:table-cell>
          <table:table-cell table:style-name="ce42" table:formula="of:=[.J31]*[.J7]" office:value-type="currency" office:currency="USD" office:value="0" calcext:value-type="currency">
            <text:p>$0</text:p>
          </table:table-cell>
          <table:table-cell table:style-name="ce42" table:formula="of:=[.K31]*[.K7]" office:value-type="currency" office:currency="USD" office:value="0" calcext:value-type="currency">
            <text:p>$0</text:p>
          </table:table-cell>
          <table:table-cell table:style-name="ce42" table:formula="of:=[.L31]*[.L7]" office:value-type="currency" office:currency="USD" office:value="0" calcext:value-type="currency">
            <text:p>$0</text:p>
          </table:table-cell>
          <table:table-cell table:style-name="ce42" table:formula="of:=[.M31]*[.M7]" office:value-type="currency" office:currency="USD" office:value="0" calcext:value-type="currency">
            <text:p>$0</text:p>
          </table:table-cell>
          <table:table-cell table:style-name="ce42" table:formula="of:=[.N31]*[.N7]" office:value-type="currency" office:currency="USD" office:value="0" calcext:value-type="currency">
            <text:p>$0</text:p>
          </table:table-cell>
          <table:table-cell table:style-name="ce42" table:formula="of:=[.O31]*[.O7]" office:value-type="currency" office:currency="USD" office:value="0" calcext:value-type="currency">
            <text:p>$0</text:p>
          </table:table-cell>
          <table:table-cell table:style-name="ce42" table:formula="of:=[.P31]*[.P7]" office:value-type="currency" office:currency="USD" office:value="0" calcext:value-type="currency">
            <text:p>$0</text:p>
          </table:table-cell>
          <table:table-cell table:style-name="ce42" table:formula="of:=[.Q31]*[.Q7]" office:value-type="currency" office:currency="USD" office:value="0" calcext:value-type="currency">
            <text:p>$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style-name="ce45" table:formula="of:=SUM([.B43:.B48])" office:value-type="currency" office:currency="USD" office:value="0" calcext:value-type="currency">
            <text:p>$0</text:p>
          </table:table-cell>
          <table:table-cell table:style-name="ce45" table:formula="of:=SUM([.C43:.C48])" office:value-type="currency" office:currency="USD" office:value="757.95" calcext:value-type="currency">
            <text:p>$758</text:p>
          </table:table-cell>
          <table:table-cell table:style-name="ce45" table:formula="of:=SUM([.D43:.D48])" office:value-type="currency" office:currency="USD" office:value="2256.50936782797" calcext:value-type="currency">
            <text:p>$2,257</text:p>
          </table:table-cell>
          <table:table-cell table:style-name="ce45" table:formula="of:=SUM([.E43:.E48])" office:value-type="currency" office:currency="USD" office:value="4411.33584735866" calcext:value-type="currency">
            <text:p>$4,411</text:p>
          </table:table-cell>
          <table:table-cell table:style-name="ce45" table:formula="of:=SUM([.F43:.F48])" office:value-type="currency" office:currency="USD" office:value="7337.18913321552" calcext:value-type="currency">
            <text:p>$7,337</text:p>
          </table:table-cell>
          <table:table-cell table:style-name="ce45" table:formula="of:=SUM([.G43:.G48])" office:value-type="currency" office:currency="USD" office:value="7334.84431032767" calcext:value-type="currency">
            <text:p>$7,335</text:p>
          </table:table-cell>
          <table:table-cell table:style-name="ce45" table:formula="of:=SUM([.H43:.H48])" office:value-type="currency" office:currency="USD" office:value="7605.50288261569" calcext:value-type="currency">
            <text:p>$7,606</text:p>
          </table:table-cell>
          <table:table-cell table:style-name="ce45" table:formula="of:=SUM([.I43:.I48])" office:value-type="currency" office:currency="USD" office:value="8490.34280127885" calcext:value-type="currency">
            <text:p>$8,490</text:p>
          </table:table-cell>
          <table:table-cell table:style-name="ce45" table:formula="of:=SUM([.J43:.J48])" office:value-type="currency" office:currency="USD" office:value="9072.78890673391" calcext:value-type="currency">
            <text:p>$9,073</text:p>
          </table:table-cell>
          <table:table-cell table:style-name="ce45" table:formula="of:=SUM([.K43:.K48])" office:value-type="currency" office:currency="USD" office:value="9413.51327107365" calcext:value-type="currency">
            <text:p>$9,414</text:p>
          </table:table-cell>
          <table:table-cell table:style-name="ce45" table:formula="of:=SUM([.L43:.L48])" office:value-type="currency" office:currency="USD" office:value="9417.0925333128" calcext:value-type="currency">
            <text:p>$9,417</text:p>
          </table:table-cell>
          <table:table-cell table:style-name="ce45" table:formula="of:=SUM([.M43:.M48])" office:value-type="currency" office:currency="USD" office:value="9563.13974891968" calcext:value-type="currency">
            <text:p>$9,563</text:p>
          </table:table-cell>
          <table:table-cell table:style-name="ce45" table:formula="of:=SUM([.N43:.N48])" office:value-type="currency" office:currency="USD" office:value="9951.51097544749" calcext:value-type="currency">
            <text:p>$9,952</text:p>
          </table:table-cell>
          <table:table-cell table:style-name="ce45" table:formula="of:=SUM([.O43:.O48])" office:value-type="currency" office:currency="USD" office:value="10420.7653287311" calcext:value-type="currency">
            <text:p>$10,421</text:p>
          </table:table-cell>
          <table:table-cell table:style-name="ce45" table:formula="of:=SUM([.P43:.P48])" office:value-type="currency" office:currency="USD" office:value="11245.3964213844" calcext:value-type="currency">
            <text:p>$11,245</text:p>
          </table:table-cell>
          <table:table-cell table:style-name="ce45" table:formula="of:=SUM([.Q43:.Q48])" office:value-type="currency" office:currency="USD" office:value="11838.5294410298" calcext:value-type="currency">
            <text:p>$11,839</text:p>
          </table:table-cell>
          <table:table-cell table:style-name="ce37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3" table:formula="of:=[.B26]*[.B9]" office:value-type="currency" office:currency="USD" office:value="0" calcext:value-type="currency">
            <text:p>$0</text:p>
          </table:table-cell>
          <table:table-cell table:style-name="ce43" table:formula="of:=[.C26]*[.C9]" office:value-type="currency" office:currency="USD" office:value="0" calcext:value-type="currency">
            <text:p>$0</text:p>
          </table:table-cell>
          <table:table-cell table:style-name="ce43" table:formula="of:=[.D26]*[.D9]" office:value-type="currency" office:currency="USD" office:value="0" calcext:value-type="currency">
            <text:p>$0</text:p>
          </table:table-cell>
          <table:table-cell table:style-name="ce43" table:formula="of:=[.E26]*[.E9]" office:value-type="currency" office:currency="USD" office:value="0" calcext:value-type="currency">
            <text:p>$0</text:p>
          </table:table-cell>
          <table:table-cell table:style-name="ce43" table:formula="of:=[.F26]*[.F9]" office:value-type="currency" office:currency="USD" office:value="0" calcext:value-type="currency">
            <text:p>$0</text:p>
          </table:table-cell>
          <table:table-cell table:style-name="ce43" table:formula="of:=[.G26]*[.G9]" office:value-type="currency" office:currency="USD" office:value="0" calcext:value-type="currency">
            <text:p>$0</text:p>
          </table:table-cell>
          <table:table-cell table:style-name="ce43" table:formula="of:=[.H26]*[.H9]" office:value-type="currency" office:currency="USD" office:value="0" calcext:value-type="currency">
            <text:p>$0</text:p>
          </table:table-cell>
          <table:table-cell table:style-name="ce43" table:formula="of:=[.I26]*[.I9]" office:value-type="currency" office:currency="USD" office:value="0" calcext:value-type="currency">
            <text:p>$0</text:p>
          </table:table-cell>
          <table:table-cell table:style-name="ce43" table:formula="of:=[.J26]*[.J9]" office:value-type="currency" office:currency="USD" office:value="0" calcext:value-type="currency">
            <text:p>$0</text:p>
          </table:table-cell>
          <table:table-cell table:style-name="ce43" table:formula="of:=[.K26]*[.K9]" office:value-type="currency" office:currency="USD" office:value="0" calcext:value-type="currency">
            <text:p>$0</text:p>
          </table:table-cell>
          <table:table-cell table:style-name="ce43" table:formula="of:=[.L26]*[.L9]" office:value-type="currency" office:currency="USD" office:value="0" calcext:value-type="currency">
            <text:p>$0</text:p>
          </table:table-cell>
          <table:table-cell table:style-name="ce43" table:formula="of:=[.M26]*[.M9]" office:value-type="currency" office:currency="USD" office:value="0" calcext:value-type="currency">
            <text:p>$0</text:p>
          </table:table-cell>
          <table:table-cell table:style-name="ce43" table:formula="of:=[.N26]*[.N9]" office:value-type="currency" office:currency="USD" office:value="0" calcext:value-type="currency">
            <text:p>$0</text:p>
          </table:table-cell>
          <table:table-cell table:style-name="ce43" table:formula="of:=[.O26]*[.O9]" office:value-type="currency" office:currency="USD" office:value="0" calcext:value-type="currency">
            <text:p>$0</text:p>
          </table:table-cell>
          <table:table-cell table:style-name="ce43" table:formula="of:=[.P26]*[.P9]" office:value-type="currency" office:currency="USD" office:value="0" calcext:value-type="currency">
            <text:p>$0</text:p>
          </table:table-cell>
          <table:table-cell table:style-name="ce43" table:formula="of:=[.Q26]*[.Q9]" office:value-type="currency" office:currency="USD" office:value="0" calcext:value-type="currency">
            <text:p>$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table:formula="of:=[.B27]*[.B10]" office:value-type="currency" office:currency="USD" office:value="0" calcext:value-type="currency">
            <text:p>$0</text:p>
          </table:table-cell>
          <table:table-cell table:style-name="ce43" table:formula="of:=[.C27]*[.C10]" office:value-type="currency" office:currency="USD" office:value="757.95" calcext:value-type="currency">
            <text:p>$758</text:p>
          </table:table-cell>
          <table:table-cell table:style-name="ce43" table:formula="of:=[.D27]*[.D10]" office:value-type="currency" office:currency="USD" office:value="740.60936782797" calcext:value-type="currency">
            <text:p>$741</text:p>
          </table:table-cell>
          <table:table-cell table:style-name="ce43" table:formula="of:=[.E27]*[.E10]" office:value-type="currency" office:currency="USD" office:value="656.267111702717" calcext:value-type="currency">
            <text:p>$656</text:p>
          </table:table-cell>
          <table:table-cell table:style-name="ce43" table:formula="of:=[.F27]*[.F10]" office:value-type="currency" office:currency="USD" office:value="771.026806326174" calcext:value-type="currency">
            <text:p>$771</text:p>
          </table:table-cell>
          <table:table-cell table:style-name="ce43" table:formula="of:=[.G27]*[.G10]" office:value-type="currency" office:currency="USD" office:value="861.551891255293" calcext:value-type="currency">
            <text:p>$862</text:p>
          </table:table-cell>
          <table:table-cell table:style-name="ce43" table:formula="of:=[.H27]*[.H10]" office:value-type="currency" office:currency="USD" office:value="944.250234315714" calcext:value-type="currency">
            <text:p>$944</text:p>
          </table:table-cell>
          <table:table-cell table:style-name="ce43" table:formula="of:=[.I27]*[.I10]" office:value-type="currency" office:currency="USD" office:value="933.079433576844" calcext:value-type="currency">
            <text:p>$933</text:p>
          </table:table-cell>
          <table:table-cell table:style-name="ce43" table:formula="of:=[.J27]*[.J10]" office:value-type="currency" office:currency="USD" office:value="927.671771611911" calcext:value-type="currency">
            <text:p>$928</text:p>
          </table:table-cell>
          <table:table-cell table:style-name="ce43" table:formula="of:=[.K27]*[.K10]" office:value-type="currency" office:currency="USD" office:value="981.930489856442" calcext:value-type="currency">
            <text:p>$982</text:p>
          </table:table-cell>
          <table:table-cell table:style-name="ce43" table:formula="of:=[.L27]*[.L10]" office:value-type="currency" office:currency="USD" office:value="937.898504456806" calcext:value-type="currency">
            <text:p>$938</text:p>
          </table:table-cell>
          <table:table-cell table:style-name="ce43" table:formula="of:=[.M27]*[.M10]" office:value-type="currency" office:currency="USD" office:value="1030.8641839891" calcext:value-type="currency">
            <text:p>$1,031</text:p>
          </table:table-cell>
          <table:table-cell table:style-name="ce43" table:formula="of:=[.N27]*[.N10]" office:value-type="currency" office:currency="USD" office:value="1148.36513467311" calcext:value-type="currency">
            <text:p>$1,148</text:p>
          </table:table-cell>
          <table:table-cell table:style-name="ce43" table:formula="of:=[.O27]*[.O10]" office:value-type="currency" office:currency="USD" office:value="1279.84848959031" calcext:value-type="currency">
            <text:p>$1,280</text:p>
          </table:table-cell>
          <table:table-cell table:style-name="ce43" table:formula="of:=[.P27]*[.P10]" office:value-type="currency" office:currency="USD" office:value="1117.14730222802" calcext:value-type="currency">
            <text:p>$1,117</text:p>
          </table:table-cell>
          <table:table-cell table:style-name="ce43" table:formula="of:=[.Q27]*[.Q10]" office:value-type="currency" office:currency="USD" office:value="1171.22882911035" calcext:value-type="currency">
            <text:p>$1,17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 table:formula="of:=[.B28]*[.B11]" office:value-type="currency" office:currency="USD" office:value="0" calcext:value-type="currency">
            <text:p>$0</text:p>
          </table:table-cell>
          <table:table-cell table:style-name="ce43" table:formula="of:=[.C28]*[.C11]" office:value-type="currency" office:currency="USD" office:value="0" calcext:value-type="currency">
            <text:p>$0</text:p>
          </table:table-cell>
          <table:table-cell table:style-name="ce43" table:formula="of:=[.D28]*[.D11]" office:value-type="currency" office:currency="USD" office:value="1515.9" calcext:value-type="currency">
            <text:p>$1,516</text:p>
          </table:table-cell>
          <table:table-cell table:style-name="ce43" table:formula="of:=[.E28]*[.E11]" office:value-type="currency" office:currency="USD" office:value="1481.21873565594" calcext:value-type="currency">
            <text:p>$1,481</text:p>
          </table:table-cell>
          <table:table-cell table:style-name="ce43" table:formula="of:=[.F28]*[.F11]" office:value-type="currency" office:currency="USD" office:value="1312.53422340543" calcext:value-type="currency">
            <text:p>$1,313</text:p>
          </table:table-cell>
          <table:table-cell table:style-name="ce43" table:formula="of:=[.G28]*[.G11]" office:value-type="currency" office:currency="USD" office:value="1542.05361265235" calcext:value-type="currency">
            <text:p>$1,542</text:p>
          </table:table-cell>
          <table:table-cell table:style-name="ce43" table:formula="of:=[.H28]*[.H11]" office:value-type="currency" office:currency="USD" office:value="1723.10378251059" calcext:value-type="currency">
            <text:p>$1,723</text:p>
          </table:table-cell>
          <table:table-cell table:style-name="ce43" table:formula="of:=[.I28]*[.I11]" office:value-type="currency" office:currency="USD" office:value="1888.50046863143" calcext:value-type="currency">
            <text:p>$1,889</text:p>
          </table:table-cell>
          <table:table-cell table:style-name="ce43" table:formula="of:=[.J28]*[.J11]" office:value-type="currency" office:currency="USD" office:value="1866.15886715369" calcext:value-type="currency">
            <text:p>$1,866</text:p>
          </table:table-cell>
          <table:table-cell table:style-name="ce43" table:formula="of:=[.K28]*[.K11]" office:value-type="currency" office:currency="USD" office:value="1855.34354322382" calcext:value-type="currency">
            <text:p>$1,855</text:p>
          </table:table-cell>
          <table:table-cell table:style-name="ce43" table:formula="of:=[.L28]*[.L11]" office:value-type="currency" office:currency="USD" office:value="1963.86097971288" calcext:value-type="currency">
            <text:p>$1,964</text:p>
          </table:table-cell>
          <table:table-cell table:style-name="ce43" table:formula="of:=[.M28]*[.M11]" office:value-type="currency" office:currency="USD" office:value="1875.79700891361" calcext:value-type="currency">
            <text:p>$1,876</text:p>
          </table:table-cell>
          <table:table-cell table:style-name="ce43" table:formula="of:=[.N28]*[.N11]" office:value-type="currency" office:currency="USD" office:value="2061.7283679782" calcext:value-type="currency">
            <text:p>$2,062</text:p>
          </table:table-cell>
          <table:table-cell table:style-name="ce43" table:formula="of:=[.O28]*[.O11]" office:value-type="currency" office:currency="USD" office:value="2296.73026934623" calcext:value-type="currency">
            <text:p>$2,297</text:p>
          </table:table-cell>
          <table:table-cell table:style-name="ce43" table:formula="of:=[.P28]*[.P11]" office:value-type="currency" office:currency="USD" office:value="2559.69697918062" calcext:value-type="currency">
            <text:p>$2,560</text:p>
          </table:table-cell>
          <table:table-cell table:style-name="ce43" table:formula="of:=[.Q28]*[.Q11]" office:value-type="currency" office:currency="USD" office:value="2234.29460445604" calcext:value-type="currency">
            <text:p>$2,234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3" table:formula="of:=[.B29]*[.B12]" office:value-type="currency" office:currency="USD" office:value="0" calcext:value-type="currency">
            <text:p>$0</text:p>
          </table:table-cell>
          <table:table-cell table:style-name="ce43" table:formula="of:=[.C29]*[.C12]" office:value-type="currency" office:currency="USD" office:value="0" calcext:value-type="currency">
            <text:p>$0</text:p>
          </table:table-cell>
          <table:table-cell table:style-name="ce43" table:formula="of:=[.D29]*[.D12]" office:value-type="currency" office:currency="USD" office:value="0" calcext:value-type="currency">
            <text:p>$0</text:p>
          </table:table-cell>
          <table:table-cell table:style-name="ce43" table:formula="of:=[.E29]*[.E12]" office:value-type="currency" office:currency="USD" office:value="2273.85" calcext:value-type="currency">
            <text:p>$2,274</text:p>
          </table:table-cell>
          <table:table-cell table:style-name="ce43" table:formula="of:=[.F29]*[.F12]" office:value-type="currency" office:currency="USD" office:value="2221.82810348391" calcext:value-type="currency">
            <text:p>$2,222</text:p>
          </table:table-cell>
          <table:table-cell table:style-name="ce43" table:formula="of:=[.G29]*[.G12]" office:value-type="currency" office:currency="USD" office:value="1968.80133510815" calcext:value-type="currency">
            <text:p>$1,969</text:p>
          </table:table-cell>
          <table:table-cell table:style-name="ce43" table:formula="of:=[.H29]*[.H12]" office:value-type="currency" office:currency="USD" office:value="2313.08041897852" calcext:value-type="currency">
            <text:p>$2,313</text:p>
          </table:table-cell>
          <table:table-cell table:style-name="ce43" table:formula="of:=[.I29]*[.I12]" office:value-type="currency" office:currency="USD" office:value="2584.65567376588" calcext:value-type="currency">
            <text:p>$2,585</text:p>
          </table:table-cell>
          <table:table-cell table:style-name="ce43" table:formula="of:=[.J29]*[.J12]" office:value-type="currency" office:currency="USD" office:value="2832.75070294714" calcext:value-type="currency">
            <text:p>$2,833</text:p>
          </table:table-cell>
          <table:table-cell table:style-name="ce43" table:formula="of:=[.K29]*[.K12]" office:value-type="currency" office:currency="USD" office:value="2799.23830073053" calcext:value-type="currency">
            <text:p>$2,799</text:p>
          </table:table-cell>
          <table:table-cell table:style-name="ce43" table:formula="of:=[.L29]*[.L12]" office:value-type="currency" office:currency="USD" office:value="2783.01531483573" calcext:value-type="currency">
            <text:p>$2,783</text:p>
          </table:table-cell>
          <table:table-cell table:style-name="ce43" table:formula="of:=[.M29]*[.M12]" office:value-type="currency" office:currency="USD" office:value="2945.79146956932" calcext:value-type="currency">
            <text:p>$2,946</text:p>
          </table:table-cell>
          <table:table-cell table:style-name="ce43" table:formula="of:=[.N29]*[.N12]" office:value-type="currency" office:currency="USD" office:value="2813.69551337042" calcext:value-type="currency">
            <text:p>$2,814</text:p>
          </table:table-cell>
          <table:table-cell table:style-name="ce43" table:formula="of:=[.O29]*[.O12]" office:value-type="currency" office:currency="USD" office:value="3092.5925519673" calcext:value-type="currency">
            <text:p>$3,093</text:p>
          </table:table-cell>
          <table:table-cell table:style-name="ce43" table:formula="of:=[.P29]*[.P12]" office:value-type="currency" office:currency="USD" office:value="3445.09540401934" calcext:value-type="currency">
            <text:p>$3,445</text:p>
          </table:table-cell>
          <table:table-cell table:style-name="ce43" table:formula="of:=[.Q29]*[.Q12]" office:value-type="currency" office:currency="USD" office:value="3839.54546877093" calcext:value-type="currency">
            <text:p>$3,84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table:formula="of:=[.B30]*[.B13]" office:value-type="currency" office:currency="USD" office:value="0" calcext:value-type="currency">
            <text:p>$0</text:p>
          </table:table-cell>
          <table:table-cell table:style-name="ce43" table:formula="of:=[.C30]*[.C13]" office:value-type="currency" office:currency="USD" office:value="0" calcext:value-type="currency">
            <text:p>$0</text:p>
          </table:table-cell>
          <table:table-cell table:style-name="ce43" table:formula="of:=[.D30]*[.D13]" office:value-type="currency" office:currency="USD" office:value="0" calcext:value-type="currency">
            <text:p>$0</text:p>
          </table:table-cell>
          <table:table-cell table:style-name="ce43" table:formula="of:=[.E30]*[.E13]" office:value-type="currency" office:currency="USD" office:value="0" calcext:value-type="currency">
            <text:p>$0</text:p>
          </table:table-cell>
          <table:table-cell table:style-name="ce43" table:formula="of:=[.F30]*[.F13]" office:value-type="currency" office:currency="USD" office:value="3031.8" calcext:value-type="currency">
            <text:p>$3,032</text:p>
          </table:table-cell>
          <table:table-cell table:style-name="ce43" table:formula="of:=[.G30]*[.G13]" office:value-type="currency" office:currency="USD" office:value="2962.43747131188" calcext:value-type="currency">
            <text:p>$2,962</text:p>
          </table:table-cell>
          <table:table-cell table:style-name="ce43" table:formula="of:=[.H30]*[.H13]" office:value-type="currency" office:currency="USD" office:value="2625.06844681087" calcext:value-type="currency">
            <text:p>$2,625</text:p>
          </table:table-cell>
          <table:table-cell table:style-name="ce43" table:formula="of:=[.I30]*[.I13]" office:value-type="currency" office:currency="USD" office:value="3084.10722530469" calcext:value-type="currency">
            <text:p>$3,084</text:p>
          </table:table-cell>
          <table:table-cell table:style-name="ce43" table:formula="of:=[.J30]*[.J13]" office:value-type="currency" office:currency="USD" office:value="3446.20756502117" calcext:value-type="currency">
            <text:p>$3,446</text:p>
          </table:table-cell>
          <table:table-cell table:style-name="ce43" table:formula="of:=[.K30]*[.K13]" office:value-type="currency" office:currency="USD" office:value="3777.00093726286" calcext:value-type="currency">
            <text:p>$3,777</text:p>
          </table:table-cell>
          <table:table-cell table:style-name="ce43" table:formula="of:=[.L30]*[.L13]" office:value-type="currency" office:currency="USD" office:value="3732.31773430738" calcext:value-type="currency">
            <text:p>$3,732</text:p>
          </table:table-cell>
          <table:table-cell table:style-name="ce43" table:formula="of:=[.M30]*[.M13]" office:value-type="currency" office:currency="USD" office:value="3710.68708644764" calcext:value-type="currency">
            <text:p>$3,711</text:p>
          </table:table-cell>
          <table:table-cell table:style-name="ce43" table:formula="of:=[.N30]*[.N13]" office:value-type="currency" office:currency="USD" office:value="3927.72195942577" calcext:value-type="currency">
            <text:p>$3,928</text:p>
          </table:table-cell>
          <table:table-cell table:style-name="ce43" table:formula="of:=[.O30]*[.O13]" office:value-type="currency" office:currency="USD" office:value="3751.59401782722" calcext:value-type="currency">
            <text:p>$3,752</text:p>
          </table:table-cell>
          <table:table-cell table:style-name="ce43" table:formula="of:=[.P30]*[.P13]" office:value-type="currency" office:currency="USD" office:value="4123.4567359564" calcext:value-type="currency">
            <text:p>$4,123</text:p>
          </table:table-cell>
          <table:table-cell table:style-name="ce43" table:formula="of:=[.Q30]*[.Q13]" office:value-type="currency" office:currency="USD" office:value="4593.46053869245" calcext:value-type="currency">
            <text:p>$4,59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 table:formula="of:=[.B31]*[.B14]" office:value-type="currency" office:currency="USD" office:value="0" calcext:value-type="currency">
            <text:p>$0</text:p>
          </table:table-cell>
          <table:table-cell table:style-name="ce43" table:formula="of:=[.C31]*[.C14]" office:value-type="currency" office:currency="USD" office:value="0" calcext:value-type="currency">
            <text:p>$0</text:p>
          </table:table-cell>
          <table:table-cell table:style-name="ce43" table:formula="of:=[.D31]*[.D14]" office:value-type="currency" office:currency="USD" office:value="0" calcext:value-type="currency">
            <text:p>$0</text:p>
          </table:table-cell>
          <table:table-cell table:style-name="ce43" table:formula="of:=[.E31]*[.E14]" office:value-type="currency" office:currency="USD" office:value="0" calcext:value-type="currency">
            <text:p>$0</text:p>
          </table:table-cell>
          <table:table-cell table:style-name="ce43" table:formula="of:=[.F31]*[.F14]" office:value-type="currency" office:currency="USD" office:value="0" calcext:value-type="currency">
            <text:p>$0</text:p>
          </table:table-cell>
          <table:table-cell table:style-name="ce43" table:formula="of:=[.G31]*[.G14]" office:value-type="currency" office:currency="USD" office:value="0" calcext:value-type="currency">
            <text:p>$0</text:p>
          </table:table-cell>
          <table:table-cell table:style-name="ce43" table:formula="of:=[.H31]*[.H14]" office:value-type="currency" office:currency="USD" office:value="0" calcext:value-type="currency">
            <text:p>$0</text:p>
          </table:table-cell>
          <table:table-cell table:style-name="ce43" table:formula="of:=[.I31]*[.I14]" office:value-type="currency" office:currency="USD" office:value="0" calcext:value-type="currency">
            <text:p>$0</text:p>
          </table:table-cell>
          <table:table-cell table:style-name="ce43" table:formula="of:=[.J31]*[.J14]" office:value-type="currency" office:currency="USD" office:value="0" calcext:value-type="currency">
            <text:p>$0</text:p>
          </table:table-cell>
          <table:table-cell table:style-name="ce43" table:formula="of:=[.K31]*[.K14]" office:value-type="currency" office:currency="USD" office:value="0" calcext:value-type="currency">
            <text:p>$0</text:p>
          </table:table-cell>
          <table:table-cell table:style-name="ce43" table:formula="of:=[.L31]*[.L14]" office:value-type="currency" office:currency="USD" office:value="0" calcext:value-type="currency">
            <text:p>$0</text:p>
          </table:table-cell>
          <table:table-cell table:style-name="ce43" table:formula="of:=[.M31]*[.M14]" office:value-type="currency" office:currency="USD" office:value="0" calcext:value-type="currency">
            <text:p>$0</text:p>
          </table:table-cell>
          <table:table-cell table:style-name="ce43" table:formula="of:=[.N31]*[.N14]" office:value-type="currency" office:currency="USD" office:value="0" calcext:value-type="currency">
            <text:p>$0</text:p>
          </table:table-cell>
          <table:table-cell table:style-name="ce43" table:formula="of:=[.O31]*[.O14]" office:value-type="currency" office:currency="USD" office:value="0" calcext:value-type="currency">
            <text:p>$0</text:p>
          </table:table-cell>
          <table:table-cell table:style-name="ce43" table:formula="of:=[.P31]*[.P14]" office:value-type="currency" office:currency="USD" office:value="0" calcext:value-type="currency">
            <text:p>$0</text:p>
          </table:table-cell>
          <table:table-cell table:style-name="ce43" table:formula="of:=[.Q31]*[.Q14]" office:value-type="currency" office:currency="USD" office:value="0" calcext:value-type="currency">
            <text:p>$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46" table:formula="of:=SUM([.B51:.B56])" office:value-type="currency" office:currency="USD" office:value="0" calcext:value-type="currency">
            <text:p>$0</text:p>
          </table:table-cell>
          <table:table-cell table:style-name="ce46" table:formula="of:=SUM([.C51:.C56])" office:value-type="currency" office:currency="USD" office:value="757.95" calcext:value-type="currency">
            <text:p>$758</text:p>
          </table:table-cell>
          <table:table-cell table:style-name="ce46" table:formula="of:=SUM([.D51:.D56])" office:value-type="currency" office:currency="USD" office:value="2256.50936782797" calcext:value-type="currency">
            <text:p>$2,257</text:p>
          </table:table-cell>
          <table:table-cell table:style-name="ce46" table:formula="of:=SUM([.E51:.E56])" office:value-type="currency" office:currency="USD" office:value="4411.33584735866" calcext:value-type="currency">
            <text:p>$4,411</text:p>
          </table:table-cell>
          <table:table-cell table:style-name="ce46" table:formula="of:=SUM([.F51:.F56])" office:value-type="currency" office:currency="USD" office:value="7337.18913321552" calcext:value-type="currency">
            <text:p>$7,337</text:p>
          </table:table-cell>
          <table:table-cell table:style-name="ce46" table:formula="of:=SUM([.G51:.G56])" office:value-type="currency" office:currency="USD" office:value="7334.84431032767" calcext:value-type="currency">
            <text:p>$7,335</text:p>
          </table:table-cell>
          <table:table-cell table:style-name="ce46" table:formula="of:=SUM([.H51:.H56])" office:value-type="currency" office:currency="USD" office:value="7605.50288261569" calcext:value-type="currency">
            <text:p>$7,606</text:p>
          </table:table-cell>
          <table:table-cell table:style-name="ce46" table:formula="of:=SUM([.I51:.I56])" office:value-type="currency" office:currency="USD" office:value="8490.34280127885" calcext:value-type="currency">
            <text:p>$8,490</text:p>
          </table:table-cell>
          <table:table-cell table:style-name="ce46" table:formula="of:=SUM([.J51:.J56])" office:value-type="currency" office:currency="USD" office:value="9072.78890673391" calcext:value-type="currency">
            <text:p>$9,073</text:p>
          </table:table-cell>
          <table:table-cell table:style-name="ce46" table:formula="of:=SUM([.K51:.K56])" office:value-type="currency" office:currency="USD" office:value="9413.51327107365" calcext:value-type="currency">
            <text:p>$9,414</text:p>
          </table:table-cell>
          <table:table-cell table:style-name="ce46" table:formula="of:=SUM([.L51:.L56])" office:value-type="currency" office:currency="USD" office:value="9417.0925333128" calcext:value-type="currency">
            <text:p>$9,417</text:p>
          </table:table-cell>
          <table:table-cell table:style-name="ce46" table:formula="of:=SUM([.M51:.M56])" office:value-type="currency" office:currency="USD" office:value="9563.13974891968" calcext:value-type="currency">
            <text:p>$9,563</text:p>
          </table:table-cell>
          <table:table-cell table:style-name="ce46" table:formula="of:=SUM([.N51:.N56])" office:value-type="currency" office:currency="USD" office:value="9951.51097544749" calcext:value-type="currency">
            <text:p>$9,952</text:p>
          </table:table-cell>
          <table:table-cell table:style-name="ce46" table:formula="of:=SUM([.O51:.O56])" office:value-type="currency" office:currency="USD" office:value="10420.7653287311" calcext:value-type="currency">
            <text:p>$10,421</text:p>
          </table:table-cell>
          <table:table-cell table:style-name="ce46" table:formula="of:=SUM([.P51:.P56])" office:value-type="currency" office:currency="USD" office:value="11245.3964213844" calcext:value-type="currency">
            <text:p>$11,245</text:p>
          </table:table-cell>
          <table:table-cell table:style-name="ce46" table:formula="of:=SUM([.Q51:.Q56])" office:value-type="currency" office:currency="USD" office:value="11838.5294410298" calcext:value-type="currency">
            <text:p>$11,839</text:p>
          </table:table-cell>
          <table:table-cell table:style-name="ce38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3" table:formula="of:=[.B26]*[.B16]" office:value-type="currency" office:currency="USD" office:value="0" calcext:value-type="currency">
            <text:p>$0</text:p>
          </table:table-cell>
          <table:table-cell table:style-name="ce43" table:formula="of:=[.C26]*[.C16]" office:value-type="currency" office:currency="USD" office:value="0" calcext:value-type="currency">
            <text:p>$0</text:p>
          </table:table-cell>
          <table:table-cell table:style-name="ce43" table:formula="of:=[.D26]*[.D16]" office:value-type="currency" office:currency="USD" office:value="0" calcext:value-type="currency">
            <text:p>$0</text:p>
          </table:table-cell>
          <table:table-cell table:style-name="ce43" table:formula="of:=[.E26]*[.E16]" office:value-type="currency" office:currency="USD" office:value="0" calcext:value-type="currency">
            <text:p>$0</text:p>
          </table:table-cell>
          <table:table-cell table:style-name="ce43" table:formula="of:=[.F26]*[.F16]" office:value-type="currency" office:currency="USD" office:value="0" calcext:value-type="currency">
            <text:p>$0</text:p>
          </table:table-cell>
          <table:table-cell table:style-name="ce43" table:formula="of:=[.G26]*[.G16]" office:value-type="currency" office:currency="USD" office:value="0" calcext:value-type="currency">
            <text:p>$0</text:p>
          </table:table-cell>
          <table:table-cell table:style-name="ce43" table:formula="of:=[.H26]*[.H16]" office:value-type="currency" office:currency="USD" office:value="0" calcext:value-type="currency">
            <text:p>$0</text:p>
          </table:table-cell>
          <table:table-cell table:style-name="ce43" table:formula="of:=[.I26]*[.I16]" office:value-type="currency" office:currency="USD" office:value="0" calcext:value-type="currency">
            <text:p>$0</text:p>
          </table:table-cell>
          <table:table-cell table:style-name="ce43" table:formula="of:=[.J26]*[.J16]" office:value-type="currency" office:currency="USD" office:value="0" calcext:value-type="currency">
            <text:p>$0</text:p>
          </table:table-cell>
          <table:table-cell table:style-name="ce43" table:formula="of:=[.K26]*[.K16]" office:value-type="currency" office:currency="USD" office:value="0" calcext:value-type="currency">
            <text:p>$0</text:p>
          </table:table-cell>
          <table:table-cell table:style-name="ce43" table:formula="of:=[.L26]*[.L16]" office:value-type="currency" office:currency="USD" office:value="0" calcext:value-type="currency">
            <text:p>$0</text:p>
          </table:table-cell>
          <table:table-cell table:style-name="ce43" table:formula="of:=[.M26]*[.M16]" office:value-type="currency" office:currency="USD" office:value="0" calcext:value-type="currency">
            <text:p>$0</text:p>
          </table:table-cell>
          <table:table-cell table:style-name="ce43" table:formula="of:=[.N26]*[.N16]" office:value-type="currency" office:currency="USD" office:value="0" calcext:value-type="currency">
            <text:p>$0</text:p>
          </table:table-cell>
          <table:table-cell table:style-name="ce43" table:formula="of:=[.O26]*[.O16]" office:value-type="currency" office:currency="USD" office:value="0" calcext:value-type="currency">
            <text:p>$0</text:p>
          </table:table-cell>
          <table:table-cell table:style-name="ce43" table:formula="of:=[.P26]*[.P16]" office:value-type="currency" office:currency="USD" office:value="0" calcext:value-type="currency">
            <text:p>$0</text:p>
          </table:table-cell>
          <table:table-cell table:style-name="ce43" table:formula="of:=[.Q26]*[.Q16]" office:value-type="currency" office:currency="USD" office:value="0" calcext:value-type="currency">
            <text:p>$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table:formula="of:=[.B27]*[.B17]" office:value-type="currency" office:currency="USD" office:value="0" calcext:value-type="currency">
            <text:p>$0</text:p>
          </table:table-cell>
          <table:table-cell table:style-name="ce43" table:formula="of:=[.C27]*[.C17]" office:value-type="currency" office:currency="USD" office:value="757.95" calcext:value-type="currency">
            <text:p>$758</text:p>
          </table:table-cell>
          <table:table-cell table:style-name="ce43" table:formula="of:=[.D27]*[.D17]" office:value-type="currency" office:currency="USD" office:value="740.60936782797" calcext:value-type="currency">
            <text:p>$741</text:p>
          </table:table-cell>
          <table:table-cell table:style-name="ce43" table:formula="of:=[.E27]*[.E17]" office:value-type="currency" office:currency="USD" office:value="656.267111702717" calcext:value-type="currency">
            <text:p>$656</text:p>
          </table:table-cell>
          <table:table-cell table:style-name="ce43" table:formula="of:=[.F27]*[.F17]" office:value-type="currency" office:currency="USD" office:value="771.026806326174" calcext:value-type="currency">
            <text:p>$771</text:p>
          </table:table-cell>
          <table:table-cell table:style-name="ce43" table:formula="of:=[.G27]*[.G17]" office:value-type="currency" office:currency="USD" office:value="861.551891255293" calcext:value-type="currency">
            <text:p>$862</text:p>
          </table:table-cell>
          <table:table-cell table:style-name="ce43" table:formula="of:=[.H27]*[.H17]" office:value-type="currency" office:currency="USD" office:value="944.250234315714" calcext:value-type="currency">
            <text:p>$944</text:p>
          </table:table-cell>
          <table:table-cell table:style-name="ce43" table:formula="of:=[.I27]*[.I17]" office:value-type="currency" office:currency="USD" office:value="933.079433576844" calcext:value-type="currency">
            <text:p>$933</text:p>
          </table:table-cell>
          <table:table-cell table:style-name="ce43" table:formula="of:=[.J27]*[.J17]" office:value-type="currency" office:currency="USD" office:value="927.671771611911" calcext:value-type="currency">
            <text:p>$928</text:p>
          </table:table-cell>
          <table:table-cell table:style-name="ce43" table:formula="of:=[.K27]*[.K17]" office:value-type="currency" office:currency="USD" office:value="981.930489856442" calcext:value-type="currency">
            <text:p>$982</text:p>
          </table:table-cell>
          <table:table-cell table:style-name="ce43" table:formula="of:=[.L27]*[.L17]" office:value-type="currency" office:currency="USD" office:value="937.898504456806" calcext:value-type="currency">
            <text:p>$938</text:p>
          </table:table-cell>
          <table:table-cell table:style-name="ce43" table:formula="of:=[.M27]*[.M17]" office:value-type="currency" office:currency="USD" office:value="1030.8641839891" calcext:value-type="currency">
            <text:p>$1,031</text:p>
          </table:table-cell>
          <table:table-cell table:style-name="ce43" table:formula="of:=[.N27]*[.N17]" office:value-type="currency" office:currency="USD" office:value="1148.36513467311" calcext:value-type="currency">
            <text:p>$1,148</text:p>
          </table:table-cell>
          <table:table-cell table:style-name="ce43" table:formula="of:=[.O27]*[.O17]" office:value-type="currency" office:currency="USD" office:value="1279.84848959031" calcext:value-type="currency">
            <text:p>$1,280</text:p>
          </table:table-cell>
          <table:table-cell table:style-name="ce43" table:formula="of:=[.P27]*[.P17]" office:value-type="currency" office:currency="USD" office:value="1117.14730222802" calcext:value-type="currency">
            <text:p>$1,117</text:p>
          </table:table-cell>
          <table:table-cell table:style-name="ce43" table:formula="of:=[.Q27]*[.Q17]" office:value-type="currency" office:currency="USD" office:value="1171.22882911035" calcext:value-type="currency">
            <text:p>$1,17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 table:formula="of:=[.B28]*[.B18]" office:value-type="currency" office:currency="USD" office:value="0" calcext:value-type="currency">
            <text:p>$0</text:p>
          </table:table-cell>
          <table:table-cell table:style-name="ce43" table:formula="of:=[.C28]*[.C18]" office:value-type="currency" office:currency="USD" office:value="0" calcext:value-type="currency">
            <text:p>$0</text:p>
          </table:table-cell>
          <table:table-cell table:style-name="ce43" table:formula="of:=[.D28]*[.D18]" office:value-type="currency" office:currency="USD" office:value="1515.9" calcext:value-type="currency">
            <text:p>$1,516</text:p>
          </table:table-cell>
          <table:table-cell table:style-name="ce43" table:formula="of:=[.E28]*[.E18]" office:value-type="currency" office:currency="USD" office:value="1481.21873565594" calcext:value-type="currency">
            <text:p>$1,481</text:p>
          </table:table-cell>
          <table:table-cell table:style-name="ce43" table:formula="of:=[.F28]*[.F18]" office:value-type="currency" office:currency="USD" office:value="1312.53422340543" calcext:value-type="currency">
            <text:p>$1,313</text:p>
          </table:table-cell>
          <table:table-cell table:style-name="ce43" table:formula="of:=[.G28]*[.G18]" office:value-type="currency" office:currency="USD" office:value="1542.05361265235" calcext:value-type="currency">
            <text:p>$1,542</text:p>
          </table:table-cell>
          <table:table-cell table:style-name="ce43" table:formula="of:=[.H28]*[.H18]" office:value-type="currency" office:currency="USD" office:value="1723.10378251059" calcext:value-type="currency">
            <text:p>$1,723</text:p>
          </table:table-cell>
          <table:table-cell table:style-name="ce43" table:formula="of:=[.I28]*[.I18]" office:value-type="currency" office:currency="USD" office:value="1888.50046863143" calcext:value-type="currency">
            <text:p>$1,889</text:p>
          </table:table-cell>
          <table:table-cell table:style-name="ce43" table:formula="of:=[.J28]*[.J18]" office:value-type="currency" office:currency="USD" office:value="1866.15886715369" calcext:value-type="currency">
            <text:p>$1,866</text:p>
          </table:table-cell>
          <table:table-cell table:style-name="ce43" table:formula="of:=[.K28]*[.K18]" office:value-type="currency" office:currency="USD" office:value="1855.34354322382" calcext:value-type="currency">
            <text:p>$1,855</text:p>
          </table:table-cell>
          <table:table-cell table:style-name="ce43" table:formula="of:=[.L28]*[.L18]" office:value-type="currency" office:currency="USD" office:value="1963.86097971288" calcext:value-type="currency">
            <text:p>$1,964</text:p>
          </table:table-cell>
          <table:table-cell table:style-name="ce43" table:formula="of:=[.M28]*[.M18]" office:value-type="currency" office:currency="USD" office:value="1875.79700891361" calcext:value-type="currency">
            <text:p>$1,876</text:p>
          </table:table-cell>
          <table:table-cell table:style-name="ce43" table:formula="of:=[.N28]*[.N18]" office:value-type="currency" office:currency="USD" office:value="2061.7283679782" calcext:value-type="currency">
            <text:p>$2,062</text:p>
          </table:table-cell>
          <table:table-cell table:style-name="ce43" table:formula="of:=[.O28]*[.O18]" office:value-type="currency" office:currency="USD" office:value="2296.73026934623" calcext:value-type="currency">
            <text:p>$2,297</text:p>
          </table:table-cell>
          <table:table-cell table:style-name="ce43" table:formula="of:=[.P28]*[.P18]" office:value-type="currency" office:currency="USD" office:value="2559.69697918062" calcext:value-type="currency">
            <text:p>$2,560</text:p>
          </table:table-cell>
          <table:table-cell table:style-name="ce43" table:formula="of:=[.Q28]*[.Q18]" office:value-type="currency" office:currency="USD" office:value="2234.29460445604" calcext:value-type="currency">
            <text:p>$2,234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3" table:formula="of:=[.B29]*[.B19]" office:value-type="currency" office:currency="USD" office:value="0" calcext:value-type="currency">
            <text:p>$0</text:p>
          </table:table-cell>
          <table:table-cell table:style-name="ce43" table:formula="of:=[.C29]*[.C19]" office:value-type="currency" office:currency="USD" office:value="0" calcext:value-type="currency">
            <text:p>$0</text:p>
          </table:table-cell>
          <table:table-cell table:style-name="ce43" table:formula="of:=[.D29]*[.D19]" office:value-type="currency" office:currency="USD" office:value="0" calcext:value-type="currency">
            <text:p>$0</text:p>
          </table:table-cell>
          <table:table-cell table:style-name="ce43" table:formula="of:=[.E29]*[.E19]" office:value-type="currency" office:currency="USD" office:value="2273.85" calcext:value-type="currency">
            <text:p>$2,274</text:p>
          </table:table-cell>
          <table:table-cell table:style-name="ce43" table:formula="of:=[.F29]*[.F19]" office:value-type="currency" office:currency="USD" office:value="2221.82810348391" calcext:value-type="currency">
            <text:p>$2,222</text:p>
          </table:table-cell>
          <table:table-cell table:style-name="ce43" table:formula="of:=[.G29]*[.G19]" office:value-type="currency" office:currency="USD" office:value="1968.80133510815" calcext:value-type="currency">
            <text:p>$1,969</text:p>
          </table:table-cell>
          <table:table-cell table:style-name="ce43" table:formula="of:=[.H29]*[.H19]" office:value-type="currency" office:currency="USD" office:value="2313.08041897852" calcext:value-type="currency">
            <text:p>$2,313</text:p>
          </table:table-cell>
          <table:table-cell table:style-name="ce43" table:formula="of:=[.I29]*[.I19]" office:value-type="currency" office:currency="USD" office:value="2584.65567376588" calcext:value-type="currency">
            <text:p>$2,585</text:p>
          </table:table-cell>
          <table:table-cell table:style-name="ce43" table:formula="of:=[.J29]*[.J19]" office:value-type="currency" office:currency="USD" office:value="2832.75070294714" calcext:value-type="currency">
            <text:p>$2,833</text:p>
          </table:table-cell>
          <table:table-cell table:style-name="ce43" table:formula="of:=[.K29]*[.K19]" office:value-type="currency" office:currency="USD" office:value="2799.23830073053" calcext:value-type="currency">
            <text:p>$2,799</text:p>
          </table:table-cell>
          <table:table-cell table:style-name="ce43" table:formula="of:=[.L29]*[.L19]" office:value-type="currency" office:currency="USD" office:value="2783.01531483573" calcext:value-type="currency">
            <text:p>$2,783</text:p>
          </table:table-cell>
          <table:table-cell table:style-name="ce43" table:formula="of:=[.M29]*[.M19]" office:value-type="currency" office:currency="USD" office:value="2945.79146956932" calcext:value-type="currency">
            <text:p>$2,946</text:p>
          </table:table-cell>
          <table:table-cell table:style-name="ce43" table:formula="of:=[.N29]*[.N19]" office:value-type="currency" office:currency="USD" office:value="2813.69551337042" calcext:value-type="currency">
            <text:p>$2,814</text:p>
          </table:table-cell>
          <table:table-cell table:style-name="ce43" table:formula="of:=[.O29]*[.O19]" office:value-type="currency" office:currency="USD" office:value="3092.5925519673" calcext:value-type="currency">
            <text:p>$3,093</text:p>
          </table:table-cell>
          <table:table-cell table:style-name="ce43" table:formula="of:=[.P29]*[.P19]" office:value-type="currency" office:currency="USD" office:value="3445.09540401934" calcext:value-type="currency">
            <text:p>$3,445</text:p>
          </table:table-cell>
          <table:table-cell table:style-name="ce43" table:formula="of:=[.Q29]*[.Q19]" office:value-type="currency" office:currency="USD" office:value="3839.54546877093" calcext:value-type="currency">
            <text:p>$3,84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table:formula="of:=[.B30]*[.B20]" office:value-type="currency" office:currency="USD" office:value="0" calcext:value-type="currency">
            <text:p>$0</text:p>
          </table:table-cell>
          <table:table-cell table:style-name="ce43" table:formula="of:=[.C30]*[.C20]" office:value-type="currency" office:currency="USD" office:value="0" calcext:value-type="currency">
            <text:p>$0</text:p>
          </table:table-cell>
          <table:table-cell table:style-name="ce43" table:formula="of:=[.D30]*[.D20]" office:value-type="currency" office:currency="USD" office:value="0" calcext:value-type="currency">
            <text:p>$0</text:p>
          </table:table-cell>
          <table:table-cell table:style-name="ce43" table:formula="of:=[.E30]*[.E20]" office:value-type="currency" office:currency="USD" office:value="0" calcext:value-type="currency">
            <text:p>$0</text:p>
          </table:table-cell>
          <table:table-cell table:style-name="ce43" table:formula="of:=[.F30]*[.F20]" office:value-type="currency" office:currency="USD" office:value="3031.8" calcext:value-type="currency">
            <text:p>$3,032</text:p>
          </table:table-cell>
          <table:table-cell table:style-name="ce43" table:formula="of:=[.G30]*[.G20]" office:value-type="currency" office:currency="USD" office:value="2962.43747131188" calcext:value-type="currency">
            <text:p>$2,962</text:p>
          </table:table-cell>
          <table:table-cell table:style-name="ce43" table:formula="of:=[.H30]*[.H20]" office:value-type="currency" office:currency="USD" office:value="2625.06844681087" calcext:value-type="currency">
            <text:p>$2,625</text:p>
          </table:table-cell>
          <table:table-cell table:style-name="ce43" table:formula="of:=[.I30]*[.I20]" office:value-type="currency" office:currency="USD" office:value="3084.10722530469" calcext:value-type="currency">
            <text:p>$3,084</text:p>
          </table:table-cell>
          <table:table-cell table:style-name="ce43" table:formula="of:=[.J30]*[.J20]" office:value-type="currency" office:currency="USD" office:value="3446.20756502117" calcext:value-type="currency">
            <text:p>$3,446</text:p>
          </table:table-cell>
          <table:table-cell table:style-name="ce43" table:formula="of:=[.K30]*[.K20]" office:value-type="currency" office:currency="USD" office:value="3777.00093726286" calcext:value-type="currency">
            <text:p>$3,777</text:p>
          </table:table-cell>
          <table:table-cell table:style-name="ce43" table:formula="of:=[.L30]*[.L20]" office:value-type="currency" office:currency="USD" office:value="3732.31773430738" calcext:value-type="currency">
            <text:p>$3,732</text:p>
          </table:table-cell>
          <table:table-cell table:style-name="ce43" table:formula="of:=[.M30]*[.M20]" office:value-type="currency" office:currency="USD" office:value="3710.68708644764" calcext:value-type="currency">
            <text:p>$3,711</text:p>
          </table:table-cell>
          <table:table-cell table:style-name="ce43" table:formula="of:=[.N30]*[.N20]" office:value-type="currency" office:currency="USD" office:value="3927.72195942577" calcext:value-type="currency">
            <text:p>$3,928</text:p>
          </table:table-cell>
          <table:table-cell table:style-name="ce43" table:formula="of:=[.O30]*[.O20]" office:value-type="currency" office:currency="USD" office:value="3751.59401782722" calcext:value-type="currency">
            <text:p>$3,752</text:p>
          </table:table-cell>
          <table:table-cell table:style-name="ce43" table:formula="of:=[.P30]*[.P20]" office:value-type="currency" office:currency="USD" office:value="4123.4567359564" calcext:value-type="currency">
            <text:p>$4,123</text:p>
          </table:table-cell>
          <table:table-cell table:style-name="ce43" table:formula="of:=[.Q30]*[.Q20]" office:value-type="currency" office:currency="USD" office:value="4593.46053869245" calcext:value-type="currency">
            <text:p>$4,59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 table:formula="of:=[.B31]*[.B21]" office:value-type="currency" office:currency="USD" office:value="0" calcext:value-type="currency">
            <text:p>$0</text:p>
          </table:table-cell>
          <table:table-cell table:style-name="ce43" table:formula="of:=[.C31]*[.C21]" office:value-type="currency" office:currency="USD" office:value="0" calcext:value-type="currency">
            <text:p>$0</text:p>
          </table:table-cell>
          <table:table-cell table:style-name="ce43" table:formula="of:=[.D31]*[.D21]" office:value-type="currency" office:currency="USD" office:value="0" calcext:value-type="currency">
            <text:p>$0</text:p>
          </table:table-cell>
          <table:table-cell table:style-name="ce43" table:formula="of:=[.E31]*[.E21]" office:value-type="currency" office:currency="USD" office:value="0" calcext:value-type="currency">
            <text:p>$0</text:p>
          </table:table-cell>
          <table:table-cell table:style-name="ce43" table:formula="of:=[.F31]*[.F21]" office:value-type="currency" office:currency="USD" office:value="0" calcext:value-type="currency">
            <text:p>$0</text:p>
          </table:table-cell>
          <table:table-cell table:style-name="ce43" table:formula="of:=[.G31]*[.G21]" office:value-type="currency" office:currency="USD" office:value="0" calcext:value-type="currency">
            <text:p>$0</text:p>
          </table:table-cell>
          <table:table-cell table:style-name="ce43" table:formula="of:=[.H31]*[.H21]" office:value-type="currency" office:currency="USD" office:value="0" calcext:value-type="currency">
            <text:p>$0</text:p>
          </table:table-cell>
          <table:table-cell table:style-name="ce43" table:formula="of:=[.I31]*[.I21]" office:value-type="currency" office:currency="USD" office:value="0" calcext:value-type="currency">
            <text:p>$0</text:p>
          </table:table-cell>
          <table:table-cell table:style-name="ce43" table:formula="of:=[.J31]*[.J21]" office:value-type="currency" office:currency="USD" office:value="0" calcext:value-type="currency">
            <text:p>$0</text:p>
          </table:table-cell>
          <table:table-cell table:style-name="ce43" table:formula="of:=[.K31]*[.K21]" office:value-type="currency" office:currency="USD" office:value="0" calcext:value-type="currency">
            <text:p>$0</text:p>
          </table:table-cell>
          <table:table-cell table:style-name="ce43" table:formula="of:=[.L31]*[.L21]" office:value-type="currency" office:currency="USD" office:value="0" calcext:value-type="currency">
            <text:p>$0</text:p>
          </table:table-cell>
          <table:table-cell table:style-name="ce43" table:formula="of:=[.M31]*[.M21]" office:value-type="currency" office:currency="USD" office:value="0" calcext:value-type="currency">
            <text:p>$0</text:p>
          </table:table-cell>
          <table:table-cell table:style-name="ce43" table:formula="of:=[.N31]*[.N21]" office:value-type="currency" office:currency="USD" office:value="0" calcext:value-type="currency">
            <text:p>$0</text:p>
          </table:table-cell>
          <table:table-cell table:style-name="ce43" table:formula="of:=[.O31]*[.O21]" office:value-type="currency" office:currency="USD" office:value="0" calcext:value-type="currency">
            <text:p>$0</text:p>
          </table:table-cell>
          <table:table-cell table:style-name="ce43" table:formula="of:=[.P31]*[.P21]" office:value-type="currency" office:currency="USD" office:value="0" calcext:value-type="currency">
            <text:p>$0</text:p>
          </table:table-cell>
          <table:table-cell table:style-name="ce43" table:formula="of:=[.Q31]*[.Q21]" office:value-type="currency" office:currency="USD" office:value="0" calcext:value-type="currency">
            <text:p>$0</text:p>
          </table:table-cell>
          <table:table-cell table:number-columns-repeated="100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_admin" table:style-name="ta2"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date -charge -dos</text:p>
          </table:table-cell>
          <table:table-cell office:value-type="string" calcext:value-type="string">
            <text:p>date -charge -post</text:p>
          </table:table-cell>
          <table:table-cell office:value-type="string" calcext:value-type="string">
            <text:p>date -activity -post</text:p>
          </table:table-cell>
          <table:table-cell office:value-type="string" calcext:value-type="string">
            <text:p>count -activity</text:p>
          </table:table-cell>
          <table:table-cell office:value-type="string" calcext:value-type="string">
            <text:p>amount -activity</text:p>
          </table:table-cell>
        </table:table-row>
      </table:table>
      <table:table table:name="admin" table:style-name="ta2">
        <table:table-column table:style-name="co2" table:number-columns-repeated="5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and1</text:p>
          </table:table-cell>
          <table:table-cell office:value-type="string" calcext:value-type="string">
            <text:p>rand2</text:p>
          </table:table-cell>
          <table:table-cell office:value-type="string" calcext:value-type="string">
            <text:p>seed_feed</text:p>
          </table:table-cell>
          <table:table-cell office:value-type="string" calcext:value-type="string">
            <text:p>r ]array[ resolution rate</text:p>
          </table:table-cell>
          <table:table-cell office:value-type="string" calcext:value-type="string">
            <text:p>p ]array[ resolution rate</text:p>
          </table:table-cell>
          <table:table-cell office:value-type="string" calcext:value-type="string">
            <text:p>a ]array[ resolution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915133302831591" calcext:value-type="float">
            <text:p>-0.091513330283159</text:p>
          </table:table-cell>
          <table:table-cell table:formula="of:=RAND()" office:value-type="float" office:value="0.0999517587778319" calcext:value-type="float">
            <text:p>0.099951758777832</text:p>
          </table:table-cell>
          <table:table-cell table:formula="of:=RAND()" office:value-type="float" office:value="0.775338130898496" calcext:value-type="float">
            <text:p>0.775338130898496</text:p>
          </table:table-cell>
          <table:table-cell table:formula="of:=[.C2]-[.D2]" office:value-type="float" office:value="-0.675386372120664" calcext:value-type="float">
            <text:p>-0.675386372120664</text:p>
          </table:table-cell>
          <table:table-cell office:value-type="float" office:value="0" calcext:value-type="float">
            <text:p>0</text:p>
          </table:table-cell>
          <table:table-cell table:formula="of:=[.F2]*0.5*0.8" office:value-type="float" office:value="0" calcext:value-type="float">
            <text:p>0</text:p>
          </table:table-cell>
          <table:table-cell table:formula="of:=[.F2]*0.5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-0.445107229370027" calcext:value-type="float">
            <text:p>-0.445107229370027</text:p>
          </table:table-cell>
          <table:table-cell table:formula="of:=RAND()" office:value-type="float" office:value="0.357029650162971" calcext:value-type="float">
            <text:p>0.357029650162971</text:p>
          </table:table-cell>
          <table:table-cell table:formula="of:=RAND()" office:value-type="float" office:value="0.860594811205428" calcext:value-type="float">
            <text:p>0.860594811205428</text:p>
          </table:table-cell>
          <table:table-cell table:formula="of:=[.C3]-[.D3]" office:value-type="float" office:value="-0.503565161042457" calcext:value-type="float">
            <text:p>-0.503565161042457</text:p>
          </table:table-cell>
          <table:table-cell office:value-type="float" office:value="0.1" calcext:value-type="float">
            <text:p>0.1</text:p>
          </table:table-cell>
          <table:table-cell table:formula="of:=[.F3]*0.5" office:value-type="float" office:value="0.05" calcext:value-type="float">
            <text:p>0.05</text:p>
          </table:table-cell>
          <table:table-cell table:formula="of:=[.F3]*0.5" office:value-type="float" office:value="0.05" calcext:value-type="float">
            <text:p>0.0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605632005401184" calcext:value-type="float">
            <text:p>0.605632005401184</text:p>
          </table:table-cell>
          <table:table-cell table:formula="of:=RAND()" office:value-type="float" office:value="0.126759279966747" calcext:value-type="float">
            <text:p>0.126759279966747</text:p>
          </table:table-cell>
          <table:table-cell table:formula="of:=RAND()" office:value-type="float" office:value="0.734238946277385" calcext:value-type="float">
            <text:p>0.734238946277385</text:p>
          </table:table-cell>
          <table:table-cell table:formula="of:=[.C4]-[.D4]" office:value-type="float" office:value="-0.607479666310638" calcext:value-type="float">
            <text:p>-0.607479666310638</text:p>
          </table:table-cell>
          <table:table-cell office:value-type="float" office:value="0.2" calcext:value-type="float">
            <text:p>0.2</text:p>
          </table:table-cell>
          <table:table-cell table:formula="of:=[.F4]*0.5" office:value-type="float" office:value="0.1" calcext:value-type="float">
            <text:p>0.1</text:p>
          </table:table-cell>
          <table:table-cell table:formula="of:=[.F4]*0.5" office:value-type="float" office:value="0.1" calcext:value-type="float">
            <text:p>0.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477736446621117" calcext:value-type="float">
            <text:p>0.477736446621117</text:p>
          </table:table-cell>
          <table:table-cell table:formula="of:=RAND()" office:value-type="float" office:value="0.501684408281875" calcext:value-type="float">
            <text:p>0.501684408281875</text:p>
          </table:table-cell>
          <table:table-cell table:formula="of:=RAND()" office:value-type="float" office:value="0.94867785304543" calcext:value-type="float">
            <text:p>0.94867785304543</text:p>
          </table:table-cell>
          <table:table-cell table:formula="of:=[.C5]-[.D5]" office:value-type="float" office:value="-0.446993444763556" calcext:value-type="float">
            <text:p>-0.446993444763556</text:p>
          </table:table-cell>
          <table:table-cell office:value-type="float" office:value="0.3" calcext:value-type="float">
            <text:p>0.3</text:p>
          </table:table-cell>
          <table:table-cell table:formula="of:=[.F5]*0.5" office:value-type="float" office:value="0.15" calcext:value-type="float">
            <text:p>0.15</text:p>
          </table:table-cell>
          <table:table-cell table:formula="of:=[.F5]*0.5" office:value-type="float" office:value="0.15" calcext:value-type="float">
            <text:p>0.1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43643165412189" calcext:value-type="float">
            <text:p>0.43643165412189</text:p>
          </table:table-cell>
          <table:table-cell table:formula="of:=RAND()" office:value-type="float" office:value="0.541628309458412" calcext:value-type="float">
            <text:p>0.541628309458412</text:p>
          </table:table-cell>
          <table:table-cell table:formula="of:=RAND()" office:value-type="float" office:value="0.132889414607625" calcext:value-type="float">
            <text:p>0.132889414607625</text:p>
          </table:table-cell>
          <table:table-cell table:formula="of:=[.C6]-[.D6]" office:value-type="float" office:value="0.408738894850787" calcext:value-type="float">
            <text:p>0.408738894850787</text:p>
          </table:table-cell>
          <table:table-cell office:value-type="float" office:value="0.4" calcext:value-type="float">
            <text:p>0.4</text:p>
          </table:table-cell>
          <table:table-cell table:formula="of:=[.F6]*0.5" office:value-type="float" office:value="0.2" calcext:value-type="float">
            <text:p>0.2</text:p>
          </table:table-cell>
          <table:table-cell table:formula="of:=[.F6]*0.5" office:value-type="float" office:value="0.2" calcext:value-type="float">
            <text:p>0.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0.0589527052648333" calcext:value-type="float">
            <text:p>-0.058952705264833</text:p>
          </table:table-cell>
          <table:table-cell table:formula="of:=RAND()" office:value-type="float" office:value="0.144960253409978" calcext:value-type="float">
            <text:p>0.144960253409978</text:p>
          </table:table-cell>
          <table:table-cell table:formula="of:=RAND()" office:value-type="float" office:value="0.976972611157752" calcext:value-type="float">
            <text:p>0.976972611157752</text:p>
          </table:table-cell>
          <table:table-cell table:formula="of:=[.C7]-[.D7]" office:value-type="float" office:value="-0.832012357747774" calcext:value-type="float">
            <text:p>-0.832012357747774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0.0285383572263779" calcext:value-type="float">
            <text:p>-0.028538357226378</text:p>
          </table:table-cell>
          <table:table-cell table:formula="of:=RAND()" office:value-type="float" office:value="0.793129435658629" calcext:value-type="float">
            <text:p>0.793129435658629</text:p>
          </table:table-cell>
          <table:table-cell table:formula="of:=RAND()" office:value-type="float" office:value="0.94967373268204" calcext:value-type="float">
            <text:p>0.94967373268204</text:p>
          </table:table-cell>
          <table:table-cell table:formula="of:=[.C8]-[.D8]" office:value-type="float" office:value="-0.156544297023412" calcext:value-type="float">
            <text:p>-0.156544297023412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286344578109535" calcext:value-type="float">
            <text:p>0.286344578109535</text:p>
          </table:table-cell>
          <table:table-cell table:formula="of:=RAND()" office:value-type="float" office:value="0.212528516401825" calcext:value-type="float">
            <text:p>0.212528516401825</text:p>
          </table:table-cell>
          <table:table-cell table:formula="of:=RAND()" office:value-type="float" office:value="0.445846582884096" calcext:value-type="float">
            <text:p>0.445846582884096</text:p>
          </table:table-cell>
          <table:table-cell table:formula="of:=[.C9]-[.D9]" office:value-type="float" office:value="-0.233318066482271" calcext:value-type="float">
            <text:p>-0.233318066482271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0.232374090109564" calcext:value-type="float">
            <text:p>-0.232374090109564</text:p>
          </table:table-cell>
          <table:table-cell table:formula="of:=RAND()" office:value-type="float" office:value="0.226390473832085" calcext:value-type="float">
            <text:p>0.226390473832085</text:p>
          </table:table-cell>
          <table:table-cell table:formula="of:=RAND()" office:value-type="float" office:value="0.850355340569811" calcext:value-type="float">
            <text:p>0.850355340569811</text:p>
          </table:table-cell>
          <table:table-cell table:formula="of:=[.C10]-[.D10]" office:value-type="float" office:value="-0.623964866737726" calcext:value-type="float">
            <text:p>-0.623964866737726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490616423417342" calcext:value-type="float">
            <text:p>0.490616423417342</text:p>
          </table:table-cell>
          <table:table-cell table:formula="of:=RAND()" office:value-type="float" office:value="0.938712485238766" calcext:value-type="float">
            <text:p>0.938712485238766</text:p>
          </table:table-cell>
          <table:table-cell table:formula="of:=RAND()" office:value-type="float" office:value="0.761965916789077" calcext:value-type="float">
            <text:p>0.761965916789077</text:p>
          </table:table-cell>
          <table:table-cell table:formula="of:=[.C11]-[.D11]" office:value-type="float" office:value="0.17674656844969" calcext:value-type="float">
            <text:p>0.17674656844969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620098690858311" calcext:value-type="float">
            <text:p>0.620098690858311</text:p>
          </table:table-cell>
          <table:table-cell table:formula="of:=RAND()" office:value-type="float" office:value="0.940266480241641" calcext:value-type="float">
            <text:p>0.940266480241641</text:p>
          </table:table-cell>
          <table:table-cell table:formula="of:=RAND()" office:value-type="float" office:value="0.923277268969906" calcext:value-type="float">
            <text:p>0.923277268969906</text:p>
          </table:table-cell>
          <table:table-cell table:formula="of:=[.C12]-[.D12]" office:value-type="float" office:value="0.0169892112717344" calcext:value-type="float">
            <text:p>0.016989211271734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693889332632483" calcext:value-type="float">
            <text:p>0.693889332632483</text:p>
          </table:table-cell>
          <table:table-cell table:formula="of:=RAND()" office:value-type="float" office:value="0.415146492572031" calcext:value-type="float">
            <text:p>0.415146492572031</text:p>
          </table:table-cell>
          <table:table-cell table:formula="of:=RAND()" office:value-type="float" office:value="0.636408182417414" calcext:value-type="float">
            <text:p>0.636408182417414</text:p>
          </table:table-cell>
          <table:table-cell table:formula="of:=[.C13]-[.D13]" office:value-type="float" office:value="-0.221261689845383" calcext:value-type="float">
            <text:p>-0.221261689845383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-0.858638102050475" calcext:value-type="float">
            <text:p>-0.858638102050475</text:p>
          </table:table-cell>
          <table:table-cell table:formula="of:=RAND()" office:value-type="float" office:value="0.00571589219879211" calcext:value-type="float">
            <text:p>0.005715892198792</text:p>
          </table:table-cell>
          <table:table-cell table:formula="of:=RAND()" office:value-type="float" office:value="0.277465449503903" calcext:value-type="float">
            <text:p>0.277465449503903</text:p>
          </table:table-cell>
          <table:table-cell table:formula="of:=[.C14]-[.D14]" office:value-type="float" office:value="-0.271749557305111" calcext:value-type="float">
            <text:p>-0.271749557305111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285409469660657" calcext:value-type="float">
            <text:p>0.285409469660657</text:p>
          </table:table-cell>
          <table:table-cell table:formula="of:=RAND()" office:value-type="float" office:value="0.519661316043382" calcext:value-type="float">
            <text:p>0.519661316043382</text:p>
          </table:table-cell>
          <table:table-cell table:formula="of:=RAND()" office:value-type="float" office:value="0.361490817733477" calcext:value-type="float">
            <text:p>0.361490817733477</text:p>
          </table:table-cell>
          <table:table-cell table:formula="of:=[.C15]-[.D15]" office:value-type="float" office:value="0.158170498309905" calcext:value-type="float">
            <text:p>0.158170498309905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0189554169709977" calcext:value-type="float">
            <text:p>0.018955416970998</text:p>
          </table:table-cell>
          <table:table-cell table:formula="of:=RAND()" office:value-type="float" office:value="0.313600970107669" calcext:value-type="float">
            <text:p>0.313600970107669</text:p>
          </table:table-cell>
          <table:table-cell table:formula="of:=RAND()" office:value-type="float" office:value="0.142176687509823" calcext:value-type="float">
            <text:p>0.142176687509823</text:p>
          </table:table-cell>
          <table:table-cell table:formula="of:=[.C16]-[.D16]" office:value-type="float" office:value="0.171424282597847" calcext:value-type="float">
            <text:p>0.171424282597847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-0.307963823271269" calcext:value-type="float">
            <text:p>-0.307963823271269</text:p>
          </table:table-cell>
          <table:table-cell table:formula="of:=RAND()" office:value-type="float" office:value="0.632933029919898" calcext:value-type="float">
            <text:p>0.632933029919898</text:p>
          </table:table-cell>
          <table:table-cell table:formula="of:=RAND()" office:value-type="float" office:value="0.763599721296689" calcext:value-type="float">
            <text:p>0.763599721296689</text:p>
          </table:table-cell>
          <table:table-cell table:formula="of:=[.C17]-[.D17]" office:value-type="float" office:value="-0.130666691376792" calcext:value-type="float">
            <text:p>-0.130666691376792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149790983658178" calcext:value-type="float">
            <text:p>0.149790983658178</text:p>
          </table:table-cell>
          <table:table-cell table:formula="of:=RAND()" office:value-type="float" office:value="0.0892369974409862" calcext:value-type="float">
            <text:p>0.089236997440986</text:p>
          </table:table-cell>
          <table:table-cell table:formula="of:=RAND()" office:value-type="float" office:value="0.58153121362752" calcext:value-type="float">
            <text:p>0.58153121362752</text:p>
          </table:table-cell>
          <table:table-cell table:formula="of:=[.C18]-[.D18]" office:value-type="float" office:value="-0.492294216186534" calcext:value-type="float">
            <text:p>-0.492294216186534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268287887439108" calcext:value-type="float">
            <text:p>0.268287887439108</text:p>
          </table:table-cell>
          <table:table-cell table:formula="of:=RAND()" office:value-type="float" office:value="0.154013474100094" calcext:value-type="float">
            <text:p>0.154013474100094</text:p>
          </table:table-cell>
          <table:table-cell table:formula="of:=RAND()" office:value-type="float" office:value="0.757126593739744" calcext:value-type="float">
            <text:p>0.757126593739744</text:p>
          </table:table-cell>
          <table:table-cell table:formula="of:=[.C19]-[.D19]" office:value-type="float" office:value="-0.60311311963965" calcext:value-type="float">
            <text:p>-0.60311311963965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175143488139776" calcext:value-type="float">
            <text:p>0.175143488139776</text:p>
          </table:table-cell>
          <table:table-cell table:formula="of:=RAND()" office:value-type="float" office:value="0.153803784880889" calcext:value-type="float">
            <text:p>0.153803784880889</text:p>
          </table:table-cell>
          <table:table-cell table:formula="of:=RAND()" office:value-type="float" office:value="0.0674624077557783" calcext:value-type="float">
            <text:p>0.067462407755778</text:p>
          </table:table-cell>
          <table:table-cell table:formula="of:=[.C20]-[.D20]" office:value-type="float" office:value="0.0863413771251108" calcext:value-type="float">
            <text:p>0.086341377125111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375714489976416" calcext:value-type="float">
            <text:p>0.375714489976416</text:p>
          </table:table-cell>
          <table:table-cell table:formula="of:=RAND()" office:value-type="float" office:value="0.769822368543843" calcext:value-type="float">
            <text:p>0.769822368543843</text:p>
          </table:table-cell>
          <table:table-cell table:formula="of:=RAND()" office:value-type="float" office:value="0.481928883169675" calcext:value-type="float">
            <text:p>0.481928883169675</text:p>
          </table:table-cell>
          <table:table-cell table:formula="of:=[.C21]-[.D21]" office:value-type="float" office:value="0.287893485374168" calcext:value-type="float">
            <text:p>0.287893485374168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643431382122178" calcext:value-type="float">
            <text:p>0.643431382122178</text:p>
          </table:table-cell>
          <table:table-cell table:formula="of:=RAND()" office:value-type="float" office:value="0.438265410566487" calcext:value-type="float">
            <text:p>0.438265410566487</text:p>
          </table:table-cell>
          <table:table-cell table:formula="of:=RAND()" office:value-type="float" office:value="0.847470523894977" calcext:value-type="float">
            <text:p>0.847470523894977</text:p>
          </table:table-cell>
          <table:table-cell table:formula="of:=[.C22]-[.D22]" office:value-type="float" office:value="-0.40920511332849" calcext:value-type="float">
            <text:p>-0.40920511332849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0316239825577732" calcext:value-type="float">
            <text:p>0.031623982557773</text:p>
          </table:table-cell>
          <table:table-cell table:formula="of:=RAND()" office:value-type="float" office:value="0.742655292038782" calcext:value-type="float">
            <text:p>0.742655292038782</text:p>
          </table:table-cell>
          <table:table-cell table:formula="of:=RAND()" office:value-type="float" office:value="0.0585432612686098" calcext:value-type="float">
            <text:p>0.05854326126861</text:p>
          </table:table-cell>
          <table:table-cell table:formula="of:=[.C23]-[.D23]" office:value-type="float" office:value="0.684112030770172" calcext:value-type="float">
            <text:p>0.68411203077017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-0.132955473343133" calcext:value-type="float">
            <text:p>-0.132955473343133</text:p>
          </table:table-cell>
          <table:table-cell table:formula="of:=RAND()" office:value-type="float" office:value="0.329176041357113" calcext:value-type="float">
            <text:p>0.329176041357113</text:p>
          </table:table-cell>
          <table:table-cell table:formula="of:=RAND()" office:value-type="float" office:value="0.918124387831208" calcext:value-type="float">
            <text:p>0.918124387831208</text:p>
          </table:table-cell>
          <table:table-cell table:formula="of:=[.C24]-[.D24]" office:value-type="float" office:value="-0.588948346474095" calcext:value-type="float">
            <text:p>-0.588948346474095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-0.139734099821894" calcext:value-type="float">
            <text:p>-0.139734099821894</text:p>
          </table:table-cell>
          <table:table-cell table:formula="of:=RAND()" office:value-type="float" office:value="0.00819212370222581" calcext:value-type="float">
            <text:p>0.008192123702226</text:p>
          </table:table-cell>
          <table:table-cell table:formula="of:=RAND()" office:value-type="float" office:value="0.172255221074377" calcext:value-type="float">
            <text:p>0.172255221074377</text:p>
          </table:table-cell>
          <table:table-cell table:formula="of:=[.C25]-[.D25]" office:value-type="float" office:value="-0.164063097372151" calcext:value-type="float">
            <text:p>-0.164063097372151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0.189631449378018" calcext:value-type="float">
            <text:p>0.189631449378018</text:p>
          </table:table-cell>
          <table:table-cell table:formula="of:=RAND()" office:value-type="float" office:value="0.571936168044789" calcext:value-type="float">
            <text:p>0.571936168044789</text:p>
          </table:table-cell>
          <table:table-cell table:formula="of:=RAND()" office:value-type="float" office:value="0.694187587653463" calcext:value-type="float">
            <text:p>0.694187587653463</text:p>
          </table:table-cell>
          <table:table-cell table:formula="of:=[.C26]-[.D26]" office:value-type="float" office:value="-0.122251419608674" calcext:value-type="float">
            <text:p>-0.122251419608674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-0.0555654245601878" calcext:value-type="float">
            <text:p>-0.055565424560188</text:p>
          </table:table-cell>
          <table:table-cell table:formula="of:=RAND()" office:value-type="float" office:value="0.078487781101637" calcext:value-type="float">
            <text:p>0.078487781101637</text:p>
          </table:table-cell>
          <table:table-cell table:formula="of:=RAND()" office:value-type="float" office:value="0.951887311238872" calcext:value-type="float">
            <text:p>0.951887311238872</text:p>
          </table:table-cell>
          <table:table-cell table:formula="of:=[.C27]-[.D27]" office:value-type="float" office:value="-0.873399530137235" calcext:value-type="float">
            <text:p>-0.873399530137235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0.373648593770374" calcext:value-type="float">
            <text:p>0.373648593770374</text:p>
          </table:table-cell>
          <table:table-cell table:formula="of:=RAND()" office:value-type="float" office:value="0.439418657169746" calcext:value-type="float">
            <text:p>0.439418657169746</text:p>
          </table:table-cell>
          <table:table-cell table:formula="of:=RAND()" office:value-type="float" office:value="0.407389694750346" calcext:value-type="float">
            <text:p>0.407389694750346</text:p>
          </table:table-cell>
          <table:table-cell table:formula="of:=[.C28]-[.D28]" office:value-type="float" office:value="0.0320289624194003" calcext:value-type="float">
            <text:p>0.0320289624194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-0.624448012399238" calcext:value-type="float">
            <text:p>-0.624448012399238</text:p>
          </table:table-cell>
          <table:table-cell table:formula="of:=RAND()" office:value-type="float" office:value="0.797569855785239" calcext:value-type="float">
            <text:p>0.797569855785239</text:p>
          </table:table-cell>
          <table:table-cell table:formula="of:=RAND()" office:value-type="float" office:value="0.489431111222473" calcext:value-type="float">
            <text:p>0.489431111222473</text:p>
          </table:table-cell>
          <table:table-cell table:formula="of:=[.C29]-[.D29]" office:value-type="float" office:value="0.308138744562766" calcext:value-type="float">
            <text:p>0.308138744562766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0.420217145612842" calcext:value-type="float">
            <text:p>0.420217145612842</text:p>
          </table:table-cell>
          <table:table-cell table:formula="of:=RAND()" office:value-type="float" office:value="0.631455078374668" calcext:value-type="float">
            <text:p>0.631455078374668</text:p>
          </table:table-cell>
          <table:table-cell table:formula="of:=RAND()" office:value-type="float" office:value="0.822135291308335" calcext:value-type="float">
            <text:p>0.822135291308335</text:p>
          </table:table-cell>
          <table:table-cell table:formula="of:=[.C30]-[.D30]" office:value-type="float" office:value="-0.190680212933667" calcext:value-type="float">
            <text:p>-0.190680212933667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0.214050887301518" calcext:value-type="float">
            <text:p>0.214050887301518</text:p>
          </table:table-cell>
          <table:table-cell table:formula="of:=RAND()" office:value-type="float" office:value="0.821030869395667" calcext:value-type="float">
            <text:p>0.821030869395667</text:p>
          </table:table-cell>
          <table:table-cell table:formula="of:=RAND()" office:value-type="float" office:value="0.416527364353471" calcext:value-type="float">
            <text:p>0.416527364353471</text:p>
          </table:table-cell>
          <table:table-cell table:formula="of:=[.C31]-[.D31]" office:value-type="float" office:value="0.404503505042196" calcext:value-type="float">
            <text:p>0.404503505042196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0.108725113648153" calcext:value-type="float">
            <text:p>0.108725113648153</text:p>
          </table:table-cell>
          <table:table-cell table:formula="of:=RAND()" office:value-type="float" office:value="0.450739696725121" calcext:value-type="float">
            <text:p>0.450739696725121</text:p>
          </table:table-cell>
          <table:table-cell table:formula="of:=RAND()" office:value-type="float" office:value="0.302815416439427" calcext:value-type="float">
            <text:p>0.302815416439427</text:p>
          </table:table-cell>
          <table:table-cell table:formula="of:=[.C32]-[.D32]" office:value-type="float" office:value="0.147924280285694" calcext:value-type="float">
            <text:p>0.147924280285694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0.191438945475671" calcext:value-type="float">
            <text:p>0.191438945475671</text:p>
          </table:table-cell>
          <table:table-cell table:formula="of:=RAND()" office:value-type="float" office:value="0.417219736296286" calcext:value-type="float">
            <text:p>0.417219736296286</text:p>
          </table:table-cell>
          <table:table-cell table:formula="of:=RAND()" office:value-type="float" office:value="0.848053524739145" calcext:value-type="float">
            <text:p>0.848053524739145</text:p>
          </table:table-cell>
          <table:table-cell table:formula="of:=[.C33]-[.D33]" office:value-type="float" office:value="-0.430833788442859" calcext:value-type="float">
            <text:p>-0.430833788442859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0.290235750521967" calcext:value-type="float">
            <text:p>0.290235750521967</text:p>
          </table:table-cell>
          <table:table-cell table:formula="of:=RAND()" office:value-type="float" office:value="0.75941069064423" calcext:value-type="float">
            <text:p>0.75941069064423</text:p>
          </table:table-cell>
          <table:table-cell table:formula="of:=RAND()" office:value-type="float" office:value="0.713455703928344" calcext:value-type="float">
            <text:p>0.713455703928344</text:p>
          </table:table-cell>
          <table:table-cell table:formula="of:=[.C34]-[.D34]" office:value-type="float" office:value="0.0459549867158865" calcext:value-type="float">
            <text:p>0.045954986715887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0.658126086018509" calcext:value-type="float">
            <text:p>0.658126086018509</text:p>
          </table:table-cell>
          <table:table-cell table:formula="of:=RAND()" office:value-type="float" office:value="0.874085098414396" calcext:value-type="float">
            <text:p>0.874085098414396</text:p>
          </table:table-cell>
          <table:table-cell table:formula="of:=RAND()" office:value-type="float" office:value="0.67822765167733" calcext:value-type="float">
            <text:p>0.67822765167733</text:p>
          </table:table-cell>
          <table:table-cell table:formula="of:=[.C35]-[.D35]" office:value-type="float" office:value="0.195857446737066" calcext:value-type="float">
            <text:p>0.195857446737066</text:p>
          </table:table-cell>
          <table:table-cell table:number-columns-repeated="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0.549746036954494" calcext:value-type="float">
            <text:p>0.549746036954494</text:p>
          </table:table-cell>
          <table:table-cell table:formula="of:=RAND()" office:value-type="float" office:value="0.804323653983414" calcext:value-type="float">
            <text:p>0.804323653983414</text:p>
          </table:table-cell>
          <table:table-cell table:formula="of:=RAND()" office:value-type="float" office:value="0.502906717623904" calcext:value-type="float">
            <text:p>0.502906717623904</text:p>
          </table:table-cell>
          <table:table-cell table:formula="of:=[.C36]-[.D36]" office:value-type="float" office:value="0.301416936359511" calcext:value-type="float">
            <text:p>0.301416936359511</text:p>
          </table:table-cell>
          <table:table-cell table:number-columns-repeated="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0.02715622929929" calcext:value-type="float">
            <text:p>0.02715622929929</text:p>
          </table:table-cell>
          <table:table-cell table:formula="of:=RAND()" office:value-type="float" office:value="0.789879011835197" calcext:value-type="float">
            <text:p>0.789879011835197</text:p>
          </table:table-cell>
          <table:table-cell table:formula="of:=RAND()" office:value-type="float" office:value="0.303602687646151" calcext:value-type="float">
            <text:p>0.303602687646151</text:p>
          </table:table-cell>
          <table:table-cell table:formula="of:=[.C37]-[.D37]" office:value-type="float" office:value="0.486276324189046" calcext:value-type="float">
            <text:p>0.486276324189046</text:p>
          </table:table-cell>
          <table:table-cell table:number-columns-repeated="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-0.0011723875121018" calcext:value-type="float">
            <text:p>-0.001172387512102</text:p>
          </table:table-cell>
          <table:table-cell table:formula="of:=RAND()" office:value-type="float" office:value="0.975946104402347" calcext:value-type="float">
            <text:p>0.975946104402347</text:p>
          </table:table-cell>
          <table:table-cell table:formula="of:=RAND()" office:value-type="float" office:value="0.997699821634638" calcext:value-type="float">
            <text:p>0.997699821634638</text:p>
          </table:table-cell>
          <table:table-cell table:formula="of:=[.C38]-[.D38]" office:value-type="float" office:value="-0.0217537172322908" calcext:value-type="float">
            <text:p>-0.021753717232291</text:p>
          </table:table-cell>
          <table:table-cell table:number-columns-repeated="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-0.396623848691683" calcext:value-type="float">
            <text:p>-0.396623848691683</text:p>
          </table:table-cell>
          <table:table-cell table:formula="of:=RAND()" office:value-type="float" office:value="0.867030463252859" calcext:value-type="float">
            <text:p>0.867030463252859</text:p>
          </table:table-cell>
          <table:table-cell table:formula="of:=RAND()" office:value-type="float" office:value="0.987952974141518" calcext:value-type="float">
            <text:p>0.987952974141518</text:p>
          </table:table-cell>
          <table:table-cell table:formula="of:=[.C39]-[.D39]" office:value-type="float" office:value="-0.12092251088866" calcext:value-type="float">
            <text:p>-0.12092251088866</text:p>
          </table:table-cell>
          <table:table-cell table:number-columns-repeated="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-0.025454683490523" calcext:value-type="float">
            <text:p>-0.025454683490523</text:p>
          </table:table-cell>
          <table:table-cell table:formula="of:=RAND()" office:value-type="float" office:value="0.133490710476638" calcext:value-type="float">
            <text:p>0.133490710476638</text:p>
          </table:table-cell>
          <table:table-cell table:formula="of:=RAND()" office:value-type="float" office:value="0.077192547995739" calcext:value-type="float">
            <text:p>0.077192547995739</text:p>
          </table:table-cell>
          <table:table-cell table:formula="of:=[.C40]-[.D40]" office:value-type="float" office:value="0.0562981624808988" calcext:value-type="float">
            <text:p>0.056298162480899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-0.26545504306042" calcext:value-type="float">
            <text:p>-0.26545504306042</text:p>
          </table:table-cell>
          <table:table-cell table:formula="of:=RAND()" office:value-type="float" office:value="0.207746997653439" calcext:value-type="float">
            <text:p>0.207746997653439</text:p>
          </table:table-cell>
          <table:table-cell table:formula="of:=RAND()" office:value-type="float" office:value="0.356756779070013" calcext:value-type="float">
            <text:p>0.356756779070013</text:p>
          </table:table-cell>
          <table:table-cell table:formula="of:=[.C41]-[.D41]" office:value-type="float" office:value="-0.149009781416574" calcext:value-type="float">
            <text:p>-0.149009781416574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-0.191501600545765" calcext:value-type="float">
            <text:p>-0.191501600545765</text:p>
          </table:table-cell>
          <table:table-cell table:formula="of:=RAND()" office:value-type="float" office:value="0.827413247787303" calcext:value-type="float">
            <text:p>0.827413247787303</text:p>
          </table:table-cell>
          <table:table-cell table:formula="of:=RAND()" office:value-type="float" office:value="0.0799631007834613" calcext:value-type="float">
            <text:p>0.079963100783461</text:p>
          </table:table-cell>
          <table:table-cell table:formula="of:=[.C42]-[.D42]" office:value-type="float" office:value="0.747450147003841" calcext:value-type="float">
            <text:p>0.747450147003841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-0.170138979544591" calcext:value-type="float">
            <text:p>-0.170138979544591</text:p>
          </table:table-cell>
          <table:table-cell table:formula="of:=RAND()" office:value-type="float" office:value="0.0576302358647972" calcext:value-type="float">
            <text:p>0.057630235864797</text:p>
          </table:table-cell>
          <table:table-cell table:formula="of:=RAND()" office:value-type="float" office:value="0.660485169496763" calcext:value-type="float">
            <text:p>0.660485169496763</text:p>
          </table:table-cell>
          <table:table-cell table:formula="of:=[.C43]-[.D43]" office:value-type="float" office:value="-0.602854933631966" calcext:value-type="float">
            <text:p>-0.602854933631966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0.593873261254029" calcext:value-type="float">
            <text:p>0.593873261254029</text:p>
          </table:table-cell>
          <table:table-cell table:formula="of:=RAND()" office:value-type="float" office:value="0.137001348252839" calcext:value-type="float">
            <text:p>0.137001348252839</text:p>
          </table:table-cell>
          <table:table-cell table:formula="of:=RAND()" office:value-type="float" office:value="0.542466958842425" calcext:value-type="float">
            <text:p>0.542466958842425</text:p>
          </table:table-cell>
          <table:table-cell table:formula="of:=[.C44]-[.D44]" office:value-type="float" office:value="-0.405465610589585" calcext:value-type="float">
            <text:p>-0.405465610589585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-0.0564892822187312" calcext:value-type="float">
            <text:p>-0.056489282218731</text:p>
          </table:table-cell>
          <table:table-cell table:formula="of:=RAND()" office:value-type="float" office:value="0.279359740093076" calcext:value-type="float">
            <text:p>0.279359740093076</text:p>
          </table:table-cell>
          <table:table-cell table:formula="of:=RAND()" office:value-type="float" office:value="0.450122609149545" calcext:value-type="float">
            <text:p>0.450122609149545</text:p>
          </table:table-cell>
          <table:table-cell table:formula="of:=[.C45]-[.D45]" office:value-type="float" office:value="-0.17076286905647" calcext:value-type="float">
            <text:p>-0.17076286905647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0.28279348972895" calcext:value-type="float">
            <text:p>0.28279348972895</text:p>
          </table:table-cell>
          <table:table-cell table:formula="of:=RAND()" office:value-type="float" office:value="0.50243688662501" calcext:value-type="float">
            <text:p>0.50243688662501</text:p>
          </table:table-cell>
          <table:table-cell table:formula="of:=RAND()" office:value-type="float" office:value="0.121399005701649" calcext:value-type="float">
            <text:p>0.121399005701649</text:p>
          </table:table-cell>
          <table:table-cell table:formula="of:=[.C46]-[.D46]" office:value-type="float" office:value="0.38103788092336" calcext:value-type="float">
            <text:p>0.38103788092336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0.789695320060022" calcext:value-type="float">
            <text:p>0.789695320060022</text:p>
          </table:table-cell>
          <table:table-cell table:formula="of:=RAND()" office:value-type="float" office:value="0.128642019663838" calcext:value-type="float">
            <text:p>0.128642019663838</text:p>
          </table:table-cell>
          <table:table-cell table:formula="of:=RAND()" office:value-type="float" office:value="0.460796349594147" calcext:value-type="float">
            <text:p>0.460796349594147</text:p>
          </table:table-cell>
          <table:table-cell table:formula="of:=[.C47]-[.D47]" office:value-type="float" office:value="-0.332154329930309" calcext:value-type="float">
            <text:p>-0.332154329930309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0.124398485801829" calcext:value-type="float">
            <text:p>0.124398485801829</text:p>
          </table:table-cell>
          <table:table-cell table:formula="of:=RAND()" office:value-type="float" office:value="0.669918736511997" calcext:value-type="float">
            <text:p>0.669918736511997</text:p>
          </table:table-cell>
          <table:table-cell table:formula="of:=RAND()" office:value-type="float" office:value="0.988888470124462" calcext:value-type="float">
            <text:p>0.988888470124462</text:p>
          </table:table-cell>
          <table:table-cell table:formula="of:=[.C48]-[.D48]" office:value-type="float" office:value="-0.318969733612465" calcext:value-type="float">
            <text:p>-0.318969733612465</text:p>
          </table:table-cell>
          <table:table-cell table:number-columns-repeated="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-0.75830749675668" calcext:value-type="float">
            <text:p>-0.75830749675668</text:p>
          </table:table-cell>
          <table:table-cell table:formula="of:=RAND()" office:value-type="float" office:value="0.736915967665409" calcext:value-type="float">
            <text:p>0.736915967665409</text:p>
          </table:table-cell>
          <table:table-cell table:formula="of:=RAND()" office:value-type="float" office:value="0.972958775520864" calcext:value-type="float">
            <text:p>0.972958775520864</text:p>
          </table:table-cell>
          <table:table-cell table:formula="of:=[.C49]-[.D49]" office:value-type="float" office:value="-0.236042807855455" calcext:value-type="float">
            <text:p>-0.236042807855455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0.891083479694492" calcext:value-type="float">
            <text:p>0.891083479694492</text:p>
          </table:table-cell>
          <table:table-cell table:formula="of:=RAND()" office:value-type="float" office:value="0.528640500491637" calcext:value-type="float">
            <text:p>0.528640500491637</text:p>
          </table:table-cell>
          <table:table-cell table:formula="of:=RAND()" office:value-type="float" office:value="0.225396236078123" calcext:value-type="float">
            <text:p>0.225396236078123</text:p>
          </table:table-cell>
          <table:table-cell table:formula="of:=[.C50]-[.D50]" office:value-type="float" office:value="0.303244264413513" calcext:value-type="float">
            <text:p>0.303244264413513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-0.370896987195324" calcext:value-type="float">
            <text:p>-0.370896987195324</text:p>
          </table:table-cell>
          <table:table-cell table:formula="of:=RAND()" office:value-type="float" office:value="0.568658701322974" calcext:value-type="float">
            <text:p>0.568658701322974</text:p>
          </table:table-cell>
          <table:table-cell table:formula="of:=RAND()" office:value-type="float" office:value="0.259588231155925" calcext:value-type="float">
            <text:p>0.259588231155925</text:p>
          </table:table-cell>
          <table:table-cell table:formula="of:=[.C51]-[.D51]" office:value-type="float" office:value="0.309070470167049" calcext:value-type="float">
            <text:p>0.309070470167049</text:p>
          </table:table-cell>
          <table:table-cell table:number-columns-repeated="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0.527054326750306" calcext:value-type="float">
            <text:p>0.527054326750306</text:p>
          </table:table-cell>
          <table:table-cell table:formula="of:=RAND()" office:value-type="float" office:value="0.0531672962843803" calcext:value-type="float">
            <text:p>0.05316729628438</text:p>
          </table:table-cell>
          <table:table-cell table:formula="of:=RAND()" office:value-type="float" office:value="0.0978758995004592" calcext:value-type="float">
            <text:p>0.097875899500459</text:p>
          </table:table-cell>
          <table:table-cell table:formula="of:=[.C52]-[.D52]" office:value-type="float" office:value="-0.0447086032160789" calcext:value-type="float">
            <text:p>-0.044708603216079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-0.720073863695224" calcext:value-type="float">
            <text:p>-0.720073863695224</text:p>
          </table:table-cell>
          <table:table-cell table:formula="of:=RAND()" office:value-type="float" office:value="0.998783391150731" calcext:value-type="float">
            <text:p>0.998783391150731</text:p>
          </table:table-cell>
          <table:table-cell table:formula="of:=RAND()" office:value-type="float" office:value="0.717477795364658" calcext:value-type="float">
            <text:p>0.717477795364658</text:p>
          </table:table-cell>
          <table:table-cell table:formula="of:=[.C53]-[.D53]" office:value-type="float" office:value="0.281305595786072" calcext:value-type="float">
            <text:p>0.281305595786072</text:p>
          </table:table-cell>
          <table:table-cell table:number-columns-repeated="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-0.313259158575995" calcext:value-type="float">
            <text:p>-0.313259158575995</text:p>
          </table:table-cell>
          <table:table-cell table:formula="of:=RAND()" office:value-type="float" office:value="0.0563942690324303" calcext:value-type="float">
            <text:p>0.05639426903243</text:p>
          </table:table-cell>
          <table:table-cell table:formula="of:=RAND()" office:value-type="float" office:value="0.671524310064985" calcext:value-type="float">
            <text:p>0.671524310064985</text:p>
          </table:table-cell>
          <table:table-cell table:formula="of:=[.C54]-[.D54]" office:value-type="float" office:value="-0.615130041032555" calcext:value-type="float">
            <text:p>-0.615130041032555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-0.247016849777696" calcext:value-type="float">
            <text:p>-0.247016849777696</text:p>
          </table:table-cell>
          <table:table-cell table:formula="of:=RAND()" office:value-type="float" office:value="0.947187447167553" calcext:value-type="float">
            <text:p>0.947187447167553</text:p>
          </table:table-cell>
          <table:table-cell table:formula="of:=RAND()" office:value-type="float" office:value="0.914807549157693" calcext:value-type="float">
            <text:p>0.914807549157693</text:p>
          </table:table-cell>
          <table:table-cell table:formula="of:=[.C55]-[.D55]" office:value-type="float" office:value="0.03237989800986" calcext:value-type="float">
            <text:p>0.03237989800986</text:p>
          </table:table-cell>
          <table:table-cell table:number-columns-repeated="3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0.655173429046882" calcext:value-type="float">
            <text:p>0.655173429046882</text:p>
          </table:table-cell>
          <table:table-cell table:formula="of:=RAND()" office:value-type="float" office:value="0.825353826614075" calcext:value-type="float">
            <text:p>0.825353826614075</text:p>
          </table:table-cell>
          <table:table-cell table:formula="of:=RAND()" office:value-type="float" office:value="0.906160632667241" calcext:value-type="float">
            <text:p>0.906160632667241</text:p>
          </table:table-cell>
          <table:table-cell table:formula="of:=[.C56]-[.D56]" office:value-type="float" office:value="-0.0808068060531658" calcext:value-type="float">
            <text:p>-0.080806806053166</text:p>
          </table:table-cell>
          <table:table-cell table:number-columns-repeated="3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-0.669910345064367" calcext:value-type="float">
            <text:p>-0.669910345064367</text:p>
          </table:table-cell>
          <table:table-cell table:formula="of:=RAND()" office:value-type="float" office:value="0.304431633714091" calcext:value-type="float">
            <text:p>0.304431633714091</text:p>
          </table:table-cell>
          <table:table-cell table:formula="of:=RAND()" office:value-type="float" office:value="0.109701847949951" calcext:value-type="float">
            <text:p>0.109701847949951</text:p>
          </table:table-cell>
          <table:table-cell table:formula="of:=[.C57]-[.D57]" office:value-type="float" office:value="0.194729785764141" calcext:value-type="float">
            <text:p>0.194729785764141</text:p>
          </table:table-cell>
          <table:table-cell table:number-columns-repeated="3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-0.535877458357141" calcext:value-type="float">
            <text:p>-0.535877458357141</text:p>
          </table:table-cell>
          <table:table-cell table:formula="of:=RAND()" office:value-type="float" office:value="0.909150203960897" calcext:value-type="float">
            <text:p>0.909150203960897</text:p>
          </table:table-cell>
          <table:table-cell table:formula="of:=RAND()" office:value-type="float" office:value="0.396495797183447" calcext:value-type="float">
            <text:p>0.396495797183447</text:p>
          </table:table-cell>
          <table:table-cell table:formula="of:=[.C58]-[.D58]" office:value-type="float" office:value="0.512654406777451" calcext:value-type="float">
            <text:p>0.512654406777451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0.154276988612826" calcext:value-type="float">
            <text:p>0.154276988612826</text:p>
          </table:table-cell>
          <table:table-cell table:formula="of:=RAND()" office:value-type="float" office:value="0.64666563709997" calcext:value-type="float">
            <text:p>0.64666563709997</text:p>
          </table:table-cell>
          <table:table-cell table:formula="of:=RAND()" office:value-type="float" office:value="0.153817439444023" calcext:value-type="float">
            <text:p>0.153817439444023</text:p>
          </table:table-cell>
          <table:table-cell table:formula="of:=[.C59]-[.D59]" office:value-type="float" office:value="0.492848197655947" calcext:value-type="float">
            <text:p>0.492848197655947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0.173701211396385" calcext:value-type="float">
            <text:p>0.173701211396385</text:p>
          </table:table-cell>
          <table:table-cell table:formula="of:=RAND()" office:value-type="float" office:value="0.102906598563855" calcext:value-type="float">
            <text:p>0.102906598563855</text:p>
          </table:table-cell>
          <table:table-cell table:formula="of:=RAND()" office:value-type="float" office:value="0.52387969974119" calcext:value-type="float">
            <text:p>0.52387969974119</text:p>
          </table:table-cell>
          <table:table-cell table:formula="of:=[.C60]-[.D60]" office:value-type="float" office:value="-0.420973101177335" calcext:value-type="float">
            <text:p>-0.420973101177335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0.162913105349764" calcext:value-type="float">
            <text:p>0.162913105349764</text:p>
          </table:table-cell>
          <table:table-cell table:formula="of:=RAND()" office:value-type="float" office:value="0.596659925330095" calcext:value-type="float">
            <text:p>0.596659925330095</text:p>
          </table:table-cell>
          <table:table-cell table:formula="of:=RAND()" office:value-type="float" office:value="0.19531812890725" calcext:value-type="float">
            <text:p>0.19531812890725</text:p>
          </table:table-cell>
          <table:table-cell table:formula="of:=[.C61]-[.D61]" office:value-type="float" office:value="0.401341796422846" calcext:value-type="float">
            <text:p>0.401341796422846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-0.723264250597639" calcext:value-type="float">
            <text:p>-0.723264250597639</text:p>
          </table:table-cell>
          <table:table-cell table:formula="of:=RAND()" office:value-type="float" office:value="0.327066693396067" calcext:value-type="float">
            <text:p>0.327066693396067</text:p>
          </table:table-cell>
          <table:table-cell table:formula="of:=RAND()" office:value-type="float" office:value="0.333315238423306" calcext:value-type="float">
            <text:p>0.333315238423306</text:p>
          </table:table-cell>
          <table:table-cell table:formula="of:=[.C62]-[.D62]" office:value-type="float" office:value="-0.00624854502723876" calcext:value-type="float">
            <text:p>-0.006248545027239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-0.804909494274797" calcext:value-type="float">
            <text:p>-0.804909494274797</text:p>
          </table:table-cell>
          <table:table-cell table:formula="of:=RAND()" office:value-type="float" office:value="0.0396307098545802" calcext:value-type="float">
            <text:p>0.03963070985458</text:p>
          </table:table-cell>
          <table:table-cell table:formula="of:=RAND()" office:value-type="float" office:value="0.971332909928682" calcext:value-type="float">
            <text:p>0.971332909928682</text:p>
          </table:table-cell>
          <table:table-cell table:formula="of:=[.C63]-[.D63]" office:value-type="float" office:value="-0.931702200074102" calcext:value-type="float">
            <text:p>-0.931702200074102</text:p>
          </table:table-cell>
          <table:table-cell table:number-columns-repeated="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-0.55978550180141" calcext:value-type="float">
            <text:p>-0.55978550180141</text:p>
          </table:table-cell>
          <table:table-cell table:formula="of:=RAND()" office:value-type="float" office:value="0.0172252939556114" calcext:value-type="float">
            <text:p>0.017225293955611</text:p>
          </table:table-cell>
          <table:table-cell table:formula="of:=RAND()" office:value-type="float" office:value="0.597363021327411" calcext:value-type="float">
            <text:p>0.597363021327411</text:p>
          </table:table-cell>
          <table:table-cell table:formula="of:=[.C64]-[.D64]" office:value-type="float" office:value="-0.5801377273718" calcext:value-type="float">
            <text:p>-0.5801377273718</text:p>
          </table:table-cell>
          <table:table-cell table:number-columns-repeated="3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-0.368681607895733" calcext:value-type="float">
            <text:p>-0.368681607895733</text:p>
          </table:table-cell>
          <table:table-cell table:formula="of:=RAND()" office:value-type="float" office:value="0.506971677314301" calcext:value-type="float">
            <text:p>0.506971677314301</text:p>
          </table:table-cell>
          <table:table-cell table:formula="of:=RAND()" office:value-type="float" office:value="0.934351098693722" calcext:value-type="float">
            <text:p>0.934351098693722</text:p>
          </table:table-cell>
          <table:table-cell table:formula="of:=[.C65]-[.D65]" office:value-type="float" office:value="-0.427379421379421" calcext:value-type="float">
            <text:p>-0.427379421379421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0.132275449788342" calcext:value-type="float">
            <text:p>0.132275449788342</text:p>
          </table:table-cell>
          <table:table-cell table:formula="of:=RAND()" office:value-type="float" office:value="0.233332392114002" calcext:value-type="float">
            <text:p>0.233332392114002</text:p>
          </table:table-cell>
          <table:table-cell table:formula="of:=RAND()" office:value-type="float" office:value="0.935551671899484" calcext:value-type="float">
            <text:p>0.935551671899484</text:p>
          </table:table-cell>
          <table:table-cell table:formula="of:=[.C66]-[.D66]" office:value-type="float" office:value="-0.702219279785482" calcext:value-type="float">
            <text:p>-0.702219279785482</text:p>
          </table:table-cell>
          <table:table-cell table:number-columns-repeated="3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-0.251350185751384" calcext:value-type="float">
            <text:p>-0.251350185751384</text:p>
          </table:table-cell>
          <table:table-cell table:formula="of:=RAND()" office:value-type="float" office:value="0.974302416400911" calcext:value-type="float">
            <text:p>0.974302416400911</text:p>
          </table:table-cell>
          <table:table-cell table:formula="of:=RAND()" office:value-type="float" office:value="0.0770387694725528" calcext:value-type="float">
            <text:p>0.077038769472553</text:p>
          </table:table-cell>
          <table:table-cell table:formula="of:=[.C67]-[.D67]" office:value-type="float" office:value="0.897263646928358" calcext:value-type="float">
            <text:p>0.897263646928358</text:p>
          </table:table-cell>
          <table:table-cell table:number-columns-repeated="3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-0.209439491329272" calcext:value-type="float">
            <text:p>-0.209439491329272</text:p>
          </table:table-cell>
          <table:table-cell table:formula="of:=RAND()" office:value-type="float" office:value="0.25325470791482" calcext:value-type="float">
            <text:p>0.25325470791482</text:p>
          </table:table-cell>
          <table:table-cell table:formula="of:=RAND()" office:value-type="float" office:value="0.88080286908341" calcext:value-type="float">
            <text:p>0.88080286908341</text:p>
          </table:table-cell>
          <table:table-cell table:formula="of:=[.C68]-[.D68]" office:value-type="float" office:value="-0.62754816116859" calcext:value-type="float">
            <text:p>-0.62754816116859</text:p>
          </table:table-cell>
          <table:table-cell table:number-columns-repeated="3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0.0194417785228772" calcext:value-type="float">
            <text:p>0.019441778522877</text:p>
          </table:table-cell>
          <table:table-cell table:formula="of:=RAND()" office:value-type="float" office:value="0.133572560034073" calcext:value-type="float">
            <text:p>0.133572560034073</text:p>
          </table:table-cell>
          <table:table-cell table:formula="of:=RAND()" office:value-type="float" office:value="0.167586531477285" calcext:value-type="float">
            <text:p>0.167586531477285</text:p>
          </table:table-cell>
          <table:table-cell table:formula="of:=[.C69]-[.D69]" office:value-type="float" office:value="-0.0340139714432114" calcext:value-type="float">
            <text:p>-0.034013971443211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-0.329730578327796" calcext:value-type="float">
            <text:p>-0.329730578327796</text:p>
          </table:table-cell>
          <table:table-cell table:formula="of:=RAND()" office:value-type="float" office:value="0.908248821767137" calcext:value-type="float">
            <text:p>0.908248821767137</text:p>
          </table:table-cell>
          <table:table-cell table:formula="of:=RAND()" office:value-type="float" office:value="0.449973226718172" calcext:value-type="float">
            <text:p>0.449973226718172</text:p>
          </table:table-cell>
          <table:table-cell table:formula="of:=[.C70]-[.D70]" office:value-type="float" office:value="0.458275595048965" calcext:value-type="float">
            <text:p>0.458275595048965</text:p>
          </table:table-cell>
          <table:table-cell table:number-columns-repeated="3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0.289070476783369" calcext:value-type="float">
            <text:p>0.289070476783369</text:p>
          </table:table-cell>
          <table:table-cell table:formula="of:=RAND()" office:value-type="float" office:value="0.516828292532306" calcext:value-type="float">
            <text:p>0.516828292532306</text:p>
          </table:table-cell>
          <table:table-cell table:formula="of:=RAND()" office:value-type="float" office:value="0.624207317471372" calcext:value-type="float">
            <text:p>0.624207317471372</text:p>
          </table:table-cell>
          <table:table-cell table:formula="of:=[.C71]-[.D71]" office:value-type="float" office:value="-0.107379024939066" calcext:value-type="float">
            <text:p>-0.107379024939066</text:p>
          </table:table-cell>
          <table:table-cell table:number-columns-repeated="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-0.3265676409936" calcext:value-type="float">
            <text:p>-0.3265676409936</text:p>
          </table:table-cell>
          <table:table-cell table:formula="of:=RAND()" office:value-type="float" office:value="0.199277476858367" calcext:value-type="float">
            <text:p>0.199277476858367</text:p>
          </table:table-cell>
          <table:table-cell table:formula="of:=RAND()" office:value-type="float" office:value="0.299355877102981" calcext:value-type="float">
            <text:p>0.299355877102981</text:p>
          </table:table-cell>
          <table:table-cell table:formula="of:=[.C72]-[.D72]" office:value-type="float" office:value="-0.100078400244614" calcext:value-type="float">
            <text:p>-0.100078400244614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-0.211542660857515" calcext:value-type="float">
            <text:p>-0.211542660857515</text:p>
          </table:table-cell>
          <table:table-cell table:formula="of:=RAND()" office:value-type="float" office:value="0.744721343682647" calcext:value-type="float">
            <text:p>0.744721343682647</text:p>
          </table:table-cell>
          <table:table-cell table:formula="of:=RAND()" office:value-type="float" office:value="0.292059377023029" calcext:value-type="float">
            <text:p>0.292059377023029</text:p>
          </table:table-cell>
          <table:table-cell table:formula="of:=[.C73]-[.D73]" office:value-type="float" office:value="0.452661966659617" calcext:value-type="float">
            <text:p>0.452661966659617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0.044560719634661" calcext:value-type="float">
            <text:p>0.044560719634661</text:p>
          </table:table-cell>
          <table:table-cell table:formula="of:=RAND()" office:value-type="float" office:value="0.598268265134897" calcext:value-type="float">
            <text:p>0.598268265134897</text:p>
          </table:table-cell>
          <table:table-cell table:formula="of:=RAND()" office:value-type="float" office:value="0.939073000391163" calcext:value-type="float">
            <text:p>0.939073000391163</text:p>
          </table:table-cell>
          <table:table-cell table:formula="of:=[.C74]-[.D74]" office:value-type="float" office:value="-0.340804735256266" calcext:value-type="float">
            <text:p>-0.340804735256266</text:p>
          </table:table-cell>
          <table:table-cell table:number-columns-repeated="3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-0.786662644023994" calcext:value-type="float">
            <text:p>-0.786662644023994</text:p>
          </table:table-cell>
          <table:table-cell table:formula="of:=RAND()" office:value-type="float" office:value="0.704311231126701" calcext:value-type="float">
            <text:p>0.704311231126701</text:p>
          </table:table-cell>
          <table:table-cell table:formula="of:=RAND()" office:value-type="float" office:value="0.112124553739995" calcext:value-type="float">
            <text:p>0.112124553739995</text:p>
          </table:table-cell>
          <table:table-cell table:formula="of:=[.C75]-[.D75]" office:value-type="float" office:value="0.592186677386706" calcext:value-type="float">
            <text:p>0.592186677386706</text:p>
          </table:table-cell>
          <table:table-cell table:number-columns-repeated="3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-0.293140786716581" calcext:value-type="float">
            <text:p>-0.293140786716581</text:p>
          </table:table-cell>
          <table:table-cell table:formula="of:=RAND()" office:value-type="float" office:value="0.111783446523017" calcext:value-type="float">
            <text:p>0.111783446523017</text:p>
          </table:table-cell>
          <table:table-cell table:formula="of:=RAND()" office:value-type="float" office:value="0.672258268751294" calcext:value-type="float">
            <text:p>0.672258268751294</text:p>
          </table:table-cell>
          <table:table-cell table:formula="of:=[.C76]-[.D76]" office:value-type="float" office:value="-0.560474822228277" calcext:value-type="float">
            <text:p>-0.560474822228277</text:p>
          </table:table-cell>
          <table:table-cell table:number-columns-repeated="3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0.167998051978366" calcext:value-type="float">
            <text:p>0.167998051978366</text:p>
          </table:table-cell>
          <table:table-cell table:formula="of:=RAND()" office:value-type="float" office:value="0.357102798311646" calcext:value-type="float">
            <text:p>0.357102798311646</text:p>
          </table:table-cell>
          <table:table-cell table:formula="of:=RAND()" office:value-type="float" office:value="0.58914773132231" calcext:value-type="float">
            <text:p>0.58914773132231</text:p>
          </table:table-cell>
          <table:table-cell table:formula="of:=[.C77]-[.D77]" office:value-type="float" office:value="-0.232044933010664" calcext:value-type="float">
            <text:p>-0.232044933010664</text:p>
          </table:table-cell>
          <table:table-cell table:number-columns-repeated="3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-0.448429523424648" calcext:value-type="float">
            <text:p>-0.448429523424648</text:p>
          </table:table-cell>
          <table:table-cell table:formula="of:=RAND()" office:value-type="float" office:value="0.419316544355345" calcext:value-type="float">
            <text:p>0.419316544355345</text:p>
          </table:table-cell>
          <table:table-cell table:formula="of:=RAND()" office:value-type="float" office:value="0.807009369468845" calcext:value-type="float">
            <text:p>0.807009369468845</text:p>
          </table:table-cell>
          <table:table-cell table:formula="of:=[.C78]-[.D78]" office:value-type="float" office:value="-0.3876928251135" calcext:value-type="float">
            <text:p>-0.3876928251135</text:p>
          </table:table-cell>
          <table:table-cell table:number-columns-repeated="3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0.107123637001452" calcext:value-type="float">
            <text:p>0.107123637001452</text:p>
          </table:table-cell>
          <table:table-cell table:formula="of:=RAND()" office:value-type="float" office:value="0.858241360116483" calcext:value-type="float">
            <text:p>0.858241360116483</text:p>
          </table:table-cell>
          <table:table-cell table:formula="of:=RAND()" office:value-type="float" office:value="0.518912638890602" calcext:value-type="float">
            <text:p>0.518912638890602</text:p>
          </table:table-cell>
          <table:table-cell table:formula="of:=[.C79]-[.D79]" office:value-type="float" office:value="0.339328721225882" calcext:value-type="float">
            <text:p>0.339328721225882</text:p>
          </table:table-cell>
          <table:table-cell table:number-columns-repeated="3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0.0996042578936497" calcext:value-type="float">
            <text:p>0.09960425789365</text:p>
          </table:table-cell>
          <table:table-cell table:formula="of:=RAND()" office:value-type="float" office:value="0.774952895788996" calcext:value-type="float">
            <text:p>0.774952895788996</text:p>
          </table:table-cell>
          <table:table-cell table:formula="of:=RAND()" office:value-type="float" office:value="0.246804136761402" calcext:value-type="float">
            <text:p>0.246804136761402</text:p>
          </table:table-cell>
          <table:table-cell table:formula="of:=[.C80]-[.D80]" office:value-type="float" office:value="0.528148759027594" calcext:value-type="float">
            <text:p>0.528148759027594</text:p>
          </table:table-cell>
          <table:table-cell table:number-columns-repeated="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0.0752717192304916" calcext:value-type="float">
            <text:p>0.075271719230492</text:p>
          </table:table-cell>
          <table:table-cell table:formula="of:=RAND()" office:value-type="float" office:value="0.252839152737" calcext:value-type="float">
            <text:p>0.252839152737</text:p>
          </table:table-cell>
          <table:table-cell table:formula="of:=RAND()" office:value-type="float" office:value="0.444650837609368" calcext:value-type="float">
            <text:p>0.444650837609368</text:p>
          </table:table-cell>
          <table:table-cell table:formula="of:=[.C81]-[.D81]" office:value-type="float" office:value="-0.191811684872369" calcext:value-type="float">
            <text:p>-0.191811684872369</text:p>
          </table:table-cell>
          <table:table-cell table:number-columns-repeated="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0.0802502877257313" calcext:value-type="float">
            <text:p>0.080250287725731</text:p>
          </table:table-cell>
          <table:table-cell table:formula="of:=RAND()" office:value-type="float" office:value="0.685829446446366" calcext:value-type="float">
            <text:p>0.685829446446366</text:p>
          </table:table-cell>
          <table:table-cell table:formula="of:=RAND()" office:value-type="float" office:value="0.336938306055964" calcext:value-type="float">
            <text:p>0.336938306055964</text:p>
          </table:table-cell>
          <table:table-cell table:formula="of:=[.C82]-[.D82]" office:value-type="float" office:value="0.348891140390402" calcext:value-type="float">
            <text:p>0.348891140390402</text:p>
          </table:table-cell>
          <table:table-cell table:number-columns-repeated="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-0.514393875131545" calcext:value-type="float">
            <text:p>-0.514393875131545</text:p>
          </table:table-cell>
          <table:table-cell table:formula="of:=RAND()" office:value-type="float" office:value="0.633216578924714" calcext:value-type="float">
            <text:p>0.633216578924714</text:p>
          </table:table-cell>
          <table:table-cell table:formula="of:=RAND()" office:value-type="float" office:value="0.846194290864273" calcext:value-type="float">
            <text:p>0.846194290864273</text:p>
          </table:table-cell>
          <table:table-cell table:formula="of:=[.C83]-[.D83]" office:value-type="float" office:value="-0.212977711939558" calcext:value-type="float">
            <text:p>-0.212977711939558</text:p>
          </table:table-cell>
          <table:table-cell table:number-columns-repeated="3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0.657062396522633" calcext:value-type="float">
            <text:p>0.657062396522633</text:p>
          </table:table-cell>
          <table:table-cell table:formula="of:=RAND()" office:value-type="float" office:value="0.373288557490421" calcext:value-type="float">
            <text:p>0.373288557490421</text:p>
          </table:table-cell>
          <table:table-cell table:formula="of:=RAND()" office:value-type="float" office:value="0.387379639674986" calcext:value-type="float">
            <text:p>0.387379639674986</text:p>
          </table:table-cell>
          <table:table-cell table:formula="of:=[.C84]-[.D84]" office:value-type="float" office:value="-0.0140910821845645" calcext:value-type="float">
            <text:p>-0.014091082184565</text:p>
          </table:table-cell>
          <table:table-cell table:number-columns-repeated="3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0.877416071229557" calcext:value-type="float">
            <text:p>0.877416071229557</text:p>
          </table:table-cell>
          <table:table-cell table:formula="of:=RAND()" office:value-type="float" office:value="0.114294542128718" calcext:value-type="float">
            <text:p>0.114294542128718</text:p>
          </table:table-cell>
          <table:table-cell table:formula="of:=RAND()" office:value-type="float" office:value="0.884527541917297" calcext:value-type="float">
            <text:p>0.884527541917297</text:p>
          </table:table-cell>
          <table:table-cell table:formula="of:=[.C85]-[.D85]" office:value-type="float" office:value="-0.770232999788579" calcext:value-type="float">
            <text:p>-0.770232999788579</text:p>
          </table:table-cell>
          <table:table-cell table:number-columns-repeated="3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0.461208795153751" calcext:value-type="float">
            <text:p>0.461208795153751</text:p>
          </table:table-cell>
          <table:table-cell table:formula="of:=RAND()" office:value-type="float" office:value="0.61741492053842" calcext:value-type="float">
            <text:p>0.61741492053842</text:p>
          </table:table-cell>
          <table:table-cell table:formula="of:=RAND()" office:value-type="float" office:value="0.270733152611636" calcext:value-type="float">
            <text:p>0.270733152611636</text:p>
          </table:table-cell>
          <table:table-cell table:formula="of:=[.C86]-[.D86]" office:value-type="float" office:value="0.346681767926784" calcext:value-type="float">
            <text:p>0.346681767926784</text:p>
          </table:table-cell>
          <table:table-cell table:number-columns-repeated="3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-0.680806752141002" calcext:value-type="float">
            <text:p>-0.680806752141002</text:p>
          </table:table-cell>
          <table:table-cell table:formula="of:=RAND()" office:value-type="float" office:value="0.632350157695773" calcext:value-type="float">
            <text:p>0.632350157695773</text:p>
          </table:table-cell>
          <table:table-cell table:formula="of:=RAND()" office:value-type="float" office:value="0.727218477223135" calcext:value-type="float">
            <text:p>0.727218477223135</text:p>
          </table:table-cell>
          <table:table-cell table:formula="of:=[.C87]-[.D87]" office:value-type="float" office:value="-0.0948683195273621" calcext:value-type="float">
            <text:p>-0.094868319527362</text:p>
          </table:table-cell>
          <table:table-cell table:number-columns-repeated="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-0.488463958892537" calcext:value-type="float">
            <text:p>-0.488463958892537</text:p>
          </table:table-cell>
          <table:table-cell table:formula="of:=RAND()" office:value-type="float" office:value="0.0293541854625688" calcext:value-type="float">
            <text:p>0.029354185462569</text:p>
          </table:table-cell>
          <table:table-cell table:formula="of:=RAND()" office:value-type="float" office:value="0.833578628436588" calcext:value-type="float">
            <text:p>0.833578628436588</text:p>
          </table:table-cell>
          <table:table-cell table:formula="of:=[.C88]-[.D88]" office:value-type="float" office:value="-0.804224442974019" calcext:value-type="float">
            <text:p>-0.804224442974019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-0.192376376241905" calcext:value-type="float">
            <text:p>-0.192376376241905</text:p>
          </table:table-cell>
          <table:table-cell table:formula="of:=RAND()" office:value-type="float" office:value="0.274087586531328" calcext:value-type="float">
            <text:p>0.274087586531328</text:p>
          </table:table-cell>
          <table:table-cell table:formula="of:=RAND()" office:value-type="float" office:value="0.8362774430797" calcext:value-type="float">
            <text:p>0.8362774430797</text:p>
          </table:table-cell>
          <table:table-cell table:formula="of:=[.C89]-[.D89]" office:value-type="float" office:value="-0.562189856548372" calcext:value-type="float">
            <text:p>-0.562189856548372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-0.300700236617314" calcext:value-type="float">
            <text:p>-0.300700236617314</text:p>
          </table:table-cell>
          <table:table-cell table:formula="of:=RAND()" office:value-type="float" office:value="0.309689224467385" calcext:value-type="float">
            <text:p>0.309689224467385</text:p>
          </table:table-cell>
          <table:table-cell table:formula="of:=RAND()" office:value-type="float" office:value="0.475676852029301" calcext:value-type="float">
            <text:p>0.475676852029301</text:p>
          </table:table-cell>
          <table:table-cell table:formula="of:=[.C90]-[.D90]" office:value-type="float" office:value="-0.165987627561916" calcext:value-type="float">
            <text:p>-0.165987627561916</text:p>
          </table:table-cell>
          <table:table-cell table:number-columns-repeated="3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0.361576467481499" calcext:value-type="float">
            <text:p>0.361576467481499</text:p>
          </table:table-cell>
          <table:table-cell table:formula="of:=RAND()" office:value-type="float" office:value="0.148303795210156" calcext:value-type="float">
            <text:p>0.148303795210156</text:p>
          </table:table-cell>
          <table:table-cell table:formula="of:=RAND()" office:value-type="float" office:value="0.432827798655405" calcext:value-type="float">
            <text:p>0.432827798655405</text:p>
          </table:table-cell>
          <table:table-cell table:formula="of:=[.C91]-[.D91]" office:value-type="float" office:value="-0.284524003445249" calcext:value-type="float">
            <text:p>-0.284524003445249</text:p>
          </table:table-cell>
          <table:table-cell table:number-columns-repeated="3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-0.122082903140194" calcext:value-type="float">
            <text:p>-0.122082903140194</text:p>
          </table:table-cell>
          <table:table-cell table:formula="of:=RAND()" office:value-type="float" office:value="0.0452720760116741" calcext:value-type="float">
            <text:p>0.045272076011674</text:p>
          </table:table-cell>
          <table:table-cell table:formula="of:=RAND()" office:value-type="float" office:value="0.474556482228778" calcext:value-type="float">
            <text:p>0.474556482228778</text:p>
          </table:table-cell>
          <table:table-cell table:formula="of:=[.C92]-[.D92]" office:value-type="float" office:value="-0.429284406217104" calcext:value-type="float">
            <text:p>-0.429284406217104</text:p>
          </table:table-cell>
          <table:table-cell table:number-columns-repeated="3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-0.12389009893908" calcext:value-type="float">
            <text:p>-0.12389009893908</text:p>
          </table:table-cell>
          <table:table-cell table:formula="of:=RAND()" office:value-type="float" office:value="0.0602960876859619" calcext:value-type="float">
            <text:p>0.060296087685962</text:p>
          </table:table-cell>
          <table:table-cell table:formula="of:=RAND()" office:value-type="float" office:value="0.28191647526955" calcext:value-type="float">
            <text:p>0.28191647526955</text:p>
          </table:table-cell>
          <table:table-cell table:formula="of:=[.C93]-[.D93]" office:value-type="float" office:value="-0.221620387583588" calcext:value-type="float">
            <text:p>-0.221620387583588</text:p>
          </table:table-cell>
          <table:table-cell table:number-columns-repeated="3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0.10309196033809" calcext:value-type="float">
            <text:p>0.10309196033809</text:p>
          </table:table-cell>
          <table:table-cell table:formula="of:=RAND()" office:value-type="float" office:value="0.837252201584333" calcext:value-type="float">
            <text:p>0.837252201584333</text:p>
          </table:table-cell>
          <table:table-cell table:formula="of:=RAND()" office:value-type="float" office:value="0.731802372557643" calcext:value-type="float">
            <text:p>0.731802372557643</text:p>
          </table:table-cell>
          <table:table-cell table:formula="of:=[.C94]-[.D94]" office:value-type="float" office:value="0.10544982902669" calcext:value-type="float">
            <text:p>0.10544982902669</text:p>
          </table:table-cell>
          <table:table-cell table:number-columns-repeated="3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0.544117964576338" calcext:value-type="float">
            <text:p>0.544117964576338</text:p>
          </table:table-cell>
          <table:table-cell table:formula="of:=RAND()" office:value-type="float" office:value="0.33078397442212" calcext:value-type="float">
            <text:p>0.33078397442212</text:p>
          </table:table-cell>
          <table:table-cell table:formula="of:=RAND()" office:value-type="float" office:value="0.475269994050656" calcext:value-type="float">
            <text:p>0.475269994050656</text:p>
          </table:table-cell>
          <table:table-cell table:formula="of:=[.C95]-[.D95]" office:value-type="float" office:value="-0.144486019628536" calcext:value-type="float">
            <text:p>-0.144486019628536</text:p>
          </table:table-cell>
          <table:table-cell table:number-columns-repeated="3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-0.644173111279486" calcext:value-type="float">
            <text:p>-0.644173111279486</text:p>
          </table:table-cell>
          <table:table-cell table:formula="of:=RAND()" office:value-type="float" office:value="0.687306326346504" calcext:value-type="float">
            <text:p>0.687306326346504</text:p>
          </table:table-cell>
          <table:table-cell table:formula="of:=RAND()" office:value-type="float" office:value="0.731441271752341" calcext:value-type="float">
            <text:p>0.731441271752341</text:p>
          </table:table-cell>
          <table:table-cell table:formula="of:=[.C96]-[.D96]" office:value-type="float" office:value="-0.0441349454058367" calcext:value-type="float">
            <text:p>-0.044134945405837</text:p>
          </table:table-cell>
          <table:table-cell table:number-columns-repeated="3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-0.343934387351233" calcext:value-type="float">
            <text:p>-0.343934387351233</text:p>
          </table:table-cell>
          <table:table-cell table:formula="of:=RAND()" office:value-type="float" office:value="0.703013151046881" calcext:value-type="float">
            <text:p>0.703013151046881</text:p>
          </table:table-cell>
          <table:table-cell table:formula="of:=RAND()" office:value-type="float" office:value="0.510507790677537" calcext:value-type="float">
            <text:p>0.510507790677537</text:p>
          </table:table-cell>
          <table:table-cell table:formula="of:=[.C97]-[.D97]" office:value-type="float" office:value="0.192505360369344" calcext:value-type="float">
            <text:p>0.192505360369344</text:p>
          </table:table-cell>
          <table:table-cell table:number-columns-repeated="3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0.438309772359288" calcext:value-type="float">
            <text:p>0.438309772359288</text:p>
          </table:table-cell>
          <table:table-cell table:formula="of:=RAND()" office:value-type="float" office:value="0.424164529859799" calcext:value-type="float">
            <text:p>0.424164529859799</text:p>
          </table:table-cell>
          <table:table-cell table:formula="of:=RAND()" office:value-type="float" office:value="0.553213301244779" calcext:value-type="float">
            <text:p>0.553213301244779</text:p>
          </table:table-cell>
          <table:table-cell table:formula="of:=[.C98]-[.D98]" office:value-type="float" office:value="-0.12904877138498" calcext:value-type="float">
            <text:p>-0.12904877138498</text:p>
          </table:table-cell>
          <table:table-cell table:number-columns-repeated="3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-0.0936312557390751" calcext:value-type="float">
            <text:p>-0.093631255739075</text:p>
          </table:table-cell>
          <table:table-cell table:formula="of:=RAND()" office:value-type="float" office:value="0.123517304414609" calcext:value-type="float">
            <text:p>0.123517304414609</text:p>
          </table:table-cell>
          <table:table-cell table:formula="of:=RAND()" office:value-type="float" office:value="0.632019494115981" calcext:value-type="float">
            <text:p>0.632019494115981</text:p>
          </table:table-cell>
          <table:table-cell table:formula="of:=[.C99]-[.D99]" office:value-type="float" office:value="-0.508502189701372" calcext:value-type="float">
            <text:p>-0.508502189701372</text:p>
          </table:table-cell>
          <table:table-cell table:number-columns-repeated="3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-0.440266007027077" calcext:value-type="float">
            <text:p>-0.440266007027077</text:p>
          </table:table-cell>
          <table:table-cell table:formula="of:=RAND()" office:value-type="float" office:value="0.842327960163918" calcext:value-type="float">
            <text:p>0.842327960163918</text:p>
          </table:table-cell>
          <table:table-cell table:formula="of:=RAND()" office:value-type="float" office:value="0.714699555289421" calcext:value-type="float">
            <text:p>0.714699555289421</text:p>
          </table:table-cell>
          <table:table-cell table:formula="of:=[.C100]-[.D100]" office:value-type="float" office:value="0.127628404874496" calcext:value-type="float">
            <text:p>0.127628404874496</text:p>
          </table:table-cell>
          <table:table-cell table:number-columns-repeated="3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-0.280304724066198" calcext:value-type="float">
            <text:p>-0.280304724066198</text:p>
          </table:table-cell>
          <table:table-cell table:formula="of:=RAND()" office:value-type="float" office:value="0.174586652403799" calcext:value-type="float">
            <text:p>0.174586652403799</text:p>
          </table:table-cell>
          <table:table-cell table:formula="of:=RAND()" office:value-type="float" office:value="0.489460801715573" calcext:value-type="float">
            <text:p>0.489460801715573</text:p>
          </table:table-cell>
          <table:table-cell table:formula="of:=[.C101]-[.D101]" office:value-type="float" office:value="-0.314874149311774" calcext:value-type="float">
            <text:p>-0.3148741493117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3:11:25.739777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48:23.155127390</meta:creation-date>
    <dc:date>2020-02-14T11:38:13.168421557</dc:date>
    <meta:editing-duration>PT7H11M57S</meta:editing-duration>
    <meta:editing-cycles>11</meta:editing-cycles>
    <meta:generator>LibreOffice/6.0.7.3$Linux_X86_64 LibreOffice_project/00m0$Build-3</meta:generator>
    <meta:document-statistic meta:table-count="7" meta:cell-count="3562" meta:object-count="0"/>
  </office:meta>
</office:document-meta>
</file>